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28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EMS_simulation_s11_dB" table:style-name="ta1">
        <table:shapes>
          <draw:frame draw:z-index="0" draw:style-name="gr1" draw:text-style-name="P1" svg:width="8.7783in" svg:height="4.9374in" svg:x="5.6106in" svg:y="0.5476in">
            <draw:object draw:notify-on-update-of-ranges="openEMS_simulation_s11_dB.A1:openEMS_simulation_s11_dB.A1 openEMS_simulation_s11_dB.A2:openEMS_simulation_s11_dB.A502 openEMS_simulation_s11_dB.B1:openEMS_simulation_s11_dB.B1 openEMS_simulation_s11_dB.B2:openEMS_simulation_s11_dB.B502 OriginalExample_s11_dB.B1:OriginalExample_s11_dB.B1 OriginalExample_s11_dB.B2:OriginalExample_s11_dB.B502 OriginalExample_s11_dB.A2:OriginalExample_s11_dB.A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 (MHz)</text:p>
          </table:table-cell>
          <table:table-cell office:value-type="string" calcext:value-type="string">
            <text:p>s11 (dB)</text:p>
          </table:table-cell>
          <table:table-cell office:value-type="string" calcext:value-type="string">
            <text:p>real Z_in (Ohm)</text:p>
          </table:table-cell>
          <table:table-cell office:value-type="string" calcext:value-type="string">
            <text:p><text:s/>imag Z_in (Ohm)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0.629013410096368" calcext:value-type="float">
            <text:p>-0.629013410096368</text:p>
          </table:table-cell>
          <table:table-cell office:value-type="float" office:value="10.9657188727159" calcext:value-type="float">
            <text:p>10.9657188727159</text:p>
          </table:table-cell>
          <table:table-cell office:value-type="float" office:value="112.02009866885" calcext:value-type="float">
            <text:p>112.0200986688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630948490697284" calcext:value-type="float">
            <text:p>-0.630948490697284</text:p>
          </table:table-cell>
          <table:table-cell office:value-type="float" office:value="11.0588956628166" calcext:value-type="float">
            <text:p>11.0588956628166</text:p>
          </table:table-cell>
          <table:table-cell office:value-type="float" office:value="112.376988881939" calcext:value-type="float">
            <text:p>112.37698888193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0.632133732182925" calcext:value-type="float">
            <text:p>-0.632133732182925</text:p>
          </table:table-cell>
          <table:table-cell office:value-type="float" office:value="11.1407764144003" calcext:value-type="float">
            <text:p>11.1407764144003</text:p>
          </table:table-cell>
          <table:table-cell office:value-type="float" office:value="112.74299397892" calcext:value-type="float">
            <text:p>112.7429939789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0.632600373044442" calcext:value-type="float">
            <text:p>-0.632600373044442</text:p>
          </table:table-cell>
          <table:table-cell office:value-type="float" office:value="11.2118577161133" calcext:value-type="float">
            <text:p>11.2118577161133</text:p>
          </table:table-cell>
          <table:table-cell office:value-type="float" office:value="113.11892870568" calcext:value-type="float">
            <text:p>113.1189287056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0.632381614760321" calcext:value-type="float">
            <text:p>-0.632381614760321</text:p>
          </table:table-cell>
          <table:table-cell office:value-type="float" office:value="11.2726692972981" calcext:value-type="float">
            <text:p>11.2726692972981</text:p>
          </table:table-cell>
          <table:table-cell office:value-type="float" office:value="113.505568681816" calcext:value-type="float">
            <text:p>113.5055686818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631512414641511" calcext:value-type="float">
            <text:p>-0.631512414641511</text:p>
          </table:table-cell>
          <table:table-cell office:value-type="float" office:value="11.3237704518253" calcext:value-type="float">
            <text:p>11.3237704518253</text:p>
          </table:table-cell>
          <table:table-cell office:value-type="float" office:value="113.903650214246" calcext:value-type="float">
            <text:p>113.90365021424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0.630029277889689" calcext:value-type="float">
            <text:p>-0.630029277889689</text:p>
          </table:table-cell>
          <table:table-cell office:value-type="float" office:value="11.3657466587466" calcext:value-type="float">
            <text:p>11.3657466587466</text:p>
          </table:table-cell>
          <table:table-cell office:value-type="float" office:value="114.313870404764" calcext:value-type="float">
            <text:p>114.31387040476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0.627970050351723" calcext:value-type="float">
            <text:p>-0.627970050351723</text:p>
          </table:table-cell>
          <table:table-cell office:value-type="float" office:value="11.3992064161752" calcext:value-type="float">
            <text:p>11.3992064161752</text:p>
          </table:table-cell>
          <table:table-cell office:value-type="float" office:value="114.736887514587" calcext:value-type="float">
            <text:p>114.73688751458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0.625373713361704" calcext:value-type="float">
            <text:p>-0.625373713361704</text:p>
          </table:table-cell>
          <table:table-cell office:value-type="float" office:value="11.4247782998059" calcext:value-type="float">
            <text:p>11.4247782998059</text:p>
          </table:table-cell>
          <table:table-cell office:value-type="float" office:value="115.173321549629" calcext:value-type="float">
            <text:p>115.17332154962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0.622280181958988" calcext:value-type="float">
            <text:p>-0.622280181958988</text:p>
          </table:table-cell>
          <table:table-cell office:value-type="float" office:value="11.4431082529918" calcext:value-type="float">
            <text:p>11.4431082529918</text:p>
          </table:table-cell>
          <table:table-cell office:value-type="float" office:value="115.623755031472" calcext:value-type="float">
            <text:p>115.62375503147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618730107657096" calcext:value-type="float">
            <text:p>-0.618730107657096</text:p>
          </table:table-cell>
          <table:table-cell office:value-type="float" office:value="11.4548571112508" calcext:value-type="float">
            <text:p>11.4548571112508</text:p>
          </table:table-cell>
          <table:table-cell office:value-type="float" office:value="116.08873392063" calcext:value-type="float">
            <text:p>116.0887339206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614764686819066" calcext:value-type="float">
            <text:p>-0.614764686819066</text:p>
          </table:table-cell>
          <table:table-cell office:value-type="float" office:value="11.460698360548" calcext:value-type="float">
            <text:p>11.460698360548</text:p>
          </table:table-cell>
          <table:table-cell office:value-type="float" office:value="116.568768660637" calcext:value-type="float">
            <text:p>116.56876866063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0.610425475569179" calcext:value-type="float">
            <text:p>-0.610425475569179</text:p>
          </table:table-cell>
          <table:table-cell office:value-type="float" office:value="11.4613161256166" calcext:value-type="float">
            <text:p>11.4613161256166</text:p>
          </table:table-cell>
          <table:table-cell office:value-type="float" office:value="117.06433531366" calcext:value-type="float">
            <text:p>117.0643353136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0.605754212046145" calcext:value-type="float">
            <text:p>-0.605754212046145</text:p>
          </table:table-cell>
          <table:table-cell office:value-type="float" office:value="11.4574033820099" calcext:value-type="float">
            <text:p>11.4574033820099</text:p>
          </table:table-cell>
          <table:table-cell office:value-type="float" office:value="117.575876760639" calcext:value-type="float">
            <text:p>117.57587676063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600792646675829" calcext:value-type="float">
            <text:p>-0.600792646675829</text:p>
          </table:table-cell>
          <table:table-cell office:value-type="float" office:value="11.4496603833939" calcext:value-type="float">
            <text:p>11.4496603833939</text:p>
          </table:table-cell>
          <table:table-cell office:value-type="float" office:value="118.103803941355" calcext:value-type="float">
            <text:p>118.10380394135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0.595582381017737" calcext:value-type="float">
            <text:p>-0.595582381017737</text:p>
          </table:table-cell>
          <table:table-cell office:value-type="float" office:value="11.4387932938354" calcext:value-type="float">
            <text:p>11.4387932938354</text:p>
          </table:table-cell>
          <table:table-cell office:value-type="float" office:value="118.648497112239" calcext:value-type="float">
            <text:p>118.64849711223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0.590164715621028" calcext:value-type="float">
            <text:p>-0.590164715621028</text:p>
          </table:table-cell>
          <table:table-cell office:value-type="float" office:value="11.4255130134689" calcext:value-type="float">
            <text:p>11.4255130134689</text:p>
          </table:table-cell>
          <table:table-cell office:value-type="float" office:value="119.21030710212" calcext:value-type="float">
            <text:p>119.2103071021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0.584580507210349" calcext:value-type="float">
            <text:p>-0.584580507210349</text:p>
          </table:table-cell>
          <table:table-cell office:value-type="float" office:value="11.4105341848497" calcext:value-type="float">
            <text:p>11.4105341848497</text:p>
          </table:table-cell>
          <table:table-cell office:value-type="float" office:value="119.789556548468" calcext:value-type="float">
            <text:p>119.78955654846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578870035415319" calcext:value-type="float">
            <text:p>-0.578870035415319</text:p>
          </table:table-cell>
          <table:table-cell office:value-type="float" office:value="11.3945743665436" calcext:value-type="float">
            <text:p>11.3945743665436</text:p>
          </table:table-cell>
          <table:table-cell office:value-type="float" office:value="120.386541098918" calcext:value-type="float">
            <text:p>120.38654109891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57307287915786" calcext:value-type="float">
            <text:p>-0.57307287915786</text:p>
          </table:table-cell>
          <table:table-cell office:value-type="float" office:value="11.3783533600036" calcext:value-type="float">
            <text:p>11.3783533600036</text:p>
          </table:table-cell>
          <table:table-cell office:value-type="float" office:value="121.001530564999" calcext:value-type="float">
            <text:p>121.00153056499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0.567227802720088" calcext:value-type="float">
            <text:p>-0.567227802720088</text:p>
          </table:table-cell>
          <table:table-cell office:value-type="float" office:value="11.3625926754754" calcext:value-type="float">
            <text:p>11.3625926754754</text:p>
          </table:table-cell>
          <table:table-cell office:value-type="float" office:value="121.634770017028" calcext:value-type="float">
            <text:p>121.63477001702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0.56137265143387" calcext:value-type="float">
            <text:p>-0.56137265143387</text:p>
          </table:table-cell>
          <table:table-cell office:value-type="float" office:value="11.3480151225911" calcext:value-type="float">
            <text:p>11.3480151225911</text:p>
          </table:table-cell>
          <table:table-cell office:value-type="float" office:value="122.286480811005" calcext:value-type="float">
            <text:p>122.28648081100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0.555544256859784" calcext:value-type="float">
            <text:p>-0.555544256859784</text:p>
          </table:table-cell>
          <table:table-cell office:value-type="float" office:value="11.3353445113425" calcext:value-type="float">
            <text:p>11.3353445113425</text:p>
          </table:table-cell>
          <table:table-cell office:value-type="float" office:value="122.956861540086" calcext:value-type="float">
            <text:p>122.95686154008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0.549778351259352" calcext:value-type="float">
            <text:p>-0.549778351259352</text:p>
          </table:table-cell>
          <table:table-cell office:value-type="float" office:value="11.3253054493052" calcext:value-type="float">
            <text:p>11.3253054493052</text:p>
          </table:table-cell>
          <table:table-cell office:value-type="float" office:value="123.646088904859" calcext:value-type="float">
            <text:p>123.64608890485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544109491110221" calcext:value-type="float">
            <text:p>-0.544109491110221</text:p>
          </table:table-cell>
          <table:table-cell office:value-type="float" office:value="11.318623221264" calcext:value-type="float">
            <text:p>11.318623221264</text:p>
          </table:table-cell>
          <table:table-cell office:value-type="float" office:value="124.354318498113" calcext:value-type="float">
            <text:p>124.3543184981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0.53857098936765" calcext:value-type="float">
            <text:p>-0.53857098936765</text:p>
          </table:table-cell>
          <table:table-cell office:value-type="float" office:value="11.3160237377373" calcext:value-type="float">
            <text:p>11.3160237377373</text:p>
          </table:table-cell>
          <table:table-cell office:value-type="float" office:value="125.081685501163" calcext:value-type="float">
            <text:p>125.08168550116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0.533194856138397" calcext:value-type="float">
            <text:p>-0.533194856138397</text:p>
          </table:table-cell>
          <table:table-cell office:value-type="float" office:value="11.318233539311" calcext:value-type="float">
            <text:p>11.318233539311</text:p>
          </table:table-cell>
          <table:table-cell office:value-type="float" office:value="125.828305290067" calcext:value-type="float">
            <text:p>125.82830529006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0.5280117474041" calcext:value-type="float">
            <text:p>-0.5280117474041</text:p>
          </table:table-cell>
          <table:table-cell office:value-type="float" office:value="11.3259798441571" calcext:value-type="float">
            <text:p>11.3259798441571</text:p>
          </table:table-cell>
          <table:table-cell office:value-type="float" office:value="126.594273951169" calcext:value-type="float">
            <text:p>126.59427395116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0.523050921408837" calcext:value-type="float">
            <text:p>-0.523050921408837</text:p>
          </table:table-cell>
          <table:table-cell office:value-type="float" office:value="11.3399906265975" calcext:value-type="float">
            <text:p>11.3399906265975</text:p>
          </table:table-cell>
          <table:table-cell office:value-type="float" office:value="127.379668706524" calcext:value-type="float">
            <text:p>127.37966870652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518340202310514" calcext:value-type="float">
            <text:p>-0.518340202310514</text:p>
          </table:table-cell>
          <table:table-cell office:value-type="float" office:value="11.3609947150808" calcext:value-type="float">
            <text:p>11.3609947150808</text:p>
          </table:table-cell>
          <table:table-cell office:value-type="float" office:value="128.184548250661" calcext:value-type="float">
            <text:p>128.18454825066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513905950687457" calcext:value-type="float">
            <text:p>-0.513905950687457</text:p>
          </table:table-cell>
          <table:table-cell office:value-type="float" office:value="11.389721898487" calcext:value-type="float">
            <text:p>11.389721898487</text:p>
          </table:table-cell>
          <table:table-cell office:value-type="float" office:value="129.008953001092" calcext:value-type="float">
            <text:p>129.00895300109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509773040487256" calcext:value-type="float">
            <text:p>-0.509773040487256</text:p>
          </table:table-cell>
          <table:table-cell office:value-type="float" office:value="11.426903030191" calcext:value-type="float">
            <text:p>11.426903030191</text:p>
          </table:table-cell>
          <table:table-cell office:value-type="float" office:value="129.852905265781" calcext:value-type="float">
            <text:p>129.85290526578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0.505964842007645" calcext:value-type="float">
            <text:p>-0.505964842007645</text:p>
          </table:table-cell>
          <table:table-cell office:value-type="float" office:value="11.4732701198919" calcext:value-type="float">
            <text:p>11.4732701198919</text:p>
          </table:table-cell>
          <table:table-cell office:value-type="float" office:value="130.716409331575" calcext:value-type="float">
            <text:p>130.71640933157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0.502503210504268" calcext:value-type="float">
            <text:p>-0.502503210504268</text:p>
          </table:table-cell>
          <table:table-cell office:value-type="float" office:value="11.5295564037532" calcext:value-type="float">
            <text:p>11.5295564037532</text:p>
          </table:table-cell>
          <table:table-cell office:value-type="float" office:value="131.599451478347" calcext:value-type="float">
            <text:p>131.59945147834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0.499408480030185" calcext:value-type="float">
            <text:p>-0.499408480030185</text:p>
          </table:table-cell>
          <table:table-cell office:value-type="float" office:value="11.5964963839833" calcext:value-type="float">
            <text:p>11.5964963839833</text:p>
          </table:table-cell>
          <table:table-cell office:value-type="float" office:value="132.501999924318" calcext:value-type="float">
            <text:p>132.50199992431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0.49669946212469" calcext:value-type="float">
            <text:p>-0.49669946212469</text:p>
          </table:table-cell>
          <table:table-cell office:value-type="float" office:value="11.6748258295665" calcext:value-type="float">
            <text:p>11.6748258295665</text:p>
          </table:table-cell>
          <table:table-cell office:value-type="float" office:value="133.424004708674" calcext:value-type="float">
            <text:p>133.42400470867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0.494393448984188" calcext:value-type="float">
            <text:p>-0.494393448984188</text:p>
          </table:table-cell>
          <table:table-cell office:value-type="float" office:value="11.7652817304595" calcext:value-type="float">
            <text:p>11.7652817304595</text:p>
          </table:table-cell>
          <table:table-cell office:value-type="float" office:value="134.365397518287" calcext:value-type="float">
            <text:p>134.36539751828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0.49250622076486" calcext:value-type="float">
            <text:p>-0.49250622076486</text:p>
          </table:table-cell>
          <table:table-cell office:value-type="float" office:value="11.8686021981894" calcext:value-type="float">
            <text:p>11.8686021981894</text:p>
          </table:table-cell>
          <table:table-cell office:value-type="float" office:value="135.326091465978" calcext:value-type="float">
            <text:p>135.32609146597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0.491052056686548" calcext:value-type="float">
            <text:p>-0.491052056686548</text:p>
          </table:table-cell>
          <table:table-cell office:value-type="float" office:value="11.9855263064671" calcext:value-type="float">
            <text:p>11.9855263064671</text:p>
          </table:table-cell>
          <table:table-cell office:value-type="float" office:value="136.305980828386" calcext:value-type="float">
            <text:p>136.30598082838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0.490043749626056" calcext:value-type="float">
            <text:p>-0.490043749626056</text:p>
          </table:table-cell>
          <table:table-cell office:value-type="float" office:value="12.1167938661012" calcext:value-type="float">
            <text:p>12.1167938661012</text:p>
          </table:table-cell>
          <table:table-cell office:value-type="float" office:value="137.304940752124" calcext:value-type="float">
            <text:p>137.30494075212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0.489492623910059" calcext:value-type="float">
            <text:p>-0.489492623910059</text:p>
          </table:table-cell>
          <table:table-cell office:value-type="float" office:value="12.2631451292676" calcext:value-type="float">
            <text:p>12.2631451292676</text:p>
          </table:table-cell>
          <table:table-cell office:value-type="float" office:value="138.322826937514" calcext:value-type="float">
            <text:p>138.32282693751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0.489408556037771" calcext:value-type="float">
            <text:p>-0.489408556037771</text:p>
          </table:table-cell>
          <table:table-cell office:value-type="float" office:value="12.425320418962" calcext:value-type="float">
            <text:p>12.425320418962</text:p>
          </table:table-cell>
          <table:table-cell office:value-type="float" office:value="139.359475309759" calcext:value-type="float">
            <text:p>139.35947530975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0.489799998085745" calcext:value-type="float">
            <text:p>-0.489799998085745</text:p>
          </table:table-cell>
          <table:table-cell office:value-type="float" office:value="12.6040596803443" calcext:value-type="float">
            <text:p>12.6040596803443</text:p>
          </table:table-cell>
          <table:table-cell office:value-type="float" office:value="140.414701688011" calcext:value-type="float">
            <text:p>140.41470168801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0.490674003567551" calcext:value-type="float">
            <text:p>-0.490674003567551</text:p>
          </table:table-cell>
          <table:table-cell office:value-type="float" office:value="12.8001019515954" calcext:value-type="float">
            <text:p>12.8001019515954</text:p>
          </table:table-cell>
          <table:table-cell office:value-type="float" office:value="141.488301463282" calcext:value-type="float">
            <text:p>141.48830146328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0.492036255541861" calcext:value-type="float">
            <text:p>-0.492036255541861</text:p>
          </table:table-cell>
          <table:table-cell office:value-type="float" office:value="13.0141847529131" calcext:value-type="float">
            <text:p>13.0141847529131</text:p>
          </table:table-cell>
          <table:table-cell office:value-type="float" office:value="142.580049296707" calcext:value-type="float">
            <text:p>142.58004929670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493891096782871" calcext:value-type="float">
            <text:p>-0.493891096782871</text:p>
          </table:table-cell>
          <table:table-cell office:value-type="float" office:value="13.2470433933753" calcext:value-type="float">
            <text:p>13.2470433933753</text:p>
          </table:table-cell>
          <table:table-cell office:value-type="float" office:value="143.689698850084" calcext:value-type="float">
            <text:p>143.68969885008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0.496241561845522" calcext:value-type="float">
            <text:p>-0.496241561845522</text:p>
          </table:table-cell>
          <table:table-cell office:value-type="float" office:value="13.4994101965475" calcext:value-type="float">
            <text:p>13.4994101965475</text:p>
          </table:table-cell>
          <table:table-cell office:value-type="float" office:value="144.816982561043" calcext:value-type="float">
            <text:p>144.81698256104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0.499089410877056" calcext:value-type="float">
            <text:p>-0.499089410877056</text:p>
          </table:table-cell>
          <table:table-cell office:value-type="float" office:value="13.7720136470008" calcext:value-type="float">
            <text:p>13.7720136470008</text:p>
          </table:table-cell>
          <table:table-cell office:value-type="float" office:value="145.961611475531" calcext:value-type="float">
            <text:p>145.96161147553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0.502435165043068" calcext:value-type="float">
            <text:p>-0.502435165043068</text:p>
          </table:table-cell>
          <table:table-cell office:value-type="float" office:value="14.0655774612489" calcext:value-type="float">
            <text:p>14.0655774612489</text:p>
          </table:table-cell>
          <table:table-cell office:value-type="float" office:value="147.12327515054" calcext:value-type="float">
            <text:p>147.1232751505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0.506278143452882" calcext:value-type="float">
            <text:p>-0.506278143452882</text:p>
          </table:table-cell>
          <table:table-cell office:value-type="float" office:value="14.380819588071" calcext:value-type="float">
            <text:p>14.380819588071</text:p>
          </table:table-cell>
          <table:table-cell office:value-type="float" office:value="148.301641640178" calcext:value-type="float">
            <text:p>148.3016416401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0.510616501483568" calcext:value-type="float">
            <text:p>-0.510616501483568</text:p>
          </table:table-cell>
          <table:table-cell office:value-type="float" office:value="14.7184511447245" calcext:value-type="float">
            <text:p>14.7184511447245</text:p>
          </table:table-cell>
          <table:table-cell office:value-type="float" office:value="149.496357578176" calcext:value-type="float">
            <text:p>149.49635757817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515447270415722" calcext:value-type="float">
            <text:p>-0.515447270415722</text:p>
          </table:table-cell>
          <table:table-cell office:value-type="float" office:value="15.0791752971737" calcext:value-type="float">
            <text:p>15.0791752971737</text:p>
          </table:table-cell>
          <table:table-cell office:value-type="float" office:value="150.707048369879" calcext:value-type="float">
            <text:p>150.70704836987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0.520766398306636" calcext:value-type="float">
            <text:p>-0.520766398306636</text:p>
          </table:table-cell>
          <table:table-cell office:value-type="float" office:value="15.4636860941722" calcext:value-type="float">
            <text:p>15.4636860941722</text:p>
          </table:table-cell>
          <table:table-cell office:value-type="float" office:value="151.933318506443" calcext:value-type="float">
            <text:p>151.93331850644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0.526568792037003" calcext:value-type="float">
            <text:p>-0.526568792037003</text:p>
          </table:table-cell>
          <table:table-cell office:value-type="float" office:value="15.8726672667869" calcext:value-type="float">
            <text:p>15.8726672667869</text:p>
          </table:table-cell>
          <table:table-cell office:value-type="float" office:value="153.174752013592" calcext:value-type="float">
            <text:p>153.17475201359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0.532848360477429" calcext:value-type="float">
            <text:p>-0.532848360477429</text:p>
          </table:table-cell>
          <table:table-cell office:value-type="float" office:value="16.3067910067829" calcext:value-type="float">
            <text:p>16.3067910067829</text:p>
          </table:table-cell>
          <table:table-cell office:value-type="float" office:value="154.430913046607" calcext:value-type="float">
            <text:p>154.43091304660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0.539598058728701" calcext:value-type="float">
            <text:p>-0.539598058728701</text:p>
          </table:table-cell>
          <table:table-cell office:value-type="float" office:value="16.7667167391178" calcext:value-type="float">
            <text:p>16.7667167391178</text:p>
          </table:table-cell>
          <table:table-cell office:value-type="float" office:value="155.701346642419" calcext:value-type="float">
            <text:p>155.70134664241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0.546809933397216" calcext:value-type="float">
            <text:p>-0.546809933397216</text:p>
          </table:table-cell>
          <table:table-cell office:value-type="float" office:value="17.2530899056711" calcext:value-type="float">
            <text:p>17.2530899056711</text:p>
          </table:table-cell>
          <table:table-cell office:value-type="float" office:value="156.985579638597" calcext:value-type="float">
            <text:p>156.98557963859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0.554475168871825" calcext:value-type="float">
            <text:p>-0.554475168871825</text:p>
          </table:table-cell>
          <table:table-cell office:value-type="float" office:value="17.7665407791513" calcext:value-type="float">
            <text:p>17.7665407791513</text:p>
          </table:table-cell>
          <table:table-cell office:value-type="float" office:value="158.283121767737" calcext:value-type="float">
            <text:p>158.28312176773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0.562584134572928" calcext:value-type="float">
            <text:p>-0.562584134572928</text:p>
          </table:table-cell>
          <table:table-cell office:value-type="float" office:value="18.3076833279337" calcext:value-type="float">
            <text:p>18.3076833279337</text:p>
          </table:table-cell>
          <table:table-cell office:value-type="float" office:value="159.593466934167" calcext:value-type="float">
            <text:p>159.59346693416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0.571126433147466" calcext:value-type="float">
            <text:p>-0.571126433147466</text:p>
          </table:table-cell>
          <table:table-cell office:value-type="float" office:value="18.8771141542956" calcext:value-type="float">
            <text:p>18.8771141542956</text:p>
          </table:table-cell>
          <table:table-cell office:value-type="float" office:value="160.916094678114" calcext:value-type="float">
            <text:p>160.91609467811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0.580090949584642" calcext:value-type="float">
            <text:p>-0.580090949584642</text:p>
          </table:table-cell>
          <table:table-cell office:value-type="float" office:value="19.4754115301181" calcext:value-type="float">
            <text:p>19.4754115301181</text:p>
          </table:table-cell>
          <table:table-cell office:value-type="float" office:value="162.250471830377" calcext:value-type="float">
            <text:p>162.25047183037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0.589465901228003" calcext:value-type="float">
            <text:p>-0.589465901228003</text:p>
          </table:table-cell>
          <table:table-cell office:value-type="float" office:value="20.1031345555895" calcext:value-type="float">
            <text:p>20.1031345555895</text:p>
          </table:table-cell>
          <table:table-cell office:value-type="float" office:value="163.596054358211" calcext:value-type="float">
            <text:p>163.59605435821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0.599238888658107" calcext:value-type="float">
            <text:p>-0.599238888658107</text:p>
          </table:table-cell>
          <table:table-cell office:value-type="float" office:value="20.7608224677106" calcext:value-type="float">
            <text:p>20.7608224677106</text:p>
          </table:table-cell>
          <table:table-cell office:value-type="float" office:value="164.952289400545" calcext:value-type="float">
            <text:p>164.95228940054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0.609396947418521" calcext:value-type="float">
            <text:p>-0.609396947418521</text:p>
          </table:table-cell>
          <table:table-cell office:value-type="float" office:value="21.4489941264657" calcext:value-type="float">
            <text:p>21.4489941264657</text:p>
          </table:table-cell>
          <table:table-cell office:value-type="float" office:value="166.318617487848" calcext:value-type="float">
            <text:p>166.31861748784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0.619926600554115" calcext:value-type="float">
            <text:p>-0.619926600554115</text:p>
          </table:table-cell>
          <table:table-cell office:value-type="float" office:value="22.1681477072928" calcext:value-type="float">
            <text:p>22.1681477072928</text:p>
          </table:table-cell>
          <table:table-cell office:value-type="float" office:value="167.694474938847" calcext:value-type="float">
            <text:p>167.69447493884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0.630813911927246" calcext:value-type="float">
            <text:p>-0.630813911927246</text:p>
          </table:table-cell>
          <table:table-cell office:value-type="float" office:value="22.9187606290025" calcext:value-type="float">
            <text:p>22.9187606290025</text:p>
          </table:table-cell>
          <table:table-cell office:value-type="float" office:value="169.079296423119" calcext:value-type="float">
            <text:p>169.07929642311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0.64204454027157" calcext:value-type="float">
            <text:p>-0.64204454027157</text:p>
          </table:table-cell>
          <table:table-cell office:value-type="float" office:value="23.7012897464333" calcext:value-type="float">
            <text:p>23.7012897464333</text:p>
          </table:table-cell>
          <table:table-cell office:value-type="float" office:value="170.472517675116" calcext:value-type="float">
            <text:p>170.47251767511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0.653603793937969" calcext:value-type="float">
            <text:p>-0.653603793937969</text:p>
          </table:table-cell>
          <table:table-cell office:value-type="float" office:value="24.5161718369516" calcext:value-type="float">
            <text:p>24.5161718369516</text:p>
          </table:table-cell>
          <table:table-cell office:value-type="float" office:value="171.873578341656" calcext:value-type="float">
            <text:p>171.87357834165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0.665476686279994" calcext:value-type="float">
            <text:p>-0.665476686279994</text:p>
          </table:table-cell>
          <table:table-cell office:value-type="float" office:value="25.3638244093139" calcext:value-type="float">
            <text:p>25.3638244093139</text:p>
          </table:table-cell>
          <table:table-cell office:value-type="float" office:value="173.281924941296" calcext:value-type="float">
            <text:p>173.28192494129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0.6776479916189" calcext:value-type="float">
            <text:p>-0.6776479916189</text:p>
          </table:table-cell>
          <table:table-cell office:value-type="float" office:value="26.2446468624279" calcext:value-type="float">
            <text:p>26.2446468624279</text:p>
          </table:table-cell>
          <table:table-cell office:value-type="float" office:value="174.697013910322" calcext:value-type="float">
            <text:p>174.69701391032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0.690102301720562" calcext:value-type="float">
            <text:p>-0.690102301720562</text:p>
          </table:table-cell>
          <table:table-cell office:value-type="float" office:value="27.1590220201564" calcext:value-type="float">
            <text:p>27.1590220201564</text:p>
          </table:table-cell>
          <table:table-cell office:value-type="float" office:value="176.118314706451" calcext:value-type="float">
            <text:p>176.11831470645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702824082708088" calcext:value-type="float">
            <text:p>-0.702824082708088</text:p>
          </table:table-cell>
          <table:table-cell office:value-type="float" office:value="28.1073180665069" calcext:value-type="float">
            <text:p>28.1073180665069</text:p>
          </table:table-cell>
          <table:table-cell office:value-type="float" office:value="177.545312937754" calcext:value-type="float">
            <text:p>177.54531293775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0.715797732325112" calcext:value-type="float">
            <text:p>-0.715797732325112</text:p>
          </table:table-cell>
          <table:table-cell office:value-type="float" office:value="29.0898909033281" calcext:value-type="float">
            <text:p>29.0898909033281</text:p>
          </table:table-cell>
          <table:table-cell office:value-type="float" office:value="178.977513480858" calcext:value-type="float">
            <text:p>178.97751348085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0.729007637455915" calcext:value-type="float">
            <text:p>-0.729007637455915</text:p>
          </table:table-cell>
          <table:table-cell office:value-type="float" office:value="30.1070869500471" calcext:value-type="float">
            <text:p>30.1070869500471</text:p>
          </table:table-cell>
          <table:table-cell office:value-type="float" office:value="180.414443549203" calcext:value-type="float">
            <text:p>180.41444354920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0.742438231799494" calcext:value-type="float">
            <text:p>-0.742438231799494</text:p>
          </table:table-cell>
          <table:table-cell office:value-type="float" office:value="31.1592464020233" calcext:value-type="float">
            <text:p>31.1592464020233</text:p>
          </table:table-cell>
          <table:table-cell office:value-type="float" office:value="181.855655669064" calcext:value-type="float">
            <text:p>181.8556556690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0.756074053585541" calcext:value-type="float">
            <text:p>-0.756074053585541</text:p>
          </table:table-cell>
          <table:table-cell office:value-type="float" office:value="32.2467069608056" calcext:value-type="float">
            <text:p>32.2467069608056</text:p>
          </table:table-cell>
          <table:table-cell office:value-type="float" office:value="183.30073051829" calcext:value-type="float">
            <text:p>183.3007305182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769899803211511" calcext:value-type="float">
            <text:p>-0.769899803211511</text:p>
          </table:table-cell>
          <table:table-cell office:value-type="float" office:value="33.3698080460323" calcext:value-type="float">
            <text:p>33.3698080460323</text:p>
          </table:table-cell>
          <table:table-cell office:value-type="float" office:value="184.749279580239" calcext:value-type="float">
            <text:p>184.74927958023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0.783900400671571" calcext:value-type="float">
            <text:p>-0.783900400671571</text:p>
          </table:table-cell>
          <table:table-cell office:value-type="float" office:value="34.5288954949307" calcext:value-type="float">
            <text:p>34.5288954949307</text:p>
          </table:table-cell>
          <table:table-cell office:value-type="float" office:value="186.200947563257" calcext:value-type="float">
            <text:p>186.20094756325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0.798061042639823" calcext:value-type="float">
            <text:p>-0.798061042639823</text:p>
          </table:table-cell>
          <table:table-cell office:value-type="float" office:value="35.7243267514332" calcext:value-type="float">
            <text:p>35.7243267514332</text:p>
          </table:table-cell>
          <table:table-cell office:value-type="float" office:value="187.655414534316" calcext:value-type="float">
            <text:p>187.65541453431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0.812367259063075" calcext:value-type="float">
            <text:p>-0.812367259063075</text:p>
          </table:table-cell>
          <table:table-cell office:value-type="float" office:value="36.9564765428884" calcext:value-type="float">
            <text:p>36.9564765428884</text:p>
          </table:table-cell>
          <table:table-cell office:value-type="float" office:value="189.112397714019" calcext:value-type="float">
            <text:p>189.11239771401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0.826804969111328" calcext:value-type="float">
            <text:p>-0.826804969111328</text:p>
          </table:table-cell>
          <table:table-cell office:value-type="float" office:value="38.2257430382916" calcext:value-type="float">
            <text:p>38.2257430382916</text:p>
          </table:table-cell>
          <table:table-cell office:value-type="float" office:value="190.571652879172" calcext:value-type="float">
            <text:p>190.57165287917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0.841360536328361" calcext:value-type="float">
            <text:p>-0.841360536328361</text:p>
          </table:table-cell>
          <table:table-cell office:value-type="float" office:value="39.532554477919" calcext:value-type="float">
            <text:p>39.532554477919</text:p>
          </table:table-cell>
          <table:table-cell office:value-type="float" office:value="192.032975318438" calcext:value-type="float">
            <text:p>192.032975318438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0.856020822819946" calcext:value-type="float">
            <text:p>-0.856020822819946</text:p>
          </table:table-cell>
          <table:table-cell office:value-type="float" office:value="40.8773762603579" calcext:value-type="float">
            <text:p>40.8773762603579</text:p>
          </table:table-cell>
          <table:table-cell office:value-type="float" office:value="193.496200286213" calcext:value-type="float">
            <text:p>193.49620028621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0.870773242313075" calcext:value-type="float">
            <text:p>-0.870773242313075</text:p>
          </table:table-cell>
          <table:table-cell office:value-type="float" office:value="42.2607184691489" calcext:value-type="float">
            <text:p>42.2607184691489</text:p>
          </table:table-cell>
          <table:table-cell office:value-type="float" office:value="194.961202899734" calcext:value-type="float">
            <text:p>194.96120289973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0.885605811917251" calcext:value-type="float">
            <text:p>-0.885605811917251</text:p>
          </table:table-cell>
          <table:table-cell office:value-type="float" office:value="43.6831438177405" calcext:value-type="float">
            <text:p>43.6831438177405</text:p>
          </table:table-cell>
          <table:table-cell office:value-type="float" office:value="196.427897424472" calcext:value-type="float">
            <text:p>196.42789742447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0.900507202417289" calcext:value-type="float">
            <text:p>-0.900507202417289</text:p>
          </table:table-cell>
          <table:table-cell office:value-type="float" office:value="45.1452759881629" calcext:value-type="float">
            <text:p>45.1452759881629</text:p>
          </table:table-cell>
          <table:table-cell office:value-type="float" office:value="197.896235893033" calcext:value-type="float">
            <text:p>197.89623589303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0.915466786927165" calcext:value-type="float">
            <text:p>-0.915466786927165</text:p>
          </table:table-cell>
          <table:table-cell office:value-type="float" office:value="46.6478083358209" calcext:value-type="float">
            <text:p>46.6478083358209</text:p>
          </table:table-cell>
          <table:table-cell office:value-type="float" office:value="199.36620600288" calcext:value-type="float">
            <text:p>199.3662060028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0.930474687735922" calcext:value-type="float">
            <text:p>-0.930474687735922</text:p>
          </table:table-cell>
          <table:table-cell office:value-type="float" office:value="48.1915129300763" calcext:value-type="float">
            <text:p>48.1915129300763</text:p>
          </table:table-cell>
          <table:table-cell office:value-type="float" office:value="200.837828238255" calcext:value-type="float">
            <text:p>200.83782823825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945521821179523" calcext:value-type="float">
            <text:p>-0.945521821179523</text:p>
          </table:table-cell>
          <table:table-cell office:value-type="float" office:value="49.7772498978134" calcext:value-type="float">
            <text:p>49.7772498978134</text:p>
          </table:table-cell>
          <table:table-cell office:value-type="float" office:value="202.311152161419" calcext:value-type="float">
            <text:p>202.31115216141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0.960599940377039" calcext:value-type="float">
            <text:p>-0.960599940377039</text:p>
          </table:table-cell>
          <table:table-cell office:value-type="float" office:value="51.4059770349202" calcext:value-type="float">
            <text:p>51.4059770349202</text:p>
          </table:table-cell>
          <table:table-cell office:value-type="float" office:value="203.78625181776" calcext:value-type="float">
            <text:p>203.7862518177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0.975701675675603" calcext:value-type="float">
            <text:p>-0.975701675675603</text:p>
          </table:table-cell>
          <table:table-cell office:value-type="float" office:value="53.0787596485003" calcext:value-type="float">
            <text:p>53.0787596485003</text:p>
          </table:table-cell>
          <table:table-cell office:value-type="float" office:value="205.263220198223" calcext:value-type="float">
            <text:p>205.26322019822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990820572655793" calcext:value-type="float">
            <text:p>-0.990820572655793</text:p>
          </table:table-cell>
          <table:table-cell office:value-type="float" office:value="54.796780590537" calcext:value-type="float">
            <text:p>54.796780590537</text:p>
          </table:table-cell>
          <table:table-cell office:value-type="float" office:value="206.742162700786" calcext:value-type="float">
            <text:p>206.742162700786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1.00595112755867" calcext:value-type="float">
            <text:p>-1.00595112755867</text:p>
          </table:table-cell>
          <table:table-cell office:value-type="float" office:value="56.5613504415759" calcext:value-type="float">
            <text:p>56.5613504415759</text:p>
          </table:table-cell>
          <table:table-cell office:value-type="float" office:value="208.223189530217" calcext:value-type="float">
            <text:p>208.22318953021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02108882000536" calcext:value-type="float">
            <text:p>-1.02108882000536</text:p>
          </table:table-cell>
          <table:table-cell office:value-type="float" office:value="58.3739178005225" calcext:value-type="float">
            <text:p>58.3739178005225</text:p>
          </table:table-cell>
          <table:table-cell office:value-type="float" office:value="209.706406971991" calcext:value-type="float">
            <text:p>209.70640697199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.03623014289278" calcext:value-type="float">
            <text:p>-1.03623014289278</text:p>
          </table:table-cell>
          <table:table-cell office:value-type="float" office:value="60.2360796337801" calcext:value-type="float">
            <text:p>60.2360796337801</text:p>
          </table:table-cell>
          <table:table-cell office:value-type="float" office:value="211.191907471833" calcext:value-type="float">
            <text:p>211.19190747183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.05137262936137" calcext:value-type="float">
            <text:p>-1.05137262936137</text:p>
          </table:table-cell>
          <table:table-cell office:value-type="float" office:value="62.1495916333036" calcext:value-type="float">
            <text:p>62.1495916333036</text:p>
          </table:table-cell>
          <table:table-cell office:value-type="float" office:value="212.679758446929" calcext:value-type="float">
            <text:p>212.67975844692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.06651487674542" calcext:value-type="float">
            <text:p>-1.06651487674542</text:p>
          </table:table-cell>
          <table:table-cell office:value-type="float" office:value="64.1163785285465" calcext:value-type="float">
            <text:p>64.1163785285465</text:p>
          </table:table-cell>
          <table:table-cell office:value-type="float" office:value="214.169989748185" calcext:value-type="float">
            <text:p>214.16998974818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.08165656743188" calcext:value-type="float">
            <text:p>-1.08165656743188</text:p>
          </table:table-cell>
          <table:table-cell office:value-type="float" office:value="66.1385442913674" calcext:value-type="float">
            <text:p>66.1385442913674</text:p>
          </table:table-cell>
          <table:table-cell office:value-type="float" office:value="215.66257968506" calcext:value-type="float">
            <text:p>215.6625796850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.09679848656951" calcext:value-type="float">
            <text:p>-1.09679848656951</text:p>
          </table:table-cell>
          <table:table-cell office:value-type="float" office:value="68.2183821653193" calcext:value-type="float">
            <text:p>68.2183821653193</text:p>
          </table:table-cell>
          <table:table-cell office:value-type="float" office:value="217.15743951544" calcext:value-type="float">
            <text:p>217.1574395154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.11194253658728" calcext:value-type="float">
            <text:p>-1.11194253658728</text:p>
          </table:table-cell>
          <table:table-cell office:value-type="float" office:value="70.3583844410463" calcext:value-type="float">
            <text:p>70.3583844410463</text:p>
          </table:table-cell>
          <table:table-cell office:value-type="float" office:value="218.654396292715" calcext:value-type="float">
            <text:p>218.6543962927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.12709174849841" calcext:value-type="float">
            <text:p>-1.12709174849841</text:p>
          </table:table-cell>
          <table:table-cell office:value-type="float" office:value="72.5612518872096" calcext:value-type="float">
            <text:p>72.5612518872096</text:p>
          </table:table-cell>
          <table:table-cell office:value-type="float" office:value="220.153173950821" calcext:value-type="float">
            <text:p>220.15317395082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1.1422502899844" calcext:value-type="float">
            <text:p>-1.1422502899844</text:p>
          </table:table-cell>
          <table:table-cell office:value-type="float" office:value="74.8299027309853" calcext:value-type="float">
            <text:p>74.8299027309853</text:p>
          </table:table-cell>
          <table:table-cell office:value-type="float" office:value="221.653372495614" calcext:value-type="float">
            <text:p>221.65337249561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1.15742347027132" calcext:value-type="float">
            <text:p>-1.15742347027132</text:p>
          </table:table-cell>
          <table:table-cell office:value-type="float" office:value="77.1674810631003" calcext:value-type="float">
            <text:p>77.1674810631003</text:p>
          </table:table-cell>
          <table:table-cell office:value-type="float" office:value="223.154445157771" calcext:value-type="float">
            <text:p>223.15444515777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.17261774182882" calcext:value-type="float">
            <text:p>-1.17261774182882</text:p>
          </table:table-cell>
          <table:table-cell office:value-type="float" office:value="79.5773645190111" calcext:value-type="float">
            <text:p>79.5773645190111</text:p>
          </table:table-cell>
          <table:table-cell office:value-type="float" office:value="224.655673348789" calcext:value-type="float">
            <text:p>224.65567334878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1.18784069894033" calcext:value-type="float">
            <text:p>-1.18784069894033</text:p>
          </table:table-cell>
          <table:table-cell office:value-type="float" office:value="82.0631710594391" calcext:value-type="float">
            <text:p>82.0631710594391</text:p>
          </table:table-cell>
          <table:table-cell office:value-type="float" office:value="226.156139247945" calcext:value-type="float">
            <text:p>226.15613924794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2031010732105" calcext:value-type="float">
            <text:p>-1.2031010732105</text:p>
          </table:table-cell>
          <table:table-cell office:value-type="float" office:value="84.6287646393117" calcext:value-type="float">
            <text:p>84.6287646393117</text:p>
          </table:table-cell>
          <table:table-cell office:value-type="float" office:value="227.654695834932" calcext:value-type="float">
            <text:p>227.65469583493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1.21840872609252" calcext:value-type="float">
            <text:p>-1.21840872609252</text:p>
          </table:table-cell>
          <table:table-cell office:value-type="float" office:value="87.2782595133933" calcext:value-type="float">
            <text:p>87.2782595133933</text:p>
          </table:table-cell>
          <table:table-cell office:value-type="float" office:value="229.149934170912" calcext:value-type="float">
            <text:p>229.14993417091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1.2337746385352" calcext:value-type="float">
            <text:p>-1.2337746385352</text:p>
          </table:table-cell>
          <table:table-cell office:value-type="float" office:value="90.0160228786831" calcext:value-type="float">
            <text:p>90.0160228786831</text:p>
          </table:table-cell>
          <table:table-cell office:value-type="float" office:value="230.640147720952" calcext:value-type="float">
            <text:p>230.64014772095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1.24921089786421" calcext:value-type="float">
            <text:p>-1.24921089786421</text:p>
          </table:table-cell>
          <table:table-cell office:value-type="float" office:value="92.8466754970315" calcext:value-type="float">
            <text:p>92.8466754970315</text:p>
          </table:table-cell>
          <table:table-cell office:value-type="float" office:value="232.123293504359" calcext:value-type="float">
            <text:p>232.12329350435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1.26473068202696" calcext:value-type="float">
            <text:p>-1.26473068202696</text:p>
          </table:table-cell>
          <table:table-cell office:value-type="float" office:value="95.7750898755199" calcext:value-type="float">
            <text:p>95.7750898755199</text:p>
          </table:table-cell>
          <table:table-cell office:value-type="float" office:value="233.596949857802" calcext:value-type="float">
            <text:p>233.59694985780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.28034824134365" calcext:value-type="float">
            <text:p>-1.28034824134365</text:p>
          </table:table-cell>
          <table:table-cell office:value-type="float" office:value="98.8063855060008" calcext:value-type="float">
            <text:p>98.8063855060008</text:p>
          </table:table-cell>
          <table:table-cell office:value-type="float" office:value="235.058270601158" calcext:value-type="float">
            <text:p>235.05827060115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.29607887791908" calcext:value-type="float">
            <text:p>-1.29607887791908</text:p>
          </table:table-cell>
          <table:table-cell office:value-type="float" office:value="101.945920578001" calcext:value-type="float">
            <text:p>101.945920578001</text:p>
          </table:table-cell>
          <table:table-cell office:value-type="float" office:value="236.503935410008" calcext:value-type="float">
            <text:p>236.50393541000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1.31193892288073" calcext:value-type="float">
            <text:p>-1.31193892288073</text:p>
          </table:table-cell>
          <table:table-cell office:value-type="float" office:value="105.199279480194" calcext:value-type="float">
            <text:p>105.199279480194</text:p>
          </table:table-cell>
          <table:table-cell office:value-type="float" office:value="237.930096224472" calcext:value-type="float">
            <text:p>237.93009622447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1.32794571161752" calcext:value-type="float">
            <text:p>-1.32794571161752</text:p>
          </table:table-cell>
          <table:table-cell office:value-type="float" office:value="108.57225529443" calcext:value-type="float">
            <text:p>108.57225529443</text:p>
          </table:table-cell>
          <table:table-cell office:value-type="float" office:value="239.332319564885" calcext:value-type="float">
            <text:p>239.33231956488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34411755720188" calcext:value-type="float">
            <text:p>-1.34411755720188</text:p>
          </table:table-cell>
          <table:table-cell office:value-type="float" office:value="112.07082636275" calcext:value-type="float">
            <text:p>112.07082636275</text:p>
          </table:table-cell>
          <table:table-cell office:value-type="float" office:value="240.70552468493" calcext:value-type="float">
            <text:p>240.7055246849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.36047372218364" calcext:value-type="float">
            <text:p>-1.36047372218364</text:p>
          </table:table-cell>
          <table:table-cell office:value-type="float" office:value="115.701125872369" calcext:value-type="float">
            <text:p>115.701125872369</text:p>
          </table:table-cell>
          <table:table-cell office:value-type="float" office:value="242.043917576872" calcext:value-type="float">
            <text:p>242.04391757687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.37703438894933" calcext:value-type="float">
            <text:p>-1.37703438894933</text:p>
          </table:table-cell>
          <table:table-cell office:value-type="float" office:value="119.469403257541" calcext:value-type="float">
            <text:p>119.469403257541</text:p>
          </table:table-cell>
          <table:table-cell office:value-type="float" office:value="243.34092095725" calcext:value-type="float">
            <text:p>243.3409209572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.39382062884349" calcext:value-type="float">
            <text:p>-1.39382062884349</text:p>
          </table:table-cell>
          <table:table-cell office:value-type="float" office:value="123.381976062859" calcext:value-type="float">
            <text:p>123.381976062859</text:p>
          </table:table-cell>
          <table:table-cell office:value-type="float" office:value="244.589100511337" calcext:value-type="float">
            <text:p>244.58910051133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1.41085437025039" calcext:value-type="float">
            <text:p>-1.41085437025039</text:p>
          </table:table-cell>
          <table:table-cell office:value-type="float" office:value="127.445170753654" calcext:value-type="float">
            <text:p>127.445170753654</text:p>
          </table:table-cell>
          <table:table-cell office:value-type="float" office:value="245.780087868101" calcext:value-type="float">
            <text:p>245.78008786810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1.42815836583469" calcext:value-type="float">
            <text:p>-1.42815836583469</text:p>
          </table:table-cell>
          <table:table-cell office:value-type="float" office:value="131.665250801504" calcext:value-type="float">
            <text:p>131.665250801504</text:p>
          </table:table-cell>
          <table:table-cell office:value-type="float" office:value="246.904501022652" calcext:value-type="float">
            <text:p>246.90450102265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1.44575615913873" calcext:value-type="float">
            <text:p>-1.44575615913873</text:p>
          </table:table-cell>
          <table:table-cell office:value-type="float" office:value="136.048330224532" calcext:value-type="float">
            <text:p>136.048330224532</text:p>
          </table:table-cell>
          <table:table-cell office:value-type="float" office:value="247.951863228838" calcext:value-type="float">
            <text:p>247.95186322883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1.46367205073127" calcext:value-type="float">
            <text:p>-1.46367205073127</text:p>
          </table:table-cell>
          <table:table-cell office:value-type="float" office:value="140.600270634552" calcext:value-type="float">
            <text:p>140.600270634552</text:p>
          </table:table-cell>
          <table:table-cell office:value-type="float" office:value="248.910521759966" calcext:value-type="float">
            <text:p>248.91052175996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1.48193106409889" calcext:value-type="float">
            <text:p>-1.48193106409889</text:p>
          </table:table-cell>
          <table:table-cell office:value-type="float" office:value="145.326559751099" calcext:value-type="float">
            <text:p>145.326559751099</text:p>
          </table:table-cell>
          <table:table-cell office:value-type="float" office:value="249.767568389113" calcext:value-type="float">
            <text:p>249.76756838911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.50055891146663" calcext:value-type="float">
            <text:p>-1.50055891146663</text:p>
          </table:table-cell>
          <table:table-cell office:value-type="float" office:value="150.232169305721" calcext:value-type="float">
            <text:p>150.232169305721</text:p>
          </table:table-cell>
          <table:table-cell office:value-type="float" office:value="250.508763979943" calcext:value-type="float">
            <text:p>250.5087639799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1.5195819597282" calcext:value-type="float">
            <text:p>-1.5195819597282</text:p>
          </table:table-cell>
          <table:table-cell office:value-type="float" office:value="155.321390303321" calcext:value-type="float">
            <text:p>155.321390303321</text:p>
          </table:table-cell>
          <table:table-cell office:value-type="float" office:value="251.11847020953" calcext:value-type="float">
            <text:p>251.11847020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53902719665924" calcext:value-type="float">
            <text:p>-1.53902719665924</text:p>
          </table:table-cell>
          <table:table-cell office:value-type="float" office:value="160.597643761581" calcext:value-type="float">
            <text:p>160.597643761581</text:p>
          </table:table-cell>
          <table:table-cell office:value-type="float" office:value="251.579592167706" calcext:value-type="float">
            <text:p>251.5795921677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.55892219757972" calcext:value-type="float">
            <text:p>-1.55892219757972</text:p>
          </table:table-cell>
          <table:table-cell office:value-type="float" office:value="166.06326535139" calcext:value-type="float">
            <text:p>166.06326535139</text:p>
          </table:table-cell>
          <table:table-cell office:value-type="float" office:value="251.873536388219" calcext:value-type="float">
            <text:p>251.87353638821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.57929509262275" calcext:value-type="float">
            <text:p>-1.57929509262275</text:p>
          </table:table-cell>
          <table:table-cell office:value-type="float" office:value="171.71926285365" calcext:value-type="float">
            <text:p>171.71926285365</text:p>
          </table:table-cell>
          <table:table-cell office:value-type="float" office:value="251.980189751615" calcext:value-type="float">
            <text:p>251.9801897516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1.60017453475852" calcext:value-type="float">
            <text:p>-1.60017453475852</text:p>
          </table:table-cell>
          <table:table-cell office:value-type="float" office:value="177.565046078855" calcext:value-type="float">
            <text:p>177.565046078855</text:p>
          </table:table-cell>
          <table:table-cell office:value-type="float" office:value="251.877925632655" calcext:value-type="float">
            <text:p>251.8779256326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1.62158966871235" calcext:value-type="float">
            <text:p>-1.62158966871235</text:p>
          </table:table-cell>
          <table:table-cell office:value-type="float" office:value="183.598129916527" calcext:value-type="float">
            <text:p>183.598129916527</text:p>
          </table:table-cell>
          <table:table-cell office:value-type="float" office:value="251.543644604227" calcext:value-type="float">
            <text:p>251.54364460422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1.64357010090614" calcext:value-type="float">
            <text:p>-1.64357010090614</text:p>
          </table:table-cell>
          <table:table-cell office:value-type="float" office:value="189.81381254277" calcext:value-type="float">
            <text:p>189.81381254277</text:p>
          </table:table-cell>
          <table:table-cell office:value-type="float" office:value="250.952857893399" calcext:value-type="float">
            <text:p>250.95285789339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1.66614587054265" calcext:value-type="float">
            <text:p>-1.66614587054265</text:p>
          </table:table-cell>
          <table:table-cell office:value-type="float" office:value="196.204832560583" calcext:value-type="float">
            <text:p>196.204832560583</text:p>
          </table:table-cell>
          <table:table-cell office:value-type="float" office:value="250.079822527536" calcext:value-type="float">
            <text:p>250.07982252753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1.68934742194168" calcext:value-type="float">
            <text:p>-1.68934742194168</text:p>
          </table:table-cell>
          <table:table-cell office:value-type="float" office:value="202.761011010467" calcext:value-type="float">
            <text:p>202.761011010467</text:p>
          </table:table-cell>
          <table:table-cell office:value-type="float" office:value="248.897737596338" calcext:value-type="float">
            <text:p>248.89773759633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1.71320557822711" calcext:value-type="float">
            <text:p>-1.71320557822711</text:p>
          </table:table-cell>
          <table:table-cell office:value-type="float" office:value="209.468886774806" calcext:value-type="float">
            <text:p>209.468886774806</text:p>
          </table:table-cell>
          <table:table-cell office:value-type="float" office:value="247.379011147758" calcext:value-type="float">
            <text:p>247.37901114775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-1.73775151645394" calcext:value-type="float">
            <text:p>-1.73775151645394</text:p>
          </table:table-cell>
          <table:table-cell office:value-type="float" office:value="216.311356878369" calcext:value-type="float">
            <text:p>216.311356878369</text:p>
          </table:table-cell>
          <table:table-cell office:value-type="float" office:value="245.495606763727" calcext:value-type="float">
            <text:p>245.49560676372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-1.76301674425407" calcext:value-type="float">
            <text:p>-1.76301674425407</text:p>
          </table:table-cell>
          <table:table-cell office:value-type="float" office:value="223.267336475491" calcext:value-type="float">
            <text:p>223.267336475491</text:p>
          </table:table-cell>
          <table:table-cell office:value-type="float" office:value="243.219477637077" calcext:value-type="float">
            <text:p>243.21947763707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1.78903307807039" calcext:value-type="float">
            <text:p>-1.78903307807039</text:p>
          </table:table-cell>
          <table:table-cell office:value-type="float" office:value="230.311456760696" calcext:value-type="float">
            <text:p>230.311456760696</text:p>
          </table:table-cell>
          <table:table-cell office:value-type="float" office:value="240.523093798162" calcext:value-type="float">
            <text:p>240.5230937981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1.81583262303891" calcext:value-type="float">
            <text:p>-1.81583262303891</text:p>
          </table:table-cell>
          <table:table-cell office:value-type="float" office:value="237.413822408732" calcext:value-type="float">
            <text:p>237.413822408732</text:p>
          </table:table-cell>
          <table:table-cell office:value-type="float" office:value="237.380064836448" calcext:value-type="float">
            <text:p>237.38006483644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-1.84344775456996" calcext:value-type="float">
            <text:p>-1.84344775456996</text:p>
          </table:table-cell>
          <table:table-cell office:value-type="float" office:value="244.539853115101" calcext:value-type="float">
            <text:p>244.539853115101</text:p>
          </table:table-cell>
          <table:table-cell office:value-type="float" office:value="233.765855890876" calcext:value-type="float">
            <text:p>233.76585589087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1.87191110167069" calcext:value-type="float">
            <text:p>-1.87191110167069</text:p>
          </table:table-cell>
          <table:table-cell office:value-type="float" office:value="251.650235949774" calcext:value-type="float">
            <text:p>251.650235949774</text:p>
          </table:table-cell>
          <table:table-cell office:value-type="float" office:value="229.658588788163" calcext:value-type="float">
            <text:p>229.65858878816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1.90125553204325" calcext:value-type="float">
            <text:p>-1.90125553204325</text:p>
          </table:table-cell>
          <table:table-cell office:value-type="float" office:value="258.701016058382" calcext:value-type="float">
            <text:p>258.701016058382</text:p>
          </table:table-cell>
          <table:table-cell office:value-type="float" office:value="225.039913064092" calcext:value-type="float">
            <text:p>225.03991306409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1.93151413898488" calcext:value-type="float">
            <text:p>-1.93151413898488</text:p>
          </table:table-cell>
          <table:table-cell office:value-type="float" office:value="265.643852209103" calcext:value-type="float">
            <text:p>265.643852209103</text:p>
          </table:table-cell>
          <table:table-cell office:value-type="float" office:value="219.895923458063" calcext:value-type="float">
            <text:p>219.89592345806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1.96272023010958" calcext:value-type="float">
            <text:p>-1.96272023010958</text:p>
          </table:table-cell>
          <table:table-cell office:value-type="float" office:value="272.426460269916" calcext:value-type="float">
            <text:p>272.426460269916</text:p>
          </table:table-cell>
          <table:table-cell office:value-type="float" office:value="214.218091788655" calcext:value-type="float">
            <text:p>214.21809178865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1.99490731790407" calcext:value-type="float">
            <text:p>-1.99490731790407</text:p>
          </table:table-cell>
          <table:table-cell office:value-type="float" office:value="278.993261492038" calcext:value-type="float">
            <text:p>278.993261492038</text:p>
          </table:table-cell>
          <table:table-cell office:value-type="float" office:value="208.004172595018" calcext:value-type="float">
            <text:p>208.004172595018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2.02810911212479" calcext:value-type="float">
            <text:p>-2.02810911212479</text:p>
          </table:table-cell>
          <table:table-cell office:value-type="float" office:value="285.286243257655" calcext:value-type="float">
            <text:p>285.286243257655</text:p>
          </table:table-cell>
          <table:table-cell office:value-type="float" office:value="201.259034483826" calcext:value-type="float">
            <text:p>201.25903448382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2.06235951403729" calcext:value-type="float">
            <text:p>-2.06235951403729</text:p>
          </table:table-cell>
          <table:table-cell office:value-type="float" office:value="291.246027822098" calcext:value-type="float">
            <text:p>291.246027822098</text:p>
          </table:table-cell>
          <table:table-cell office:value-type="float" office:value="193.995363836063" calcext:value-type="float">
            <text:p>193.99536383606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-2.09769261249424" calcext:value-type="float">
            <text:p>-2.09769261249424</text:p>
          </table:table-cell>
          <table:table-cell office:value-type="float" office:value="296.813130047176" calcext:value-type="float">
            <text:p>296.813130047176</text:p>
          </table:table-cell>
          <table:table-cell office:value-type="float" office:value="186.234185536228" calcext:value-type="float">
            <text:p>186.23418553622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-2.13414268184393" calcext:value-type="float">
            <text:p>-2.13414268184393</text:p>
          </table:table-cell>
          <table:table-cell office:value-type="float" office:value="301.929369146445" calcext:value-type="float">
            <text:p>301.929369146445</text:p>
          </table:table-cell>
          <table:table-cell office:value-type="float" office:value="178.005147714296" calcext:value-type="float">
            <text:p>178.005147714296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-2.17174418165737" calcext:value-type="float">
            <text:p>-2.17174418165737</text:p>
          </table:table-cell>
          <table:table-cell office:value-type="float" office:value="306.539383450313" calcext:value-type="float">
            <text:p>306.539383450313</text:p>
          </table:table-cell>
          <table:table-cell office:value-type="float" office:value="169.346524859582" calcext:value-type="float">
            <text:p>169.34652485958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2.21053175825814" calcext:value-type="float">
            <text:p>-2.21053175825814</text:p>
          </table:table-cell>
          <table:table-cell office:value-type="float" office:value="310.592182892674" calcext:value-type="float">
            <text:p>310.592182892674</text:p>
          </table:table-cell>
          <table:table-cell office:value-type="float" office:value="160.304906294396" calcext:value-type="float">
            <text:p>160.3049062943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2.25054024803687" calcext:value-type="float">
            <text:p>-2.25054024803687</text:p>
          </table:table-cell>
          <table:table-cell office:value-type="float" office:value="314.042663204036" calcext:value-type="float">
            <text:p>314.042663204036</text:p>
          </table:table-cell>
          <table:table-cell office:value-type="float" office:value="150.934554441197" calcext:value-type="float">
            <text:p>150.93455444119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2.29180468252913" calcext:value-type="float">
            <text:p>-2.29180468252913</text:p>
          </table:table-cell>
          <table:table-cell office:value-type="float" office:value="316.853000416262" calcext:value-type="float">
            <text:p>316.853000416262</text:p>
          </table:table-cell>
          <table:table-cell office:value-type="float" office:value="141.296438403662" calcext:value-type="float">
            <text:p>141.296438403662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2.33436029523335" calcext:value-type="float">
            <text:p>-2.33436029523335</text:p>
          </table:table-cell>
          <table:table-cell office:value-type="float" office:value="318.993845542358" calcext:value-type="float">
            <text:p>318.993845542358</text:p>
          </table:table-cell>
          <table:table-cell office:value-type="float" office:value="131.456971253137" calcext:value-type="float">
            <text:p>131.456971253137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2.37824253014395" calcext:value-type="float">
            <text:p>-2.37824253014395</text:p>
          </table:table-cell>
          <table:table-cell office:value-type="float" office:value="320.44524776553" calcext:value-type="float">
            <text:p>320.44524776553</text:p>
          </table:table-cell>
          <table:table-cell office:value-type="float" office:value="121.486501724379" calcext:value-type="float">
            <text:p>121.486501724379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2.4234870519727" calcext:value-type="float">
            <text:p>-2.4234870519727</text:p>
          </table:table-cell>
          <table:table-cell office:value-type="float" office:value="321.197249814583" calcext:value-type="float">
            <text:p>321.197249814583</text:p>
          </table:table-cell>
          <table:table-cell office:value-type="float" office:value="111.457630266539" calcext:value-type="float">
            <text:p>111.45763026653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2.47012975803053" calcext:value-type="float">
            <text:p>-2.47012975803053</text:p>
          </table:table-cell>
          <table:table-cell office:value-type="float" office:value="321.250120127702" calcext:value-type="float">
            <text:p>321.250120127702</text:p>
          </table:table-cell>
          <table:table-cell office:value-type="float" office:value="101.443433274125" calcext:value-type="float">
            <text:p>101.44343327412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2.51820679174051" calcext:value-type="float">
            <text:p>-2.51820679174051</text:p>
          </table:table-cell>
          <table:table-cell office:value-type="float" office:value="320.614210815637" calcext:value-type="float">
            <text:p>320.614210815637</text:p>
          </table:table-cell>
          <table:table-cell office:value-type="float" office:value="91.5156861466794" calcext:value-type="float">
            <text:p>91.515686146679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2.5677545577517" calcext:value-type="float">
            <text:p>-2.5677545577517</text:p>
          </table:table-cell>
          <table:table-cell office:value-type="float" office:value="319.309455721877" calcext:value-type="float">
            <text:p>319.309455721877</text:p>
          </table:table-cell>
          <table:table-cell office:value-type="float" office:value="81.7431747964632" calcext:value-type="float">
            <text:p>81.7431747964632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-2.61880973862274" calcext:value-type="float">
            <text:p>-2.61880973862274</text:p>
          </table:table-cell>
          <table:table-cell office:value-type="float" office:value="317.364546330354" calcext:value-type="float">
            <text:p>317.364546330354</text:p>
          </table:table-cell>
          <table:table-cell office:value-type="float" office:value="72.1901765687198" calcext:value-type="float">
            <text:p>72.1901765687198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-2.67140931304273" calcext:value-type="float">
            <text:p>-2.67140931304273</text:p>
          </table:table-cell>
          <table:table-cell office:value-type="float" office:value="314.815842493959" calcext:value-type="float">
            <text:p>314.815842493959</text:p>
          </table:table-cell>
          <table:table-cell office:value-type="float" office:value="62.915176461053" calcext:value-type="float">
            <text:p>62.91517646105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2.72559057555599" calcext:value-type="float">
            <text:p>-2.72559057555599</text:p>
          </table:table-cell>
          <table:table-cell office:value-type="float" office:value="311.706088217558" calcext:value-type="float">
            <text:p>311.706088217558</text:p>
          </table:table-cell>
          <table:table-cell office:value-type="float" office:value="53.9698649760069" calcext:value-type="float">
            <text:p>53.969864976006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2.78139115775569" calcext:value-type="float">
            <text:p>-2.78139115775569</text:p>
          </table:table-cell>
          <table:table-cell office:value-type="float" office:value="308.083009169871" calcext:value-type="float">
            <text:p>308.083009169871</text:p>
          </table:table-cell>
          <table:table-cell office:value-type="float" office:value="45.3984422668246" calcext:value-type="float">
            <text:p>45.398442266824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2.83884905090983" calcext:value-type="float">
            <text:p>-2.83884905090983</text:p>
          </table:table-cell>
          <table:table-cell office:value-type="float" office:value="303.997868277757" calcext:value-type="float">
            <text:p>303.997868277757</text:p>
          </table:table-cell>
          <table:table-cell office:value-type="float" office:value="37.2372318145232" calcext:value-type="float">
            <text:p>37.237231814523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2.89800262998056" calcext:value-type="float">
            <text:p>-2.89800262998056</text:p>
          </table:table-cell>
          <table:table-cell office:value-type="float" office:value="299.504049529528" calcext:value-type="float">
            <text:p>299.504049529528</text:p>
          </table:table-cell>
          <table:table-cell office:value-type="float" office:value="29.5145877588854" calcext:value-type="float">
            <text:p>29.514587758885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-2.95889067899558" calcext:value-type="float">
            <text:p>-2.95889067899558</text:p>
          </table:table-cell>
          <table:table-cell office:value-type="float" office:value="294.655729400178" calcext:value-type="float">
            <text:p>294.655729400178</text:p>
          </table:table-cell>
          <table:table-cell office:value-type="float" office:value="22.2510646899102" calcext:value-type="float">
            <text:p>22.251064689910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3.02155241772643" calcext:value-type="float">
            <text:p>-3.02155241772643</text:p>
          </table:table-cell>
          <table:table-cell office:value-type="float" office:value="289.506681809069" calcext:value-type="float">
            <text:p>289.506681809069</text:p>
          </table:table-cell>
          <table:table-cell office:value-type="float" office:value="15.4598080115907" calcext:value-type="float">
            <text:p>15.4598080115907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-3.08602752962441" calcext:value-type="float">
            <text:p>-3.08602752962441</text:p>
          </table:table-cell>
          <table:table-cell office:value-type="float" office:value="284.10924793046" calcext:value-type="float">
            <text:p>284.10924793046</text:p>
          </table:table-cell>
          <table:table-cell office:value-type="float" office:value="9.14711708113617" calcext:value-type="float">
            <text:p>9.1471170811361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-3.15235619095961" calcext:value-type="float">
            <text:p>-3.15235619095961</text:p>
          </table:table-cell>
          <table:table-cell office:value-type="float" office:value="278.513487983645" calcext:value-type="float">
            <text:p>278.513487983645</text:p>
          </table:table-cell>
          <table:table-cell office:value-type="float" office:value="3.31313182336344" calcext:value-type="float">
            <text:p>3.3131318233634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3.22057910110165" calcext:value-type="float">
            <text:p>-3.22057910110165</text:p>
          </table:table-cell>
          <table:table-cell office:value-type="float" office:value="272.766519461998" calcext:value-type="float">
            <text:p>272.766519461998</text:p>
          </table:table-cell>
          <table:table-cell office:value-type="float" office:value="-2.04740433730177" calcext:value-type="float">
            <text:p>-2.0474043373017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3.2907375138726" calcext:value-type="float">
            <text:p>-3.2907375138726</text:p>
          </table:table-cell>
          <table:table-cell office:value-type="float" office:value="266.912035840014" calcext:value-type="float">
            <text:p>266.912035840014</text:p>
          </table:table-cell>
          <table:table-cell office:value-type="float" office:value="-6.94434755257714" calcext:value-type="float">
            <text:p>-6.9443475525771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3.36287326989289" calcext:value-type="float">
            <text:p>-3.36287326989289</text:p>
          </table:table-cell>
          <table:table-cell office:value-type="float" office:value="260.989991953999" calcext:value-type="float">
            <text:p>260.989991953999</text:p>
          </table:table-cell>
          <table:table-cell office:value-type="float" office:value="-11.3913584303791" calcext:value-type="float">
            <text:p>-11.391358430379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3.43702882982838" calcext:value-type="float">
            <text:p>-3.43702882982838</text:p>
          </table:table-cell>
          <table:table-cell office:value-type="float" office:value="255.036436988043" calcext:value-type="float">
            <text:p>255.036436988043</text:p>
          </table:table-cell>
          <table:table-cell office:value-type="float" office:value="-15.4051371964171" calcext:value-type="float">
            <text:p>-15.405137196417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3.51324730843297" calcext:value-type="float">
            <text:p>-3.51324730843297</text:p>
          </table:table-cell>
          <table:table-cell office:value-type="float" office:value="249.083473077507" calcext:value-type="float">
            <text:p>249.083473077507</text:p>
          </table:table-cell>
          <table:table-cell office:value-type="float" office:value="-19.0047102482754" calcext:value-type="float">
            <text:p>-19.0047102482754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3.59157250926273" calcext:value-type="float">
            <text:p>-3.59157250926273</text:p>
          </table:table-cell>
          <table:table-cell office:value-type="float" office:value="243.159316587197" calcext:value-type="float">
            <text:p>243.159316587197</text:p>
          </table:table-cell>
          <table:table-cell office:value-type="float" office:value="-22.2107823472049" calcext:value-type="float">
            <text:p>-22.2107823472049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3.67204895991747" calcext:value-type="float">
            <text:p>-3.67204895991747</text:p>
          </table:table-cell>
          <table:table-cell office:value-type="float" office:value="237.288439687218" calcext:value-type="float">
            <text:p>237.288439687218</text:p>
          </table:table-cell>
          <table:table-cell office:value-type="float" office:value="-25.0451626804376" calcext:value-type="float">
            <text:p>-25.045162680437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3.75472194764012" calcext:value-type="float">
            <text:p>-3.75472194764012</text:p>
          </table:table-cell>
          <table:table-cell office:value-type="float" office:value="231.491771492629" calcext:value-type="float">
            <text:p>231.491771492629</text:p>
          </table:table-cell>
          <table:table-cell office:value-type="float" office:value="-27.5302680489928" calcext:value-type="float">
            <text:p>-27.530268048992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-3.83963755507494" calcext:value-type="float">
            <text:p>-3.83963755507494</text:p>
          </table:table-cell>
          <table:table-cell office:value-type="float" office:value="225.786940352461" calcext:value-type="float">
            <text:p>225.786940352461</text:p>
          </table:table-cell>
          <table:table-cell office:value-type="float" office:value="-29.6887025383418" calcext:value-type="float">
            <text:p>-29.688702538341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3.92684269595042" calcext:value-type="float">
            <text:p>-3.92684269595042</text:p>
          </table:table-cell>
          <table:table-cell office:value-type="float" office:value="220.188541535106" calcext:value-type="float">
            <text:p>220.188541535106</text:p>
          </table:table-cell>
          <table:table-cell office:value-type="float" office:value="-31.5429101600304" calcext:value-type="float">
            <text:p>-31.542910160030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4.0163851504111" calcext:value-type="float">
            <text:p>-4.0163851504111</text:p>
          </table:table-cell>
          <table:table-cell office:value-type="float" office:value="214.70841730134" calcext:value-type="float">
            <text:p>214.70841730134</text:p>
          </table:table-cell>
          <table:table-cell office:value-type="float" office:value="-33.1148949983914" calcext:value-type="float">
            <text:p>-33.1148949983914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4.10831359967358" calcext:value-type="float">
            <text:p>-4.10831359967358</text:p>
          </table:table-cell>
          <table:table-cell office:value-type="float" office:value="209.355938997401" calcext:value-type="float">
            <text:p>209.355938997401</text:p>
          </table:table-cell>
          <table:table-cell office:value-type="float" office:value="-34.4260022130045" calcext:value-type="float">
            <text:p>-34.42600221300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4.20267765962385" calcext:value-type="float">
            <text:p>-4.20267765962385</text:p>
          </table:table-cell>
          <table:table-cell office:value-type="float" office:value="204.138283217378" calcext:value-type="float">
            <text:p>204.138283217378</text:p>
          </table:table-cell>
          <table:table-cell office:value-type="float" office:value="-35.4967526807827" calcext:value-type="float">
            <text:p>-35.496752680782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-4.29952791290543" calcext:value-type="float">
            <text:p>-4.29952791290543</text:p>
          </table:table-cell>
          <table:table-cell office:value-type="float" office:value="199.060696208271" calcext:value-type="float">
            <text:p>199.060696208271</text:p>
          </table:table-cell>
          <table:table-cell office:value-type="float" office:value="-36.3467239640909" calcext:value-type="float">
            <text:p>-36.346723964090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-4.39891593896685" calcext:value-type="float">
            <text:p>-4.39891593896685</text:p>
          </table:table-cell>
          <table:table-cell office:value-type="float" office:value="194.126742494839" calcext:value-type="float">
            <text:p>194.126742494839</text:p>
          </table:table-cell>
          <table:table-cell office:value-type="float" office:value="-36.9944705315042" calcext:value-type="float">
            <text:p>-36.994470531504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-4.50089434144337" calcext:value-type="float">
            <text:p>-4.50089434144337</text:p>
          </table:table-cell>
          <table:table-cell office:value-type="float" office:value="189.338535185694" calcext:value-type="float">
            <text:p>189.338535185694</text:p>
          </table:table-cell>
          <table:table-cell office:value-type="float" office:value="-37.4574766244045" calcext:value-type="float">
            <text:p>-37.457476624404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4.60551677213652" calcext:value-type="float">
            <text:p>-4.60551677213652</text:p>
          </table:table-cell>
          <table:table-cell office:value-type="float" office:value="184.6969466073" calcext:value-type="float">
            <text:p>184.6969466073</text:p>
          </table:table-cell>
          <table:table-cell office:value-type="float" office:value="-37.7521357659027" calcext:value-type="float">
            <text:p>-37.752135765902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-4.71283795072486" calcext:value-type="float">
            <text:p>-4.71283795072486</text:p>
          </table:table-cell>
          <table:table-cell office:value-type="float" office:value="180.201798829847" calcext:value-type="float">
            <text:p>180.201798829847</text:p>
          </table:table-cell>
          <table:table-cell office:value-type="float" office:value="-37.8937515793652" calcext:value-type="float">
            <text:p>-37.893751579365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-4.82291367918664" calcext:value-type="float">
            <text:p>-4.82291367918664</text:p>
          </table:table-cell>
          <table:table-cell office:value-type="float" office:value="175.85203433481" calcext:value-type="float">
            <text:p>175.85203433481</text:p>
          </table:table-cell>
          <table:table-cell office:value-type="float" office:value="-37.8965552711726" calcext:value-type="float">
            <text:p>-37.896555271172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4.93580084973489" calcext:value-type="float">
            <text:p>-4.93580084973489</text:p>
          </table:table-cell>
          <table:table-cell office:value-type="float" office:value="171.64586756598" calcext:value-type="float">
            <text:p>171.64586756598</text:p>
          </table:table-cell>
          <table:table-cell office:value-type="float" office:value="-37.7737358005682" calcext:value-type="float">
            <text:p>-37.773735800568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-5.05155744485504" calcext:value-type="float">
            <text:p>-5.05155744485504</text:p>
          </table:table-cell>
          <table:table-cell office:value-type="float" office:value="167.58091843958" calcext:value-type="float">
            <text:p>167.58091843958</text:p>
          </table:table-cell>
          <table:table-cell office:value-type="float" office:value="-37.5374793853457" calcext:value-type="float">
            <text:p>-37.537479385345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5.17024252778713" calcext:value-type="float">
            <text:p>-5.17024252778713</text:p>
          </table:table-cell>
          <table:table-cell office:value-type="float" office:value="163.65432909731" calcext:value-type="float">
            <text:p>163.65432909731</text:p>
          </table:table-cell>
          <table:table-cell office:value-type="float" office:value="-37.1990155619463" calcext:value-type="float">
            <text:p>-37.199015561946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-5.29191622150434" calcext:value-type="float">
            <text:p>-5.29191622150434</text:p>
          </table:table-cell>
          <table:table-cell office:value-type="float" office:value="159.862865297176" calcext:value-type="float">
            <text:p>159.862865297176</text:p>
          </table:table-cell>
          <table:table-cell office:value-type="float" office:value="-36.7686675256813" calcext:value-type="float">
            <text:p>-36.768667525681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-5.41663967389773" calcext:value-type="float">
            <text:p>-5.41663967389773</text:p>
          </table:table-cell>
          <table:table-cell office:value-type="float" office:value="156.203003874785" calcext:value-type="float">
            <text:p>156.203003874785</text:p>
          </table:table-cell>
          <table:table-cell office:value-type="float" office:value="-36.2559049197808" calcext:value-type="float">
            <text:p>-36.2559049197808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-5.54447500647661" calcext:value-type="float">
            <text:p>-5.54447500647661</text:p>
          </table:table-cell>
          <table:table-cell office:value-type="float" office:value="152.671007692282" calcext:value-type="float">
            <text:p>152.671007692282</text:p>
          </table:table-cell>
          <table:table-cell office:value-type="float" office:value="-35.6693976227079" calcext:value-type="float">
            <text:p>-35.6693976227079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5.67548524342369" calcext:value-type="float">
            <text:p>-5.67548524342369</text:p>
          </table:table-cell>
          <table:table-cell office:value-type="float" office:value="149.262989439261" calcext:value-type="float">
            <text:p>149.262989439261</text:p>
          </table:table-cell>
          <table:table-cell office:value-type="float" office:value="-35.017069405751" calcext:value-type="float">
            <text:p>-35.017069405751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-5.80973421729144" calcext:value-type="float">
            <text:p>-5.80973421729144</text:p>
          </table:table-cell>
          <table:table-cell office:value-type="float" office:value="145.974965572438" calcext:value-type="float">
            <text:p>145.974965572438</text:p>
          </table:table-cell>
          <table:table-cell office:value-type="float" office:value="-34.3061506026809" calcext:value-type="float">
            <text:p>-34.306150602680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5.94728644697807" calcext:value-type="float">
            <text:p>-5.94728644697807</text:p>
          </table:table-cell>
          <table:table-cell office:value-type="float" office:value="142.802901588341" calcext:value-type="float">
            <text:p>142.802901588341</text:p>
          </table:table-cell>
          <table:table-cell office:value-type="float" office:value="-33.543229156106" calcext:value-type="float">
            <text:p>-33.543229156106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6.08820698286115" calcext:value-type="float">
            <text:p>-6.08820698286115</text:p>
          </table:table-cell>
          <table:table-cell office:value-type="float" office:value="139.742749723042" calcext:value-type="float">
            <text:p>139.742749723042</text:p>
          </table:table-cell>
          <table:table-cell office:value-type="float" office:value="-32.7342995870287" calcext:value-type="float">
            <text:p>-32.734299587028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6.2325612130743" calcext:value-type="float">
            <text:p>-6.2325612130743</text:p>
          </table:table-cell>
          <table:table-cell office:value-type="float" office:value="136.790480070529" calcext:value-type="float">
            <text:p>136.790480070529</text:p>
          </table:table-cell>
          <table:table-cell office:value-type="float" office:value="-31.8848095807739" calcext:value-type="float">
            <text:p>-31.8848095807739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6.38041462386708" calcext:value-type="float">
            <text:p>-6.38041462386708</text:p>
          </table:table-cell>
          <table:table-cell office:value-type="float" office:value="133.942106010351" calcext:value-type="float">
            <text:p>133.942106010351</text:p>
          </table:table-cell>
          <table:table-cell office:value-type="float" office:value="-30.9997039992308" calcext:value-type="float">
            <text:p>-30.9997039992308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6.53183250576185" calcext:value-type="float">
            <text:p>-6.53183250576185</text:p>
          </table:table-cell>
          <table:table-cell office:value-type="float" office:value="131.193704738448" calcext:value-type="float">
            <text:p>131.193704738448</text:p>
          </table:table-cell>
          <table:table-cell office:value-type="float" office:value="-30.0834662210489" calcext:value-type="float">
            <text:p>-30.08346622104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6.68687959578952" calcext:value-type="float">
            <text:p>-6.68687959578952</text:p>
          </table:table-cell>
          <table:table-cell office:value-type="float" office:value="128.541433604095" calcext:value-type="float">
            <text:p>128.541433604095</text:p>
          </table:table-cell>
          <table:table-cell office:value-type="float" office:value="-29.1401567823056" calcext:value-type="float">
            <text:p>-29.1401567823056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-6.84561964440828" calcext:value-type="float">
            <text:p>-6.84561964440828</text:p>
          </table:table-cell>
          <table:table-cell office:value-type="float" office:value="125.981542871837" calcext:value-type="float">
            <text:p>125.981542871837</text:p>
          </table:table-cell>
          <table:table-cell office:value-type="float" office:value="-28.1734493439581" calcext:value-type="float">
            <text:p>-28.1734493439581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-7.00811489375624" calcext:value-type="float">
            <text:p>-7.00811489375624</text:p>
          </table:table-cell>
          <table:table-cell office:value-type="float" office:value="123.510385450359" calcext:value-type="float">
            <text:p>123.510385450359</text:p>
          </table:table-cell>
          <table:table-cell office:value-type="float" office:value="-27.1866640522413" calcext:value-type="float">
            <text:p>-27.186664052241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-7.17442545161252" calcext:value-type="float">
            <text:p>-7.17442545161252</text:p>
          </table:table-cell>
          <table:table-cell office:value-type="float" office:value="121.124424060794" calcext:value-type="float">
            <text:p>121.124424060794</text:p>
          </table:table-cell>
          <table:table-cell office:value-type="float" office:value="-26.1827983868214" calcext:value-type="float">
            <text:p>-26.1827983868214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-7.34460854280016" calcext:value-type="float">
            <text:p>-7.34460854280016</text:p>
          </table:table-cell>
          <table:table-cell office:value-type="float" office:value="118.82023625458" calcext:value-type="float">
            <text:p>118.82023625458</text:p>
          </table:table-cell>
          <table:table-cell office:value-type="float" office:value="-25.1645556112082" calcext:value-type="float">
            <text:p>-25.164555611208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7.51871761670883" calcext:value-type="float">
            <text:p>-7.51871761670883</text:p>
          </table:table-cell>
          <table:table-cell office:value-type="float" office:value="116.594517635531" calcext:value-type="float">
            <text:p>116.594517635531</text:p>
          </table:table-cell>
          <table:table-cell office:value-type="float" office:value="-24.1343709525546" calcext:value-type="float">
            <text:p>-24.1343709525546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-7.6968012860979" calcext:value-type="float">
            <text:p>-7.6968012860979</text:p>
          </table:table-cell>
          <table:table-cell office:value-type="float" office:value="114.444083591642" calcext:value-type="float">
            <text:p>114.444083591642</text:p>
          </table:table-cell>
          <table:table-cell office:value-type="float" office:value="-23.094435645088" calcext:value-type="float">
            <text:p>-23.09443564508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7.87890206831347" calcext:value-type="float">
            <text:p>-7.87890206831347</text:p>
          </table:table-cell>
          <table:table-cell office:value-type="float" office:value="112.365869798912" calcext:value-type="float">
            <text:p>112.365869798912</text:p>
          </table:table-cell>
          <table:table-cell office:value-type="float" office:value="-22.0467189742985" calcext:value-type="float">
            <text:p>-22.0467189742985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8.06505489547646" calcext:value-type="float">
            <text:p>-8.06505489547646</text:p>
          </table:table-cell>
          <table:table-cell office:value-type="float" office:value="110.356931721622" calcext:value-type="float">
            <text:p>110.356931721622</text:p>
          </table:table-cell>
          <table:table-cell office:value-type="float" office:value="-20.9929884586843" calcext:value-type="float">
            <text:p>-20.9929884586843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8.2552853550486" calcext:value-type="float">
            <text:p>-8.2552853550486</text:p>
          </table:table-cell>
          <table:table-cell office:value-type="float" office:value="108.414443300407" calcext:value-type="float">
            <text:p>108.414443300407</text:p>
          </table:table-cell>
          <table:table-cell office:value-type="float" office:value="-19.9348283031496" calcext:value-type="float">
            <text:p>-19.934828303149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-8.4496076164553" calcext:value-type="float">
            <text:p>-8.4496076164553</text:p>
          </table:table-cell>
          <table:table-cell office:value-type="float" office:value="106.535694990762" calcext:value-type="float">
            <text:p>106.535694990762</text:p>
          </table:table-cell>
          <table:table-cell office:value-type="float" office:value="-18.8736562537433" calcext:value-type="float">
            <text:p>-18.873656253743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8.64802199318224" calcext:value-type="float">
            <text:p>-8.64802199318224</text:p>
          </table:table-cell>
          <table:table-cell office:value-type="float" office:value="104.718091289677" calcext:value-type="float">
            <text:p>104.718091289677</text:p>
          </table:table-cell>
          <table:table-cell office:value-type="float" office:value="-17.8107389778258" calcext:value-type="float">
            <text:p>-17.8107389778258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-8.85051208306533" calcext:value-type="float">
            <text:p>-8.85051208306533</text:p>
          </table:table-cell>
          <table:table-cell office:value-type="float" office:value="102.959147866621" calcext:value-type="float">
            <text:p>102.959147866621</text:p>
          </table:table-cell>
          <table:table-cell office:value-type="float" office:value="-16.7472060873821" calcext:value-type="float">
            <text:p>-16.747206087382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-9.05704142256228" calcext:value-type="float">
            <text:p>-9.05704142256228</text:p>
          </table:table-cell>
          <table:table-cell office:value-type="float" office:value="101.25648839652" calcext:value-type="float">
            <text:p>101.25648839652</text:p>
          </table:table-cell>
          <table:table-cell office:value-type="float" office:value="-15.6840629163756" calcext:value-type="float">
            <text:p>-15.684062916375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9.26754958396005" calcext:value-type="float">
            <text:p>-9.26754958396005</text:p>
          </table:table-cell>
          <table:table-cell office:value-type="float" office:value="99.6078411764814" calcext:value-type="float">
            <text:p>99.6078411764814</text:p>
          </table:table-cell>
          <table:table-cell office:value-type="float" office:value="-14.6222021559986" calcext:value-type="float">
            <text:p>-14.622202155998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-9.48194763826872" calcext:value-type="float">
            <text:p>-9.48194763826872</text:p>
          </table:table-cell>
          <table:table-cell office:value-type="float" office:value="98.0110355943481" calcext:value-type="float">
            <text:p>98.0110355943481</text:p>
          </table:table-cell>
          <table:table-cell office:value-type="float" office:value="-13.5624144446232" calcext:value-type="float">
            <text:p>-13.562414444623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9.70011290177931" calcext:value-type="float">
            <text:p>-9.70011290177931</text:p>
          </table:table-cell>
          <table:table-cell office:value-type="float" office:value="96.4639985054939" calcext:value-type="float">
            <text:p>96.4639985054939</text:p>
          </table:table-cell>
          <table:table-cell office:value-type="float" office:value="-12.5053980023033" calcext:value-type="float">
            <text:p>-12.505398002303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9.92188288209431" calcext:value-type="float">
            <text:p>-9.92188288209431</text:p>
          </table:table-cell>
          <table:table-cell office:value-type="float" office:value="94.9647505643404" calcext:value-type="float">
            <text:p>94.9647505643404</text:p>
          </table:table-cell>
          <table:table-cell office:value-type="float" office:value="-11.4517673929498" calcext:value-type="float">
            <text:p>-11.451767392949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10.147048341536" calcext:value-type="float">
            <text:p>-10.147048341536</text:p>
          </table:table-cell>
          <table:table-cell office:value-type="float" office:value="93.5114025485881" calcext:value-type="float">
            <text:p>93.5114025485881</text:p>
          </table:table-cell>
          <table:table-cell office:value-type="float" office:value="-10.4020614908363" calcext:value-type="float">
            <text:p>-10.402061490836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10.3753454044945" calcext:value-type="float">
            <text:p>-10.3753454044945</text:p>
          </table:table-cell>
          <table:table-cell office:value-type="float" office:value="92.1021517069813" calcext:value-type="float">
            <text:p>92.1021517069813</text:p>
          </table:table-cell>
          <table:table-cell office:value-type="float" office:value="-9.35675072196804" calcext:value-type="float">
            <text:p>-9.3567507219680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10.6064466535755" calcext:value-type="float">
            <text:p>-10.6064466535755</text:p>
          </table:table-cell>
          <table:table-cell office:value-type="float" office:value="90.7352781553434" calcext:value-type="float">
            <text:p>90.7352781553434</text:p>
          </table:table-cell>
          <table:table-cell office:value-type="float" office:value="-8.31624364506112" calcext:value-type="float">
            <text:p>-8.3162436450611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10.8399511913654" calcext:value-type="float">
            <text:p>-10.8399511913654</text:p>
          </table:table-cell>
          <table:table-cell office:value-type="float" office:value="89.4091413404855" calcext:value-type="float">
            <text:p>89.4091413404855</text:p>
          </table:table-cell>
          <table:table-cell office:value-type="float" office:value="-7.28089293146611" calcext:value-type="float">
            <text:p>-7.28089293146611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-11.0753736952888" calcext:value-type="float">
            <text:p>-11.0753736952888</text:p>
          </table:table-cell>
          <table:table-cell office:value-type="float" office:value="88.122176587273" calcext:value-type="float">
            <text:p>88.122176587273</text:p>
          </table:table-cell>
          <table:table-cell office:value-type="float" office:value="-6.25100079831688" calcext:value-type="float">
            <text:p>-6.2510007983168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11.3121325684704" calcext:value-type="float">
            <text:p>-11.3121325684704</text:p>
          </table:table-cell>
          <table:table-cell office:value-type="float" office:value="86.8728917405121" calcext:value-type="float">
            <text:p>86.8728917405121</text:p>
          </table:table-cell>
          <table:table-cell office:value-type="float" office:value="-5.22682394450658" calcext:value-type="float">
            <text:p>-5.22682394450658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11.5495373965518" calcext:value-type="float">
            <text:p>-11.5495373965518</text:p>
          </table:table-cell>
          <table:table-cell office:value-type="float" office:value="85.6598639102896" calcext:value-type="float">
            <text:p>85.6598639102896</text:p>
          </table:table-cell>
          <table:table-cell office:value-type="float" office:value="-4.20857803475267" calcext:value-type="float">
            <text:p>-4.208578034752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1.7867760660611" calcext:value-type="float">
            <text:p>-11.7867760660611</text:p>
          </table:table-cell>
          <table:table-cell office:value-type="float" office:value="84.4817363268782" calcext:value-type="float">
            <text:p>84.4817363268782</text:p>
          </table:table-cell>
          <table:table-cell office:value-type="float" office:value="-3.19644177301911" calcext:value-type="float">
            <text:p>-3.19644177301911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-12.0229020900795" calcext:value-type="float">
            <text:p>-12.0229020900795</text:p>
          </table:table-cell>
          <table:table-cell office:value-type="float" office:value="83.3372153092325" calcext:value-type="float">
            <text:p>83.3372153092325</text:p>
          </table:table-cell>
          <table:table-cell office:value-type="float" office:value="-2.19056060289314" calcext:value-type="float">
            <text:p>-2.1905606028931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12.2568229243604" calcext:value-type="float">
            <text:p>-12.2568229243604</text:p>
          </table:table-cell>
          <table:table-cell office:value-type="float" office:value="82.225067349377" calcext:value-type="float">
            <text:p>82.225067349377</text:p>
          </table:table-cell>
          <table:table-cell office:value-type="float" office:value="-1.1910500691382" calcext:value-type="float">
            <text:p>-1.191050069138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12.4872903381612" calcext:value-type="float">
            <text:p>-12.4872903381612</text:p>
          </table:table-cell>
          <table:table-cell office:value-type="float" office:value="81.1441163135784" calcext:value-type="float">
            <text:p>81.1441163135784</text:p>
          </table:table-cell>
          <table:table-cell office:value-type="float" office:value="-0.197998871558421" calcext:value-type="float">
            <text:p>-0.19799887155842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12.7128942146773" calcext:value-type="float">
            <text:p>-12.7128942146773</text:p>
          </table:table-cell>
          <table:table-cell office:value-type="float" office:value="80.0932407600467" calcext:value-type="float">
            <text:p>80.0932407600467</text:p>
          </table:table-cell>
          <table:table-cell office:value-type="float" office:value="0.788528360508326" calcext:value-type="float">
            <text:p>0.78852836050832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-12.9320614661449" calcext:value-type="float">
            <text:p>-12.9320614661449</text:p>
          </table:table-cell>
          <table:table-cell office:value-type="float" office:value="79.0713713719882" calcext:value-type="float">
            <text:p>79.0713713719882</text:p>
          </table:table-cell>
          <table:table-cell office:value-type="float" office:value="1.7684885473367" calcext:value-type="float">
            <text:p>1.768488547336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-13.1430620075738" calcext:value-type="float">
            <text:p>-13.1430620075738</text:p>
          </table:table-cell>
          <table:table-cell office:value-type="float" office:value="78.0774885040906" calcext:value-type="float">
            <text:p>78.0774885040906</text:p>
          </table:table-cell>
          <table:table-cell office:value-type="float" office:value="2.7418578682086" calcext:value-type="float">
            <text:p>2.7418578682086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13.3440238659585" calcext:value-type="float">
            <text:p>-13.3440238659585</text:p>
          </table:table-cell>
          <table:table-cell office:value-type="float" office:value="77.1106198399491" calcext:value-type="float">
            <text:p>77.1106198399491</text:p>
          </table:table-cell>
          <table:table-cell office:value-type="float" office:value="3.70862967981388" calcext:value-type="float">
            <text:p>3.70862967981388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-13.5329594123363" calcext:value-type="float">
            <text:p>-13.5329594123363</text:p>
          </table:table-cell>
          <table:table-cell office:value-type="float" office:value="76.1698381574873" calcext:value-type="float">
            <text:p>76.1698381574873</text:p>
          </table:table-cell>
          <table:table-cell office:value-type="float" office:value="4.66881262435846" calcext:value-type="float">
            <text:p>4.6688126243584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13.7078042855743" calcext:value-type="float">
            <text:p>-13.7078042855743</text:p>
          </table:table-cell>
          <table:table-cell office:value-type="float" office:value="75.254259199097" calcext:value-type="float">
            <text:p>75.254259199097</text:p>
          </table:table-cell>
          <table:table-cell office:value-type="float" office:value="5.62242890985642" calcext:value-type="float">
            <text:p>5.6224289098564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13.8664697365524" calcext:value-type="float">
            <text:p>-13.8664697365524</text:p>
          </table:table-cell>
          <table:table-cell office:value-type="float" office:value="74.3630396429698" calcext:value-type="float">
            <text:p>74.3630396429698</text:p>
          </table:table-cell>
          <table:table-cell office:value-type="float" office:value="6.56951274669196" calcext:value-type="float">
            <text:p>6.5695127466919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14.0069078179485" calcext:value-type="float">
            <text:p>-14.0069078179485</text:p>
          </table:table-cell>
          <table:table-cell office:value-type="float" office:value="73.4953751719267" calcext:value-type="float">
            <text:p>73.4953751719267</text:p>
          </table:table-cell>
          <table:table-cell office:value-type="float" office:value="7.51010892600373" calcext:value-type="float">
            <text:p>7.5101089260037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14.1271871325803" calcext:value-type="float">
            <text:p>-14.1271871325803</text:p>
          </table:table-cell>
          <table:table-cell office:value-type="float" office:value="72.6504986359474" calcext:value-type="float">
            <text:p>72.6504986359474</text:p>
          </table:table-cell>
          <table:table-cell office:value-type="float" office:value="8.44427152677045" calcext:value-type="float">
            <text:p>8.4442715267704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14.2255749200064" calcext:value-type="float">
            <text:p>-14.2255749200064</text:p>
          </table:table-cell>
          <table:table-cell office:value-type="float" office:value="71.8276783045409" calcext:value-type="float">
            <text:p>71.8276783045409</text:p>
          </table:table-cell>
          <table:table-cell office:value-type="float" office:value="9.37206273968591" calcext:value-type="float">
            <text:p>9.3720627396859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14.300619435843" calcext:value-type="float">
            <text:p>-14.300619435843</text:p>
          </table:table-cell>
          <table:table-cell office:value-type="float" office:value="71.0262162050904" calcext:value-type="float">
            <text:p>71.0262162050904</text:p>
          </table:table-cell>
          <table:table-cell office:value-type="float" office:value="10.2935517970097" calcext:value-type="float">
            <text:p>10.293551797009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14.351225287721" calcext:value-type="float">
            <text:p>-14.351225287721</text:p>
          </table:table-cell>
          <table:table-cell office:value-type="float" office:value="70.24544654332" calcext:value-type="float">
            <text:p>70.24544654332</text:p>
          </table:table-cell>
          <table:table-cell office:value-type="float" office:value="11.2088139985679" calcext:value-type="float">
            <text:p>11.208813998567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14.3767140580282" calcext:value-type="float">
            <text:p>-14.3767140580282</text:p>
          </table:table-cell>
          <table:table-cell office:value-type="float" office:value="69.4847342020859" calcext:value-type="float">
            <text:p>69.4847342020859</text:p>
          </table:table-cell>
          <table:table-cell office:value-type="float" office:value="12.1179298249906" calcext:value-type="float">
            <text:p>12.117929824990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-14.3768634432509" calcext:value-type="float">
            <text:p>-14.3768634432509</text:p>
          </table:table-cell>
          <table:table-cell office:value-type="float" office:value="68.7434733147547" calcext:value-type="float">
            <text:p>68.7434733147547</text:p>
          </table:table-cell>
          <table:table-cell office:value-type="float" office:value="13.0209841300821" calcext:value-type="float">
            <text:p>13.020984130082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-14.3519202758531" calcext:value-type="float">
            <text:p>-14.3519202758531</text:p>
          </table:table-cell>
          <table:table-cell office:value-type="float" office:value="68.0210859095205" calcext:value-type="float">
            <text:p>68.0210859095205</text:p>
          </table:table-cell>
          <table:table-cell office:value-type="float" office:value="13.9180654049735" calcext:value-type="float">
            <text:p>13.918065404973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14.3025858430552" calcext:value-type="float">
            <text:p>-14.3025858430552</text:p>
          </table:table-cell>
          <table:table-cell office:value-type="float" office:value="67.3170206211092" calcext:value-type="float">
            <text:p>67.3170206211092</text:p>
          </table:table-cell>
          <table:table-cell office:value-type="float" office:value="14.809265107375" calcext:value-type="float">
            <text:p>14.80926510737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14.2299752885271" calcext:value-type="float">
            <text:p>-14.2299752885271</text:p>
          </table:table-cell>
          <table:table-cell office:value-type="float" office:value="66.6307514664247" calcext:value-type="float">
            <text:p>66.6307514664247</text:p>
          </table:table-cell>
          <table:table-cell office:value-type="float" office:value="15.6946770498617" calcext:value-type="float">
            <text:p>15.694677049861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14.1355558909768" calcext:value-type="float">
            <text:p>-14.1355558909768</text:p>
          </table:table-cell>
          <table:table-cell office:value-type="float" office:value="65.961776680803" calcext:value-type="float">
            <text:p>65.961776680803</text:p>
          </table:table-cell>
          <table:table-cell office:value-type="float" office:value="16.5743968416859" calcext:value-type="float">
            <text:p>16.5743968416859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14.0210710809306" calcext:value-type="float">
            <text:p>-14.0210710809306</text:p>
          </table:table-cell>
          <table:table-cell office:value-type="float" office:value="65.3096176116572" calcext:value-type="float">
            <text:p>65.3096176116572</text:p>
          </table:table-cell>
          <table:table-cell office:value-type="float" office:value="17.4485213791081" calcext:value-type="float">
            <text:p>17.4485213791081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-13.8884578787563" calcext:value-type="float">
            <text:p>-13.8884578787563</text:p>
          </table:table-cell>
          <table:table-cell office:value-type="float" office:value="64.6738176664171" calcext:value-type="float">
            <text:p>64.6738176664171</text:p>
          </table:table-cell>
          <table:table-cell office:value-type="float" office:value="18.3171483797073" calcext:value-type="float">
            <text:p>18.317148379707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13.7397650352994" calcext:value-type="float">
            <text:p>-13.7397650352994</text:p>
          </table:table-cell>
          <table:table-cell office:value-type="float" office:value="64.0539413117851" calcext:value-type="float">
            <text:p>64.0539413117851</text:p>
          </table:table-cell>
          <table:table-cell office:value-type="float" office:value="19.1803759565426" calcext:value-type="float">
            <text:p>19.18037595654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3.5770778209392" calcext:value-type="float">
            <text:p>-13.5770778209392</text:p>
          </table:table-cell>
          <table:table-cell office:value-type="float" office:value="63.4495731214472" calcext:value-type="float">
            <text:p>63.4495731214472</text:p>
          </table:table-cell>
          <table:table-cell office:value-type="float" office:value="20.0383022284236" calcext:value-type="float">
            <text:p>20.0383022284236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13.4024535655627" calcext:value-type="float">
            <text:p>-13.4024535655627</text:p>
          </table:table-cell>
          <table:table-cell office:value-type="float" office:value="62.860316869501" calcext:value-type="float">
            <text:p>62.860316869501</text:p>
          </table:table-cell>
          <table:table-cell office:value-type="float" office:value="20.8910249628901" calcext:value-type="float">
            <text:p>20.891024962890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13.2178701240501" calcext:value-type="float">
            <text:p>-13.2178701240501</text:p>
          </table:table-cell>
          <table:table-cell office:value-type="float" office:value="62.2857946669743" calcext:value-type="float">
            <text:p>62.2857946669743</text:p>
          </table:table-cell>
          <table:table-cell office:value-type="float" office:value="21.7386412488198" calcext:value-type="float">
            <text:p>21.7386412488198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13.0251877504638" calcext:value-type="float">
            <text:p>-13.0251877504638</text:p>
          </table:table-cell>
          <table:table-cell office:value-type="float" office:value="61.7256461389177" calcext:value-type="float">
            <text:p>61.7256461389177</text:p>
          </table:table-cell>
          <table:table-cell office:value-type="float" office:value="22.5812471958707" calcext:value-type="float">
            <text:p>22.5812471958707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-12.826123588327" calcext:value-type="float">
            <text:p>-12.826123588327</text:p>
          </table:table-cell>
          <table:table-cell office:value-type="float" office:value="61.1795276396731" calcext:value-type="float">
            <text:p>61.1795276396731</text:p>
          </table:table-cell>
          <table:table-cell office:value-type="float" office:value="23.4189376582267" calcext:value-type="float">
            <text:p>23.418937658226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12.622237171579" calcext:value-type="float">
            <text:p>-12.622237171579</text:p>
          </table:table-cell>
          <table:table-cell office:value-type="float" office:value="60.6471115040164" calcext:value-type="float">
            <text:p>60.6471115040164</text:p>
          </table:table-cell>
          <table:table-cell office:value-type="float" office:value="24.2518059803562" calcext:value-type="float">
            <text:p>24.2518059803562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-12.4149249351427" calcext:value-type="float">
            <text:p>-12.4149249351427</text:p>
          </table:table-cell>
          <table:table-cell office:value-type="float" office:value="60.1280853319807" calcext:value-type="float">
            <text:p>60.1280853319807</text:p>
          </table:table-cell>
          <table:table-cell office:value-type="float" office:value="25.0799437627147" calcext:value-type="float">
            <text:p>25.0799437627147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12.205421661024" calcext:value-type="float">
            <text:p>-12.205421661024</text:p>
          </table:table-cell>
          <table:table-cell office:value-type="float" office:value="59.6221513052624" calcext:value-type="float">
            <text:p>59.6221513052624</text:p>
          </table:table-cell>
          <table:table-cell office:value-type="float" office:value="25.9034406455206" calcext:value-type="float">
            <text:p>25.9034406455206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-11.9948069289284" calcext:value-type="float">
            <text:p>-11.9948069289284</text:p>
          </table:table-cell>
          <table:table-cell office:value-type="float" office:value="59.1290255332088" calcext:value-type="float">
            <text:p>59.1290255332088</text:p>
          </table:table-cell>
          <table:table-cell office:value-type="float" office:value="26.722384108925" calcext:value-type="float">
            <text:p>26.72238410892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11.7840149042555" calcext:value-type="float">
            <text:p>-11.7840149042555</text:p>
          </table:table-cell>
          <table:table-cell office:value-type="float" office:value="58.648437426476" calcext:value-type="float">
            <text:p>58.648437426476</text:p>
          </table:table-cell>
          <table:table-cell office:value-type="float" office:value="27.536859288057" calcext:value-type="float">
            <text:p>27.53685928805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-11.5738461077515" calcext:value-type="float">
            <text:p>-11.5738461077515</text:p>
          </table:table-cell>
          <table:table-cell office:value-type="float" office:value="58.1801290965309" calcext:value-type="float">
            <text:p>58.1801290965309</text:p>
          </table:table-cell>
          <table:table-cell office:value-type="float" office:value="28.3469488015955" calcext:value-type="float">
            <text:p>28.3469488015955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-11.3649801206075" calcext:value-type="float">
            <text:p>-11.3649801206075</text:p>
          </table:table-cell>
          <table:table-cell office:value-type="float" office:value="57.7238547792584" calcext:value-type="float">
            <text:p>57.7238547792584</text:p>
          </table:table-cell>
          <table:table-cell office:value-type="float" office:value="29.1527325926501" calcext:value-type="float">
            <text:p>29.152732592650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11.157988457531" calcext:value-type="float">
            <text:p>-11.157988457531</text:p>
          </table:table-cell>
          <table:table-cell office:value-type="float" office:value="57.279380281012" calcext:value-type="float">
            <text:p>57.279380281012</text:p>
          </table:table-cell>
          <table:table-cell office:value-type="float" office:value="29.9542877808785" calcext:value-type="float">
            <text:p>29.954287780878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-10.9533470748819" calcext:value-type="float">
            <text:p>-10.9533470748819</text:p>
          </table:table-cell>
          <table:table-cell office:value-type="float" office:value="56.8464824455241" calcext:value-type="float">
            <text:p>56.8464824455241</text:p>
          </table:table-cell>
          <table:table-cell office:value-type="float" office:value="30.7516885248853" calcext:value-type="float">
            <text:p>30.751688524885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10.7514481683059" calcext:value-type="float">
            <text:p>-10.7514481683059</text:p>
          </table:table-cell>
          <table:table-cell office:value-type="float" office:value="56.4249486401646" calcext:value-type="float">
            <text:p>56.4249486401646</text:p>
          </table:table-cell>
          <table:table-cell office:value-type="float" office:value="31.5450058940684" calcext:value-type="float">
            <text:p>31.545005894068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10.5526110574149" calcext:value-type="float">
            <text:p>-10.5526110574149</text:p>
          </table:table-cell>
          <table:table-cell office:value-type="float" office:value="56.0145762601098" calcext:value-type="float">
            <text:p>56.0145762601098</text:p>
          </table:table-cell>
          <table:table-cell office:value-type="float" office:value="32.3343077491801" calcext:value-type="float">
            <text:p>32.3343077491801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-10.3570920599969" calcext:value-type="float">
            <text:p>-10.3570920599969</text:p>
          </table:table-cell>
          <table:table-cell office:value-type="float" office:value="55.6151722490486" calcext:value-type="float">
            <text:p>55.6151722490486</text:p>
          </table:table-cell>
          <table:table-cell office:value-type="float" office:value="33.1196586309781" calcext:value-type="float">
            <text:p>33.119658630978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-10.1650933319829" calcext:value-type="float">
            <text:p>-10.1650933319829</text:p>
          </table:table-cell>
          <table:table-cell office:value-type="float" office:value="55.2265526351217" calcext:value-type="float">
            <text:p>55.2265526351217</text:p>
          </table:table-cell>
          <table:table-cell office:value-type="float" office:value="33.9011196564316" calcext:value-type="float">
            <text:p>33.901119656431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9.97677069876616" calcext:value-type="float">
            <text:p>-9.97677069876616</text:p>
          </table:table-cell>
          <table:table-cell office:value-type="float" office:value="54.8485420808529" calcext:value-type="float">
            <text:p>54.8485420808529</text:p>
          </table:table-cell>
          <table:table-cell office:value-type="float" office:value="34.678748422038" calcext:value-type="float">
            <text:p>34.678748422038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-9.79224053446522" calcext:value-type="float">
            <text:p>-9.79224053446522</text:p>
          </table:table-cell>
          <table:table-cell office:value-type="float" office:value="54.4809734458919" calcext:value-type="float">
            <text:p>54.4809734458919</text:p>
          </table:table-cell>
          <table:table-cell office:value-type="float" office:value="35.4525989138897" calcext:value-type="float">
            <text:p>35.452598913889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-9.61158576333579" calcext:value-type="float">
            <text:p>-9.61158576333579</text:p>
          </table:table-cell>
          <table:table-cell office:value-type="float" office:value="54.1236873614529" calcext:value-type="float">
            <text:p>54.1236873614529</text:p>
          </table:table-cell>
          <table:table-cell office:value-type="float" office:value="36.2227214242101" calcext:value-type="float">
            <text:p>36.222721424210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-9.43486106571718" calcext:value-type="float">
            <text:p>-9.43486106571718</text:p>
          </table:table-cell>
          <table:table-cell office:value-type="float" office:value="53.7765318153872" calcext:value-type="float">
            <text:p>53.7765318153872</text:p>
          </table:table-cell>
          <table:table-cell office:value-type="float" office:value="36.9891624741511" calcext:value-type="float">
            <text:p>36.989162474151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-9.26209737268013" calcext:value-type="float">
            <text:p>-9.26209737268013</text:p>
          </table:table-cell>
          <table:table-cell office:value-type="float" office:value="53.4393617468935" calcext:value-type="float">
            <text:p>53.4393617468935</text:p>
          </table:table-cell>
          <table:table-cell office:value-type="float" office:value="37.7519647427198" calcext:value-type="float">
            <text:p>37.751964742719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-9.09330573117601" calcext:value-type="float">
            <text:p>-9.09330573117601</text:p>
          </table:table-cell>
          <table:table-cell office:value-type="float" office:value="53.1120386499225" calcext:value-type="float">
            <text:p>53.1120386499225</text:p>
          </table:table-cell>
          <table:table-cell office:value-type="float" office:value="38.5111670017641" calcext:value-type="float">
            <text:p>38.511167001764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-8.92848061659864" calcext:value-type="float">
            <text:p>-8.92848061659864</text:p>
          </table:table-cell>
          <table:table-cell office:value-type="float" office:value="52.7944301843921" calcext:value-type="float">
            <text:p>52.7944301843921</text:p>
          </table:table-cell>
          <table:table-cell office:value-type="float" office:value="39.2668040570184" calcext:value-type="float">
            <text:p>39.26680405701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8.76760276341001" calcext:value-type="float">
            <text:p>-8.76760276341001</text:p>
          </table:table-cell>
          <table:table-cell office:value-type="float" office:value="52.486409794391" calcext:value-type="float">
            <text:p>52.486409794391</text:p>
          </table:table-cell>
          <table:table-cell office:value-type="float" office:value="40.0189066952661" calcext:value-type="float">
            <text:p>40.018906695266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-8.6106415776293" calcext:value-type="float">
            <text:p>-8.6106415776293</text:p>
          </table:table-cell>
          <table:table-cell office:value-type="float" office:value="52.1878563325996" calcext:value-type="float">
            <text:p>52.1878563325996</text:p>
          </table:table-cell>
          <table:table-cell office:value-type="float" office:value="40.7675016377386" calcext:value-type="float">
            <text:p>40.7675016377386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8.45755718805972" calcext:value-type="float">
            <text:p>-8.45755718805972</text:p>
          </table:table-cell>
          <table:table-cell office:value-type="float" office:value="51.8986536902262" calcext:value-type="float">
            <text:p>51.8986536902262</text:p>
          </table:table-cell>
          <table:table-cell office:value-type="float" office:value="41.5126114999244" calcext:value-type="float">
            <text:p>41.5126114999244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8.30830218645354" calcext:value-type="float">
            <text:p>-8.30830218645354</text:p>
          </table:table-cell>
          <table:table-cell office:value-type="float" office:value="51.6186904318054" calcext:value-type="float">
            <text:p>51.6186904318054</text:p>
          </table:table-cell>
          <table:table-cell office:value-type="float" office:value="42.254254758016" calcext:value-type="float">
            <text:p>42.254254758016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8.16282310058469" calcext:value-type="float">
            <text:p>-8.16282310058469</text:p>
          </table:table-cell>
          <table:table-cell office:value-type="float" office:value="51.3478594342779" calcext:value-type="float">
            <text:p>51.3478594342779</text:p>
          </table:table-cell>
          <table:table-cell office:value-type="float" office:value="42.9924457222726" calcext:value-type="float">
            <text:p>42.992445722272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8.02106163850562" calcext:value-type="float">
            <text:p>-8.02106163850562</text:p>
          </table:table-cell>
          <table:table-cell office:value-type="float" office:value="51.0860575298251" calcext:value-type="float">
            <text:p>51.0860575298251</text:p>
          </table:table-cell>
          <table:table-cell office:value-type="float" office:value="43.7271945176248" calcext:value-type="float">
            <text:p>43.7271945176248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-7.88295573715032" calcext:value-type="float">
            <text:p>-7.88295573715032</text:p>
          </table:table-cell>
          <table:table-cell office:value-type="float" office:value="50.8331851520019" calcext:value-type="float">
            <text:p>50.8331851520019</text:p>
          </table:table-cell>
          <table:table-cell office:value-type="float" office:value="44.4585070718901" calcext:value-type="float">
            <text:p>44.458507071890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-7.74844044390462" calcext:value-type="float">
            <text:p>-7.74844044390462</text:p>
          </table:table-cell>
          <table:table-cell office:value-type="float" office:value="50.5891459847731" calcext:value-type="float">
            <text:p>50.5891459847731</text:p>
          </table:table-cell>
          <table:table-cell office:value-type="float" office:value="45.1863851120147" calcext:value-type="float">
            <text:p>45.1863851120147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-7.61744865577089" calcext:value-type="float">
            <text:p>-7.61744865577089</text:p>
          </table:table-cell>
          <table:table-cell office:value-type="float" office:value="50.3538466141335" calcext:value-type="float">
            <text:p>50.3538466141335</text:p>
          </table:table-cell>
          <table:table-cell office:value-type="float" office:value="45.9108261687899" calcext:value-type="float">
            <text:p>45.9108261687899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-7.48991173726655" calcext:value-type="float">
            <text:p>-7.48991173726655</text:p>
          </table:table-cell>
          <table:table-cell office:value-type="float" office:value="50.1271961820526" calcext:value-type="float">
            <text:p>50.1271961820526</text:p>
          </table:table-cell>
          <table:table-cell office:value-type="float" office:value="46.6318235905291" calcext:value-type="float">
            <text:p>46.631823590529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-7.36576003516859" calcext:value-type="float">
            <text:p>-7.36576003516859</text:p>
          </table:table-cell>
          <table:table-cell office:value-type="float" office:value="49.9091060425712" calcext:value-type="float">
            <text:p>49.9091060425712</text:p>
          </table:table-cell>
          <table:table-cell office:value-type="float" office:value="47.3493665662246" calcext:value-type="float">
            <text:p>47.349366566224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7.24492330559885" calcext:value-type="float">
            <text:p>-7.24492330559885</text:p>
          </table:table-cell>
          <table:table-cell office:value-type="float" office:value="49.6994894199388" calcext:value-type="float">
            <text:p>49.6994894199388</text:p>
          </table:table-cell>
          <table:table-cell office:value-type="float" office:value="48.0634401587262" calcext:value-type="float">
            <text:p>48.0634401587262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-7.12733106669132" calcext:value-type="float">
            <text:p>-7.12733106669132</text:p>
          </table:table-cell>
          <table:table-cell office:value-type="float" office:value="49.4982610687697" calcext:value-type="float">
            <text:p>49.4982610687697</text:p>
          </table:table-cell>
          <table:table-cell office:value-type="float" office:value="48.7740253485092" calcext:value-type="float">
            <text:p>48.774025348509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-7.01291288814654" calcext:value-type="float">
            <text:p>-7.01291288814654</text:p>
          </table:table-cell>
          <table:table-cell office:value-type="float" office:value="49.30533693627" calcext:value-type="float">
            <text:p>49.30533693627</text:p>
          </table:table-cell>
          <table:table-cell office:value-type="float" office:value="49.4810990886176" calcext:value-type="float">
            <text:p>49.4810990886176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-6.90159862731937" calcext:value-type="float">
            <text:p>-6.90159862731937</text:p>
          </table:table-cell>
          <table:table-cell office:value-type="float" office:value="49.1206338266736" calcext:value-type="float">
            <text:p>49.1206338266736</text:p>
          </table:table-cell>
          <table:table-cell office:value-type="float" office:value="50.1846343713781" calcext:value-type="float">
            <text:p>50.184634371378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-6.79331862006738" calcext:value-type="float">
            <text:p>-6.79331862006738</text:p>
          </table:table-cell>
          <table:table-cell office:value-type="float" office:value="48.9440690681084" calcext:value-type="float">
            <text:p>48.9440690681084</text:p>
          </table:table-cell>
          <table:table-cell office:value-type="float" office:value="50.8846003074897" calcext:value-type="float">
            <text:p>50.8846003074897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6.68800383337423" calcext:value-type="float">
            <text:p>-6.68800383337423</text:p>
          </table:table-cell>
          <table:table-cell office:value-type="float" office:value="48.775560182204" calcext:value-type="float">
            <text:p>48.775560182204</text:p>
          </table:table-cell>
          <table:table-cell office:value-type="float" office:value="51.5809622180938" calcext:value-type="float">
            <text:p>51.580962218093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6.58558598572741" calcext:value-type="float">
            <text:p>-6.58558598572741</text:p>
          </table:table-cell>
          <table:table-cell office:value-type="float" office:value="48.615024556837" calcext:value-type="float">
            <text:p>48.615024556837</text:p>
          </table:table-cell>
          <table:table-cell office:value-type="float" office:value="52.2736817404223" calcext:value-type="float">
            <text:p>52.273681740422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6.48599764034757" calcext:value-type="float">
            <text:p>-6.48599764034757</text:p>
          </table:table-cell>
          <table:table-cell office:value-type="float" office:value="48.4623791225074" calcext:value-type="float">
            <text:p>48.4623791225074</text:p>
          </table:table-cell>
          <table:table-cell office:value-type="float" office:value="52.9627169476103" calcext:value-type="float">
            <text:p>52.962716947610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-6.38917227561361" calcext:value-type="float">
            <text:p>-6.38917227561361</text:p>
          </table:table-cell>
          <table:table-cell office:value-type="float" office:value="48.3175400329234" calcext:value-type="float">
            <text:p>48.3175400329234</text:p>
          </table:table-cell>
          <table:table-cell office:value-type="float" office:value="53.6480224832359" calcext:value-type="float">
            <text:p>53.648022483235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6.29504433638718" calcext:value-type="float">
            <text:p>-6.29504433638718</text:p>
          </table:table-cell>
          <table:table-cell office:value-type="float" office:value="48.180422350471" calcext:value-type="float">
            <text:p>48.180422350471</text:p>
          </table:table-cell>
          <table:table-cell office:value-type="float" office:value="54.3295497111233" calcext:value-type="float">
            <text:p>54.3295497111233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-6.20354926939335" calcext:value-type="float">
            <text:p>-6.20354926939335</text:p>
          </table:table-cell>
          <table:table-cell office:value-type="float" office:value="48.0509397373334" calcext:value-type="float">
            <text:p>48.0509397373334</text:p>
          </table:table-cell>
          <table:table-cell office:value-type="float" office:value="55.0072468809069" calcext:value-type="float">
            <text:p>55.007246880906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-6.11462354535007" calcext:value-type="float">
            <text:p>-6.11462354535007</text:p>
          </table:table-cell>
          <table:table-cell office:value-type="float" office:value="47.9290041531173" calcext:value-type="float">
            <text:p>47.9290041531173</text:p>
          </table:table-cell>
          <table:table-cell office:value-type="float" office:value="55.6810593098061" calcext:value-type="float">
            <text:p>55.681059309806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-6.02820467014169" calcext:value-type="float">
            <text:p>-6.02820467014169</text:p>
          </table:table-cell>
          <table:table-cell office:value-type="float" office:value="47.8145255599366" calcext:value-type="float">
            <text:p>47.8145255599366</text:p>
          </table:table-cell>
          <table:table-cell office:value-type="float" office:value="56.3509295810055" calcext:value-type="float">
            <text:p>56.350929581005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-5.944231186995" calcext:value-type="float">
            <text:p>-5.944231186995</text:p>
          </table:table-cell>
          <table:table-cell office:value-type="float" office:value="47.7074116359867" calcext:value-type="float">
            <text:p>47.7074116359867</text:p>
          </table:table-cell>
          <table:table-cell office:value-type="float" office:value="57.0167977589709" calcext:value-type="float">
            <text:p>57.01679775897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5.86264267132862" calcext:value-type="float">
            <text:p>-5.86264267132862</text:p>
          </table:table-cell>
          <table:table-cell office:value-type="float" office:value="47.6075674987321" calcext:value-type="float">
            <text:p>47.6075674987321</text:p>
          </table:table-cell>
          <table:table-cell office:value-type="float" office:value="57.6786016219506" calcext:value-type="float">
            <text:p>57.6786016219506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-5.78337971970141" calcext:value-type="float">
            <text:p>-5.78337971970141</text:p>
          </table:table-cell>
          <table:table-cell office:value-type="float" office:value="47.51489543891" calcext:value-type="float">
            <text:p>47.51489543891</text:p>
          </table:table-cell>
          <table:table-cell office:value-type="float" office:value="58.3362769118324" calcext:value-type="float">
            <text:p>58.3362769118324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-5.70638393407681" calcext:value-type="float">
            <text:p>-5.70638393407681</text:p>
          </table:table-cell>
          <table:table-cell office:value-type="float" office:value="47.429294666623" calcext:value-type="float">
            <text:p>47.429294666623</text:p>
          </table:table-cell>
          <table:table-cell office:value-type="float" office:value="58.989757601426" calcext:value-type="float">
            <text:p>58.98975760142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-5.63159790244275" calcext:value-type="float">
            <text:p>-5.63159790244275</text:p>
          </table:table-cell>
          <table:table-cell office:value-type="float" office:value="47.3506610708728" calcext:value-type="float">
            <text:p>47.3506610708728</text:p>
          </table:table-cell>
          <table:table-cell office:value-type="float" office:value="59.6389761791334" calcext:value-type="float">
            <text:p>59.638976179133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-5.55896517667402" calcext:value-type="float">
            <text:p>-5.55896517667402</text:p>
          </table:table-cell>
          <table:table-cell office:value-type="float" office:value="47.2788869939374" calcext:value-type="float">
            <text:p>47.2788869939374</text:p>
          </table:table-cell>
          <table:table-cell office:value-type="float" office:value="60.2838639508583" calcext:value-type="float">
            <text:p>60.283863950858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5.48843024839544" calcext:value-type="float">
            <text:p>-5.48843024839544</text:p>
          </table:table-cell>
          <table:table-cell office:value-type="float" office:value="47.2138610220535" calcext:value-type="float">
            <text:p>47.2138610220535</text:p>
          </table:table-cell>
          <table:table-cell office:value-type="float" office:value="60.9243513588748" calcext:value-type="float">
            <text:p>60.9243513588748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5.41993852349338" calcext:value-type="float">
            <text:p>-5.41993852349338</text:p>
          </table:table-cell>
          <table:table-cell office:value-type="float" office:value="47.155467793906" calcext:value-type="float">
            <text:p>47.155467793906</text:p>
          </table:table-cell>
          <table:table-cell office:value-type="float" office:value="61.5603683172435" calcext:value-type="float">
            <text:p>61.5603683172435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5.3534362958293" calcext:value-type="float">
            <text:p>-5.3534362958293</text:p>
          </table:table-cell>
          <table:table-cell office:value-type="float" office:value="47.1035878284584" calcext:value-type="float">
            <text:p>47.1035878284584</text:p>
          </table:table-cell>
          <table:table-cell office:value-type="float" office:value="62.1918445632168" calcext:value-type="float">
            <text:p>62.1918445632168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-5.28887072062755" calcext:value-type="float">
            <text:p>-5.28887072062755</text:p>
          </table:table-cell>
          <table:table-cell office:value-type="float" office:value="47.0580973736716" calcext:value-type="float">
            <text:p>47.0580973736716</text:p>
          </table:table-cell>
          <table:table-cell office:value-type="float" office:value="62.8187100239272" calcext:value-type="float">
            <text:p>62.8187100239272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-5.22618978794213" calcext:value-type="float">
            <text:p>-5.22618978794213</text:p>
          </table:table-cell>
          <table:table-cell office:value-type="float" office:value="47.0188682776706" calcext:value-type="float">
            <text:p>47.0188682776706</text:p>
          </table:table-cell>
          <table:table-cell office:value-type="float" office:value="63.4408951974892" calcext:value-type="float">
            <text:p>63.440895197489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-5.16534229654695" calcext:value-type="float">
            <text:p>-5.16534229654695</text:p>
          </table:table-cell>
          <table:table-cell office:value-type="float" office:value="46.9857678838992" calcext:value-type="float">
            <text:p>46.9857678838992</text:p>
          </table:table-cell>
          <table:table-cell office:value-type="float" office:value="64.058331547488" calcext:value-type="float">
            <text:p>64.05833154748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-5.10627782854395" calcext:value-type="float">
            <text:p>-5.10627782854395</text:p>
          </table:table-cell>
          <table:table-cell office:value-type="float" office:value="46.9586589517791" calcext:value-type="float">
            <text:p>46.9586589517791</text:p>
          </table:table-cell>
          <table:table-cell office:value-type="float" office:value="64.6709519096513" calcext:value-type="float">
            <text:p>64.670951909651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-5.04894672494037" calcext:value-type="float">
            <text:p>-5.04894672494037</text:p>
          </table:table-cell>
          <table:table-cell office:value-type="float" office:value="46.9373996043472" calcext:value-type="float">
            <text:p>46.9373996043472</text:p>
          </table:table-cell>
          <table:table-cell office:value-type="float" office:value="65.2786909093396" calcext:value-type="float">
            <text:p>65.278690909339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-4.99330006240823" calcext:value-type="float">
            <text:p>-4.99330006240823</text:p>
          </table:table-cell>
          <table:table-cell office:value-type="float" office:value="46.921843304275" calcext:value-type="float">
            <text:p>46.921843304275</text:p>
          </table:table-cell>
          <table:table-cell office:value-type="float" office:value="65.8814853883086" calcext:value-type="float">
            <text:p>65.8814853883086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-4.93928963140729" calcext:value-type="float">
            <text:p>-4.93928963140729</text:p>
          </table:table-cell>
          <table:table-cell office:value-type="float" office:value="46.9118388596017" calcext:value-type="float">
            <text:p>46.9118388596017</text:p>
          </table:table-cell>
          <table:table-cell office:value-type="float" office:value="66.4792748390346" calcext:value-type="float">
            <text:p>66.479274839034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4.88686791582429" calcext:value-type="float">
            <text:p>-4.88686791582429</text:p>
          </table:table-cell>
          <table:table-cell office:value-type="float" office:value="46.9072304603996" calcext:value-type="float">
            <text:p>46.9072304603996</text:p>
          </table:table-cell>
          <table:table-cell office:value-type="float" office:value="67.07200184472" calcext:value-type="float">
            <text:p>67.07200184472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4.83598807425689" calcext:value-type="float">
            <text:p>-4.83598807425689</text:p>
          </table:table-cell>
          <table:table-cell office:value-type="float" office:value="46.9078577474821" calcext:value-type="float">
            <text:p>46.9078577474821</text:p>
          </table:table-cell>
          <table:table-cell office:value-type="float" office:value="67.6596125229353" calcext:value-type="float">
            <text:p>67.659612522935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-4.78660392304889" calcext:value-type="float">
            <text:p>-4.78660392304889</text:p>
          </table:table-cell>
          <table:table-cell office:value-type="float" office:value="46.9135559141111" calcext:value-type="float">
            <text:p>46.9135559141111</text:p>
          </table:table-cell>
          <table:table-cell office:value-type="float" office:value="68.2420569706991" calcext:value-type="float">
            <text:p>68.2420569706991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4.73866992116455" calcext:value-type="float">
            <text:p>-4.73866992116455</text:p>
          </table:table-cell>
          <table:table-cell office:value-type="float" office:value="46.924155841511" calcext:value-type="float">
            <text:p>46.924155841511</text:p>
          </table:table-cell>
          <table:table-cell office:value-type="float" office:value="68.8192897086476" calcext:value-type="float">
            <text:p>68.8192897086476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4.69214115697246" calcext:value-type="float">
            <text:p>-4.69214115697246</text:p>
          </table:table-cell>
          <table:table-cell office:value-type="float" office:value="46.9394842688111" calcext:value-type="float">
            <text:p>46.9394842688111</text:p>
          </table:table-cell>
          <table:table-cell office:value-type="float" office:value="69.3912701218198" calcext:value-type="float">
            <text:p>69.3912701218198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4.64697333699393" calcext:value-type="float">
            <text:p>-4.64697333699393</text:p>
          </table:table-cell>
          <table:table-cell office:value-type="float" office:value="46.95936399784" calcext:value-type="float">
            <text:p>46.95936399784</text:p>
          </table:table-cell>
          <table:table-cell office:value-type="float" office:value="69.9579628944547" calcext:value-type="float">
            <text:p>69.9579628944547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4.60312277665728" calcext:value-type="float">
            <text:p>-4.60312277665728</text:p>
          </table:table-cell>
          <table:table-cell office:value-type="float" office:value="46.9836141329881" calcext:value-type="float">
            <text:p>46.9836141329881</text:p>
          </table:table-cell>
          <table:table-cell office:value-type="float" office:value="70.5193384361029" calcext:value-type="float">
            <text:p>70.5193384361029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4.56054639308581" calcext:value-type="float">
            <text:p>-4.56054639308581</text:p>
          </table:table-cell>
          <table:table-cell office:value-type="float" office:value="47.0120503561167" calcext:value-type="float">
            <text:p>47.0120503561167</text:p>
          </table:table-cell>
          <table:table-cell office:value-type="float" office:value="71.0753732962709" calcext:value-type="float">
            <text:p>71.0753732962709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-4.51920169993549" calcext:value-type="float">
            <text:p>-4.51920169993549</text:p>
          </table:table-cell>
          <table:table-cell office:value-type="float" office:value="47.0444852362516" calcext:value-type="float">
            <text:p>47.0444852362516</text:p>
          </table:table-cell>
          <table:table-cell office:value-type="float" office:value="71.6260505647511" calcext:value-type="float">
            <text:p>71.626050564751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-4.47904680428696" calcext:value-type="float">
            <text:p>-4.47904680428696</text:p>
          </table:table-cell>
          <table:table-cell office:value-type="float" office:value="47.0807285735467" calcext:value-type="float">
            <text:p>47.0807285735467</text:p>
          </table:table-cell>
          <table:table-cell office:value-type="float" office:value="72.1713602547571" calcext:value-type="float">
            <text:p>72.17136025475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4.44004040558511" calcext:value-type="float">
            <text:p>-4.44004040558511</text:p>
          </table:table-cell>
          <table:table-cell office:value-type="float" office:value="47.1205877767349" calcext:value-type="float">
            <text:p>47.1205877767349</text:p>
          </table:table-cell>
          <table:table-cell office:value-type="float" office:value="72.7112996659706" calcext:value-type="float">
            <text:p>72.7112996659706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-4.40214179660941" calcext:value-type="float">
            <text:p>-4.40214179660941</text:p>
          </table:table-cell>
          <table:table-cell office:value-type="float" office:value="47.1638682730151" calcext:value-type="float">
            <text:p>47.1638682730151</text:p>
          </table:table-cell>
          <table:table-cell office:value-type="float" office:value="73.24587372462" calcext:value-type="float">
            <text:p>73.24587372462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-4.3653108664473" calcext:value-type="float">
            <text:p>-4.3653108664473</text:p>
          </table:table-cell>
          <table:table-cell office:value-type="float" office:value="47.2103739490519" calcext:value-type="float">
            <text:p>47.2103739490519</text:p>
          </table:table-cell>
          <table:table-cell office:value-type="float" office:value="73.7750952977548" calcext:value-type="float">
            <text:p>73.7750952977548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-4.32950810543348" calcext:value-type="float">
            <text:p>-4.32950810543348</text:p>
          </table:table-cell>
          <table:table-cell office:value-type="float" office:value="47.2599076214854" calcext:value-type="float">
            <text:p>47.2599076214854</text:p>
          </table:table-cell>
          <table:table-cell office:value-type="float" office:value="74.2989854789487" calcext:value-type="float">
            <text:p>74.2989854789487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-4.29469461200728" calcext:value-type="float">
            <text:p>-4.29469461200728</text:p>
          </table:table-cell>
          <table:table-cell office:value-type="float" office:value="47.3122715350869" calcext:value-type="float">
            <text:p>47.3122715350869</text:p>
          </table:table-cell>
          <table:table-cell office:value-type="float" office:value="74.8175738427724" calcext:value-type="float">
            <text:p>74.817573842772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-4.26083210143073" calcext:value-type="float">
            <text:p>-4.26083210143073</text:p>
          </table:table-cell>
          <table:table-cell office:value-type="float" office:value="47.3672678864209" calcext:value-type="float">
            <text:p>47.3672678864209</text:p>
          </table:table-cell>
          <table:table-cell office:value-type="float" office:value="75.3308986654991" calcext:value-type="float">
            <text:p>75.3308986654991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-4.2278829163004" calcext:value-type="float">
            <text:p>-4.2278829163004</text:p>
          </table:table-cell>
          <table:table-cell office:value-type="float" office:value="47.4246993706311" calcext:value-type="float">
            <text:p>47.4246993706311</text:p>
          </table:table-cell>
          <table:table-cell office:value-type="float" office:value="75.8390071096731" calcext:value-type="float">
            <text:p>75.8390071096731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-4.19581003877567" calcext:value-type="float">
            <text:p>-4.19581003877567</text:p>
          </table:table-cell>
          <table:table-cell office:value-type="float" office:value="47.4843697487204" calcext:value-type="float">
            <text:p>47.4843697487204</text:p>
          </table:table-cell>
          <table:table-cell office:value-type="float" office:value="76.3419553703557" calcext:value-type="float">
            <text:p>76.3419553703557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-4.16457710443695" calcext:value-type="float">
            <text:p>-4.16457710443695</text:p>
          </table:table-cell>
          <table:table-cell office:value-type="float" office:value="47.5460844324756" calcext:value-type="float">
            <text:p>47.5460844324756</text:p>
          </table:table-cell>
          <table:table-cell office:value-type="float" office:value="76.8398087810817" calcext:value-type="float">
            <text:p>76.8398087810817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4.1341484176778" calcext:value-type="float">
            <text:p>-4.1341484176778</text:p>
          </table:table-cell>
          <table:table-cell office:value-type="float" office:value="47.6096510839863" calcext:value-type="float">
            <text:p>47.6096510839863</text:p>
          </table:table-cell>
          <table:table-cell office:value-type="float" office:value="77.3326418777963" calcext:value-type="float">
            <text:p>77.332641877796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4.10448896852518" calcext:value-type="float">
            <text:p>-4.10448896852518</text:p>
          </table:table-cell>
          <table:table-cell office:value-type="float" office:value="47.6748802265282" calcext:value-type="float">
            <text:p>47.6748802265282</text:p>
          </table:table-cell>
          <table:table-cell office:value-type="float" office:value="77.8205384193079" calcext:value-type="float">
            <text:p>77.8205384193079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-4.07556445077298" calcext:value-type="float">
            <text:p>-4.07556445077298</text:p>
          </table:table-cell>
          <table:table-cell office:value-type="float" office:value="47.7415858634276" calcext:value-type="float">
            <text:p>47.7415858634276</text:p>
          </table:table-cell>
          <table:table-cell office:value-type="float" office:value="78.3035913630792" calcext:value-type="float">
            <text:p>78.3035913630792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-4.04734128130535" calcext:value-type="float">
            <text:p>-4.04734128130535</text:p>
          </table:table-cell>
          <table:table-cell office:value-type="float" office:value="47.8095861014071" calcext:value-type="float">
            <text:p>47.8095861014071</text:p>
          </table:table-cell>
          <table:table-cell office:value-type="float" office:value="78.7819027954712" calcext:value-type="float">
            <text:p>78.781902795471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-4.01978662047718" calcext:value-type="float">
            <text:p>-4.01978662047718</text:p>
          </table:table-cell>
          <table:table-cell office:value-type="float" office:value="47.8787037748168" calcext:value-type="float">
            <text:p>47.8787037748168</text:p>
          </table:table-cell>
          <table:table-cell office:value-type="float" office:value="79.2555838158783" calcext:value-type="float">
            <text:p>79.2555838158783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-3.99286839341109" calcext:value-type="float">
            <text:p>-3.99286839341109</text:p>
          </table:table-cell>
          <table:table-cell office:value-type="float" office:value="47.9487670670987" calcext:value-type="float">
            <text:p>47.9487670670987</text:p>
          </table:table-cell>
          <table:table-cell office:value-type="float" office:value="79.7247543745143" calcext:value-type="float">
            <text:p>79.724754374514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-3.96655531206275" calcext:value-type="float">
            <text:p>-3.96655531206275</text:p>
          </table:table-cell>
          <table:table-cell office:value-type="float" office:value="48.0196101258125" calcext:value-type="float">
            <text:p>48.0196101258125</text:p>
          </table:table-cell>
          <table:table-cell office:value-type="float" office:value="80.1895430639362" calcext:value-type="float">
            <text:p>80.189543063936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-3.94081689789859" calcext:value-type="float">
            <text:p>-3.94081689789859</text:p>
          </table:table-cell>
          <table:table-cell office:value-type="float" office:value="48.0910736675563" calcext:value-type="float">
            <text:p>48.0910736675563</text:p>
          </table:table-cell>
          <table:table-cell office:value-type="float" office:value="80.6500868647325" calcext:value-type="float">
            <text:p>80.6500868647325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-3.9156235050241" calcext:value-type="float">
            <text:p>-3.9156235050241</text:p>
          </table:table-cell>
          <table:table-cell office:value-type="float" office:value="48.1630055691682" calcext:value-type="float">
            <text:p>48.1630055691682</text:p>
          </table:table-cell>
          <table:table-cell office:value-type="float" office:value="81.1065308461252" calcext:value-type="float">
            <text:p>81.106530846125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-3.89094634359441" calcext:value-type="float">
            <text:p>-3.89094634359441</text:p>
          </table:table-cell>
          <table:table-cell office:value-type="float" office:value="48.2352614416762" calcext:value-type="float">
            <text:p>48.2352614416762</text:p>
          </table:table-cell>
          <table:table-cell office:value-type="float" office:value="81.5590278225655" calcext:value-type="float">
            <text:p>81.559027822565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-3.86675750333443" calcext:value-type="float">
            <text:p>-3.86675750333443</text:p>
          </table:table-cell>
          <table:table-cell office:value-type="float" office:value="48.3077051835735" calcext:value-type="float">
            <text:p>48.3077051835735</text:p>
          </table:table-cell>
          <table:table-cell office:value-type="float" office:value="82.0077379677112" calcext:value-type="float">
            <text:p>82.007737967711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3.84302997699126" calcext:value-type="float">
            <text:p>-3.84302997699126</text:p>
          </table:table-cell>
          <table:table-cell office:value-type="float" office:value="48.3802095101547" calcext:value-type="float">
            <text:p>48.3802095101547</text:p>
          </table:table-cell>
          <table:table-cell office:value-type="float" office:value="82.4528283874763" calcext:value-type="float">
            <text:p>82.452828387476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3.81973768353905" calcext:value-type="float">
            <text:p>-3.81973768353905</text:p>
          </table:table-cell>
          <table:table-cell office:value-type="float" office:value="48.4526564558162" calcext:value-type="float">
            <text:p>48.4526564558162</text:p>
          </table:table-cell>
          <table:table-cell office:value-type="float" office:value="82.8944726541181" calcext:value-type="float">
            <text:p>82.894472654118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3.79685549095375" calcext:value-type="float">
            <text:p>-3.79685549095375</text:p>
          </table:table-cell>
          <table:table-cell office:value-type="float" office:value="48.5249378464392" calcext:value-type="float">
            <text:p>48.5249378464392</text:p>
          </table:table-cell>
          <table:table-cell office:value-type="float" office:value="83.3328503035918" calcext:value-type="float">
            <text:p>83.332850303591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-3.7743592383751" calcext:value-type="float">
            <text:p>-3.7743592383751</text:p>
          </table:table-cell>
          <table:table-cell office:value-type="float" office:value="48.5969557391989" calcext:value-type="float">
            <text:p>48.5969557391989</text:p>
          </table:table-cell>
          <table:table-cell office:value-type="float" office:value="83.7681462986274" calcext:value-type="float">
            <text:p>83.768146298627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3.75222575747275" calcext:value-type="float">
            <text:p>-3.75222575747275</text:p>
          </table:table-cell>
          <table:table-cell office:value-type="float" office:value="48.6686228273996" calcext:value-type="float">
            <text:p>48.6686228273996</text:p>
          </table:table-cell>
          <table:table-cell office:value-type="float" office:value="84.2005504601953" calcext:value-type="float">
            <text:p>84.20055046019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3.73043289283551" calcext:value-type="float">
            <text:p>-3.73043289283551</text:p>
          </table:table-cell>
          <table:table-cell office:value-type="float" office:value="48.7398628082044" calcext:value-type="float">
            <text:p>48.7398628082044</text:p>
          </table:table-cell>
          <table:table-cell office:value-type="float" office:value="84.6302568701984" calcext:value-type="float">
            <text:p>84.6302568701984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-3.70895952120532" calcext:value-type="float">
            <text:p>-3.70895952120532</text:p>
          </table:table-cell>
          <table:table-cell office:value-type="float" office:value="48.8106107114143" calcext:value-type="float">
            <text:p>48.8106107114143</text:p>
          </table:table-cell>
          <table:table-cell office:value-type="float" office:value="85.0574632483682" calcext:value-type="float">
            <text:p>85.0574632483682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3.68778556938145" calcext:value-type="float">
            <text:p>-3.68778556938145</text:p>
          </table:table-cell>
          <table:table-cell office:value-type="float" office:value="48.8808131877452" calcext:value-type="float">
            <text:p>48.8808131877452</text:p>
          </table:table-cell>
          <table:table-cell office:value-type="float" office:value="85.4823703064598" calcext:value-type="float">
            <text:p>85.4823703064598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-3.66689203062623" calcext:value-type="float">
            <text:p>-3.66689203062623</text:p>
          </table:table-cell>
          <table:table-cell office:value-type="float" office:value="48.9504287553516" calcext:value-type="float">
            <text:p>48.9504287553516</text:p>
          </table:table-cell>
          <table:table-cell office:value-type="float" office:value="85.9051810829059" calcext:value-type="float">
            <text:p>85.9051810829059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-3.64626097940995" calcext:value-type="float">
            <text:p>-3.64626097940995</text:p>
          </table:table-cell>
          <table:table-cell office:value-type="float" office:value="49.0194280036477" calcext:value-type="float">
            <text:p>49.0194280036477</text:p>
          </table:table-cell>
          <table:table-cell office:value-type="float" office:value="86.3261002611423" calcext:value-type="float">
            <text:p>86.326100261142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3.62587558434054" calcext:value-type="float">
            <text:p>-3.62587558434054</text:p>
          </table:table-cell>
          <table:table-cell office:value-type="float" office:value="49.0877937537765" calcext:value-type="float">
            <text:p>49.0877937537765</text:p>
          </table:table-cell>
          <table:table-cell office:value-type="float" office:value="86.745333474817" calcext:value-type="float">
            <text:p>86.745333474817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-3.60572011913328" calcext:value-type="float">
            <text:p>-3.60572011913328</text:p>
          </table:table-cell>
          <table:table-cell office:value-type="float" office:value="49.1555211753691" calcext:value-type="float">
            <text:p>49.1555211753691</text:p>
          </table:table-cell>
          <table:table-cell office:value-type="float" office:value="87.1630866030724" calcext:value-type="float">
            <text:p>87.1630866030724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3.58577997148508" calcext:value-type="float">
            <text:p>-3.58577997148508</text:p>
          </table:table-cell>
          <table:table-cell office:value-type="float" office:value="49.2226178595175" calcext:value-type="float">
            <text:p>49.2226178595175</text:p>
          </table:table-cell>
          <table:table-cell office:value-type="float" office:value="87.5795650590404" calcext:value-type="float">
            <text:p>87.579565059040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-3.56604164973057" calcext:value-type="float">
            <text:p>-3.56604164973057</text:p>
          </table:table-cell>
          <table:table-cell office:value-type="float" office:value="49.2891038481571" calcext:value-type="float">
            <text:p>49.2891038481571</text:p>
          </table:table-cell>
          <table:table-cell office:value-type="float" office:value="87.9949730745983" calcext:value-type="float">
            <text:p>87.9949730745983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-3.54649278716848" calcext:value-type="float">
            <text:p>-3.54649278716848</text:p>
          </table:table-cell>
          <table:table-cell office:value-type="float" office:value="49.3550116202951" calcext:value-type="float">
            <text:p>49.3550116202951</text:p>
          </table:table-cell>
          <table:table-cell office:value-type="float" office:value="88.4095129843229" calcext:value-type="float">
            <text:p>88.409512984322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-3.52712214396096" calcext:value-type="float">
            <text:p>-3.52712214396096</text:p>
          </table:table-cell>
          <table:table-cell office:value-type="float" office:value="49.420386035766" calcext:value-type="float">
            <text:p>49.420386035766</text:p>
          </table:table-cell>
          <table:table-cell office:value-type="float" office:value="88.8233845114494" calcext:value-type="float">
            <text:p>88.823384511449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3.50791960652173" calcext:value-type="float">
            <text:p>-3.50791960652173</text:p>
          </table:table-cell>
          <table:table-cell office:value-type="float" office:value="49.485284237387" calcext:value-type="float">
            <text:p>49.485284237387</text:p>
          </table:table-cell>
          <table:table-cell office:value-type="float" office:value="89.2367840584803" calcext:value-type="float">
            <text:p>89.2367840584803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-3.48887618432451" calcext:value-type="float">
            <text:p>-3.48887618432451</text:p>
          </table:table-cell>
          <table:table-cell office:value-type="float" office:value="49.5497755125827" calcext:value-type="float">
            <text:p>49.5497755125827</text:p>
          </table:table-cell>
          <table:table-cell office:value-type="float" office:value="89.6499040049165" calcext:value-type="float">
            <text:p>89.649904004916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-3.46998400407776" calcext:value-type="float">
            <text:p>-3.46998400407776</text:p>
          </table:table-cell>
          <table:table-cell office:value-type="float" office:value="49.6139411156959" calcext:value-type="float">
            <text:p>49.6139411156959</text:p>
          </table:table-cell>
          <table:table-cell office:value-type="float" office:value="90.0629320143925" calcext:value-type="float">
            <text:p>90.062932014392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-3.4512363012276" calcext:value-type="float">
            <text:p>-3.4512363012276</text:p>
          </table:table-cell>
          <table:table-cell office:value-type="float" office:value="49.6778740523322" calcext:value-type="float">
            <text:p>49.6778740523322</text:p>
          </table:table-cell>
          <table:table-cell office:value-type="float" office:value="90.4760503533006" calcext:value-type="float">
            <text:p>90.476050353300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3.43262740876655" calcext:value-type="float">
            <text:p>-3.43262740876655</text:p>
          </table:table-cell>
          <table:table-cell office:value-type="float" office:value="49.7416788271906" calcext:value-type="float">
            <text:p>49.7416788271906</text:p>
          </table:table-cell>
          <table:table-cell office:value-type="float" office:value="90.8894352227796" calcext:value-type="float">
            <text:p>90.8894352227796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-3.41415274334148" calcext:value-type="float">
            <text:p>-3.41415274334148</text:p>
          </table:table-cell>
          <table:table-cell office:value-type="float" office:value="49.8054711568934" calcext:value-type="float">
            <text:p>49.8054711568934</text:p>
          </table:table-cell>
          <table:table-cell office:value-type="float" office:value="91.3032561057316" calcext:value-type="float">
            <text:p>91.3032561057316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-3.39580878867016" calcext:value-type="float">
            <text:p>-3.39580878867016</text:p>
          </table:table-cell>
          <table:table-cell office:value-type="float" office:value="49.8693776493902" calcext:value-type="float">
            <text:p>49.8693776493902</text:p>
          </table:table-cell>
          <table:table-cell office:value-type="float" office:value="91.7176751303246" calcext:value-type="float">
            <text:p>91.7176751303246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-3.37759307629099" calcext:value-type="float">
            <text:p>-3.37759307629099</text:p>
          </table:table-cell>
          <table:table-cell office:value-type="float" office:value="49.9335354515041" calcext:value-type="float">
            <text:p>49.9335354515041</text:p>
          </table:table-cell>
          <table:table-cell office:value-type="float" office:value="92.1328464512264" calcext:value-type="float">
            <text:p>92.132846451226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-3.35950416368586" calcext:value-type="float">
            <text:p>-3.35950416368586</text:p>
          </table:table-cell>
          <table:table-cell office:value-type="float" office:value="49.9980918661958" calcext:value-type="float">
            <text:p>49.9980918661958</text:p>
          </table:table-cell>
          <table:table-cell office:value-type="float" office:value="92.5489156496147" calcext:value-type="float">
            <text:p>92.548915649614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-3.34154160983038" calcext:value-type="float">
            <text:p>-3.34154160983038</text:p>
          </table:table-cell>
          <table:table-cell office:value-type="float" office:value="50.0632039410747" calcext:value-type="float">
            <text:p>50.0632039410747</text:p>
          </table:table-cell>
          <table:table-cell office:value-type="float" office:value="92.9660191528262" calcext:value-type="float">
            <text:p>92.9660191528262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-3.32370594824001" calcext:value-type="float">
            <text:p>-3.32370594824001</text:p>
          </table:table-cell>
          <table:table-cell office:value-type="float" office:value="50.1290380296295" calcext:value-type="float">
            <text:p>50.1290380296295</text:p>
          </table:table-cell>
          <table:table-cell office:value-type="float" office:value="93.3842836743175" calcext:value-type="float">
            <text:p>93.3842836743175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-3.30599865759313" calcext:value-type="float">
            <text:p>-3.30599865759313</text:p>
          </table:table-cell>
          <table:table-cell office:value-type="float" office:value="50.1957693265642" calcext:value-type="float">
            <text:p>50.1957693265642</text:p>
          </table:table-cell>
          <table:table-cell office:value-type="float" office:value="93.8038256744573" calcext:value-type="float">
            <text:p>93.803825674457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-3.28842213002492" calcext:value-type="float">
            <text:p>-3.28842213002492</text:p>
          </table:table-cell>
          <table:table-cell office:value-type="float" office:value="50.2635813785309" calcext:value-type="float">
            <text:p>50.2635813785309</text:p>
          </table:table-cell>
          <table:table-cell office:value-type="float" office:value="94.2247508425231" calcext:value-type="float">
            <text:p>94.224750842523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3.27097963719649" calcext:value-type="float">
            <text:p>-3.27097963719649</text:p>
          </table:table-cell>
          <table:table-cell office:value-type="float" office:value="50.332665571424" calcext:value-type="float">
            <text:p>50.332665571424</text:p>
          </table:table-cell>
          <table:table-cell office:value-type="float" office:value="94.647153600152" calcext:value-type="float">
            <text:p>94.6471536001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3.25367529425405" calcext:value-type="float">
            <text:p>-3.25367529425405</text:p>
          </table:table-cell>
          <table:table-cell office:value-type="float" office:value="50.403220595271" calcext:value-type="float">
            <text:p>50.403220595271</text:p>
          </table:table-cell>
          <table:table-cell office:value-type="float" office:value="95.0711166263919" calcext:value-type="float">
            <text:p>95.0711166263919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3.23651402180181" calcext:value-type="float">
            <text:p>-3.23651402180181</text:p>
          </table:table-cell>
          <table:table-cell office:value-type="float" office:value="50.4754518876084" calcext:value-type="float">
            <text:p>50.4754518876084</text:p>
          </table:table-cell>
          <table:table-cell office:value-type="float" office:value="95.4967104044235" calcext:value-type="float">
            <text:p>95.496710404423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-3.21950150601985" calcext:value-type="float">
            <text:p>-3.21950150601985</text:p>
          </table:table-cell>
          <table:table-cell office:value-type="float" office:value="50.5495710560763" calcext:value-type="float">
            <text:p>50.5495710560763</text:p>
          </table:table-cell>
          <table:table-cell office:value-type="float" office:value="95.9239927899683" calcext:value-type="float">
            <text:p>95.923992789968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-3.20264415706454" calcext:value-type="float">
            <text:p>-3.20264415706454</text:p>
          </table:table-cell>
          <table:table-cell office:value-type="float" office:value="50.6257952808045" calcext:value-type="float">
            <text:p>50.6257952808045</text:p>
          </table:table-cell>
          <table:table-cell office:value-type="float" office:value="96.3530086013759" calcext:value-type="float">
            <text:p>96.3530086013759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3.18594906589463" calcext:value-type="float">
            <text:p>-3.18594906589463</text:p>
          </table:table-cell>
          <table:table-cell office:value-type="float" office:value="50.7043466970007" calcext:value-type="float">
            <text:p>50.7043466970007</text:p>
          </table:table-cell>
          <table:table-cell office:value-type="float" office:value="96.7837892313702" calcext:value-type="float">
            <text:p>96.783789231370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-3.16942395966934" calcext:value-type="float">
            <text:p>-3.16942395966934</text:p>
          </table:table-cell>
          <table:table-cell office:value-type="float" office:value="50.7854517579852" calcext:value-type="float">
            <text:p>50.7854517579852</text:p>
          </table:table-cell>
          <table:table-cell office:value-type="float" office:value="97.2163522804821" calcext:value-type="float">
            <text:p>97.2163522804821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-3.15307715586804" calcext:value-type="float">
            <text:p>-3.15307715586804</text:p>
          </table:table-cell>
          <table:table-cell office:value-type="float" office:value="50.8693405787579" calcext:value-type="float">
            <text:p>50.8693405787579</text:p>
          </table:table-cell>
          <table:table-cell office:value-type="float" office:value="97.6507012122251" calcext:value-type="float">
            <text:p>97.650701212225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3.13691751528199" calcext:value-type="float">
            <text:p>-3.13691751528199</text:p>
          </table:table-cell>
          <table:table-cell office:value-type="float" office:value="50.9562462600314" calcext:value-type="float">
            <text:p>50.9562462600314</text:p>
          </table:table-cell>
          <table:table-cell office:value-type="float" office:value="98.0868250301746" calcext:value-type="float">
            <text:p>98.0868250301746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-3.1209543940292" calcext:value-type="float">
            <text:p>-3.1209543940292</text:p>
          </table:table-cell>
          <table:table-cell office:value-type="float" office:value="51.0464041925128" calcext:value-type="float">
            <text:p>51.0464041925128</text:p>
          </table:table-cell>
          <table:table-cell office:value-type="float" office:value="98.5246979771994" calcext:value-type="float">
            <text:p>98.5246979771994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3.10519759474196" calcext:value-type="float">
            <text:p>-3.10519759474196</text:p>
          </table:table-cell>
          <table:table-cell office:value-type="float" office:value="51.1400513410937" calcext:value-type="float">
            <text:p>51.1400513410937</text:p>
          </table:table-cell>
          <table:table-cell office:value-type="float" office:value="98.9642792572473" calcext:value-type="float">
            <text:p>98.964279257247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3.08965731707538" calcext:value-type="float">
            <text:p>-3.08965731707538</text:p>
          </table:table-cell>
          <table:table-cell office:value-type="float" office:value="51.2374255084856" calcext:value-type="float">
            <text:p>51.2374255084856</text:p>
          </table:table-cell>
          <table:table-cell office:value-type="float" office:value="99.4055127802265" calcext:value-type="float">
            <text:p>99.4055127802265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-3.07434410768147" calcext:value-type="float">
            <text:p>-3.07434410768147</text:p>
          </table:table-cell>
          <table:table-cell office:value-type="float" office:value="51.3387645777407" calcext:value-type="float">
            <text:p>51.3387645777407</text:p>
          </table:table-cell>
          <table:table-cell office:value-type="float" office:value="99.8483269307258" calcext:value-type="float">
            <text:p>99.848326930725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-3.05926880979003" calcext:value-type="float">
            <text:p>-3.05926880979003</text:p>
          </table:table-cell>
          <table:table-cell office:value-type="float" office:value="51.4443057330286" calcext:value-type="float">
            <text:p>51.4443057330286</text:p>
          </table:table-cell>
          <table:table-cell office:value-type="float" office:value="100.292634361512" calcext:value-type="float">
            <text:p>100.292634361512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-3.04444251253267" calcext:value-type="float">
            <text:p>-3.04444251253267</text:p>
          </table:table-cell>
          <table:table-cell office:value-type="float" office:value="51.5542846579819" calcext:value-type="float">
            <text:p>51.5542846579819</text:p>
          </table:table-cell>
          <table:table-cell office:value-type="float" office:value="100.738331812971" calcext:value-type="float">
            <text:p>100.738331812971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-3.02987650014082" calcext:value-type="float">
            <text:p>-3.02987650014082</text:p>
          </table:table-cell>
          <table:table-cell office:value-type="float" office:value="51.668934710906" calcext:value-type="float">
            <text:p>51.668934710906</text:p>
          </table:table-cell>
          <table:table-cell office:value-type="float" office:value="101.185299959919" calcext:value-type="float">
            <text:p>101.18529995991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3.01558220114316" calcext:value-type="float">
            <text:p>-3.01558220114316</text:p>
          </table:table-cell>
          <table:table-cell office:value-type="float" office:value="51.7884860761583" calcext:value-type="float">
            <text:p>51.7884860761583</text:p>
          </table:table-cell>
          <table:table-cell office:value-type="float" office:value="101.633403287448" calcext:value-type="float">
            <text:p>101.633403287448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3.00157113768066" calcext:value-type="float">
            <text:p>-3.00157113768066</text:p>
          </table:table-cell>
          <table:table-cell office:value-type="float" office:value="51.9131648910415" calcext:value-type="float">
            <text:p>51.9131648910415</text:p>
          </table:table-cell>
          <table:table-cell office:value-type="float" office:value="102.08248999778" calcext:value-type="float">
            <text:p>102.08248999778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-2.98785487505151" calcext:value-type="float">
            <text:p>-2.98785487505151</text:p>
          </table:table-cell>
          <table:table-cell office:value-type="float" office:value="52.0431923476368" calcext:value-type="float">
            <text:p>52.0431923476368</text:p>
          </table:table-cell>
          <table:table-cell office:value-type="float" office:value="102.532391950364" calcext:value-type="float">
            <text:p>102.53239195036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2.9744449715904" calcext:value-type="float">
            <text:p>-2.9744449715904</text:p>
          </table:table-cell>
          <table:table-cell office:value-type="float" office:value="52.1787837691275" calcext:value-type="float">
            <text:p>52.1787837691275</text:p>
          </table:table-cell>
          <table:table-cell office:value-type="float" office:value="102.982924637769" calcext:value-type="float">
            <text:p>102.982924637769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2.96135292898023" calcext:value-type="float">
            <text:p>-2.96135292898023</text:p>
          </table:table-cell>
          <table:table-cell office:value-type="float" office:value="52.3201476603174" calcext:value-type="float">
            <text:p>52.3201476603174</text:p>
          </table:table-cell>
          <table:table-cell office:value-type="float" office:value="103.43388720021" calcext:value-type="float">
            <text:p>103.4338872002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2.94859014308618" calcext:value-type="float">
            <text:p>-2.94859014308618</text:p>
          </table:table-cell>
          <table:table-cell office:value-type="float" office:value="52.467484732262" calcext:value-type="float">
            <text:p>52.467484732262</text:p>
          </table:table-cell>
          <table:table-cell office:value-type="float" office:value="103.88506248187" calcext:value-type="float">
            <text:p>103.88506248187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-2.93616785539581" calcext:value-type="float">
            <text:p>-2.93616785539581</text:p>
          </table:table-cell>
          <table:table-cell office:value-type="float" office:value="52.6209869011803" calcext:value-type="float">
            <text:p>52.6209869011803</text:p>
          </table:table-cell>
          <table:table-cell office:value-type="float" office:value="104.336217132438" calcext:value-type="float">
            <text:p>104.336217132438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2.92409710514116" calcext:value-type="float">
            <text:p>-2.92409710514116</text:p>
          </table:table-cell>
          <table:table-cell office:value-type="float" office:value="52.7808362621181" calcext:value-type="float">
            <text:p>52.7808362621181</text:p>
          </table:table-cell>
          <table:table-cell office:value-type="float" office:value="104.787101757622" calcext:value-type="float">
            <text:p>104.78710175762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-2.91238868217264" calcext:value-type="float">
            <text:p>-2.91238868217264</text:p>
          </table:table-cell>
          <table:table-cell office:value-type="float" office:value="52.9472040381926" calcext:value-type="float">
            <text:p>52.9472040381926</text:p>
          </table:table-cell>
          <table:table-cell office:value-type="float" office:value="105.237451122617" calcext:value-type="float">
            <text:p>105.237451122617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-2.9010530806476" calcext:value-type="float">
            <text:p>-2.9010530806476</text:p>
          </table:table-cell>
          <table:table-cell office:value-type="float" office:value="53.1202495066399" calcext:value-type="float">
            <text:p>53.1202495066399</text:p>
          </table:table-cell>
          <table:table-cell office:value-type="float" office:value="105.686984412796" calcext:value-type="float">
            <text:p>105.6869844127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2.89010045359074" calcext:value-type="float">
            <text:p>-2.89010045359074</text:p>
          </table:table-cell>
          <table:table-cell office:value-type="float" office:value="53.3001189033577" calcext:value-type="float">
            <text:p>53.3001189033577</text:p>
          </table:table-cell>
          <table:table-cell office:value-type="float" office:value="106.135405556102" calcext:value-type="float">
            <text:p>106.135405556102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-2.87954056837819" calcext:value-type="float">
            <text:p>-2.87954056837819</text:p>
          </table:table-cell>
          <table:table-cell office:value-type="float" office:value="53.4869443081358" calcext:value-type="float">
            <text:p>53.4869443081358</text:p>
          </table:table-cell>
          <table:table-cell office:value-type="float" office:value="106.582403611789" calcext:value-type="float">
            <text:p>106.582403611789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-2.86938276319184" calcext:value-type="float">
            <text:p>-2.86938276319184</text:p>
          </table:table-cell>
          <table:table-cell office:value-type="float" office:value="53.6808425133296" calcext:value-type="float">
            <text:p>53.6808425133296</text:p>
          </table:table-cell>
          <table:table-cell office:value-type="float" office:value="107.027653230349" calcext:value-type="float">
            <text:p>107.027653230349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-2.85963590448629" calcext:value-type="float">
            <text:p>-2.85963590448629</text:p>
          </table:table-cell>
          <table:table-cell office:value-type="float" office:value="53.8819138793402" calcext:value-type="float">
            <text:p>53.8819138793402</text:p>
          </table:table-cell>
          <table:table-cell office:value-type="float" office:value="107.470815189494" calcext:value-type="float">
            <text:p>107.470815189494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2.85030834550745" calcext:value-type="float">
            <text:p>-2.85030834550745</text:p>
          </table:table-cell>
          <table:table-cell office:value-type="float" office:value="54.0902411809256" calcext:value-type="float">
            <text:p>54.0902411809256</text:p>
          </table:table-cell>
          <table:table-cell office:value-type="float" office:value="107.911537011169" calcext:value-type="float">
            <text:p>107.9115370111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2.84140788589848" calcext:value-type="float">
            <text:p>-2.84140788589848</text:p>
          </table:table-cell>
          <table:table-cell office:value-type="float" office:value="54.3058884490625" calcext:value-type="float">
            <text:p>54.3058884490625</text:p>
          </table:table-cell>
          <table:table-cell office:value-type="float" office:value="108.349453664471" calcext:value-type="float">
            <text:p>108.349453664471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2.83294173242681" calcext:value-type="float">
            <text:p>-2.83294173242681</text:p>
          </table:table-cell>
          <table:table-cell office:value-type="float" office:value="54.5288998138174" calcext:value-type="float">
            <text:p>54.5288998138174</text:p>
          </table:table-cell>
          <table:table-cell office:value-type="float" office:value="108.784188359293" calcext:value-type="float">
            <text:p>108.784188359293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2.82491646086488" calcext:value-type="float">
            <text:p>-2.82491646086488</text:p>
          </table:table-cell>
          <table:table-cell office:value-type="float" office:value="54.759298354464" calcext:value-type="float">
            <text:p>54.759298354464</text:p>
          </table:table-cell>
          <table:table-cell office:value-type="float" office:value="109.215353435289" calcext:value-type="float">
            <text:p>109.215353435289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-2.81733797905614" calcext:value-type="float">
            <text:p>-2.81733797905614</text:p>
          </table:table-cell>
          <table:table-cell office:value-type="float" office:value="54.997084963865" calcext:value-type="float">
            <text:p>54.997084963865</text:p>
          </table:table-cell>
          <table:table-cell office:value-type="float" office:value="109.642551350477" calcext:value-type="float">
            <text:p>109.642551350477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-2.81021149119848" calcext:value-type="float">
            <text:p>-2.81021149119848</text:p>
          </table:table-cell>
          <table:table-cell office:value-type="float" office:value="55.2422372349591" calcext:value-type="float">
            <text:p>55.2422372349591</text:p>
          </table:table-cell>
          <table:table-cell office:value-type="float" office:value="110.065375773411" calcext:value-type="float">
            <text:p>110.06537577341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2.80354146337842" calcext:value-type="float">
            <text:p>-2.80354146337842</text:p>
          </table:table-cell>
          <table:table-cell office:value-type="float" office:value="55.4947083779999" calcext:value-type="float">
            <text:p>55.4947083779999</text:p>
          </table:table-cell>
          <table:table-cell office:value-type="float" office:value="110.483412782346" calcext:value-type="float">
            <text:p>110.48341278234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-2.79733159039109" calcext:value-type="float">
            <text:p>-2.79733159039109</text:p>
          </table:table-cell>
          <table:table-cell office:value-type="float" office:value="55.7544261780082" calcext:value-type="float">
            <text:p>55.7544261780082</text:p>
          </table:table-cell>
          <table:table-cell office:value-type="float" office:value="110.896242174217" calcext:value-type="float">
            <text:p>110.896242174217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-2.79158476388377" calcext:value-type="float">
            <text:p>-2.79158476388377</text:p>
          </table:table-cell>
          <table:table-cell office:value-type="float" office:value="56.0212920026637" calcext:value-type="float">
            <text:p>56.0212920026637</text:p>
          </table:table-cell>
          <table:table-cell office:value-type="float" office:value="111.303438885489" calcext:value-type="float">
            <text:p>111.30343888548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-2.78630304186485" calcext:value-type="float">
            <text:p>-2.78630304186485</text:p>
          </table:table-cell>
          <table:table-cell office:value-type="float" office:value="56.2951798716309" calcext:value-type="float">
            <text:p>56.2951798716309</text:p>
          </table:table-cell>
          <table:table-cell office:value-type="float" office:value="111.704574526111" calcext:value-type="float">
            <text:p>111.704574526111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2.78148761962357" calcext:value-type="float">
            <text:p>-2.78148761962357</text:p>
          </table:table-cell>
          <table:table-cell office:value-type="float" office:value="56.5759355989813" calcext:value-type="float">
            <text:p>56.5759355989813</text:p>
          </table:table-cell>
          <table:table-cell office:value-type="float" office:value="112.099219026769" calcext:value-type="float">
            <text:p>112.09921902676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2.77713880211195" calcext:value-type="float">
            <text:p>-2.77713880211195</text:p>
          </table:table-cell>
          <table:table-cell office:value-type="float" office:value="56.8633760209974" calcext:value-type="float">
            <text:p>56.8633760209974</text:p>
          </table:table-cell>
          <table:table-cell office:value-type="float" office:value="112.486942398544" calcext:value-type="float">
            <text:p>112.486942398544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-2.77325597784529" calcext:value-type="float">
            <text:p>-2.77325597784529</text:p>
          </table:table-cell>
          <table:table-cell office:value-type="float" office:value="57.1572883221555" calcext:value-type="float">
            <text:p>57.1572883221555</text:p>
          </table:table-cell>
          <table:table-cell office:value-type="float" office:value="112.867316602816" calcext:value-type="float">
            <text:p>112.867316602816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2.76983759438523" calcext:value-type="float">
            <text:p>-2.76983759438523</text:p>
          </table:table-cell>
          <table:table-cell office:value-type="float" office:value="57.4574294724969" calcext:value-type="float">
            <text:p>57.4574294724969</text:p>
          </table:table-cell>
          <table:table-cell office:value-type="float" office:value="113.239917527885" calcext:value-type="float">
            <text:p>113.23991752788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-2.76688113547518" calcext:value-type="float">
            <text:p>-2.76688113547518</text:p>
          </table:table-cell>
          <table:table-cell office:value-type="float" office:value="57.7635257898457" calcext:value-type="float">
            <text:p>57.7635257898457</text:p>
          </table:table-cell>
          <table:table-cell office:value-type="float" office:value="113.604327067292" calcext:value-type="float">
            <text:p>113.60432706729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-2.764383099907" calcext:value-type="float">
            <text:p>-2.764383099907</text:p>
          </table:table-cell>
          <table:table-cell office:value-type="float" office:value="58.0752726404498" calcext:value-type="float">
            <text:p>58.0752726404498</text:p>
          </table:table-cell>
          <table:table-cell office:value-type="float" office:value="113.96013529325" calcext:value-type="float">
            <text:p>113.9601352932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-2.76233898220508" calcext:value-type="float">
            <text:p>-2.76233898220508</text:p>
          </table:table-cell>
          <table:table-cell office:value-type="float" office:value="58.392334291543" calcext:value-type="float">
            <text:p>58.392334291543</text:p>
          </table:table-cell>
          <table:table-cell office:value-type="float" office:value="114.306942716901" calcext:value-type="float">
            <text:p>114.30694271690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-2.76074325522317" calcext:value-type="float">
            <text:p>-2.76074325522317</text:p>
          </table:table-cell>
          <table:table-cell office:value-type="float" office:value="58.7143439290488" calcext:value-type="float">
            <text:p>58.7143439290488</text:p>
          </table:table-cell>
          <table:table-cell office:value-type="float" office:value="114.644362625381" calcext:value-type="float">
            <text:p>114.644362625381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-2.75958935475765" calcext:value-type="float">
            <text:p>-2.75958935475765</text:p>
          </table:table-cell>
          <table:table-cell office:value-type="float" office:value="59.0409038531523" calcext:value-type="float">
            <text:p>59.0409038531523</text:p>
          </table:table-cell>
          <table:table-cell office:value-type="float" office:value="114.972023483908" calcext:value-type="float">
            <text:p>114.97202348390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-2.7588696662912" calcext:value-type="float">
            <text:p>-2.7588696662912</text:p>
          </table:table-cell>
          <table:table-cell office:value-type="float" office:value="59.3715858637508" calcext:value-type="float">
            <text:p>59.3715858637508</text:p>
          </table:table-cell>
          <table:table-cell office:value-type="float" office:value="115.289571389255" calcext:value-type="float">
            <text:p>115.28957138925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-2.75857551398839" calcext:value-type="float">
            <text:p>-2.75857551398839</text:p>
          </table:table-cell>
          <table:table-cell office:value-type="float" office:value="59.7059318467918" calcext:value-type="float">
            <text:p>59.7059318467918</text:p>
          </table:table-cell>
          <table:table-cell office:value-type="float" office:value="115.596672559245" calcext:value-type="float">
            <text:p>115.59667255924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2.75869715207581" calcext:value-type="float">
            <text:p>-2.75869715207581</text:p>
          </table:table-cell>
          <table:table-cell office:value-type="float" office:value="60.043454571307" calcext:value-type="float">
            <text:p>60.043454571307</text:p>
          </table:table-cell>
          <table:table-cell office:value-type="float" office:value="115.893015841092" calcext:value-type="float">
            <text:p>115.89301584109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-2.75922375874677" calcext:value-type="float">
            <text:p>-2.75922375874677</text:p>
          </table:table-cell>
          <table:table-cell office:value-type="float" office:value="60.3836387054321" calcext:value-type="float">
            <text:p>60.3836387054321</text:p>
          </table:table-cell>
          <table:table-cell office:value-type="float" office:value="116.178315219819" calcext:value-type="float">
            <text:p>116.17831521981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-2.76014343274036" calcext:value-type="float">
            <text:p>-2.76014343274036</text:p>
          </table:table-cell>
          <table:table-cell office:value-type="float" office:value="60.7259420579556" calcext:value-type="float">
            <text:p>60.7259420579556</text:p>
          </table:table-cell>
          <table:table-cell office:value-type="float" office:value="116.452312306374" calcext:value-type="float">
            <text:p>116.452312306374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-2.7614431927524" calcext:value-type="float">
            <text:p>-2.7614431927524</text:p>
          </table:table-cell>
          <table:table-cell office:value-type="float" office:value="61.0697970499466" calcext:value-type="float">
            <text:p>61.0697970499466</text:p>
          </table:table-cell>
          <table:table-cell office:value-type="float" office:value="116.714778783759" calcext:value-type="float">
            <text:p>116.714778783759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2.76310897984338" calcext:value-type="float">
            <text:p>-2.76310897984338</text:p>
          </table:table-cell>
          <table:table-cell office:value-type="float" office:value="61.4146124187395" calcext:value-type="float">
            <text:p>61.4146124187395</text:p>
          </table:table-cell>
          <table:table-cell office:value-type="float" office:value="116.965518788263" calcext:value-type="float">
            <text:p>116.96551878826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2.7651256630151" calcext:value-type="float">
            <text:p>-2.7651256630151</text:p>
          </table:table-cell>
          <table:table-cell office:value-type="float" office:value="61.7597751541108" calcext:value-type="float">
            <text:p>61.7597751541108</text:p>
          </table:table-cell>
          <table:table-cell office:value-type="float" office:value="117.204371201999" calcext:value-type="float">
            <text:p>117.204371201999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-2.76747704813311" calcext:value-type="float">
            <text:p>-2.76747704813311</text:p>
          </table:table-cell>
          <table:table-cell office:value-type="float" office:value="62.104652663808" calcext:value-type="float">
            <text:p>62.104652663808</text:p>
          </table:table-cell>
          <table:table-cell office:value-type="float" office:value="117.431211832281" calcext:value-type="float">
            <text:p>117.431211832281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2.770145890377" calcext:value-type="float">
            <text:p>-2.770145890377</text:p>
          </table:table-cell>
          <table:table-cell office:value-type="float" office:value="62.4485951627858" calcext:value-type="float">
            <text:p>62.4485951627858</text:p>
          </table:table-cell>
          <table:table-cell office:value-type="float" office:value="117.645955453077" calcext:value-type="float">
            <text:p>117.645955453077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2.77311391040197" calcext:value-type="float">
            <text:p>-2.77311391040197</text:p>
          </table:table-cell>
          <table:table-cell office:value-type="float" office:value="62.7909382775577" calcext:value-type="float">
            <text:p>62.7909382775577</text:p>
          </table:table-cell>
          <table:table-cell office:value-type="float" office:value="117.848557683793" calcext:value-type="float">
            <text:p>117.848557683793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-2.77636181439712" calcext:value-type="float">
            <text:p>-2.77636181439712</text:p>
          </table:table-cell>
          <table:table-cell office:value-type="float" office:value="63.1310058540811" calcext:value-type="float">
            <text:p>63.1310058540811</text:p>
          </table:table-cell>
          <table:table-cell office:value-type="float" office:value="118.039016681059" calcext:value-type="float">
            <text:p>118.03901668105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-2.77986931822476" calcext:value-type="float">
            <text:p>-2.77986931822476</text:p>
          </table:table-cell>
          <table:table-cell office:value-type="float" office:value="63.4681129545663" calcext:value-type="float">
            <text:p>63.4681129545663</text:p>
          </table:table-cell>
          <table:table-cell office:value-type="float" office:value="118.217374620011" calcext:value-type="float">
            <text:p>118.217374620011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-2.78361517582057" calcext:value-type="float">
            <text:p>-2.78361517582057</text:p>
          </table:table-cell>
          <table:table-cell office:value-type="float" office:value="63.8015690256168" calcext:value-type="float">
            <text:p>63.8015690256168</text:p>
          </table:table-cell>
          <table:table-cell office:value-type="float" office:value="118.383718942763" calcext:value-type="float">
            <text:p>118.383718942763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2.78757721203006" calcext:value-type="float">
            <text:p>-2.78757721203006</text:p>
          </table:table-cell>
          <table:table-cell office:value-type="float" office:value="64.1306812172434" calcext:value-type="float">
            <text:p>64.1306812172434</text:p>
          </table:table-cell>
          <table:table-cell office:value-type="float" office:value="118.538183353436" calcext:value-type="float">
            <text:p>118.538183353436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2.79173236004729" calcext:value-type="float">
            <text:p>-2.79173236004729</text:p>
          </table:table-cell>
          <table:table-cell office:value-type="float" office:value="64.454757829576" calcext:value-type="float">
            <text:p>64.454757829576</text:p>
          </table:table-cell>
          <table:table-cell office:value-type="float" office:value="118.680948541117" calcext:value-type="float">
            <text:p>118.680948541117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-2.79605670361005" calcext:value-type="float">
            <text:p>-2.79605670361005</text:p>
          </table:table-cell>
          <table:table-cell office:value-type="float" office:value="64.7731118616045" calcext:value-type="float">
            <text:p>64.7731118616045</text:p>
          </table:table-cell>
          <table:table-cell office:value-type="float" office:value="118.812242614592" calcext:value-type="float">
            <text:p>118.81224261459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2.80052552409222" calcext:value-type="float">
            <text:p>-2.80052552409222</text:p>
          </table:table-cell>
          <table:table-cell office:value-type="float" office:value="65.0850646341066" calcext:value-type="float">
            <text:p>65.0850646341066</text:p>
          </table:table-cell>
          <table:table-cell office:value-type="float" office:value="118.932341235476" calcext:value-type="float">
            <text:p>118.932341235476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-2.80511335261417" calcext:value-type="float">
            <text:p>-2.80511335261417</text:p>
          </table:table-cell>
          <table:table-cell office:value-type="float" office:value="65.3899494570469" calcext:value-type="float">
            <text:p>65.3899494570469</text:p>
          </table:table-cell>
          <table:table-cell office:value-type="float" office:value="119.041567439499" calcext:value-type="float">
            <text:p>119.041567439499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-2.80979402727187" calcext:value-type="float">
            <text:p>-2.80979402727187</text:p>
          </table:table-cell>
          <table:table-cell office:value-type="float" office:value="65.6871153102983" calcext:value-type="float">
            <text:p>65.6871153102983</text:p>
          </table:table-cell>
          <table:table-cell office:value-type="float" office:value="119.140291139098" calcext:value-type="float">
            <text:p>119.140291139098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-2.81454075555981" calcext:value-type="float">
            <text:p>-2.81454075555981</text:p>
          </table:table-cell>
          <table:table-cell office:value-type="float" office:value="65.9759305055277" calcext:value-type="float">
            <text:p>65.9759305055277</text:p>
          </table:table-cell>
          <table:table-cell office:value-type="float" office:value="119.228928304102" calcext:value-type="float">
            <text:p>119.228928304102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-2.81932618203295" calcext:value-type="float">
            <text:p>-2.81932618203295</text:p>
          </table:table-cell>
          <table:table-cell office:value-type="float" office:value="66.2557862965563" calcext:value-type="float">
            <text:p>66.2557862965563</text:p>
          </table:table-cell>
          <table:table-cell office:value-type="float" office:value="119.307939821079" calcext:value-type="float">
            <text:p>119.30793982107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2.82412246122182" calcext:value-type="float">
            <text:p>-2.82412246122182</text:p>
          </table:table-cell>
          <table:table-cell office:value-type="float" office:value="66.5261004054954" calcext:value-type="float">
            <text:p>66.5261004054954</text:p>
          </table:table-cell>
          <table:table-cell office:value-type="float" office:value="119.377830035749" calcext:value-type="float">
            <text:p>119.37783003574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-2.8289013357769" calcext:value-type="float">
            <text:p>-2.8289013357769</text:p>
          </table:table-cell>
          <table:table-cell office:value-type="float" office:value="66.7863204324472" calcext:value-type="float">
            <text:p>66.7863204324472</text:p>
          </table:table-cell>
          <table:table-cell office:value-type="float" office:value="119.439144986792" calcext:value-type="float">
            <text:p>119.439144986792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-2.83363421977936" calcext:value-type="float">
            <text:p>-2.83363421977936</text:p>
          </table:table-cell>
          <table:table-cell office:value-type="float" office:value="67.035927117592" calcext:value-type="float">
            <text:p>67.035927117592</text:p>
          </table:table-cell>
          <table:table-cell office:value-type="float" office:value="119.492470343143" calcext:value-type="float">
            <text:p>119.492470343143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2.83829228711119" calcext:value-type="float">
            <text:p>-2.83829228711119</text:p>
          </table:table-cell>
          <table:table-cell office:value-type="float" office:value="67.2744374260178" calcext:value-type="float">
            <text:p>67.2744374260178</text:p>
          </table:table-cell>
          <table:table-cell office:value-type="float" office:value="119.538429060556" calcext:value-type="float">
            <text:p>119.538429060556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2.8428465647313" calcext:value-type="float">
            <text:p>-2.8428465647313</text:p>
          </table:table-cell>
          <table:table-cell office:value-type="float" office:value="67.501407427656" calcext:value-type="float">
            <text:p>67.501407427656</text:p>
          </table:table-cell>
          <table:table-cell office:value-type="float" office:value="119.577678776655" calcext:value-type="float">
            <text:p>119.57767877665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2.8472680306545" calcext:value-type="float">
            <text:p>-2.8472680306545</text:p>
          </table:table-cell>
          <table:table-cell office:value-type="float" office:value="67.7164349471795" calcext:value-type="float">
            <text:p>67.7164349471795</text:p>
          </table:table-cell>
          <table:table-cell office:value-type="float" office:value="119.610908966826" calcext:value-type="float">
            <text:p>119.61090896682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2.85152771637793" calcext:value-type="float">
            <text:p>-2.85152771637793</text:p>
          </table:table-cell>
          <table:table-cell office:value-type="float" office:value="67.9191619615926" calcext:value-type="float">
            <text:p>67.9191619615926</text:p>
          </table:table-cell>
          <table:table-cell office:value-type="float" office:value="119.638837886117" calcext:value-type="float">
            <text:p>119.638837886117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-2.8555968134461" calcext:value-type="float">
            <text:p>-2.8555968134461</text:p>
          </table:table-cell>
          <table:table-cell office:value-type="float" office:value="68.1092767264583" calcext:value-type="float">
            <text:p>68.1092767264583</text:p>
          </table:table-cell>
          <table:table-cell office:value-type="float" office:value="119.662209324664" calcext:value-type="float">
            <text:p>119.662209324664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2.85944678378944" calcext:value-type="float">
            <text:p>-2.85944678378944</text:p>
          </table:table-cell>
          <table:table-cell office:value-type="float" office:value="68.2865156152351" calcext:value-type="float">
            <text:p>68.2865156152351</text:p>
          </table:table-cell>
          <table:table-cell office:value-type="float" office:value="119.681789206104" calcext:value-type="float">
            <text:p>119.681789206104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-2.86304947341582" calcext:value-type="float">
            <text:p>-2.86304947341582</text:p>
          </table:table-cell>
          <table:table-cell office:value-type="float" office:value="68.4506646599099" calcext:value-type="float">
            <text:p>68.4506646599099</text:p>
          </table:table-cell>
          <table:table-cell office:value-type="float" office:value="119.698362059821" calcext:value-type="float">
            <text:p>119.69836205982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-2.86637722897858" calcext:value-type="float">
            <text:p>-2.86637722897858</text:p>
          </table:table-cell>
          <table:table-cell office:value-type="float" office:value="68.601560784963" calcext:value-type="float">
            <text:p>68.601560784963</text:p>
          </table:table-cell>
          <table:table-cell office:value-type="float" office:value="119.71272739879" calcext:value-type="float">
            <text:p>119.71272739879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-2.86940301668829" calcext:value-type="float">
            <text:p>-2.86940301668829</text:p>
          </table:table-cell>
          <table:table-cell office:value-type="float" office:value="68.7390927306159" calcext:value-type="float">
            <text:p>68.7390927306159</text:p>
          </table:table-cell>
          <table:table-cell office:value-type="float" office:value="119.725696035164" calcext:value-type="float">
            <text:p>119.725696035164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2.87210054298422" calcext:value-type="float">
            <text:p>-2.87210054298422</text:p>
          </table:table-cell>
          <table:table-cell office:value-type="float" office:value="68.8632016652067" calcext:value-type="float">
            <text:p>68.8632016652067</text:p>
          </table:table-cell>
          <table:table-cell office:value-type="float" office:value="119.738086365526" calcext:value-type="float">
            <text:p>119.738086365526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2.87444437632834" calcext:value-type="float">
            <text:p>-2.87444437632834</text:p>
          </table:table-cell>
          <table:table-cell office:value-type="float" office:value="68.9738814903047" calcext:value-type="float">
            <text:p>68.9738814903047</text:p>
          </table:table-cell>
          <table:table-cell office:value-type="float" office:value="119.750720657141" calcext:value-type="float">
            <text:p>119.750720657141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2.87641006944005" calcext:value-type="float">
            <text:p>-2.87641006944005</text:p>
          </table:table-cell>
          <table:table-cell office:value-type="float" office:value="69.0711788458185" calcext:value-type="float">
            <text:p>69.0711788458185</text:p>
          </table:table-cell>
          <table:table-cell office:value-type="float" office:value="119.764421365287" calcext:value-type="float">
            <text:p>119.76442136528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-2.87797428124609" calcext:value-type="float">
            <text:p>-2.87797428124609</text:p>
          </table:table-cell>
          <table:table-cell office:value-type="float" office:value="69.1551928257093" calcext:value-type="float">
            <text:p>69.1551928257093</text:p>
          </table:table-cell>
          <table:table-cell office:value-type="float" office:value="119.780007510209" calcext:value-type="float">
            <text:p>119.780007510209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-2.87911489778394" calcext:value-type="float">
            <text:p>-2.87911489778394</text:p>
          </table:table-cell>
          <table:table-cell office:value-type="float" office:value="69.226074418009" calcext:value-type="float">
            <text:p>69.226074418009</text:p>
          </table:table-cell>
          <table:table-cell office:value-type="float" office:value="119.798291140161" calcext:value-type="float">
            <text:p>119.79829114016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-2.87981115126733" calcext:value-type="float">
            <text:p>-2.87981115126733</text:p>
          </table:table-cell>
          <table:table-cell office:value-type="float" office:value="69.2840256856013" calcext:value-type="float">
            <text:p>69.2840256856013</text:p>
          </table:table-cell>
          <table:table-cell office:value-type="float" office:value="119.820073904649" calcext:value-type="float">
            <text:p>119.82007390464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-2.88004373649926" calcext:value-type="float">
            <text:p>-2.88004373649926</text:p>
          </table:table-cell>
          <table:table-cell office:value-type="float" office:value="69.3292987065536" calcext:value-type="float">
            <text:p>69.3292987065536</text:p>
          </table:table-cell>
          <table:table-cell office:value-type="float" office:value="119.846143759343" calcext:value-type="float">
            <text:p>119.846143759343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-2.87979492380405" calcext:value-type="float">
            <text:p>-2.87979492380405</text:p>
          </table:table-cell>
          <table:table-cell office:value-type="float" office:value="69.3621942947458" calcext:value-type="float">
            <text:p>69.3621942947458</text:p>
          </table:table-cell>
          <table:table-cell office:value-type="float" office:value="119.877271821181" calcext:value-type="float">
            <text:p>119.87727182118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2.87904866764462" calcext:value-type="float">
            <text:p>-2.87904866764462</text:p>
          </table:table-cell>
          <table:table-cell office:value-type="float" office:value="69.3830605230695" calcext:value-type="float">
            <text:p>69.3830605230695</text:p>
          </table:table-cell>
          <table:table-cell office:value-type="float" office:value="119.914209389173" calcext:value-type="float">
            <text:p>119.914209389173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2.87779071009484" calcext:value-type="float">
            <text:p>-2.87779071009484</text:p>
          </table:table-cell>
          <table:table-cell office:value-type="float" office:value="69.3922910725224" calcext:value-type="float">
            <text:p>69.3922910725224</text:p>
          </table:table-cell>
          <table:table-cell office:value-type="float" office:value="119.957685143202" calcext:value-type="float">
            <text:p>119.957685143202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-2.87600867835144" calcext:value-type="float">
            <text:p>-2.87600867835144</text:p>
          </table:table-cell>
          <table:table-cell office:value-type="float" office:value="69.3903234311934" calcext:value-type="float">
            <text:p>69.3903234311934</text:p>
          </table:table-cell>
          <table:table-cell office:value-type="float" office:value="120.008402529947" calcext:value-type="float">
            <text:p>120.008402529947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-2.87369217549386" calcext:value-type="float">
            <text:p>-2.87369217549386</text:p>
          </table:table-cell>
          <table:table-cell office:value-type="float" office:value="69.3776369673243" calcext:value-type="float">
            <text:p>69.3776369673243</text:p>
          </table:table-cell>
          <table:table-cell office:value-type="float" office:value="120.067037341824" calcext:value-type="float">
            <text:p>120.067037341824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-2.87083286373403" calcext:value-type="float">
            <text:p>-2.87083286373403</text:p>
          </table:table-cell>
          <table:table-cell office:value-type="float" office:value="69.3547509004605" calcext:value-type="float">
            <text:p>69.3547509004605</text:p>
          </table:table-cell>
          <table:table-cell office:value-type="float" office:value="120.134235491771" calcext:value-type="float">
            <text:p>120.13423549177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-2.8674245394441" calcext:value-type="float">
            <text:p>-2.8674245394441</text:p>
          </table:table-cell>
          <table:table-cell office:value-type="float" office:value="69.3222221941351" calcext:value-type="float">
            <text:p>69.3222221941351</text:p>
          </table:table-cell>
          <table:table-cell office:value-type="float" office:value="120.210610983646" calcext:value-type="float">
            <text:p>120.210610983646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-2.86346319930187" calcext:value-type="float">
            <text:p>-2.86346319930187</text:p>
          </table:table-cell>
          <table:table-cell office:value-type="float" office:value="69.2806433925848" calcext:value-type="float">
            <text:p>69.2806433925848</text:p>
          </table:table-cell>
          <table:table-cell office:value-type="float" office:value="120.296744075239" calcext:value-type="float">
            <text:p>120.296744075239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-2.85894709695914" calcext:value-type="float">
            <text:p>-2.85894709695914</text:p>
          </table:table-cell>
          <table:table-cell office:value-type="float" office:value="69.2306404228027" calcext:value-type="float">
            <text:p>69.2306404228027</text:p>
          </table:table-cell>
          <table:table-cell office:value-type="float" office:value="120.393179628218" calcext:value-type="float">
            <text:p>120.393179628218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-2.85387678970668" calcext:value-type="float">
            <text:p>-2.85387678970668</text:p>
          </table:table-cell>
          <table:table-cell office:value-type="float" office:value="69.1728703816577" calcext:value-type="float">
            <text:p>69.1728703816577</text:p>
          </table:table-cell>
          <table:table-cell office:value-type="float" office:value="120.500425636968" calcext:value-type="float">
            <text:p>120.500425636968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-2.848255174691" calcext:value-type="float">
            <text:p>-2.848255174691</text:p>
          </table:table-cell>
          <table:table-cell office:value-type="float" office:value="69.1080193261216" calcext:value-type="float">
            <text:p>69.1080193261216</text:p>
          </table:table-cell>
          <table:table-cell office:value-type="float" office:value="120.6189519261" calcext:value-type="float">
            <text:p>120.618951926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2.84208751432148" calcext:value-type="float">
            <text:p>-2.84208751432148</text:p>
          </table:table-cell>
          <table:table-cell office:value-type="float" office:value="69.036800082654" calcext:value-type="float">
            <text:p>69.036800082654</text:p>
          </table:table-cell>
          <table:table-cell office:value-type="float" office:value="120.749189004552" calcext:value-type="float">
            <text:p>120.749189004552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2.83538145059528" calcext:value-type="float">
            <text:p>-2.83538145059528</text:p>
          </table:table-cell>
          <table:table-cell office:value-type="float" office:value="68.9599500896711" calcext:value-type="float">
            <text:p>68.9599500896711</text:p>
          </table:table-cell>
          <table:table-cell office:value-type="float" office:value="120.891527062618" calcext:value-type="float">
            <text:p>120.891527062618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-2.82814700816392" calcext:value-type="float">
            <text:p>-2.82814700816392</text:p>
          </table:table-cell>
          <table:table-cell office:value-type="float" office:value="68.8782292848427" calcext:value-type="float">
            <text:p>68.8782292848427</text:p>
          </table:table-cell>
          <table:table-cell office:value-type="float" office:value="121.046315096863" calcext:value-type="float">
            <text:p>121.04631509686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-2.82039658605683" calcext:value-type="float">
            <text:p>-2.82039658605683</text:p>
          </table:table-cell>
          <table:table-cell office:value-type="float" office:value="68.7924180465722" calcext:value-type="float">
            <text:p>68.7924180465722</text:p>
          </table:table-cell>
          <table:table-cell office:value-type="float" office:value="121.213860146939" calcext:value-type="float">
            <text:p>121.213860146939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-2.81214493807619" calcext:value-type="float">
            <text:p>-2.81214493807619</text:p>
          </table:table-cell>
          <table:table-cell office:value-type="float" office:value="68.7033151966701" calcext:value-type="float">
            <text:p>68.7033151966701</text:p>
          </table:table-cell>
          <table:table-cell office:value-type="float" office:value="121.394426627473" calcext:value-type="float">
            <text:p>121.39442662747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-2.80340914197129" calcext:value-type="float">
            <text:p>-2.80340914197129</text:p>
          </table:table-cell>
          <table:table-cell office:value-type="float" office:value="68.6117360688115" calcext:value-type="float">
            <text:p>68.6117360688115</text:p>
          </table:table-cell>
          <table:table-cell office:value-type="float" office:value="121.588235737751" calcext:value-type="float">
            <text:p>121.588235737751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-2.79420855759155" calcext:value-type="float">
            <text:p>-2.79420855759155</text:p>
          </table:table-cell>
          <table:table-cell office:value-type="float" office:value="68.5185106449451" calcext:value-type="float">
            <text:p>68.5185106449451</text:p>
          </table:table-cell>
          <table:table-cell office:value-type="float" office:value="121.795464931726" calcext:value-type="float">
            <text:p>121.795464931726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2.78456477430794" calcext:value-type="float">
            <text:p>-2.78456477430794</text:p>
          </table:table-cell>
          <table:table-cell office:value-type="float" office:value="68.424481759412" calcext:value-type="float">
            <text:p>68.424481759412</text:p>
          </table:table-cell>
          <table:table-cell office:value-type="float" office:value="122.016247430818" calcext:value-type="float">
            <text:p>122.016247430818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-2.77450154807373" calcext:value-type="float">
            <text:p>-2.77450154807373</text:p>
          </table:table-cell>
          <table:table-cell office:value-type="float" office:value="68.3305033681856" calcext:value-type="float">
            <text:p>68.3305033681856</text:p>
          </table:table-cell>
          <table:table-cell office:value-type="float" office:value="122.250671762298" calcext:value-type="float">
            <text:p>122.250671762298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-2.76404472857131" calcext:value-type="float">
            <text:p>-2.76404472857131</text:p>
          </table:table-cell>
          <table:table-cell office:value-type="float" office:value="68.2374388782877" calcext:value-type="float">
            <text:p>68.2374388782877</text:p>
          </table:table-cell>
          <table:table-cell office:value-type="float" office:value="122.498781306533" calcext:value-type="float">
            <text:p>122.498781306533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-2.75322217696198" calcext:value-type="float">
            <text:p>-2.75322217696198</text:p>
          </table:table-cell>
          <table:table-cell office:value-type="float" office:value="68.1461595301924" calcext:value-type="float">
            <text:p>68.1461595301924</text:p>
          </table:table-cell>
          <table:table-cell office:value-type="float" office:value="122.760573836988" calcext:value-type="float">
            <text:p>122.760573836988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-2.74206367481201" calcext:value-type="float">
            <text:p>-2.74206367481201</text:p>
          </table:table-cell>
          <table:table-cell office:value-type="float" office:value="68.0575428237987" calcext:value-type="float">
            <text:p>68.0575428237987</text:p>
          </table:table-cell>
          <table:table-cell office:value-type="float" office:value="123.036001037901" calcext:value-type="float">
            <text:p>123.036001037901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-2.73060082482133" calcext:value-type="float">
            <text:p>-2.73060082482133</text:p>
          </table:table-cell>
          <table:table-cell office:value-type="float" office:value="67.9724709764438" calcext:value-type="float">
            <text:p>67.9724709764438</text:p>
          </table:table-cell>
          <table:table-cell office:value-type="float" office:value="123.324967985527" calcext:value-type="float">
            <text:p>123.324967985527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2.71886694401824" calcext:value-type="float">
            <text:p>-2.71886694401824</text:p>
          </table:table-cell>
          <table:table-cell office:value-type="float" office:value="67.8918293993381" calcext:value-type="float">
            <text:p>67.8918293993381</text:p>
          </table:table-cell>
          <table:table-cell office:value-type="float" office:value="123.627332580236" calcext:value-type="float">
            <text:p>123.627332580236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-2.7068969501152" calcext:value-type="float">
            <text:p>-2.7068969501152</text:p>
          </table:table-cell>
          <table:table-cell office:value-type="float" office:value="67.8165051768303" calcext:value-type="float">
            <text:p>67.8165051768303</text:p>
          </table:table-cell>
          <table:table-cell office:value-type="float" office:value="123.942904918157" calcext:value-type="float">
            <text:p>123.94290491815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-2.69472724173681" calcext:value-type="float">
            <text:p>-2.69472724173681</text:p>
          </table:table-cell>
          <table:table-cell office:value-type="float" office:value="67.7473855309843" calcext:value-type="float">
            <text:p>67.7473855309843</text:p>
          </table:table-cell>
          <table:table-cell office:value-type="float" office:value="124.271446592809" calcext:value-type="float">
            <text:p>124.271446592809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-2.68239557324232" calcext:value-type="float">
            <text:p>-2.68239557324232</text:p>
          </table:table-cell>
          <table:table-cell office:value-type="float" office:value="67.6853562521661" calcext:value-type="float">
            <text:p>67.6853562521661</text:p>
          </table:table-cell>
          <table:table-cell office:value-type="float" office:value="124.612669918966" calcext:value-type="float">
            <text:p>124.612669918966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2.66994092485956" calcext:value-type="float">
            <text:p>-2.66994092485956</text:p>
          </table:table-cell>
          <table:table-cell office:value-type="float" office:value="67.6313000745217" calcext:value-type="float">
            <text:p>67.6313000745217</text:p>
          </table:table-cell>
          <table:table-cell office:value-type="float" office:value="124.966237073147" calcext:value-type="float">
            <text:p>124.966237073147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-2.6574033688384" calcext:value-type="float">
            <text:p>-2.6574033688384</text:p>
          </table:table-cell>
          <table:table-cell office:value-type="float" office:value="67.5860949736902" calcext:value-type="float">
            <text:p>67.5860949736902</text:p>
          </table:table-cell>
          <table:table-cell office:value-type="float" office:value="125.33175914737" calcext:value-type="float">
            <text:p>125.33175914737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2.64482393230653" calcext:value-type="float">
            <text:p>-2.64482393230653</text:p>
          </table:table-cell>
          <table:table-cell office:value-type="float" office:value="67.5506123624634" calcext:value-type="float">
            <text:p>67.5506123624634</text:p>
          </table:table-cell>
          <table:table-cell office:value-type="float" office:value="125.708795115416" calcext:value-type="float">
            <text:p>125.70879511541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2.6322444574853" calcext:value-type="float">
            <text:p>-2.6322444574853</text:p>
          </table:table-cell>
          <table:table-cell office:value-type="float" office:value="67.5257151587793" calcext:value-type="float">
            <text:p>67.5257151587793</text:p>
          </table:table-cell>
          <table:table-cell office:value-type="float" office:value="126.096850713506" calcext:value-type="float">
            <text:p>126.096850713506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2.61970745987973" calcext:value-type="float">
            <text:p>-2.61970745987973</text:p>
          </table:table-cell>
          <table:table-cell office:value-type="float" office:value="67.5122556991274" calcext:value-type="float">
            <text:p>67.5122556991274</text:p>
          </table:table-cell>
          <table:table-cell office:value-type="float" office:value="126.49537724053" calcext:value-type="float">
            <text:p>126.49537724053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-2.6072559850173" calcext:value-type="float">
            <text:p>-2.6072559850173</text:p>
          </table:table-cell>
          <table:table-cell office:value-type="float" office:value="67.5110734693706" calcext:value-type="float">
            <text:p>67.5110734693706</text:p>
          </table:table-cell>
          <table:table-cell office:value-type="float" office:value="126.903770286113" calcext:value-type="float">
            <text:p>126.903770286113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-2.59493346425555" calcext:value-type="float">
            <text:p>-2.59493346425555</text:p>
          </table:table-cell>
          <table:table-cell office:value-type="float" office:value="67.5229926241464" calcext:value-type="float">
            <text:p>67.5229926241464</text:p>
          </table:table-cell>
          <table:table-cell office:value-type="float" office:value="127.321368398617" calcext:value-type="float">
            <text:p>127.321368398617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-2.58278357012533" calcext:value-type="float">
            <text:p>-2.58278357012533</text:p>
          </table:table-cell>
          <table:table-cell office:value-type="float" office:value="67.5488192653645" calcext:value-type="float">
            <text:p>67.5488192653645</text:p>
          </table:table-cell>
          <table:table-cell office:value-type="float" office:value="127.747451709064" calcext:value-type="float">
            <text:p>127.74745170906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2.57085007161505" calcext:value-type="float">
            <text:p>-2.57085007161505</text:p>
          </table:table-cell>
          <table:table-cell office:value-type="float" office:value="67.5893384500136" calcext:value-type="float">
            <text:p>67.5893384500136</text:p>
          </table:table-cell>
          <table:table-cell office:value-type="float" office:value="128.181240531326" calcext:value-type="float">
            <text:p>128.181240531326</text:p>
          </table:table-cell>
        </table:table-row>
      </table:table>
      <table:table table:name="OriginalExample_s11_dB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eq (MHz)</text:p>
          </table:table-cell>
          <table:table-cell office:value-type="string" calcext:value-type="string">
            <text:p>s11 (dB) example 2</text:p>
          </table:table-cell>
          <table:table-cell office:value-type="string" calcext:value-type="string">
            <text:p>real Z_in (Ohm)</text:p>
          </table:table-cell>
          <table:table-cell office:value-type="string" calcext:value-type="string">
            <text:p><text:s/>imag Z_in (Ohm)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0.44948631397587" calcext:value-type="float">
            <text:p>-0.44948631397587</text:p>
          </table:table-cell>
          <table:table-cell office:value-type="float" office:value="7.69060284183295" calcext:value-type="float">
            <text:p>7.69060284183295</text:p>
          </table:table-cell>
          <table:table-cell office:value-type="float" office:value="110.975072830855" calcext:value-type="float">
            <text:p>110.97507283085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452463611431976" calcext:value-type="float">
            <text:p>-0.452463611431976</text:p>
          </table:table-cell>
          <table:table-cell office:value-type="float" office:value="7.82072423702467" calcext:value-type="float">
            <text:p>7.82072423702467</text:p>
          </table:table-cell>
          <table:table-cell office:value-type="float" office:value="111.650186352989" calcext:value-type="float">
            <text:p>111.65018635298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0.455440571608261" calcext:value-type="float">
            <text:p>-0.455440571608261</text:p>
          </table:table-cell>
          <table:table-cell office:value-type="float" office:value="7.95329714004309" calcext:value-type="float">
            <text:p>7.95329714004309</text:p>
          </table:table-cell>
          <table:table-cell office:value-type="float" office:value="112.33296532728" calcext:value-type="float">
            <text:p>112.3329653272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0.458417904534703" calcext:value-type="float">
            <text:p>-0.458417904534703</text:p>
          </table:table-cell>
          <table:table-cell office:value-type="float" office:value="8.0884069428558" calcext:value-type="float">
            <text:p>8.0884069428558</text:p>
          </table:table-cell>
          <table:table-cell office:value-type="float" office:value="113.0236368541" calcext:value-type="float">
            <text:p>113.023636854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0.461396682464829" calcext:value-type="float">
            <text:p>-0.461396682464829</text:p>
          </table:table-cell>
          <table:table-cell office:value-type="float" office:value="8.22614907112362" calcext:value-type="float">
            <text:p>8.22614907112362</text:p>
          </table:table-cell>
          <table:table-cell office:value-type="float" office:value="113.722435331348" calcext:value-type="float">
            <text:p>113.72243533134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464378343489872" calcext:value-type="float">
            <text:p>-0.464378343489872</text:p>
          </table:table-cell>
          <table:table-cell office:value-type="float" office:value="8.36662949092854" calcext:value-type="float">
            <text:p>8.36662949092854</text:p>
          </table:table-cell>
          <table:table-cell office:value-type="float" office:value="114.429602098207" calcext:value-type="float">
            <text:p>114.4296020982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0.467364692114827" calcext:value-type="float">
            <text:p>-0.467364692114827</text:p>
          </table:table-cell>
          <table:table-cell office:value-type="float" office:value="8.50996518359468" calcext:value-type="float">
            <text:p>8.50996518359468</text:p>
          </table:table-cell>
          <table:table-cell office:value-type="float" office:value="115.145385056654" calcext:value-type="float">
            <text:p>115.14538505665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0.470357896823791" calcext:value-type="float">
            <text:p>-0.470357896823791</text:p>
          </table:table-cell>
          <table:table-cell office:value-type="float" office:value="8.65628458711926" calcext:value-type="float">
            <text:p>8.65628458711926</text:p>
          </table:table-cell>
          <table:table-cell office:value-type="float" office:value="115.87003827484" calcext:value-type="float">
            <text:p>115.8700382748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0.473360484691908" calcext:value-type="float">
            <text:p>-0.473360484691908</text:p>
          </table:table-cell>
          <table:table-cell office:value-type="float" office:value="8.8057280032085" calcext:value-type="float">
            <text:p>8.8057280032085</text:p>
          </table:table-cell>
          <table:table-cell office:value-type="float" office:value="116.603821576589" calcext:value-type="float">
            <text:p>116.60382157658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0.476375333126663" calcext:value-type="float">
            <text:p>-0.476375333126663</text:p>
          </table:table-cell>
          <table:table-cell office:value-type="float" office:value="8.9584479693327" calcext:value-type="float">
            <text:p>8.9584479693327</text:p>
          </table:table-cell>
          <table:table-cell office:value-type="float" office:value="117.3470001214" calcext:value-type="float">
            <text:p>117.347000121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479405658850283" calcext:value-type="float">
            <text:p>-0.479405658850283</text:p>
          </table:table-cell>
          <table:table-cell office:value-type="float" office:value="9.11460959572596" calcext:value-type="float">
            <text:p>9.11460959572596</text:p>
          </table:table-cell>
          <table:table-cell office:value-type="float" office:value="118.099843979386" calcext:value-type="float">
            <text:p>118.09984397938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482455004258793" calcext:value-type="float">
            <text:p>-0.482455004258793</text:p>
          </table:table-cell>
          <table:table-cell office:value-type="float" office:value="9.27439086770039" calcext:value-type="float">
            <text:p>9.27439086770039</text:p>
          </table:table-cell>
          <table:table-cell office:value-type="float" office:value="118.862627705617" calcext:value-type="float">
            <text:p>118.86262770561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0.485527221316807" calcext:value-type="float">
            <text:p>-0.485527221316807</text:p>
          </table:table-cell>
          <table:table-cell office:value-type="float" office:value="9.43798291411053" calcext:value-type="float">
            <text:p>9.43798291411053</text:p>
          </table:table-cell>
          <table:table-cell office:value-type="float" office:value="119.635629918278" calcext:value-type="float">
            <text:p>119.63562991827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0.488626453169835" calcext:value-type="float">
            <text:p>-0.488626453169835</text:p>
          </table:table-cell>
          <table:table-cell office:value-type="float" office:value="9.60559024328709" calcext:value-type="float">
            <text:p>9.60559024328709</text:p>
          </table:table-cell>
          <table:table-cell office:value-type="float" office:value="120.419132885025" calcext:value-type="float">
            <text:p>120.41913288502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491757113673688" calcext:value-type="float">
            <text:p>-0.491757113673688</text:p>
          </table:table-cell>
          <table:table-cell office:value-type="float" office:value="9.77743094817423" calcext:value-type="float">
            <text:p>9.77743094817423</text:p>
          </table:table-cell>
          <table:table-cell office:value-type="float" office:value="121.213422121803" calcext:value-type="float">
            <text:p>121.21342212180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0.494923865059091" calcext:value-type="float">
            <text:p>-0.494923865059091</text:p>
          </table:table-cell>
          <table:table-cell office:value-type="float" office:value="9.95373688287397" calcext:value-type="float">
            <text:p>9.95373688287397</text:p>
          </table:table-cell>
          <table:table-cell office:value-type="float" office:value="122.018786008232" calcext:value-type="float">
            <text:p>122.01878600823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0.498131593962857" calcext:value-type="float">
            <text:p>-0.498131593962857</text:p>
          </table:table-cell>
          <table:table-cell office:value-type="float" office:value="10.1347538131917" calcext:value-type="float">
            <text:p>10.1347538131917</text:p>
          </table:table-cell>
          <table:table-cell office:value-type="float" office:value="122.83551542353" calcext:value-type="float">
            <text:p>122.8355154235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0.501385386069873" calcext:value-type="float">
            <text:p>-0.501385386069873</text:p>
          </table:table-cell>
          <table:table-cell office:value-type="float" office:value="10.3207415442005" calcext:value-type="float">
            <text:p>10.3207415442005</text:p>
          </table:table-cell>
          <table:table-cell office:value-type="float" office:value="123.663903406702" calcext:value-type="float">
            <text:p>123.66390340670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50469049961848" calcext:value-type="float">
            <text:p>-0.50469049961848</text:p>
          </table:table-cell>
          <table:table-cell office:value-type="float" office:value="10.5119740282112" calcext:value-type="float">
            <text:p>10.5119740282112</text:p>
          </table:table-cell>
          <table:table-cell office:value-type="float" office:value="124.504244844535" calcext:value-type="float">
            <text:p>124.50424484453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508052338028704" calcext:value-type="float">
            <text:p>-0.508052338028704</text:p>
          </table:table-cell>
          <table:table-cell office:value-type="float" office:value="10.7087394569002" calcext:value-type="float">
            <text:p>10.7087394569002</text:p>
          </table:table-cell>
          <table:table-cell office:value-type="float" office:value="125.356836190657" calcext:value-type="float">
            <text:p>125.35683619065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0.511476421916677" calcext:value-type="float">
            <text:p>-0.511476421916677</text:p>
          </table:table-cell>
          <table:table-cell office:value-type="float" office:value="10.9113403417053" calcext:value-type="float">
            <text:p>10.9113403417053</text:p>
          </table:table-cell>
          <table:table-cell office:value-type="float" office:value="126.221975218672" calcext:value-type="float">
            <text:p>126.221975218672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0.514968360759174" calcext:value-type="float">
            <text:p>-0.514968360759174</text:p>
          </table:table-cell>
          <table:table-cell office:value-type="float" office:value="11.1200935869073" calcext:value-type="float">
            <text:p>11.1200935869073</text:p>
          </table:table-cell>
          <table:table-cell office:value-type="float" office:value="127.099960812073" calcext:value-type="float">
            <text:p>127.09996081207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0.518533824471176" calcext:value-type="float">
            <text:p>-0.518533824471176</text:p>
          </table:table-cell>
          <table:table-cell office:value-type="float" office:value="11.3353305601458" calcext:value-type="float">
            <text:p>11.3353305601458</text:p>
          </table:table-cell>
          <table:table-cell office:value-type="float" office:value="127.991092793371" calcext:value-type="float">
            <text:p>127.99109279337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0.52217851515468" calcext:value-type="float">
            <text:p>-0.52217851515468</text:p>
          </table:table-cell>
          <table:table-cell office:value-type="float" office:value="11.5573971653909" calcext:value-type="float">
            <text:p>11.5573971653909</text:p>
          </table:table-cell>
          <table:table-cell office:value-type="float" office:value="128.895671794522" calcext:value-type="float">
            <text:p>128.89567179452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525908139271967" calcext:value-type="float">
            <text:p>-0.525908139271967</text:p>
          </table:table-cell>
          <table:table-cell office:value-type="float" office:value="11.786653923709" calcext:value-type="float">
            <text:p>11.786653923709</text:p>
          </table:table-cell>
          <table:table-cell office:value-type="float" office:value="129.813999170435" calcext:value-type="float">
            <text:p>129.8139991704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0.529728380486126" calcext:value-type="float">
            <text:p>-0.529728380486126</text:p>
          </table:table-cell>
          <table:table-cell office:value-type="float" office:value="12.0234760673881" calcext:value-type="float">
            <text:p>12.0234760673881</text:p>
          </table:table-cell>
          <table:table-cell office:value-type="float" office:value="130.746376957009" calcext:value-type="float">
            <text:p>130.74637695700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0.533644873402997" calcext:value-type="float">
            <text:p>-0.533644873402997</text:p>
          </table:table-cell>
          <table:table-cell office:value-type="float" office:value="12.2682536532956" calcext:value-type="float">
            <text:p>12.2682536532956</text:p>
          </table:table-cell>
          <table:table-cell office:value-type="float" office:value="131.693107874779" calcext:value-type="float">
            <text:p>131.69310787477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0.537663178435395" calcext:value-type="float">
            <text:p>-0.537663178435395</text:p>
          </table:table-cell>
          <table:table-cell office:value-type="float" office:value="12.521391701575" calcext:value-type="float">
            <text:p>12.521391701575</text:p>
          </table:table-cell>
          <table:table-cell office:value-type="float" office:value="132.654495378919" calcext:value-type="float">
            <text:p>132.65449537891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0.54178875799623" calcext:value-type="float">
            <text:p>-0.54178875799623</text:p>
          </table:table-cell>
          <table:table-cell office:value-type="float" office:value="12.7833103660328" calcext:value-type="float">
            <text:p>12.7833103660328</text:p>
          </table:table-cell>
          <table:table-cell office:value-type="float" office:value="133.630843755958" calcext:value-type="float">
            <text:p>133.63084375595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546026954212811" calcext:value-type="float">
            <text:p>-0.546026954212811</text:p>
          </table:table-cell>
          <table:table-cell office:value-type="float" office:value="13.0544451428465" calcext:value-type="float">
            <text:p>13.0544451428465</text:p>
          </table:table-cell>
          <table:table-cell office:value-type="float" office:value="134.622458267186" calcext:value-type="float">
            <text:p>134.62245826718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550382968336906" calcext:value-type="float">
            <text:p>-0.550382968336906</text:p>
          </table:table-cell>
          <table:table-cell office:value-type="float" office:value="13.335247124441" calcext:value-type="float">
            <text:p>13.335247124441</text:p>
          </table:table-cell>
          <table:table-cell office:value-type="float" office:value="135.629645338346" calcext:value-type="float">
            <text:p>135.62964533834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0.554861842008527" calcext:value-type="float">
            <text:p>-0.554861842008527</text:p>
          </table:table-cell>
          <table:table-cell office:value-type="float" office:value="13.6261833056619" calcext:value-type="float">
            <text:p>13.6261833056619</text:p>
          </table:table-cell>
          <table:table-cell office:value-type="float" office:value="136.652712794746" calcext:value-type="float">
            <text:p>136.65271279474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0.559468440511734" calcext:value-type="float">
            <text:p>-0.559468440511734</text:p>
          </table:table-cell>
          <table:table-cell office:value-type="float" office:value="13.9277369495936" calcext:value-type="float">
            <text:p>13.9277369495936</text:p>
          </table:table-cell>
          <table:table-cell office:value-type="float" office:value="137.691970140535" calcext:value-type="float">
            <text:p>137.69197014053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0.56420743814304" calcext:value-type="float">
            <text:p>-0.56420743814304</text:p>
          </table:table-cell>
          <table:table-cell office:value-type="float" office:value="14.2404080206601" calcext:value-type="float">
            <text:p>14.2404080206601</text:p>
          </table:table-cell>
          <table:table-cell office:value-type="float" office:value="138.747728880392" calcext:value-type="float">
            <text:p>138.74772888039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0.569083305791864" calcext:value-type="float">
            <text:p>-0.569083305791864</text:p>
          </table:table-cell>
          <table:table-cell office:value-type="float" office:value="14.5647136928672" calcext:value-type="float">
            <text:p>14.5647136928672</text:p>
          </table:table-cell>
          <table:table-cell office:value-type="float" office:value="139.820302881386" calcext:value-type="float">
            <text:p>139.82030288138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0.574100300814014" calcext:value-type="float">
            <text:p>-0.574100300814014</text:p>
          </table:table-cell>
          <table:table-cell office:value-type="float" office:value="14.9011889413373" calcext:value-type="float">
            <text:p>14.9011889413373</text:p>
          </table:table-cell>
          <table:table-cell office:value-type="float" office:value="140.910008772259" calcext:value-type="float">
            <text:p>140.91000877225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0.579262459257856" calcext:value-type="float">
            <text:p>-0.579262459257856</text:p>
          </table:table-cell>
          <table:table-cell office:value-type="float" office:value="15.2503872255219" calcext:value-type="float">
            <text:p>15.2503872255219</text:p>
          </table:table-cell>
          <table:table-cell office:value-type="float" office:value="142.01716637682" calcext:value-type="float">
            <text:p>142.0171663768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0.584573590483666" calcext:value-type="float">
            <text:p>-0.584573590483666</text:p>
          </table:table-cell>
          <table:table-cell office:value-type="float" office:value="15.6128812727593" calcext:value-type="float">
            <text:p>15.6128812727593</text:p>
          </table:table-cell>
          <table:table-cell office:value-type="float" office:value="143.142099177521" calcext:value-type="float">
            <text:p>143.14209917752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0.590037274195914" calcext:value-type="float">
            <text:p>-0.590037274195914</text:p>
          </table:table-cell>
          <table:table-cell office:value-type="float" office:value="15.9892639710924" calcext:value-type="float">
            <text:p>15.9892639710924</text:p>
          </table:table-cell>
          <table:table-cell office:value-type="float" office:value="144.285134804699" calcext:value-type="float">
            <text:p>144.285134804699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0.595656859889243" calcext:value-type="float">
            <text:p>-0.595656859889243</text:p>
          </table:table-cell>
          <table:table-cell office:value-type="float" office:value="16.3801493805337" calcext:value-type="float">
            <text:p>16.3801493805337</text:p>
          </table:table-cell>
          <table:table-cell office:value-type="float" office:value="145.446605546208" calcext:value-type="float">
            <text:p>145.44660554620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0.601435468688738" calcext:value-type="float">
            <text:p>-0.601435468688738</text:p>
          </table:table-cell>
          <table:table-cell office:value-type="float" office:value="16.7861738722095" calcext:value-type="float">
            <text:p>16.7861738722095</text:p>
          </table:table-cell>
          <table:table-cell office:value-type="float" office:value="146.626848871518" calcext:value-type="float">
            <text:p>146.62684887151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0.607375997546709" calcext:value-type="float">
            <text:p>-0.607375997546709</text:p>
          </table:table-cell>
          <table:table-cell office:value-type="float" office:value="17.2079974050712" calcext:value-type="float">
            <text:p>17.2079974050712</text:p>
          </table:table-cell>
          <table:table-cell office:value-type="float" office:value="147.826207963487" calcext:value-type="float">
            <text:p>147.82620796348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0.613481125739795" calcext:value-type="float">
            <text:p>-0.613481125739795</text:p>
          </table:table-cell>
          <table:table-cell office:value-type="float" office:value="17.646304950111" calcext:value-type="float">
            <text:p>17.646304950111</text:p>
          </table:table-cell>
          <table:table-cell office:value-type="float" office:value="149.04503225022" calcext:value-type="float">
            <text:p>149.0450322502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0.619753323592049" calcext:value-type="float">
            <text:p>-0.619753323592049</text:p>
          </table:table-cell>
          <table:table-cell office:value-type="float" office:value="18.1018080722324" calcext:value-type="float">
            <text:p>18.1018080722324</text:p>
          </table:table-cell>
          <table:table-cell office:value-type="float" office:value="150.283677928498" calcext:value-type="float">
            <text:p>150.28367792849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0.626194863333362" calcext:value-type="float">
            <text:p>-0.626194863333362</text:p>
          </table:table-cell>
          <table:table-cell office:value-type="float" office:value="18.57524668017" calcext:value-type="float">
            <text:p>18.57524668017</text:p>
          </table:table-cell>
          <table:table-cell office:value-type="float" office:value="151.542508469279" calcext:value-type="float">
            <text:p>151.54250846927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63280783198576" calcext:value-type="float">
            <text:p>-0.63280783198576</text:p>
          </table:table-cell>
          <table:table-cell office:value-type="float" office:value="19.0673909550329" calcext:value-type="float">
            <text:p>19.0673909550329</text:p>
          </table:table-cell>
          <table:table-cell office:value-type="float" office:value="152.821895094733" calcext:value-type="float">
            <text:p>152.82189509473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0.639594146155609" calcext:value-type="float">
            <text:p>-0.639594146155609</text:p>
          </table:table-cell>
          <table:table-cell office:value-type="float" office:value="19.5790434682589" calcext:value-type="float">
            <text:p>19.5790434682589</text:p>
          </table:table-cell>
          <table:table-cell office:value-type="float" office:value="154.12221721515" calcext:value-type="float">
            <text:p>154.1222172151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0.646555568594663" calcext:value-type="float">
            <text:p>-0.646555568594663</text:p>
          </table:table-cell>
          <table:table-cell office:value-type="float" office:value="20.1110414999042" calcext:value-type="float">
            <text:p>20.1110414999042</text:p>
          </table:table-cell>
          <table:table-cell office:value-type="float" office:value="155.443862812829" calcext:value-type="float">
            <text:p>155.44386281282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0.65369372638079" calcext:value-type="float">
            <text:p>-0.65369372638079</text:p>
          </table:table-cell>
          <table:table-cell office:value-type="float" office:value="20.6642595683722" calcext:value-type="float">
            <text:p>20.6642595683722</text:p>
          </table:table-cell>
          <table:table-cell office:value-type="float" office:value="156.787228758786" calcext:value-type="float">
            <text:p>156.78722875878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0.661010130556203" calcext:value-type="float">
            <text:p>-0.661010130556203</text:p>
          </table:table-cell>
          <table:table-cell office:value-type="float" office:value="21.2396121827771" calcext:value-type="float">
            <text:p>21.2396121827771</text:p>
          </table:table-cell>
          <table:table-cell office:value-type="float" office:value="158.152721046702" calcext:value-type="float">
            <text:p>158.15272104670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0.668506197050792" calcext:value-type="float">
            <text:p>-0.668506197050792</text:p>
          </table:table-cell>
          <table:table-cell office:value-type="float" office:value="21.8380568292378" calcext:value-type="float">
            <text:p>21.8380568292378</text:p>
          </table:table-cell>
          <table:table-cell office:value-type="float" office:value="159.540754927024" calcext:value-type="float">
            <text:p>159.54075492702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676183268708702" calcext:value-type="float">
            <text:p>-0.676183268708702</text:p>
          </table:table-cell>
          <table:table-cell office:value-type="float" office:value="22.4605972024738" calcext:value-type="float">
            <text:p>22.4605972024738</text:p>
          </table:table-cell>
          <table:table-cell office:value-type="float" office:value="160.951754922538" calcext:value-type="float">
            <text:p>160.95175492253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0.684042638228034" calcext:value-type="float">
            <text:p>-0.684042638228034</text:p>
          </table:table-cell>
          <table:table-cell office:value-type="float" office:value="23.1082866940811" calcext:value-type="float">
            <text:p>23.1082866940811</text:p>
          </table:table-cell>
          <table:table-cell office:value-type="float" office:value="162.386154704939" calcext:value-type="float">
            <text:p>162.38615470493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0.692085571816575" calcext:value-type="float">
            <text:p>-0.692085571816575</text:p>
          </table:table-cell>
          <table:table-cell office:value-type="float" office:value="23.7822321488479" calcext:value-type="float">
            <text:p>23.7822321488479</text:p>
          </table:table-cell>
          <table:table-cell office:value-type="float" office:value="163.844396810063" calcext:value-type="float">
            <text:p>163.84439681006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0.700313333362222" calcext:value-type="float">
            <text:p>-0.700313333362222</text:p>
          </table:table-cell>
          <table:table-cell office:value-type="float" office:value="24.4835979004373" calcext:value-type="float">
            <text:p>24.4835979004373</text:p>
          </table:table-cell>
          <table:table-cell office:value-type="float" office:value="165.326932167361" calcext:value-type="float">
            <text:p>165.326932167361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0.708727208911993" calcext:value-type="float">
            <text:p>-0.708727208911993</text:p>
          </table:table-cell>
          <table:table-cell office:value-type="float" office:value="25.2136100976085" calcext:value-type="float">
            <text:p>25.2136100976085</text:p>
          </table:table-cell>
          <table:table-cell office:value-type="float" office:value="166.83421941698" calcext:value-type="float">
            <text:p>166.8342194169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0.717328531252437" calcext:value-type="float">
            <text:p>-0.717328531252437</text:p>
          </table:table-cell>
          <table:table-cell office:value-type="float" office:value="25.9735613319888" calcext:value-type="float">
            <text:p>25.9735613319888</text:p>
          </table:table-cell>
          <table:table-cell office:value-type="float" office:value="168.366723985341" calcext:value-type="float">
            <text:p>168.36672398534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0.726118704383545" calcext:value-type="float">
            <text:p>-0.726118704383545</text:p>
          </table:table-cell>
          <table:table-cell office:value-type="float" office:value="26.764815578143" calcext:value-type="float">
            <text:p>26.764815578143</text:p>
          </table:table-cell>
          <table:table-cell office:value-type="float" office:value="169.92491688746" calcext:value-type="float">
            <text:p>169.9249168874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0.735099227679357" calcext:value-type="float">
            <text:p>-0.735099227679357</text:p>
          </table:table-cell>
          <table:table-cell office:value-type="float" office:value="27.5888134563055" calcext:value-type="float">
            <text:p>27.5888134563055</text:p>
          </table:table-cell>
          <table:table-cell office:value-type="float" office:value="171.509273221311" calcext:value-type="float">
            <text:p>171.50927322131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0.744271719532214" calcext:value-type="float">
            <text:p>-0.744271719532214</text:p>
          </table:table-cell>
          <table:table-cell office:value-type="float" office:value="28.4470778276978" calcext:value-type="float">
            <text:p>28.4470778276978</text:p>
          </table:table-cell>
          <table:table-cell office:value-type="float" office:value="173.120270316325" calcext:value-type="float">
            <text:p>173.12027031632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0.753637940281395" calcext:value-type="float">
            <text:p>-0.753637940281395</text:p>
          </table:table-cell>
          <table:table-cell office:value-type="float" office:value="29.3412197316777" calcext:value-type="float">
            <text:p>29.3412197316777</text:p>
          </table:table-cell>
          <table:table-cell office:value-type="float" office:value="174.758385494531" calcext:value-type="float">
            <text:p>174.75838549453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0.763199814234175" calcext:value-type="float">
            <text:p>-0.763199814234175</text:p>
          </table:table-cell>
          <table:table-cell office:value-type="float" office:value="30.2729446732034" calcext:value-type="float">
            <text:p>30.2729446732034</text:p>
          </table:table-cell>
          <table:table-cell office:value-type="float" office:value="176.424093399012" calcext:value-type="float">
            <text:p>176.42409339901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0.772959450594795" calcext:value-type="float">
            <text:p>-0.772959450594795</text:p>
          </table:table-cell>
          <table:table-cell office:value-type="float" office:value="31.2440592680223" calcext:value-type="float">
            <text:p>31.2440592680223</text:p>
          </table:table-cell>
          <table:table-cell office:value-type="float" office:value="178.11786283992" calcext:value-type="float">
            <text:p>178.1178628399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0.782919163127007" calcext:value-type="float">
            <text:p>-0.782919163127007</text:p>
          </table:table-cell>
          <table:table-cell office:value-type="float" office:value="32.256478251705" calcext:value-type="float">
            <text:p>32.256478251705</text:p>
          </table:table-cell>
          <table:table-cell office:value-type="float" office:value="179.840153103634" calcext:value-type="float">
            <text:p>179.84015310363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0.793081488386567" calcext:value-type="float">
            <text:p>-0.793081488386567</text:p>
          </table:table-cell>
          <table:table-cell office:value-type="float" office:value="33.312231856964" calcext:value-type="float">
            <text:p>33.312231856964</text:p>
          </table:table-cell>
          <table:table-cell office:value-type="float" office:value="181.591409665262" calcext:value-type="float">
            <text:p>181.59140966526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0.803449202373612" calcext:value-type="float">
            <text:p>-0.803449202373612</text:p>
          </table:table-cell>
          <table:table-cell office:value-type="float" office:value="34.4134735616484" calcext:value-type="float">
            <text:p>34.4134735616484</text:p>
          </table:table-cell>
          <table:table-cell office:value-type="float" office:value="183.37205923892" calcext:value-type="float">
            <text:p>183.3720592389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0.81402533546807" calcext:value-type="float">
            <text:p>-0.81402533546807</text:p>
          </table:table-cell>
          <table:table-cell office:value-type="float" office:value="35.5624882071768" calcext:value-type="float">
            <text:p>35.5624882071768</text:p>
          </table:table-cell>
          <table:table-cell office:value-type="float" office:value="185.182504093752" calcext:value-type="float">
            <text:p>185.18250409375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0.824813185527398" calcext:value-type="float">
            <text:p>-0.824813185527398</text:p>
          </table:table-cell>
          <table:table-cell office:value-type="float" office:value="36.7617004839841" calcext:value-type="float">
            <text:p>36.7617004839841</text:p>
          </table:table-cell>
          <table:table-cell office:value-type="float" office:value="187.023115556541" calcext:value-type="float">
            <text:p>187.02311555654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0.83581632904208" calcext:value-type="float">
            <text:p>-0.83581632904208</text:p>
          </table:table-cell>
          <table:table-cell office:value-type="float" office:value="38.0136837765528" calcext:value-type="float">
            <text:p>38.0136837765528</text:p>
          </table:table-cell>
          <table:table-cell office:value-type="float" office:value="188.894226613951" calcext:value-type="float">
            <text:p>188.89422661395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0.847038630262018" calcext:value-type="float">
            <text:p>-0.847038630262018</text:p>
          </table:table-cell>
          <table:table-cell office:value-type="float" office:value="39.3211693557179" calcext:value-type="float">
            <text:p>39.3211693557179</text:p>
          </table:table-cell>
          <table:table-cell office:value-type="float" office:value="190.796123518847" calcext:value-type="float">
            <text:p>190.79612351884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0.858484248225263" calcext:value-type="float">
            <text:p>-0.858484248225263</text:p>
          </table:table-cell>
          <table:table-cell office:value-type="float" office:value="40.6870558999288" calcext:value-type="float">
            <text:p>40.6870558999288</text:p>
          </table:table-cell>
          <table:table-cell office:value-type="float" office:value="192.729036295734" calcext:value-type="float">
            <text:p>192.72903629573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870157641639797" calcext:value-type="float">
            <text:p>-0.870157641639797</text:p>
          </table:table-cell>
          <table:table-cell office:value-type="float" office:value="42.1144193198399" calcext:value-type="float">
            <text:p>42.1144193198399</text:p>
          </table:table-cell>
          <table:table-cell office:value-type="float" office:value="194.693128030147" calcext:value-type="float">
            <text:p>194.69312803014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0.882063571588471" calcext:value-type="float">
            <text:p>-0.882063571588471</text:p>
          </table:table-cell>
          <table:table-cell office:value-type="float" office:value="43.6065228517104" calcext:value-type="float">
            <text:p>43.6065228517104</text:p>
          </table:table-cell>
          <table:table-cell office:value-type="float" office:value="196.688482815686" calcext:value-type="float">
            <text:p>196.68848281568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0.894207102047035" calcext:value-type="float">
            <text:p>-0.894207102047035</text:p>
          </table:table-cell>
          <table:table-cell office:value-type="float" office:value="45.1668273743366" calcext:value-type="float">
            <text:p>45.1668273743366</text:p>
          </table:table-cell>
          <table:table-cell office:value-type="float" office:value="198.715092220431" calcext:value-type="float">
            <text:p>198.71509222043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0.906593598225676" calcext:value-type="float">
            <text:p>-0.906593598225676</text:p>
          </table:table-cell>
          <table:table-cell office:value-type="float" office:value="46.7990018913076" calcext:value-type="float">
            <text:p>46.7990018913076</text:p>
          </table:table-cell>
          <table:table-cell office:value-type="float" office:value="200.772840121695" calcext:value-type="float">
            <text:p>200.7728401216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0.919228722763945" calcext:value-type="float">
            <text:p>-0.919228722763945</text:p>
          </table:table-cell>
          <table:table-cell office:value-type="float" office:value="48.506934104802" calcext:value-type="float">
            <text:p>48.506934104802</text:p>
          </table:table-cell>
          <table:table-cell office:value-type="float" office:value="202.861485744396" calcext:value-type="float">
            <text:p>202.861485744396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932118429828929" calcext:value-type="float">
            <text:p>-0.932118429828929</text:p>
          </table:table-cell>
          <table:table-cell office:value-type="float" office:value="50.2947409885997" calcext:value-type="float">
            <text:p>50.2947409885997</text:p>
          </table:table-cell>
          <table:table-cell office:value-type="float" office:value="204.980644724152" calcext:value-type="float">
            <text:p>204.98064472415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0.94526895718622" calcext:value-type="float">
            <text:p>-0.94526895718622</text:p>
          </table:table-cell>
          <table:table-cell office:value-type="float" office:value="52.1667792458486" calcext:value-type="float">
            <text:p>52.1667792458486</text:p>
          </table:table-cell>
          <table:table-cell office:value-type="float" office:value="207.129768001295" calcext:value-type="float">
            <text:p>207.12976800129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0.958686816331327" calcext:value-type="float">
            <text:p>-0.958686816331327</text:p>
          </table:table-cell>
          <table:table-cell office:value-type="float" office:value="54.1276555109228" calcext:value-type="float">
            <text:p>54.1276555109228</text:p>
          </table:table-cell>
          <table:table-cell office:value-type="float" office:value="209.308118337007" calcext:value-type="float">
            <text:p>209.30811833700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0.97237878078783" calcext:value-type="float">
            <text:p>-0.97237878078783</text:p>
          </table:table-cell>
          <table:table-cell office:value-type="float" office:value="56.1822361237312" calcext:value-type="float">
            <text:p>56.1822361237312</text:p>
          </table:table-cell>
          <table:table-cell office:value-type="float" office:value="211.514744227645" calcext:value-type="float">
            <text:p>211.51474422764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0.986351872695321" calcext:value-type="float">
            <text:p>-0.986351872695321</text:p>
          </table:table-cell>
          <table:table-cell office:value-type="float" office:value="58.3356562684561" calcext:value-type="float">
            <text:p>58.3356562684561</text:p>
          </table:table-cell>
          <table:table-cell office:value-type="float" office:value="213.748450978861" calcext:value-type="float">
            <text:p>213.74845097886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1.00061334782645" calcext:value-type="float">
            <text:p>-1.00061334782645</text:p>
          </table:table-cell>
          <table:table-cell office:value-type="float" office:value="60.5933282260366" calcext:value-type="float">
            <text:p>60.5933282260366</text:p>
          </table:table-cell>
          <table:table-cell office:value-type="float" office:value="216.007768687563" calcext:value-type="float">
            <text:p>216.00776868756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.01517067918726" calcext:value-type="float">
            <text:p>-1.01517067918726</text:p>
          </table:table-cell>
          <table:table-cell office:value-type="float" office:value="62.9609484400462" calcext:value-type="float">
            <text:p>62.9609484400462</text:p>
          </table:table-cell>
          <table:table-cell office:value-type="float" office:value="218.290916868264" calcext:value-type="float">
            <text:p>218.290916868264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1.03003153936866" calcext:value-type="float">
            <text:p>-1.03003153936866</text:p>
          </table:table-cell>
          <table:table-cell office:value-type="float" office:value="65.4445030379344" calcext:value-type="float">
            <text:p>65.4445030379344</text:p>
          </table:table-cell>
          <table:table-cell office:value-type="float" office:value="220.595765451526" calcext:value-type="float">
            <text:p>220.59576545152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1.04520378182923" calcext:value-type="float">
            <text:p>-1.04520378182923</text:p>
          </table:table-cell>
          <table:table-cell office:value-type="float" office:value="68.0502713830825" calcext:value-type="float">
            <text:p>68.0502713830825</text:p>
          </table:table-cell>
          <table:table-cell office:value-type="float" office:value="222.919791877733" calcext:value-type="float">
            <text:p>222.9197918777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.06069542130006" calcext:value-type="float">
            <text:p>-1.06069542130006</text:p>
          </table:table-cell>
          <table:table-cell office:value-type="float" office:value="70.7848271567222" calcext:value-type="float">
            <text:p>70.7848271567222</text:p>
          </table:table-cell>
          <table:table-cell office:value-type="float" office:value="225.26003401048" calcext:value-type="float">
            <text:p>225.2600340104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1.07651461351255" calcext:value-type="float">
            <text:p>-1.07651461351255</text:p>
          </table:table-cell>
          <table:table-cell office:value-type="float" office:value="73.6550363816878" calcext:value-type="float">
            <text:p>73.6550363816878</text:p>
          </table:table-cell>
          <table:table-cell office:value-type="float" office:value="227.613038602793" calcext:value-type="float">
            <text:p>227.61303860279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.09266963445672" calcext:value-type="float">
            <text:p>-1.09266963445672</text:p>
          </table:table-cell>
          <table:table-cell office:value-type="float" office:value="76.668051701275" calcext:value-type="float">
            <text:p>76.668051701275</text:p>
          </table:table-cell>
          <table:table-cell office:value-type="float" office:value="229.974805068471" calcext:value-type="float">
            <text:p>229.97480506847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.10916885938492" calcext:value-type="float">
            <text:p>-1.10916885938492</text:p>
          </table:table-cell>
          <table:table-cell office:value-type="float" office:value="79.8313021156242" calcext:value-type="float">
            <text:p>79.8313021156242</text:p>
          </table:table-cell>
          <table:table-cell office:value-type="float" office:value="232.340724342984" calcext:value-type="float">
            <text:p>232.34072434298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12602074177976" calcext:value-type="float">
            <text:p>-1.12602074177976</text:p>
          </table:table-cell>
          <table:table-cell office:value-type="float" office:value="83.1524772546027" calcext:value-type="float">
            <text:p>83.1524772546027</text:p>
          </table:table-cell>
          <table:table-cell office:value-type="float" office:value="234.705512667396" calcext:value-type="float">
            <text:p>234.70551266739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14323379250869" calcext:value-type="float">
            <text:p>-1.14323379250869</text:p>
          </table:table-cell>
          <table:table-cell office:value-type="float" office:value="86.6395051302116" calcext:value-type="float">
            <text:p>86.6395051302116</text:p>
          </table:table-cell>
          <table:table-cell office:value-type="float" office:value="237.063140198706" calcext:value-type="float">
            <text:p>237.06314019870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1.16081655938882" calcext:value-type="float">
            <text:p>-1.16081655938882</text:p>
          </table:table-cell>
          <table:table-cell office:value-type="float" office:value="90.3005221638057" calcext:value-type="float">
            <text:p>90.3005221638057</text:p>
          </table:table-cell>
          <table:table-cell office:value-type="float" office:value="239.406754446092" calcext:value-type="float">
            <text:p>239.40675444609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1.17877760738591" calcext:value-type="float">
            <text:p>-1.17877760738591</text:p>
          </table:table-cell>
          <table:table-cell office:value-type="float" office:value="94.1438341253235" calcext:value-type="float">
            <text:p>94.1438341253235</text:p>
          </table:table-cell>
          <table:table-cell office:value-type="float" office:value="241.728598660401" calcext:value-type="float">
            <text:p>241.72859866040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19712549966992" calcext:value-type="float">
            <text:p>-1.19712549966992</text:p>
          </table:table-cell>
          <table:table-cell office:value-type="float" office:value="98.1778664561723" calcext:value-type="float">
            <text:p>98.1778664561723</text:p>
          </table:table-cell>
          <table:table-cell office:value-type="float" office:value="244.019925470843" calcext:value-type="float">
            <text:p>244.01992547084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.21586877974626" calcext:value-type="float">
            <text:p>-1.21586877974626</text:p>
          </table:table-cell>
          <table:table-cell office:value-type="float" office:value="102.411102278358" calcext:value-type="float">
            <text:p>102.411102278358</text:p>
          </table:table-cell>
          <table:table-cell office:value-type="float" office:value="246.270906275208" calcext:value-type="float">
            <text:p>246.27090627520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.23501595487831" calcext:value-type="float">
            <text:p>-1.23501595487831</text:p>
          </table:table-cell>
          <table:table-cell office:value-type="float" office:value="106.852006226454" calcext:value-type="float">
            <text:p>106.852006226454</text:p>
          </table:table-cell>
          <table:table-cell office:value-type="float" office:value="248.470537156678" calcext:value-type="float">
            <text:p>248.47053715667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.25457548101021" calcext:value-type="float">
            <text:p>-1.25457548101021</text:p>
          </table:table-cell>
          <table:table-cell office:value-type="float" office:value="111.508932084374" calcext:value-type="float">
            <text:p>111.508932084374</text:p>
          </table:table-cell>
          <table:table-cell office:value-type="float" office:value="250.606542429563" calcext:value-type="float">
            <text:p>250.60654242956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.27455574939276" calcext:value-type="float">
            <text:p>-1.27455574939276</text:p>
          </table:table-cell>
          <table:table-cell office:value-type="float" office:value="116.390012077801" calcext:value-type="float">
            <text:p>116.390012077801</text:p>
          </table:table-cell>
          <table:table-cell office:value-type="float" office:value="252.665277316994" calcext:value-type="float">
            <text:p>252.66527731699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.29496507510675" calcext:value-type="float">
            <text:p>-1.29496507510675</text:p>
          </table:table-cell>
          <table:table-cell office:value-type="float" office:value="121.503025580772" calcext:value-type="float">
            <text:p>121.503025580772</text:p>
          </table:table-cell>
          <table:table-cell office:value-type="float" office:value="254.631631743772" calcext:value-type="float">
            <text:p>254.63163174377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.31581168766875" calcext:value-type="float">
            <text:p>-1.31581168766875</text:p>
          </table:table-cell>
          <table:table-cell office:value-type="float" office:value="126.855244961217" calcext:value-type="float">
            <text:p>126.855244961217</text:p>
          </table:table-cell>
          <table:table-cell office:value-type="float" office:value="256.488937793929" calcext:value-type="float">
            <text:p>256.48893779392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.33710372389389" calcext:value-type="float">
            <text:p>-1.33710372389389</text:p>
          </table:table-cell>
          <table:table-cell office:value-type="float" office:value="132.45325634007" calcext:value-type="float">
            <text:p>132.45325634007</text:p>
          </table:table-cell>
          <table:table-cell office:value-type="float" office:value="258.218884039477" calcext:value-type="float">
            <text:p>258.21888403947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1.35884922317906" calcext:value-type="float">
            <text:p>-1.35884922317906</text:p>
          </table:table-cell>
          <table:table-cell office:value-type="float" office:value="138.302753201941" calcext:value-type="float">
            <text:p>138.302753201941</text:p>
          </table:table-cell>
          <table:table-cell office:value-type="float" office:value="259.801440694147" calcext:value-type="float">
            <text:p>259.80144069414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1.38105612535718" calcext:value-type="float">
            <text:p>-1.38105612535718</text:p>
          </table:table-cell>
          <table:table-cell office:value-type="float" office:value="144.408301107985" calcext:value-type="float">
            <text:p>144.408301107985</text:p>
          </table:table-cell>
          <table:table-cell office:value-type="float" office:value="261.214800377991" calcext:value-type="float">
            <text:p>261.21480037799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.40373227125989" calcext:value-type="float">
            <text:p>-1.40373227125989</text:p>
          </table:table-cell>
          <table:table-cell office:value-type="float" office:value="150.773072264447" calcext:value-type="float">
            <text:p>150.773072264447</text:p>
          </table:table-cell>
          <table:table-cell office:value-type="float" office:value="262.435340180488" calcext:value-type="float">
            <text:p>262.43534018048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1.42688540611209" calcext:value-type="float">
            <text:p>-1.42688540611209</text:p>
          </table:table-cell>
          <table:table-cell office:value-type="float" office:value="157.398549438531" calcext:value-type="float">
            <text:p>157.398549438531</text:p>
          </table:table-cell>
          <table:table-cell office:value-type="float" office:value="263.437611655402" calcext:value-type="float">
            <text:p>263.43761165540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45052318586638" calcext:value-type="float">
            <text:p>-1.45052318586638</text:p>
          </table:table-cell>
          <table:table-cell office:value-type="float" office:value="164.284199733905" calcext:value-type="float">
            <text:p>164.284199733905</text:p>
          </table:table-cell>
          <table:table-cell office:value-type="float" office:value="264.194366328781" calcext:value-type="float">
            <text:p>264.19436632878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1.47465318657006" calcext:value-type="float">
            <text:p>-1.47465318657006</text:p>
          </table:table-cell>
          <table:table-cell office:value-type="float" office:value="171.427120087599" calcext:value-type="float">
            <text:p>171.427120087599</text:p>
          </table:table-cell>
          <table:table-cell office:value-type="float" office:value="264.676625192901" calcext:value-type="float">
            <text:p>264.67662519290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1.49928291684084" calcext:value-type="float">
            <text:p>-1.49928291684084</text:p>
          </table:table-cell>
          <table:table-cell office:value-type="float" office:value="178.821658068113" calcext:value-type="float">
            <text:p>178.821658068113</text:p>
          </table:table-cell>
          <table:table-cell office:value-type="float" office:value="264.853801412856" calcext:value-type="float">
            <text:p>264.85380141285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1.52441983351027" calcext:value-type="float">
            <text:p>-1.52441983351027</text:p>
          </table:table-cell>
          <table:table-cell office:value-type="float" office:value="186.459013667978" calcext:value-type="float">
            <text:p>186.459013667978</text:p>
          </table:table-cell>
          <table:table-cell office:value-type="float" office:value="264.693885984071" calcext:value-type="float">
            <text:p>264.69388598407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1.55007136047671" calcext:value-type="float">
            <text:p>-1.55007136047671</text:p>
          </table:table-cell>
          <table:table-cell office:value-type="float" office:value="194.326830297544" calcext:value-type="float">
            <text:p>194.326830297544</text:p>
          </table:table-cell>
          <table:table-cell office:value-type="float" office:value="264.163706219206" calcext:value-type="float">
            <text:p>264.1637062192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.57624491079144" calcext:value-type="float">
            <text:p>-1.57624491079144</text:p>
          </table:table-cell>
          <table:table-cell office:value-type="float" office:value="202.408786071326" calcext:value-type="float">
            <text:p>202.408786071326</text:p>
          </table:table-cell>
          <table:table-cell office:value-type="float" office:value="263.229266559634" calcext:value-type="float">
            <text:p>263.22926655963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.60294791198305" calcext:value-type="float">
            <text:p>-1.60294791198305</text:p>
          </table:table-cell>
          <table:table-cell office:value-type="float" office:value="210.684199659461" calcext:value-type="float">
            <text:p>210.684199659461</text:p>
          </table:table-cell>
          <table:table-cell office:value-type="float" office:value="261.856180131503" calcext:value-type="float">
            <text:p>261.85618013150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1.63018783460692" calcext:value-type="float">
            <text:p>-1.63018783460692</text:p>
          </table:table-cell>
          <table:table-cell office:value-type="float" office:value="219.12766832092" calcext:value-type="float">
            <text:p>219.12766832092</text:p>
          </table:table-cell>
          <table:table-cell office:value-type="float" office:value="260.010197524931" calcext:value-type="float">
            <text:p>260.01019752493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1.65797222398751" calcext:value-type="float">
            <text:p>-1.65797222398751</text:p>
          </table:table-cell>
          <table:table-cell office:value-type="float" office:value="227.708759038054" calcext:value-type="float">
            <text:p>227.708759038054</text:p>
          </table:table-cell>
          <table:table-cell office:value-type="float" office:value="257.657836304899" calcext:value-type="float">
            <text:p>257.65783630489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6863087351023" calcext:value-type="float">
            <text:p>-1.6863087351023</text:p>
          </table:table-cell>
          <table:table-cell office:value-type="float" office:value="236.391776652313" calcext:value-type="float">
            <text:p>236.391776652313</text:p>
          </table:table-cell>
          <table:table-cell office:value-type="float" office:value="254.767110638247" calcext:value-type="float">
            <text:p>254.76711063824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.71520517053726" calcext:value-type="float">
            <text:p>-1.71520517053726</text:p>
          </table:table-cell>
          <table:table-cell office:value-type="float" office:value="245.13563519874" calcext:value-type="float">
            <text:p>245.13563519874</text:p>
          </table:table-cell>
          <table:table-cell office:value-type="float" office:value="251.308355084777" calcext:value-type="float">
            <text:p>251.30835508477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.74466952142516" calcext:value-type="float">
            <text:p>-1.74466952142516</text:p>
          </table:table-cell>
          <table:table-cell office:value-type="float" office:value="253.893859827308" calcext:value-type="float">
            <text:p>253.893859827308</text:p>
          </table:table-cell>
          <table:table-cell office:value-type="float" office:value="247.255130098178" calcext:value-type="float">
            <text:p>247.25513009817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.77471001125925" calcext:value-type="float">
            <text:p>-1.77471001125925</text:p>
          </table:table-cell>
          <table:table-cell office:value-type="float" office:value="262.614746318001" calcext:value-type="float">
            <text:p>262.614746318001</text:p>
          </table:table-cell>
          <table:table-cell office:value-type="float" office:value="242.585189301582" calcext:value-type="float">
            <text:p>242.58518930158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1.80533514245707" calcext:value-type="float">
            <text:p>-1.80533514245707</text:p>
          </table:table-cell>
          <table:table-cell office:value-type="float" office:value="271.241702786495" calcext:value-type="float">
            <text:p>271.241702786495</text:p>
          </table:table-cell>
          <table:table-cell office:value-type="float" office:value="237.281480503447" calcext:value-type="float">
            <text:p>237.28148050344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1.8365537455316" calcext:value-type="float">
            <text:p>-1.8365537455316</text:p>
          </table:table-cell>
          <table:table-cell office:value-type="float" office:value="279.713793350553" calcext:value-type="float">
            <text:p>279.713793350553</text:p>
          </table:table-cell>
          <table:table-cell office:value-type="float" office:value="231.333144253755" calcext:value-type="float">
            <text:p>231.33314425375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1.86837503071015" calcext:value-type="float">
            <text:p>-1.86837503071015</text:p>
          </table:table-cell>
          <table:table-cell office:value-type="float" office:value="287.966496044398" calcext:value-type="float">
            <text:p>287.966496044398</text:p>
          </table:table-cell>
          <table:table-cell office:value-type="float" office:value="224.736466246238" calcext:value-type="float">
            <text:p>224.73646624623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1.90080864182599" calcext:value-type="float">
            <text:p>-1.90080864182599</text:p>
          </table:table-cell>
          <table:table-cell office:value-type="float" office:value="295.932677122714" calcext:value-type="float">
            <text:p>295.932677122714</text:p>
          </table:table-cell>
          <table:table-cell office:value-type="float" office:value="217.495733936002" calcext:value-type="float">
            <text:p>217.49573393600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1.93386471229253" calcext:value-type="float">
            <text:p>-1.93386471229253</text:p>
          </table:table-cell>
          <table:table-cell office:value-type="float" office:value="303.543771390153" calcext:value-type="float">
            <text:p>303.543771390153</text:p>
          </table:table-cell>
          <table:table-cell office:value-type="float" office:value="209.623944323383" calcext:value-type="float">
            <text:p>209.62394432338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.96755392295718" calcext:value-type="float">
            <text:p>-1.96755392295718</text:p>
          </table:table-cell>
          <table:table-cell office:value-type="float" office:value="310.731143990656" calcext:value-type="float">
            <text:p>310.731143990656</text:p>
          </table:table-cell>
          <table:table-cell office:value-type="float" office:value="201.14330987217" calcext:value-type="float">
            <text:p>201.1433098721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2.00188756161955" calcext:value-type="float">
            <text:p>-2.00188756161955</text:p>
          </table:table-cell>
          <table:table-cell office:value-type="float" office:value="317.427594224846" calcext:value-type="float">
            <text:p>317.427594224846</text:p>
          </table:table-cell>
          <table:table-cell office:value-type="float" office:value="192.085513716649" calcext:value-type="float">
            <text:p>192.0855137166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.03687758398883" calcext:value-type="float">
            <text:p>-2.03687758398883</text:p>
          </table:table-cell>
          <table:table-cell office:value-type="float" office:value="323.568947777944" calcext:value-type="float">
            <text:p>323.568947777944</text:p>
          </table:table-cell>
          <table:table-cell office:value-type="float" office:value="182.491674060258" calcext:value-type="float">
            <text:p>182.4916740602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2.07253667584692" calcext:value-type="float">
            <text:p>-2.07253667584692</text:p>
          </table:table-cell>
          <table:table-cell office:value-type="float" office:value="329.095671768868" calcext:value-type="float">
            <text:p>329.095671768868</text:p>
          </table:table-cell>
          <table:table-cell office:value-type="float" office:value="172.411990895218" calcext:value-type="float">
            <text:p>172.41199089521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2.10887831617711" calcext:value-type="float">
            <text:p>-2.10887831617711</text:p>
          </table:table-cell>
          <table:table-cell office:value-type="float" office:value="333.95443881042" calcext:value-type="float">
            <text:p>333.95443881042</text:p>
          </table:table-cell>
          <table:table-cell office:value-type="float" office:value="161.90506522946" calcext:value-type="float">
            <text:p>161.905065229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2.14591684101477" calcext:value-type="float">
            <text:p>-2.14591684101477</text:p>
          </table:table-cell>
          <table:table-cell office:value-type="float" office:value="338.099563114548" calcext:value-type="float">
            <text:p>338.099563114548</text:p>
          </table:table-cell>
          <table:table-cell office:value-type="float" office:value="151.036900674761" calcext:value-type="float">
            <text:p>151.0369006747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2.18366750777392" calcext:value-type="float">
            <text:p>-2.18366750777392</text:p>
          </table:table-cell>
          <table:table-cell office:value-type="float" office:value="341.494234447773" calcext:value-type="float">
            <text:p>341.494234447773</text:p>
          </table:table-cell>
          <table:table-cell office:value-type="float" office:value="139.879617828635" calcext:value-type="float">
            <text:p>139.87961782863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2.2221465598051" calcext:value-type="float">
            <text:p>-2.2221465598051</text:p>
          </table:table-cell>
          <table:table-cell office:value-type="float" office:value="344.111484664503" calcext:value-type="float">
            <text:p>344.111484664503</text:p>
          </table:table-cell>
          <table:table-cell office:value-type="float" office:value="128.509931380403" calcext:value-type="float">
            <text:p>128.50993138040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2.26137129094261" calcext:value-type="float">
            <text:p>-2.26137129094261</text:p>
          </table:table-cell>
          <table:table-cell office:value-type="float" office:value="345.934836110386" calcext:value-type="float">
            <text:p>345.934836110386</text:p>
          </table:table-cell>
          <table:table-cell office:value-type="float" office:value="117.007456269222" calcext:value-type="float">
            <text:p>117.00745626922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2.30136010980571" calcext:value-type="float">
            <text:p>-2.30136010980571</text:p>
          </table:table-cell>
          <table:table-cell office:value-type="float" office:value="346.958600168881" calcext:value-type="float">
            <text:p>346.958600168881</text:p>
          </table:table-cell>
          <table:table-cell office:value-type="float" office:value="105.45292076221" calcext:value-type="float">
            <text:p>105.4529207622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2.34213260362712" calcext:value-type="float">
            <text:p>-2.34213260362712</text:p>
          </table:table-cell>
          <table:table-cell office:value-type="float" office:value="347.18781582539" calcext:value-type="float">
            <text:p>347.18781582539</text:p>
          </table:table-cell>
          <table:table-cell office:value-type="float" office:value="93.9263697798181" calcext:value-type="float">
            <text:p>93.9263697798181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-2.38370960139337" calcext:value-type="float">
            <text:p>-2.38370960139337</text:p>
          </table:table-cell>
          <table:table-cell office:value-type="float" office:value="346.637840222144" calcext:value-type="float">
            <text:p>346.637840222144</text:p>
          </table:table-cell>
          <table:table-cell office:value-type="float" office:value="82.5054406653932" calcext:value-type="float">
            <text:p>82.505440665393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-2.42611323609666" calcext:value-type="float">
            <text:p>-2.42611323609666</text:p>
          </table:table-cell>
          <table:table-cell office:value-type="float" office:value="345.333623627584" calcext:value-type="float">
            <text:p>345.333623627584</text:p>
          </table:table-cell>
          <table:table-cell office:value-type="float" office:value="71.2637861553886" calcext:value-type="float">
            <text:p>71.263786155388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2.46936700591456" calcext:value-type="float">
            <text:p>-2.46936700591456</text:p>
          </table:table-cell>
          <table:table-cell office:value-type="float" office:value="343.308718176536" calcext:value-type="float">
            <text:p>343.308718176536</text:p>
          </table:table-cell>
          <table:table-cell office:value-type="float" office:value="60.2697065573026" calcext:value-type="float">
            <text:p>60.26970655730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2.51349583415428" calcext:value-type="float">
            <text:p>-2.51349583415428</text:p>
          </table:table-cell>
          <table:table-cell office:value-type="float" office:value="340.604081800967" calcext:value-type="float">
            <text:p>340.604081800967</text:p>
          </table:table-cell>
          <table:table-cell office:value-type="float" office:value="49.5850366312696" calcext:value-type="float">
            <text:p>49.5850366312696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-2.55852612782069" calcext:value-type="float">
            <text:p>-2.55852612782069</text:p>
          </table:table-cell>
          <table:table-cell office:value-type="float" office:value="337.26674527374" calcext:value-type="float">
            <text:p>337.26674527374</text:p>
          </table:table-cell>
          <table:table-cell office:value-type="float" office:value="39.2643142400386" calcext:value-type="float">
            <text:p>39.264314240038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2.60448583469278" calcext:value-type="float">
            <text:p>-2.60448583469278</text:p>
          </table:table-cell>
          <table:table-cell office:value-type="float" office:value="333.348411222828" calcext:value-type="float">
            <text:p>333.348411222828</text:p>
          </table:table-cell>
          <table:table-cell office:value-type="float" office:value="29.3542393427359" calcext:value-type="float">
            <text:p>29.354239342735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2.65140449882087" calcext:value-type="float">
            <text:p>-2.65140449882087</text:p>
          </table:table-cell>
          <table:table-cell office:value-type="float" office:value="328.904049935669" calcext:value-type="float">
            <text:p>328.904049935669</text:p>
          </table:table-cell>
          <table:table-cell office:value-type="float" office:value="19.893414999982" calcext:value-type="float">
            <text:p>19.89341499998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2.69931331438698" calcext:value-type="float">
            <text:p>-2.69931331438698</text:p>
          </table:table-cell>
          <table:table-cell office:value-type="float" office:value="323.9905487979" calcext:value-type="float">
            <text:p>323.9905487979</text:p>
          </table:table-cell>
          <table:table-cell office:value-type="float" office:value="10.9123479722783" calcext:value-type="float">
            <text:p>10.912347972278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2.74824517790303" calcext:value-type="float">
            <text:p>-2.74824517790303</text:p>
          </table:table-cell>
          <table:table-cell office:value-type="float" office:value="318.665461574364" calcext:value-type="float">
            <text:p>318.665461574364</text:p>
          </table:table-cell>
          <table:table-cell office:value-type="float" office:value="2.43367598344571" calcext:value-type="float">
            <text:p>2.4336759834457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2.79823473875551" calcext:value-type="float">
            <text:p>-2.79823473875551</text:p>
          </table:table-cell>
          <table:table-cell office:value-type="float" office:value="312.985891763624" calcext:value-type="float">
            <text:p>312.985891763624</text:p>
          </table:table-cell>
          <table:table-cell office:value-type="float" office:value="-5.52741795102536" calcext:value-type="float">
            <text:p>-5.5274179510253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2.84931844814169" calcext:value-type="float">
            <text:p>-2.84931844814169</text:p>
          </table:table-cell>
          <table:table-cell office:value-type="float" office:value="307.00753214141" calcext:value-type="float">
            <text:p>307.00753214141</text:p>
          </table:table-cell>
          <table:table-cell office:value-type="float" office:value="-12.9626467271153" calcext:value-type="float">
            <text:p>-12.962646727115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2.90153460647924" calcext:value-type="float">
            <text:p>-2.90153460647924</text:p>
          </table:table-cell>
          <table:table-cell office:value-type="float" office:value="300.783871323348" calcext:value-type="float">
            <text:p>300.783871323348</text:p>
          </table:table-cell>
          <table:table-cell office:value-type="float" office:value="-19.8699582828506" calcext:value-type="float">
            <text:p>-19.8699582828506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-2.95492340941053" calcext:value-type="float">
            <text:p>-2.95492340941053</text:p>
          </table:table-cell>
          <table:table-cell office:value-type="float" office:value="294.365568406074" calcext:value-type="float">
            <text:p>294.365568406074</text:p>
          </table:table-cell>
          <table:table-cell office:value-type="float" office:value="-26.2528123261876" calcext:value-type="float">
            <text:p>-26.2528123261876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-3.00952699256273" calcext:value-type="float">
            <text:p>-3.00952699256273</text:p>
          </table:table-cell>
          <table:table-cell office:value-type="float" office:value="287.799988879763" calcext:value-type="float">
            <text:p>287.799988879763</text:p>
          </table:table-cell>
          <table:table-cell office:value-type="float" office:value="-32.1194298229727" calcext:value-type="float">
            <text:p>-32.119429822972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-3.065389475266" calcext:value-type="float">
            <text:p>-3.065389475266</text:p>
          </table:table-cell>
          <table:table-cell office:value-type="float" office:value="281.130889176214" calcext:value-type="float">
            <text:p>281.130889176214</text:p>
          </table:table-cell>
          <table:table-cell office:value-type="float" office:value="-37.482044841659" calcext:value-type="float">
            <text:p>-37.48204484165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3.12255700347375" calcext:value-type="float">
            <text:p>-3.12255700347375</text:p>
          </table:table-cell>
          <table:table-cell office:value-type="float" office:value="274.398233351848" calcext:value-type="float">
            <text:p>274.398233351848</text:p>
          </table:table-cell>
          <table:table-cell office:value-type="float" office:value="-42.3561823585349" calcext:value-type="float">
            <text:p>-42.356182358534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3.18107779217182" calcext:value-type="float">
            <text:p>-3.18107779217182</text:p>
          </table:table-cell>
          <table:table-cell office:value-type="float" office:value="267.638123289276" calcext:value-type="float">
            <text:p>267.638123289276</text:p>
          </table:table-cell>
          <table:table-cell office:value-type="float" office:value="-46.7599797118958" calcext:value-type="float">
            <text:p>-46.7599797118958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3.24100216760683" calcext:value-type="float">
            <text:p>-3.24100216760683</text:p>
          </table:table-cell>
          <table:table-cell office:value-type="float" office:value="260.882823137589" calcext:value-type="float">
            <text:p>260.882823137589</text:p>
          </table:table-cell>
          <table:table-cell office:value-type="float" office:value="-50.7135639205097" calcext:value-type="float">
            <text:p>-50.7135639205097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3.30238260970736" calcext:value-type="float">
            <text:p>-3.30238260970736</text:p>
          </table:table-cell>
          <table:table-cell office:value-type="float" office:value="254.160859172715" calcext:value-type="float">
            <text:p>254.160859172715</text:p>
          </table:table-cell>
          <table:table-cell office:value-type="float" office:value="-54.2384922823248" calcext:value-type="float">
            <text:p>-54.238492282324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3.36527379511673" calcext:value-type="float">
            <text:p>-3.36527379511673</text:p>
          </table:table-cell>
          <table:table-cell office:value-type="float" office:value="247.497177524654" calcext:value-type="float">
            <text:p>247.497177524654</text:p>
          </table:table-cell>
          <table:table-cell office:value-type="float" office:value="-57.3572596606794" calcext:value-type="float">
            <text:p>-57.357259660679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3.42973264130104" calcext:value-type="float">
            <text:p>-3.42973264130104</text:p>
          </table:table-cell>
          <table:table-cell office:value-type="float" office:value="240.913344001283" calcext:value-type="float">
            <text:p>240.913344001283</text:p>
          </table:table-cell>
          <table:table-cell office:value-type="float" office:value="-60.0928726741108" calcext:value-type="float">
            <text:p>-60.092872674110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3.49581835224201" calcext:value-type="float">
            <text:p>-3.49581835224201</text:p>
          </table:table-cell>
          <table:table-cell office:value-type="float" office:value="234.427772297875" calcext:value-type="float">
            <text:p>234.427772297875</text:p>
          </table:table-cell>
          <table:table-cell office:value-type="float" office:value="-62.4684885945345" calcext:value-type="float">
            <text:p>-62.468488594534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3.56359246627144" calcext:value-type="float">
            <text:p>-3.56359246627144</text:p>
          </table:table-cell>
          <table:table-cell office:value-type="float" office:value="228.055969029102" calcext:value-type="float">
            <text:p>228.055969029102</text:p>
          </table:table-cell>
          <table:table-cell office:value-type="float" office:value="-64.5071150477201" calcext:value-type="float">
            <text:p>-64.507115047720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3.63311890665205" calcext:value-type="float">
            <text:p>-3.63311890665205</text:p>
          </table:table-cell>
          <table:table-cell office:value-type="float" office:value="221.810786117095" calcext:value-type="float">
            <text:p>221.810786117095</text:p>
          </table:table-cell>
          <table:table-cell office:value-type="float" office:value="-66.2313654982395" calcext:value-type="float">
            <text:p>-66.2313654982395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-3.70446403555945" calcext:value-type="float">
            <text:p>-3.70446403555945</text:p>
          </table:table-cell>
          <table:table-cell office:value-type="float" office:value="215.702673021309" calcext:value-type="float">
            <text:p>215.702673021309</text:p>
          </table:table-cell>
          <table:table-cell office:value-type="float" office:value="-67.6632648794516" calcext:value-type="float">
            <text:p>-67.6632648794516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-3.77769671217195" calcext:value-type="float">
            <text:p>-3.77769671217195</text:p>
          </table:table-cell>
          <table:table-cell office:value-type="float" office:value="209.739923046453" calcext:value-type="float">
            <text:p>209.739923046453</text:p>
          </table:table-cell>
          <table:table-cell office:value-type="float" office:value="-68.8240994916424" calcext:value-type="float">
            <text:p>-68.824099491642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3.85288835562928" calcext:value-type="float">
            <text:p>-3.85288835562928</text:p>
          </table:table-cell>
          <table:table-cell office:value-type="float" office:value="203.928909485892" calcext:value-type="float">
            <text:p>203.928909485892</text:p>
          </table:table-cell>
          <table:table-cell office:value-type="float" office:value="-69.7343053416483" calcext:value-type="float">
            <text:p>-69.734305341648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3.93011301367908" calcext:value-type="float">
            <text:p>-3.93011301367908</text:p>
          </table:table-cell>
          <table:table-cell office:value-type="float" office:value="198.274308643424" calcext:value-type="float">
            <text:p>198.274308643424</text:p>
          </table:table-cell>
          <table:table-cell office:value-type="float" office:value="-70.4133893515924" calcext:value-type="float">
            <text:p>-70.413389351592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4.00944743789217" calcext:value-type="float">
            <text:p>-4.00944743789217</text:p>
          </table:table-cell>
          <table:table-cell office:value-type="float" office:value="192.77930783491" calcext:value-type="float">
            <text:p>192.77930783491</text:p>
          </table:table-cell>
          <table:table-cell office:value-type="float" office:value="-70.8798782535309" calcext:value-type="float">
            <text:p>-70.8798782535309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4.09097116639349" calcext:value-type="float">
            <text:p>-4.09097116639349</text:p>
          </table:table-cell>
          <table:table-cell office:value-type="float" office:value="187.445797321029" calcext:value-type="float">
            <text:p>187.445797321029</text:p>
          </table:table-cell>
          <table:table-cell office:value-type="float" office:value="-71.1512904555333" calcext:value-type="float">
            <text:p>-71.151290455533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-4.17476661512941" calcext:value-type="float">
            <text:p>-4.17476661512941</text:p>
          </table:table-cell>
          <table:table-cell office:value-type="float" office:value="182.274545786718" calcext:value-type="float">
            <text:p>182.274545786718</text:p>
          </table:table-cell>
          <table:table-cell office:value-type="float" office:value="-71.2441266706809" calcext:value-type="float">
            <text:p>-71.244126670680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4.26091917877083" calcext:value-type="float">
            <text:p>-4.26091917877083</text:p>
          </table:table-cell>
          <table:table-cell office:value-type="float" office:value="177.265359487259" calcext:value-type="float">
            <text:p>177.265359487259</text:p>
          </table:table-cell>
          <table:table-cell office:value-type="float" office:value="-71.1738756123214" calcext:value-type="float">
            <text:p>-71.1738756123214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-4.34951734244072" calcext:value-type="float">
            <text:p>-4.34951734244072</text:p>
          </table:table-cell>
          <table:table-cell office:value-type="float" office:value="172.417225550712" calcext:value-type="float">
            <text:p>172.417225550712</text:p>
          </table:table-cell>
          <table:table-cell office:value-type="float" office:value="-70.9550315547736" calcext:value-type="float">
            <text:p>-70.9550315547736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-4.44065280555273" calcext:value-type="float">
            <text:p>-4.44065280555273</text:p>
          </table:table-cell>
          <table:table-cell office:value-type="float" office:value="167.728440185575" calcext:value-type="float">
            <text:p>167.728440185575</text:p>
          </table:table-cell>
          <table:table-cell office:value-type="float" office:value="-70.6011210240321" calcext:value-type="float">
            <text:p>-70.601121024032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4.53442061915822" calcext:value-type="float">
            <text:p>-4.53442061915822</text:p>
          </table:table-cell>
          <table:table-cell office:value-type="float" office:value="163.196722712639" calcext:value-type="float">
            <text:p>163.196722712639</text:p>
          </table:table-cell>
          <table:table-cell office:value-type="float" office:value="-70.124736309204" calcext:value-type="float">
            <text:p>-70.12473630920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4.63091933832357" calcext:value-type="float">
            <text:p>-4.63091933832357</text:p>
          </table:table-cell>
          <table:table-cell office:value-type="float" office:value="158.819316440106" calcext:value-type="float">
            <text:p>158.819316440106</text:p>
          </table:table-cell>
          <table:table-cell office:value-type="float" office:value="-69.5375738681549" calcext:value-type="float">
            <text:p>-69.537573868154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4.73025119120021" calcext:value-type="float">
            <text:p>-4.73025119120021</text:p>
          </table:table-cell>
          <table:table-cell office:value-type="float" office:value="154.593077447251" calcext:value-type="float">
            <text:p>154.593077447251</text:p>
          </table:table-cell>
          <table:table-cell office:value-type="float" office:value="-68.8504760389622" calcext:value-type="float">
            <text:p>-68.8504760389622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4.83252226661051" calcext:value-type="float">
            <text:p>-4.83252226661051</text:p>
          </table:table-cell>
          <table:table-cell office:value-type="float" office:value="150.514552347679" calcext:value-type="float">
            <text:p>150.514552347679</text:p>
          </table:table-cell>
          <table:table-cell office:value-type="float" office:value="-68.0734747633603" calcext:value-type="float">
            <text:p>-68.073474763360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4.93784272215456" calcext:value-type="float">
            <text:p>-4.93784272215456</text:p>
          </table:table-cell>
          <table:table-cell office:value-type="float" office:value="146.580046079802" calcext:value-type="float">
            <text:p>146.580046079802</text:p>
          </table:table-cell>
          <table:table-cell office:value-type="float" office:value="-67.2158362818769" calcext:value-type="float">
            <text:p>-67.2158362818769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5.04632701505197" calcext:value-type="float">
            <text:p>-5.04632701505197</text:p>
          </table:table-cell>
          <table:table-cell office:value-type="float" office:value="142.785680728165" calcext:value-type="float">
            <text:p>142.785680728165</text:p>
          </table:table-cell>
          <table:table-cell office:value-type="float" office:value="-66.2861059761285" calcext:value-type="float">
            <text:p>-66.286105976128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5.15809415817164" calcext:value-type="float">
            <text:p>-5.15809415817164</text:p>
          </table:table-cell>
          <table:table-cell office:value-type="float" office:value="139.127446321846" calcext:value-type="float">
            <text:p>139.127446321846</text:p>
          </table:table-cell>
          <table:table-cell office:value-type="float" office:value="-65.2921527155363" calcext:value-type="float">
            <text:p>-65.29215271553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5.27326800397672" calcext:value-type="float">
            <text:p>-5.27326800397672</text:p>
          </table:table-cell>
          <table:table-cell office:value-type="float" office:value="135.601244490693" calcext:value-type="float">
            <text:p>135.601244490693</text:p>
          </table:table-cell>
          <table:table-cell office:value-type="float" office:value="-64.2412122174174" calcext:value-type="float">
            <text:p>-64.2412122174174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-5.39197755942822" calcext:value-type="float">
            <text:p>-5.39197755942822</text:p>
          </table:table-cell>
          <table:table-cell office:value-type="float" office:value="132.202925790713" calcext:value-type="float">
            <text:p>132.202925790713</text:p>
          </table:table-cell>
          <table:table-cell office:value-type="float" office:value="-63.1399290548165" calcext:value-type="float">
            <text:p>-63.139929054816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5.51435733525423" calcext:value-type="float">
            <text:p>-5.51435733525423</text:p>
          </table:table-cell>
          <table:table-cell office:value-type="float" office:value="128.928321439549" calcext:value-type="float">
            <text:p>128.928321439549</text:p>
          </table:table-cell>
          <table:table-cell office:value-type="float" office:value="-61.994397049149" calcext:value-type="float">
            <text:p>-61.994397049149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5.64054773341232" calcext:value-type="float">
            <text:p>-5.64054773341232</text:p>
          </table:table-cell>
          <table:table-cell office:value-type="float" office:value="125.77327013385" calcext:value-type="float">
            <text:p>125.77327013385</text:p>
          </table:table-cell>
          <table:table-cell office:value-type="float" office:value="-60.8101978680526" calcext:value-type="float">
            <text:p>-60.810197868052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5.77069547705939" calcext:value-type="float">
            <text:p>-5.77069547705939</text:p>
          </table:table-cell>
          <table:table-cell office:value-type="float" office:value="122.733640553899" calcext:value-type="float">
            <text:p>122.733640553899</text:p>
          </table:table-cell>
          <table:table-cell office:value-type="float" office:value="-59.5924377157418" calcext:value-type="float">
            <text:p>-59.592437715741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5.90495408790667" calcext:value-type="float">
            <text:p>-5.90495408790667</text:p>
          </table:table-cell>
          <table:table-cell office:value-type="float" office:value="119.805350098198" calcext:value-type="float">
            <text:p>119.805350098198</text:p>
          </table:table-cell>
          <table:table-cell office:value-type="float" office:value="-58.3457820562992" calcext:value-type="float">
            <text:p>-58.3457820562992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-6.04348441649377" calcext:value-type="float">
            <text:p>-6.04348441649377</text:p>
          </table:table-cell>
          <table:table-cell office:value-type="float" office:value="116.984380332299" calcext:value-type="float">
            <text:p>116.984380332299</text:p>
          </table:table-cell>
          <table:table-cell office:value-type="float" office:value="-57.0744883519776" calcext:value-type="float">
            <text:p>-57.074488351977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-6.18645523167769" calcext:value-type="float">
            <text:p>-6.18645523167769</text:p>
          </table:table-cell>
          <table:table-cell office:value-type="float" office:value="114.266789582356" calcext:value-type="float">
            <text:p>114.266789582356</text:p>
          </table:table-cell>
          <table:table-cell office:value-type="float" office:value="-55.7824368307723" calcext:value-type="float">
            <text:p>-55.782436830772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-6.3340438765241" calcext:value-type="float">
            <text:p>-6.3340438765241</text:p>
          </table:table-cell>
          <table:table-cell office:value-type="float" office:value="111.648723054762" calcext:value-type="float">
            <text:p>111.648723054762</text:p>
          </table:table-cell>
          <table:table-cell office:value-type="float" office:value="-54.4731593219101" calcext:value-type="float">
            <text:p>-54.473159321910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6.48643699882908" calcext:value-type="float">
            <text:p>-6.48643699882908</text:p>
          </table:table-cell>
          <table:table-cell office:value-type="float" office:value="109.12642081865" calcext:value-type="float">
            <text:p>109.12642081865</text:p>
          </table:table-cell>
          <table:table-cell office:value-type="float" office:value="-53.1498662159641" calcext:value-type="float">
            <text:p>-53.149866215964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-6.6438313657217" calcext:value-type="float">
            <text:p>-6.6438313657217</text:p>
          </table:table-cell>
          <table:table-cell office:value-type="float" office:value="106.696223947911" calcext:value-type="float">
            <text:p>106.696223947911</text:p>
          </table:table-cell>
          <table:table-cell office:value-type="float" office:value="-51.815471619252" calcext:value-type="float">
            <text:p>-51.81547161925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-6.80643477323437" calcext:value-type="float">
            <text:p>-6.80643477323437</text:p>
          </table:table-cell>
          <table:table-cell office:value-type="float" office:value="104.354579083369" calcext:value-type="float">
            <text:p>104.354579083369</text:p>
          </table:table-cell>
          <table:table-cell office:value-type="float" office:value="-50.4726167810133" calcext:value-type="float">
            <text:p>-50.472616781013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6.97446706342205" calcext:value-type="float">
            <text:p>-6.97446706342205</text:p>
          </table:table-cell>
          <table:table-cell office:value-type="float" office:value="102.098041643637" calcext:value-type="float">
            <text:p>102.098041643637</text:p>
          </table:table-cell>
          <table:table-cell office:value-type="float" office:value="-49.1236918774615" calcext:value-type="float">
            <text:p>-49.1236918774615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-7.14816126361636" calcext:value-type="float">
            <text:p>-7.14816126361636</text:p>
          </table:table-cell>
          <table:table-cell office:value-type="float" office:value="99.9232778845653" calcext:value-type="float">
            <text:p>99.9232778845653</text:p>
          </table:table-cell>
          <table:table-cell office:value-type="float" office:value="-47.7708562398221" calcext:value-type="float">
            <text:p>-47.770856239822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7.32776486477854" calcext:value-type="float">
            <text:p>-7.32776486477854</text:p>
          </table:table-cell>
          <table:table-cell office:value-type="float" office:value="97.8270659819002" calcext:value-type="float">
            <text:p>97.8270659819002</text:p>
          </table:table-cell>
          <table:table-cell office:value-type="float" office:value="-46.4160571145223" calcext:value-type="float">
            <text:p>-46.416057114522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-7.51354125874812" calcext:value-type="float">
            <text:p>-7.51354125874812</text:p>
          </table:table-cell>
          <table:table-cell office:value-type="float" office:value="95.8062962893191" calcext:value-type="float">
            <text:p>95.8062962893191</text:p>
          </table:table-cell>
          <table:table-cell office:value-type="float" office:value="-45.061047043205" calcext:value-type="float">
            <text:p>-45.061047043205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-7.70577135756742" calcext:value-type="float">
            <text:p>-7.70577135756742</text:p>
          </table:table-cell>
          <table:table-cell office:value-type="float" office:value="93.857970904278" calcext:value-type="float">
            <text:p>93.857970904278</text:p>
          </table:table-cell>
          <table:table-cell office:value-type="float" office:value="-43.7073999486137" calcext:value-type="float">
            <text:p>-43.707399948613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-7.90475542212066" calcext:value-type="float">
            <text:p>-7.90475542212066</text:p>
          </table:table-cell>
          <table:table-cell office:value-type="float" office:value="91.979202656691" calcext:value-type="float">
            <text:p>91.979202656691</text:p>
          </table:table-cell>
          <table:table-cell office:value-type="float" office:value="-42.3565260099251" calcext:value-type="float">
            <text:p>-42.356526009925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8.11081513221185" calcext:value-type="float">
            <text:p>-8.11081513221185</text:p>
          </table:table-cell>
          <table:table-cell office:value-type="float" office:value="90.1672136201722" calcext:value-type="float">
            <text:p>90.1672136201722</text:p>
          </table:table-cell>
          <table:table-cell office:value-type="float" office:value="-41.0096854080268" calcext:value-type="float">
            <text:p>-41.0096854080268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-8.3242959361101" calcext:value-type="float">
            <text:p>-8.3242959361101</text:p>
          </table:table-cell>
          <table:table-cell office:value-type="float" office:value="88.4193332321606" calcext:value-type="float">
            <text:p>88.4193332321606</text:p>
          </table:table-cell>
          <table:table-cell office:value-type="float" office:value="-39.6680010177624" calcext:value-type="float">
            <text:p>-39.668001017762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8.54556972475821" calcext:value-type="float">
            <text:p>-8.54556972475821</text:p>
          </table:table-cell>
          <table:table-cell office:value-type="float" office:value="86.7329960974801" calcext:value-type="float">
            <text:p>86.7329960974801</text:p>
          </table:table-cell>
          <table:table-cell office:value-type="float" office:value="-38.3324701204223" calcext:value-type="float">
            <text:p>-38.332470120422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8.77503788457641" calcext:value-type="float">
            <text:p>-8.77503788457641</text:p>
          </table:table-cell>
          <table:table-cell office:value-type="float" office:value="85.1057395396061" calcext:value-type="float">
            <text:p>85.1057395396061</text:p>
          </table:table-cell>
          <table:table-cell office:value-type="float" office:value="-37.0039752058884" calcext:value-type="float">
            <text:p>-37.003975205888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9.01313479349136" calcext:value-type="float">
            <text:p>-9.01313479349136</text:p>
          </table:table-cell>
          <table:table-cell office:value-type="float" office:value="83.5352009549067" calcext:value-type="float">
            <text:p>83.5352009549067</text:p>
          </table:table-cell>
          <table:table-cell office:value-type="float" office:value="-35.6832939299106" calcext:value-type="float">
            <text:p>-35.683293929910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9.26033183798213" calcext:value-type="float">
            <text:p>-9.26033183798213</text:p>
          </table:table-cell>
          <table:table-cell office:value-type="float" office:value="82.0191150172745" calcext:value-type="float">
            <text:p>82.0191150172745</text:p>
          </table:table-cell>
          <table:table-cell office:value-type="float" office:value="-34.3711082880946" calcext:value-type="float">
            <text:p>-34.3711082880946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9.51714204520688" calcext:value-type="float">
            <text:p>-9.51714204520688</text:p>
          </table:table-cell>
          <table:table-cell office:value-type="float" office:value="80.5553107737038" calcext:value-type="float">
            <text:p>80.5553107737038</text:p>
          </table:table-cell>
          <table:table-cell office:value-type="float" office:value="-33.0680130643504" calcext:value-type="float">
            <text:p>-33.068013064350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9.78412544449392" calcext:value-type="float">
            <text:p>-9.78412544449392</text:p>
          </table:table-cell>
          <table:table-cell office:value-type="float" office:value="79.1417086653957" calcext:value-type="float">
            <text:p>79.1417086653957</text:p>
          </table:table-cell>
          <table:table-cell office:value-type="float" office:value="-31.774523607832" calcext:value-type="float">
            <text:p>-31.77452360783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-10.0618952977361" calcext:value-type="float">
            <text:p>-10.0618952977361</text:p>
          </table:table-cell>
          <table:table-cell office:value-type="float" office:value="77.7763175037654" calcext:value-type="float">
            <text:p>77.7763175037654</text:p>
          </table:table-cell>
          <table:table-cell office:value-type="float" office:value="-30.4910829888193" calcext:value-type="float">
            <text:p>-30.4910829888193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-10.3511253699453" calcext:value-type="float">
            <text:p>-10.3511253699453</text:p>
          </table:table-cell>
          <table:table-cell office:value-type="float" office:value="76.4572314261961" calcext:value-type="float">
            <text:p>76.4572314261961</text:p>
          </table:table-cell>
          <table:table-cell office:value-type="float" office:value="-29.2180685805679" calcext:value-type="float">
            <text:p>-29.218068580567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-10.6525584512746" calcext:value-type="float">
            <text:p>-10.6525584512746</text:p>
          </table:table-cell>
          <table:table-cell office:value-type="float" office:value="75.1826268524488" calcext:value-type="float">
            <text:p>75.1826268524488</text:p>
          </table:table-cell>
          <table:table-cell office:value-type="float" office:value="-27.9557981108937" calcext:value-type="float">
            <text:p>-27.9557981108937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-10.9670163926784" calcext:value-type="float">
            <text:p>-10.9670163926784</text:p>
          </table:table-cell>
          <table:table-cell office:value-type="float" office:value="73.9507594592152" calcext:value-type="float">
            <text:p>73.9507594592152</text:p>
          </table:table-cell>
          <table:table-cell office:value-type="float" office:value="-26.7045352241724" calcext:value-type="float">
            <text:p>-26.704535224172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11.2954119823376" calcext:value-type="float">
            <text:p>-11.2954119823376</text:p>
          </table:table-cell>
          <table:table-cell office:value-type="float" office:value="72.7599611873352" calcext:value-type="float">
            <text:p>72.7599611873352</text:p>
          </table:table-cell>
          <table:table-cell office:value-type="float" office:value="-25.4644945915245" calcext:value-type="float">
            <text:p>-25.4644945915245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-11.6387630734123" calcext:value-type="float">
            <text:p>-11.6387630734123</text:p>
          </table:table-cell>
          <table:table-cell office:value-type="float" office:value="71.6086372936343" calcext:value-type="float">
            <text:p>71.6086372936343</text:p>
          </table:table-cell>
          <table:table-cell office:value-type="float" office:value="-24.2358466042151" calcext:value-type="float">
            <text:p>-24.2358466042151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11.9982094814446" calcext:value-type="float">
            <text:p>-11.9982094814446</text:p>
          </table:table-cell>
          <table:table-cell office:value-type="float" office:value="70.4952634571078" calcext:value-type="float">
            <text:p>70.4952634571078</text:p>
          </table:table-cell>
          <table:table-cell office:value-type="float" office:value="-23.0187216827268" calcext:value-type="float">
            <text:p>-23.018721682726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12.3750333096625" calcext:value-type="float">
            <text:p>-12.3750333096625</text:p>
          </table:table-cell>
          <table:table-cell office:value-type="float" office:value="69.418382947264" calcext:value-type="float">
            <text:p>69.418382947264</text:p>
          </table:table-cell>
          <table:table-cell office:value-type="float" office:value="-21.8132142315644" calcext:value-type="float">
            <text:p>-21.8132142315644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12.7706835429852" calcext:value-type="float">
            <text:p>-12.7706835429852</text:p>
          </table:table-cell>
          <table:table-cell office:value-type="float" office:value="68.3766038607835" calcext:value-type="float">
            <text:p>68.3766038607835</text:p>
          </table:table-cell>
          <table:table-cell office:value-type="float" office:value="-20.6193862675936" calcext:value-type="float">
            <text:p>-20.619386267593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-13.1868059906186" calcext:value-type="float">
            <text:p>-13.1868059906186</text:p>
          </table:table-cell>
          <table:table-cell office:value-type="float" office:value="67.368596431222" calcext:value-type="float">
            <text:p>67.368596431222</text:p>
          </table:table-cell>
          <table:table-cell office:value-type="float" office:value="-19.4372707476288" calcext:value-type="float">
            <text:p>-19.437270747628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13.6252799709902" calcext:value-type="float">
            <text:p>-13.6252799709902</text:p>
          </table:table-cell>
          <table:table-cell office:value-type="float" office:value="66.3930904152732" calcext:value-type="float">
            <text:p>66.3930904152732</text:p>
          </table:table-cell>
          <table:table-cell office:value-type="float" office:value="-18.2668746190236" calcext:value-type="float">
            <text:p>-18.2668746190236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-14.0882635446922" calcext:value-type="float">
            <text:p>-14.0882635446922</text:p>
          </table:table-cell>
          <table:table-cell office:value-type="float" office:value="65.4488725580529" calcext:value-type="float">
            <text:p>65.4488725580529</text:p>
          </table:table-cell>
          <table:table-cell office:value-type="float" office:value="-17.1081816152073" calcext:value-type="float">
            <text:p>-17.108181615207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-14.5782496392776" calcext:value-type="float">
            <text:p>-14.5782496392776</text:p>
          </table:table-cell>
          <table:table-cell office:value-type="float" office:value="64.5347841389813" calcext:value-type="float">
            <text:p>64.5347841389813</text:p>
          </table:table-cell>
          <table:table-cell office:value-type="float" office:value="-15.9611548164156" calcext:value-type="float">
            <text:p>-15.961154816415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15.098136104374" calcext:value-type="float">
            <text:p>-15.098136104374</text:p>
          </table:table-cell>
          <table:table-cell office:value-type="float" office:value="63.6497185990822" calcext:value-type="float">
            <text:p>63.6497185990822</text:p>
          </table:table-cell>
          <table:table-cell office:value-type="float" office:value="-14.825738994299" calcext:value-type="float">
            <text:p>-14.82573899429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-15.6513136086726" calcext:value-type="float">
            <text:p>-15.6513136086726</text:p>
          </table:table-cell>
          <table:table-cell office:value-type="float" office:value="62.7926192498767" calcext:value-type="float">
            <text:p>62.7926192498767</text:p>
          </table:table-cell>
          <table:table-cell office:value-type="float" office:value="-13.7018627576335" calcext:value-type="float">
            <text:p>-13.701862757633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16.2417763270799" calcext:value-type="float">
            <text:p>-16.2417763270799</text:p>
          </table:table-cell>
          <table:table-cell office:value-type="float" office:value="61.9624770635147" calcext:value-type="float">
            <text:p>61.9624770635147</text:p>
          </table:table-cell>
          <table:table-cell office:value-type="float" office:value="-12.5894405150072" calcext:value-type="float">
            <text:p>-12.589440515007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16.8742614403364" calcext:value-type="float">
            <text:p>-16.8742614403364</text:p>
          </table:table-cell>
          <table:table-cell office:value-type="float" office:value="61.1583285433359" calcext:value-type="float">
            <text:p>61.1583285433359</text:p>
          </table:table-cell>
          <table:table-cell office:value-type="float" office:value="-11.48837426911" calcext:value-type="float">
            <text:p>-11.4883742691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17.554424153805" calcext:value-type="float">
            <text:p>-17.554424153805</text:p>
          </table:table-cell>
          <table:table-cell office:value-type="float" office:value="60.3792536736867" calcext:value-type="float">
            <text:p>60.3792536736867</text:p>
          </table:table-cell>
          <table:table-cell office:value-type="float" office:value="-10.3985552560833" calcext:value-type="float">
            <text:p>-10.398555256083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18.2890540324947" calcext:value-type="float">
            <text:p>-18.2890540324947</text:p>
          </table:table-cell>
          <table:table-cell office:value-type="float" office:value="59.6243739475105" calcext:value-type="float">
            <text:p>59.6243739475105</text:p>
          </table:table-cell>
          <table:table-cell office:value-type="float" office:value="-9.31986544232322" calcext:value-type="float">
            <text:p>-9.3198654423232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19.0863327477852" calcext:value-type="float">
            <text:p>-19.0863327477852</text:p>
          </table:table-cell>
          <table:table-cell office:value-type="float" office:value="58.8928504699897" calcext:value-type="float">
            <text:p>58.8928504699897</text:p>
          </table:table-cell>
          <table:table-cell office:value-type="float" office:value="-8.25217889012811" calcext:value-type="float">
            <text:p>-8.2521788901281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19.9561144855628" calcext:value-type="float">
            <text:p>-19.9561144855628</text:p>
          </table:table-cell>
          <table:table-cell office:value-type="float" office:value="58.1838821363206" calcext:value-type="float">
            <text:p>58.1838821363206</text:p>
          </table:table-cell>
          <table:table-cell office:value-type="float" office:value="-7.19536300266579" calcext:value-type="float">
            <text:p>-7.1953630026657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-20.910156358109" calcext:value-type="float">
            <text:p>-20.910156358109</text:p>
          </table:table-cell>
          <table:table-cell office:value-type="float" office:value="57.4967038815565" calcext:value-type="float">
            <text:p>57.4967038815565</text:p>
          </table:table-cell>
          <table:table-cell office:value-type="float" office:value="-6.14927965787945" calcext:value-type="float">
            <text:p>-6.14927965787945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21.9620788240242" calcext:value-type="float">
            <text:p>-21.9620788240242</text:p>
          </table:table-cell>
          <table:table-cell office:value-type="float" office:value="56.8305850003417" calcext:value-type="float">
            <text:p>56.8305850003417</text:p>
          </table:table-cell>
          <table:table-cell office:value-type="float" office:value="-5.11378624017013" calcext:value-type="float">
            <text:p>-5.113786240170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23.1264376509085" calcext:value-type="float">
            <text:p>-23.1264376509085</text:p>
          </table:table-cell>
          <table:table-cell office:value-type="float" office:value="56.1848275342843" calcext:value-type="float">
            <text:p>56.1848275342843</text:p>
          </table:table-cell>
          <table:table-cell office:value-type="float" office:value="-4.08873657795824" calcext:value-type="float">
            <text:p>-4.088736577958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24.4152149553211" calcext:value-type="float">
            <text:p>-24.4152149553211</text:p>
          </table:table-cell>
          <table:table-cell office:value-type="float" office:value="55.5587647246636" calcext:value-type="float">
            <text:p>55.5587647246636</text:p>
          </table:table-cell>
          <table:table-cell office:value-type="float" office:value="-3.07398179455919" calcext:value-type="float">
            <text:p>-3.0739817945591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-25.8272230799337" calcext:value-type="float">
            <text:p>-25.8272230799337</text:p>
          </table:table-cell>
          <table:table-cell office:value-type="float" office:value="54.9517595281493" calcext:value-type="float">
            <text:p>54.9517595281493</text:p>
          </table:table-cell>
          <table:table-cell office:value-type="float" office:value="-2.06937107918387" calcext:value-type="float">
            <text:p>-2.0693710791838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27.3194786571049" calcext:value-type="float">
            <text:p>-27.3194786571049</text:p>
          </table:table-cell>
          <table:table-cell office:value-type="float" office:value="54.363203193204" calcext:value-type="float">
            <text:p>54.363203193204</text:p>
          </table:table-cell>
          <table:table-cell office:value-type="float" office:value="-1.07475238430086" calcext:value-type="float">
            <text:p>-1.0747523843008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28.7423366538677" calcext:value-type="float">
            <text:p>-28.7423366538677</text:p>
          </table:table-cell>
          <table:table-cell office:value-type="float" office:value="53.7925138948574" calcext:value-type="float">
            <text:p>53.7925138948574</text:p>
          </table:table-cell>
          <table:table-cell office:value-type="float" office:value="-0.0899730550679041" calcext:value-type="float">
            <text:p>-0.089973055067904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29.7558733288367" calcext:value-type="float">
            <text:p>-29.7558733288367</text:p>
          </table:table-cell>
          <table:table-cell office:value-type="float" office:value="53.2391354255774" calcext:value-type="float">
            <text:p>53.2391354255774</text:p>
          </table:table-cell>
          <table:table-cell office:value-type="float" office:value="0.885119603948519" calcext:value-type="float">
            <text:p>0.885119603948519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-29.9275587094749" calcext:value-type="float">
            <text:p>-29.9275587094749</text:p>
          </table:table-cell>
          <table:table-cell office:value-type="float" office:value="52.7025359400013" calcext:value-type="float">
            <text:p>52.7025359400013</text:p>
          </table:table-cell>
          <table:table-cell office:value-type="float" office:value="1.85067781999763" calcext:value-type="float">
            <text:p>1.8506778199976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-29.1731561141828" calcext:value-type="float">
            <text:p>-29.1731561141828</text:p>
          </table:table-cell>
          <table:table-cell office:value-type="float" office:value="52.182206751358" calcext:value-type="float">
            <text:p>52.182206751358</text:p>
          </table:table-cell>
          <table:table-cell office:value-type="float" office:value="2.80685289695886" calcext:value-type="float">
            <text:p>2.80685289695886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27.8701402998961" calcext:value-type="float">
            <text:p>-27.8701402998961</text:p>
          </table:table-cell>
          <table:table-cell office:value-type="float" office:value="51.677661177468" calcext:value-type="float">
            <text:p>51.677661177468</text:p>
          </table:table-cell>
          <table:table-cell office:value-type="float" office:value="3.75379480977543" calcext:value-type="float">
            <text:p>3.7537948097754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-26.4153384831728" calcext:value-type="float">
            <text:p>-26.4153384831728</text:p>
          </table:table-cell>
          <table:table-cell office:value-type="float" office:value="51.1884334342963" calcext:value-type="float">
            <text:p>51.1884334342963</text:p>
          </table:table-cell>
          <table:table-cell office:value-type="float" office:value="4.69165184488321" calcext:value-type="float">
            <text:p>4.6916518448832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25.0101610830563" calcext:value-type="float">
            <text:p>-25.0101610830563</text:p>
          </table:table-cell>
          <table:table-cell office:value-type="float" office:value="50.7140775751056" calcext:value-type="float">
            <text:p>50.7140775751056</text:p>
          </table:table-cell>
          <table:table-cell office:value-type="float" office:value="5.62057028333665" calcext:value-type="float">
            <text:p>5.6205702833366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23.7214648332639" calcext:value-type="float">
            <text:p>-23.7214648332639</text:p>
          </table:table-cell>
          <table:table-cell office:value-type="float" office:value="50.2541664733514" calcext:value-type="float">
            <text:p>50.2541664733514</text:p>
          </table:table-cell>
          <table:table-cell office:value-type="float" office:value="6.54069412362293" calcext:value-type="float">
            <text:p>6.5406941236229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22.5589540885717" calcext:value-type="float">
            <text:p>-22.5589540885717</text:p>
          </table:table-cell>
          <table:table-cell office:value-type="float" office:value="49.8082908475519" calcext:value-type="float">
            <text:p>49.8082908475519</text:p>
          </table:table-cell>
          <table:table-cell office:value-type="float" office:value="7.45216484142839" calcext:value-type="float">
            <text:p>7.4521648414283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21.5130191141406" calcext:value-type="float">
            <text:p>-21.5130191141406</text:p>
          </table:table-cell>
          <table:table-cell office:value-type="float" office:value="49.3760583264627" calcext:value-type="float">
            <text:p>49.3760583264627</text:p>
          </table:table-cell>
          <table:table-cell office:value-type="float" office:value="8.35512118386098" calcext:value-type="float">
            <text:p>8.35512118386098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20.5693035773039" calcext:value-type="float">
            <text:p>-20.5693035773039</text:p>
          </table:table-cell>
          <table:table-cell office:value-type="float" office:value="48.9570925529852" calcext:value-type="float">
            <text:p>48.9570925529852</text:p>
          </table:table-cell>
          <table:table-cell office:value-type="float" office:value="9.24969899585732" calcext:value-type="float">
            <text:p>9.24969899585732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19.7137094865346" calcext:value-type="float">
            <text:p>-19.7137094865346</text:p>
          </table:table-cell>
          <table:table-cell office:value-type="float" office:value="48.5510323253408" calcext:value-type="float">
            <text:p>48.5510323253408</text:p>
          </table:table-cell>
          <table:table-cell office:value-type="float" office:value="10.1360310767022" calcext:value-type="float">
            <text:p>10.136031076702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18.9338587163945" calcext:value-type="float">
            <text:p>-18.9338587163945</text:p>
          </table:table-cell>
          <table:table-cell office:value-type="float" office:value="48.1575307741409" calcext:value-type="float">
            <text:p>48.1575307741409</text:p>
          </table:table-cell>
          <table:table-cell office:value-type="float" office:value="11.0142470647659" calcext:value-type="float">
            <text:p>11.014247064765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18.2193101109605" calcext:value-type="float">
            <text:p>-18.2193101109605</text:p>
          </table:table-cell>
          <table:table-cell office:value-type="float" office:value="47.7762545740937" calcext:value-type="float">
            <text:p>47.7762545740937</text:p>
          </table:table-cell>
          <table:table-cell office:value-type="float" office:value="11.8844733487292" calcext:value-type="float">
            <text:p>11.8844733487292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-17.5613775881097" calcext:value-type="float">
            <text:p>-17.5613775881097</text:p>
          </table:table-cell>
          <table:table-cell office:value-type="float" office:value="47.4068831891811" calcext:value-type="float">
            <text:p>47.4068831891811</text:p>
          </table:table-cell>
          <table:table-cell office:value-type="float" office:value="12.7468330037022" calcext:value-type="float">
            <text:p>12.746833003702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-16.9528532431062" calcext:value-type="float">
            <text:p>-16.9528532431062</text:p>
          </table:table-cell>
          <table:table-cell office:value-type="float" office:value="47.0491081502509" calcext:value-type="float">
            <text:p>47.0491081502509</text:p>
          </table:table-cell>
          <table:table-cell office:value-type="float" office:value="13.6014457507744" calcext:value-type="float">
            <text:p>13.6014457507744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16.3877391229758" calcext:value-type="float">
            <text:p>-16.3877391229758</text:p>
          </table:table-cell>
          <table:table-cell office:value-type="float" office:value="46.7026323640596" calcext:value-type="float">
            <text:p>46.7026323640596</text:p>
          </table:table-cell>
          <table:table-cell office:value-type="float" office:value="14.4484279386352" calcext:value-type="float">
            <text:p>14.448427938635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15.8610176448371" calcext:value-type="float">
            <text:p>-15.8610176448371</text:p>
          </table:table-cell>
          <table:table-cell office:value-type="float" office:value="46.3671694529077" calcext:value-type="float">
            <text:p>46.3671694529077</text:p>
          </table:table-cell>
          <table:table-cell office:value-type="float" office:value="15.287892545999" calcext:value-type="float">
            <text:p>15.2878925459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15.3684643424992" calcext:value-type="float">
            <text:p>-15.3684643424992</text:p>
          </table:table-cell>
          <table:table-cell office:value-type="float" office:value="46.0424431240949" calcext:value-type="float">
            <text:p>46.0424431240949</text:p>
          </table:table-cell>
          <table:table-cell office:value-type="float" office:value="16.1199492036471" calcext:value-type="float">
            <text:p>16.1199492036471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14.9064981498783" calcext:value-type="float">
            <text:p>-14.9064981498783</text:p>
          </table:table-cell>
          <table:table-cell office:value-type="float" office:value="45.7281865685201" calcext:value-type="float">
            <text:p>45.7281865685201</text:p>
          </table:table-cell>
          <table:table-cell office:value-type="float" office:value="16.9447042349587" calcext:value-type="float">
            <text:p>16.944704234958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-14.4720625327661" calcext:value-type="float">
            <text:p>-14.4720625327661</text:p>
          </table:table-cell>
          <table:table-cell office:value-type="float" office:value="45.4241418878327" calcext:value-type="float">
            <text:p>45.4241418878327</text:p>
          </table:table-cell>
          <table:table-cell office:value-type="float" office:value="17.7622607138518" calcext:value-type="float">
            <text:p>17.762260713851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14.0625311599547" calcext:value-type="float">
            <text:p>-14.0625311599547</text:p>
          </table:table-cell>
          <table:table-cell office:value-type="float" office:value="45.130059549625" calcext:value-type="float">
            <text:p>45.130059549625</text:p>
          </table:table-cell>
          <table:table-cell office:value-type="float" office:value="18.5727185390968" calcext:value-type="float">
            <text:p>18.57271853909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3.675632826817" calcext:value-type="float">
            <text:p>-13.675632826817</text:p>
          </table:table-cell>
          <table:table-cell office:value-type="float" office:value="44.8456978702268" calcext:value-type="float">
            <text:p>44.8456978702268</text:p>
          </table:table-cell>
          <table:table-cell office:value-type="float" office:value="19.3761745239806" calcext:value-type="float">
            <text:p>19.3761745239806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13.309391414817" calcext:value-type="float">
            <text:p>-13.309391414817</text:p>
          </table:table-cell>
          <table:table-cell office:value-type="float" office:value="44.5708225247367" calcext:value-type="float">
            <text:p>44.5708225247367</text:p>
          </table:table-cell>
          <table:table-cell office:value-type="float" office:value="20.172722500321" calcext:value-type="float">
            <text:p>20.17272250032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12.9620775986467" calcext:value-type="float">
            <text:p>-12.9620775986467</text:p>
          </table:table-cell>
          <table:table-cell office:value-type="float" office:value="44.3052060839793" calcext:value-type="float">
            <text:p>44.3052060839793</text:p>
          </table:table-cell>
          <table:table-cell office:value-type="float" office:value="20.9624534358251" calcext:value-type="float">
            <text:p>20.962453435825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12.6321697609034" calcext:value-type="float">
            <text:p>-12.6321697609034</text:p>
          </table:table-cell>
          <table:table-cell office:value-type="float" office:value="44.0486275781347" calcext:value-type="float">
            <text:p>44.0486275781347</text:p>
          </table:table-cell>
          <table:table-cell office:value-type="float" office:value="21.7454555637857" calcext:value-type="float">
            <text:p>21.7454555637857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-12.3183221575027" calcext:value-type="float">
            <text:p>-12.3183221575027</text:p>
          </table:table-cell>
          <table:table-cell office:value-type="float" office:value="43.8008720868291" calcext:value-type="float">
            <text:p>43.8008720868291</text:p>
          </table:table-cell>
          <table:table-cell office:value-type="float" office:value="22.5218145240901" calcext:value-type="float">
            <text:p>22.521814524090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12.0193388246893" calcext:value-type="float">
            <text:p>-12.0193388246893</text:p>
          </table:table-cell>
          <table:table-cell office:value-type="float" office:value="43.5617303555088" calcext:value-type="float">
            <text:p>43.5617303555088</text:p>
          </table:table-cell>
          <table:table-cell office:value-type="float" office:value="23.2916135144902" calcext:value-type="float">
            <text:p>23.2916135144902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-11.7341520598804" calcext:value-type="float">
            <text:p>-11.7341520598804</text:p>
          </table:table-cell>
          <table:table-cell office:value-type="float" office:value="43.3309984379467" calcext:value-type="float">
            <text:p>43.3309984379467</text:p>
          </table:table-cell>
          <table:table-cell office:value-type="float" office:value="24.05493345106" calcext:value-type="float">
            <text:p>24.05493345106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11.4618045685488" calcext:value-type="float">
            <text:p>-11.4618045685488</text:p>
          </table:table-cell>
          <table:table-cell office:value-type="float" office:value="43.1084773647432" calcext:value-type="float">
            <text:p>43.1084773647432</text:p>
          </table:table-cell>
          <table:table-cell office:value-type="float" office:value="24.811853136723" calcext:value-type="float">
            <text:p>24.81185313672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-11.2014345676752" calcext:value-type="float">
            <text:p>-11.2014345676752</text:p>
          </table:table-cell>
          <table:table-cell office:value-type="float" office:value="42.8939728376874" calcext:value-type="float">
            <text:p>42.8939728376874</text:p>
          </table:table-cell>
          <table:table-cell office:value-type="float" office:value="25.5624494367012" calcext:value-type="float">
            <text:p>25.5624494367012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10.9522632880981" calcext:value-type="float">
            <text:p>-10.9522632880981</text:p>
          </table:table-cell>
          <table:table-cell office:value-type="float" office:value="42.6872949498371" calcext:value-type="float">
            <text:p>42.6872949498371</text:p>
          </table:table-cell>
          <table:table-cell office:value-type="float" office:value="26.3067974596869" calcext:value-type="float">
            <text:p>26.306797459686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-10.7135844348245" calcext:value-type="float">
            <text:p>-10.7135844348245</text:p>
          </table:table-cell>
          <table:table-cell office:value-type="float" office:value="42.488257931156" calcext:value-type="float">
            <text:p>42.488257931156</text:p>
          </table:table-cell>
          <table:table-cell office:value-type="float" office:value="27.0449707435035" calcext:value-type="float">
            <text:p>27.0449707435035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-10.4847552545871" calcext:value-type="float">
            <text:p>-10.4847552545871</text:p>
          </table:table-cell>
          <table:table-cell office:value-type="float" office:value="42.296679919518" calcext:value-type="float">
            <text:p>42.296679919518</text:p>
          </table:table-cell>
          <table:table-cell office:value-type="float" office:value="27.7770414439711" calcext:value-type="float">
            <text:p>27.777041443971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10.2651889300502" calcext:value-type="float">
            <text:p>-10.2651889300502</text:p>
          </table:table-cell>
          <table:table-cell office:value-type="float" office:value="42.1123827568428" calcext:value-type="float">
            <text:p>42.1123827568428</text:p>
          </table:table-cell>
          <table:table-cell office:value-type="float" office:value="28.5030805256546" calcext:value-type="float">
            <text:p>28.5030805256546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-10.0543480748728" calcext:value-type="float">
            <text:p>-10.0543480748728</text:p>
          </table:table-cell>
          <table:table-cell office:value-type="float" office:value="41.9351918100772" calcext:value-type="float">
            <text:p>41.9351918100772</text:p>
          </table:table-cell>
          <table:table-cell office:value-type="float" office:value="29.2231579531323" calcext:value-type="float">
            <text:p>29.223157953132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9.8517391469118" calcext:value-type="float">
            <text:p>-9.8517391469118</text:p>
          </table:table-cell>
          <table:table-cell office:value-type="float" office:value="41.7649358166718" calcext:value-type="float">
            <text:p>41.7649358166718</text:p>
          </table:table-cell>
          <table:table-cell office:value-type="float" office:value="29.9373428813868" calcext:value-type="float">
            <text:p>29.937342881386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9.65690763090188" calcext:value-type="float">
            <text:p>-9.65690763090188</text:p>
          </table:table-cell>
          <table:table-cell office:value-type="float" office:value="41.601446754123" calcext:value-type="float">
            <text:p>41.601446754123</text:p>
          </table:table-cell>
          <table:table-cell office:value-type="float" office:value="30.645703843893" calcext:value-type="float">
            <text:p>30.64570384389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-9.46943386901274" calcext:value-type="float">
            <text:p>-9.46943386901274</text:p>
          </table:table-cell>
          <table:table-cell office:value-type="float" office:value="41.4445597330753" calcext:value-type="float">
            <text:p>41.4445597330753</text:p>
          </table:table-cell>
          <table:table-cell office:value-type="float" office:value="31.3483089369552" calcext:value-type="float">
            <text:p>31.348308936955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-9.28892943931601" calcext:value-type="float">
            <text:p>-9.28892943931601</text:p>
          </table:table-cell>
          <table:table-cell office:value-type="float" office:value="41.2941129133746" calcext:value-type="float">
            <text:p>41.2941129133746</text:p>
          </table:table-cell>
          <table:table-cell office:value-type="float" office:value="32.0452259988324" calcext:value-type="float">
            <text:p>32.0452259988324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9.11503399957104" calcext:value-type="float">
            <text:p>-9.11503399957104</text:p>
          </table:table-cell>
          <table:table-cell office:value-type="float" office:value="41.1499474423703" calcext:value-type="float">
            <text:p>41.1499474423703</text:p>
          </table:table-cell>
          <table:table-cell office:value-type="float" office:value="32.7365227821908" calcext:value-type="float">
            <text:p>32.7365227821908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-8.94741252777197" calcext:value-type="float">
            <text:p>-8.94741252777197</text:p>
          </table:table-cell>
          <table:table-cell office:value-type="float" office:value="41.0119074146529" calcext:value-type="float">
            <text:p>41.0119074146529</text:p>
          </table:table-cell>
          <table:table-cell office:value-type="float" office:value="33.4222671184248" calcext:value-type="float">
            <text:p>33.422267118424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-8.78575290228324" calcext:value-type="float">
            <text:p>-8.78575290228324</text:p>
          </table:table-cell>
          <table:table-cell office:value-type="float" office:value="40.8798398522991" calcext:value-type="float">
            <text:p>40.8798398522991</text:p>
          </table:table-cell>
          <table:table-cell office:value-type="float" office:value="34.1025270724176" calcext:value-type="float">
            <text:p>34.1025270724176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-8.62976377367654" calcext:value-type="float">
            <text:p>-8.62976377367654</text:p>
          </table:table-cell>
          <table:table-cell office:value-type="float" office:value="40.7535947045847" calcext:value-type="float">
            <text:p>40.7535947045847</text:p>
          </table:table-cell>
          <table:table-cell office:value-type="float" office:value="34.7773710863364" calcext:value-type="float">
            <text:p>34.7773710863364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-8.47917268798467" calcext:value-type="float">
            <text:p>-8.47917268798467</text:p>
          </table:table-cell>
          <table:table-cell office:value-type="float" office:value="40.6330248660011" calcext:value-type="float">
            <text:p>40.6330248660011</text:p>
          </table:table-cell>
          <table:table-cell office:value-type="float" office:value="35.4468681111146" calcext:value-type="float">
            <text:p>35.4468681111146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-8.33372442734547" calcext:value-type="float">
            <text:p>-8.33372442734547</text:p>
          </table:table-cell>
          <table:table-cell office:value-type="float" office:value="40.5179862112968" calcext:value-type="float">
            <text:p>40.5179862112968</text:p>
          </table:table-cell>
          <table:table-cell office:value-type="float" office:value="36.111087724328" calcext:value-type="float">
            <text:p>36.111087724328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-8.19317953917676" calcext:value-type="float">
            <text:p>-8.19317953917676</text:p>
          </table:table-cell>
          <table:table-cell office:value-type="float" office:value="40.4083376461462" calcext:value-type="float">
            <text:p>40.4083376461462</text:p>
          </table:table-cell>
          <table:table-cell office:value-type="float" office:value="36.7701002332548" calcext:value-type="float">
            <text:p>36.77010023325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8.05731302931317" calcext:value-type="float">
            <text:p>-8.05731302931317</text:p>
          </table:table-cell>
          <table:table-cell office:value-type="float" office:value="40.3039411719346" calcext:value-type="float">
            <text:p>40.3039411719346</text:p>
          </table:table-cell>
          <table:table-cell office:value-type="float" office:value="37.4239767619996" calcext:value-type="float">
            <text:p>37.423976761999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-7.92591319810755" calcext:value-type="float">
            <text:p>-7.92591319810755</text:p>
          </table:table-cell>
          <table:table-cell office:value-type="float" office:value="40.2046619630411" calcext:value-type="float">
            <text:p>40.2046619630411</text:p>
          </table:table-cell>
          <table:table-cell office:value-type="float" office:value="38.0727893216658" calcext:value-type="float">
            <text:p>38.0727893216658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7.79878060148822" calcext:value-type="float">
            <text:p>-7.79878060148822</text:p>
          </table:table-cell>
          <table:table-cell office:value-type="float" office:value="40.1103684549014" calcext:value-type="float">
            <text:p>40.1103684549014</text:p>
          </table:table-cell>
          <table:table-cell office:value-type="float" office:value="38.7166108626873" calcext:value-type="float">
            <text:p>38.716610862687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7.6757271214707" calcext:value-type="float">
            <text:p>-7.6757271214707</text:p>
          </table:table-cell>
          <table:table-cell office:value-type="float" office:value="40.020932441037" calcext:value-type="float">
            <text:p>40.020932441037</text:p>
          </table:table-cell>
          <table:table-cell office:value-type="float" office:value="39.3555153085602" calcext:value-type="float">
            <text:p>39.3555153085602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7.55657513273739" calcext:value-type="float">
            <text:p>-7.55657513273739</text:p>
          </table:table-cell>
          <table:table-cell office:value-type="float" office:value="39.9362291771681" calcext:value-type="float">
            <text:p>39.9362291771681</text:p>
          </table:table-cell>
          <table:table-cell office:value-type="float" office:value="39.989577570366" calcext:value-type="float">
            <text:p>39.98957757036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7.44115675368528" calcext:value-type="float">
            <text:p>-7.44115675368528</text:p>
          </table:table-cell>
          <table:table-cell office:value-type="float" office:value="39.8561374904487" calcext:value-type="float">
            <text:p>39.8561374904487</text:p>
          </table:table-cell>
          <table:table-cell office:value-type="float" office:value="40.6188735416325" calcext:value-type="float">
            <text:p>40.6188735416325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-7.32931317185986" calcext:value-type="float">
            <text:p>-7.32931317185986</text:p>
          </table:table-cell>
          <table:table-cell office:value-type="float" office:value="39.7805398918212" calcext:value-type="float">
            <text:p>39.7805398918212</text:p>
          </table:table-cell>
          <table:table-cell office:value-type="float" office:value="41.243480073253" calcext:value-type="float">
            <text:p>41.243480073253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-7.22089403498626" calcext:value-type="float">
            <text:p>-7.22089403498626</text:p>
          </table:table-cell>
          <table:table-cell office:value-type="float" office:value="39.7093226894464" calcext:value-type="float">
            <text:p>39.7093226894464</text:p>
          </table:table-cell>
          <table:table-cell office:value-type="float" office:value="41.8634749283555" calcext:value-type="float">
            <text:p>41.8634749283555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-7.11575689991414" calcext:value-type="float">
            <text:p>-7.11575689991414</text:p>
          </table:table-cell>
          <table:table-cell office:value-type="float" office:value="39.6423761011484" calcext:value-type="float">
            <text:p>39.6423761011484</text:p>
          </table:table-cell>
          <table:table-cell office:value-type="float" office:value="42.4789367172011" calcext:value-type="float">
            <text:p>42.478936717201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-7.01376673274201" calcext:value-type="float">
            <text:p>-7.01376673274201</text:p>
          </table:table-cell>
          <table:table-cell office:value-type="float" office:value="39.5795943638155" calcext:value-type="float">
            <text:p>39.5795943638155</text:p>
          </table:table-cell>
          <table:table-cell office:value-type="float" office:value="43.0899448123766" calcext:value-type="float">
            <text:p>43.089944812376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-6.91479545420363" calcext:value-type="float">
            <text:p>-6.91479545420363</text:p>
          </table:table-cell>
          <table:table-cell office:value-type="float" office:value="39.5208758377135" calcext:value-type="float">
            <text:p>39.5208758377135</text:p>
          </table:table-cell>
          <table:table-cell office:value-type="float" office:value="43.6965792447379" calcext:value-type="float">
            <text:p>43.696579244737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6.81872152510625" calcext:value-type="float">
            <text:p>-6.81872152510625</text:p>
          </table:table-cell>
          <table:table-cell office:value-type="float" office:value="39.46612310371" calcext:value-type="float">
            <text:p>39.46612310371</text:p>
          </table:table-cell>
          <table:table-cell office:value-type="float" office:value="44.2989205807502" calcext:value-type="float">
            <text:p>44.2989205807502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-6.72542956722412" calcext:value-type="float">
            <text:p>-6.72542956722412</text:p>
          </table:table-cell>
          <table:table-cell office:value-type="float" office:value="39.4152430514641" calcext:value-type="float">
            <text:p>39.4152430514641</text:p>
          </table:table-cell>
          <table:table-cell office:value-type="float" office:value="44.8970497820594" calcext:value-type="float">
            <text:p>44.8970497820594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-6.63481001558479" calcext:value-type="float">
            <text:p>-6.63481001558479</text:p>
          </table:table-cell>
          <table:table-cell office:value-type="float" office:value="39.3681469567135" calcext:value-type="float">
            <text:p>39.3681469567135</text:p>
          </table:table-cell>
          <table:table-cell office:value-type="float" office:value="45.4910480483148" calcext:value-type="float">
            <text:p>45.4910480483148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-6.54675879855337" calcext:value-type="float">
            <text:p>-6.54675879855337</text:p>
          </table:table-cell>
          <table:table-cell office:value-type="float" office:value="39.3247505458864" calcext:value-type="float">
            <text:p>39.3247505458864</text:p>
          </table:table-cell>
          <table:table-cell office:value-type="float" office:value="46.0809966444374" calcext:value-type="float">
            <text:p>46.0809966444374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-6.46117704253111" calcext:value-type="float">
            <text:p>-6.46117704253111</text:p>
          </table:table-cell>
          <table:table-cell office:value-type="float" office:value="39.2849740463813" calcext:value-type="float">
            <text:p>39.2849740463813</text:p>
          </table:table-cell>
          <table:table-cell office:value-type="float" office:value="46.666976713701" calcext:value-type="float">
            <text:p>46.666976713701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6.37797079844565" calcext:value-type="float">
            <text:p>-6.37797079844565</text:p>
          </table:table-cell>
          <table:table-cell office:value-type="float" office:value="39.2487422209871" calcext:value-type="float">
            <text:p>39.2487422209871</text:p>
          </table:table-cell>
          <table:table-cell office:value-type="float" office:value="47.2490690781461" calcext:value-type="float">
            <text:p>47.249069078146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6.29705078753133" calcext:value-type="float">
            <text:p>-6.29705078753133</text:p>
          </table:table-cell>
          <table:table-cell office:value-type="float" office:value="39.2159843850662" calcext:value-type="float">
            <text:p>39.2159843850662</text:p>
          </table:table-cell>
          <table:table-cell office:value-type="float" office:value="47.8273540279982" calcext:value-type="float">
            <text:p>47.827354027998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6.21833216418218" calcext:value-type="float">
            <text:p>-6.21833216418218</text:p>
          </table:table-cell>
          <table:table-cell office:value-type="float" office:value="39.1866344052814" calcext:value-type="float">
            <text:p>39.1866344052814</text:p>
          </table:table-cell>
          <table:table-cell office:value-type="float" office:value="48.4019111018865" calcext:value-type="float">
            <text:p>48.4019111018865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-6.14173429391374" calcext:value-type="float">
            <text:p>-6.14173429391374</text:p>
          </table:table-cell>
          <table:table-cell office:value-type="float" office:value="39.1606306788253" calcext:value-type="float">
            <text:p>39.1606306788253</text:p>
          </table:table-cell>
          <table:table-cell office:value-type="float" office:value="48.972818859781" calcext:value-type="float">
            <text:p>48.97281885978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6.06718054469701" calcext:value-type="float">
            <text:p>-6.06718054469701</text:p>
          </table:table-cell>
          <table:table-cell office:value-type="float" office:value="39.1379160922954" calcext:value-type="float">
            <text:p>39.1379160922954</text:p>
          </table:table-cell>
          <table:table-cell office:value-type="float" office:value="49.5401546506567" calcext:value-type="float">
            <text:p>49.5401546506567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-5.99459809013109" calcext:value-type="float">
            <text:p>-5.99459809013109</text:p>
          </table:table-cell>
          <table:table-cell office:value-type="float" office:value="39.1184379595536" calcext:value-type="float">
            <text:p>39.1184379595536</text:p>
          </table:table-cell>
          <table:table-cell office:value-type="float" office:value="50.1039943769817" calcext:value-type="float">
            <text:p>50.103994376981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-5.92391772310444" calcext:value-type="float">
            <text:p>-5.92391772310444</text:p>
          </table:table-cell>
          <table:table-cell office:value-type="float" office:value="39.1021479381114" calcext:value-type="float">
            <text:p>39.1021479381114</text:p>
          </table:table-cell>
          <table:table-cell office:value-type="float" office:value="50.6644122581796" calcext:value-type="float">
            <text:p>50.664412258179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-5.85507367875993" calcext:value-type="float">
            <text:p>-5.85507367875993</text:p>
          </table:table-cell>
          <table:table-cell office:value-type="float" office:value="39.0890019237883" calcext:value-type="float">
            <text:p>39.0890019237883</text:p>
          </table:table-cell>
          <table:table-cell office:value-type="float" office:value="51.2214805952626" calcext:value-type="float">
            <text:p>51.2214805952626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-5.78800346572805" calcext:value-type="float">
            <text:p>-5.78800346572805</text:p>
          </table:table-cell>
          <table:table-cell office:value-type="float" office:value="39.0789599236071" calcext:value-type="float">
            <text:p>39.0789599236071</text:p>
          </table:table-cell>
          <table:table-cell office:value-type="float" office:value="51.7752695388526" calcext:value-type="float">
            <text:p>51.77526953885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5.72264770472782" calcext:value-type="float">
            <text:p>-5.72264770472782</text:p>
          </table:table-cell>
          <table:table-cell office:value-type="float" office:value="39.0719859070921" calcext:value-type="float">
            <text:p>39.0719859070921</text:p>
          </table:table-cell>
          <table:table-cell office:value-type="float" office:value="52.3258468628077" calcext:value-type="float">
            <text:p>52.3258468628077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-5.65894997375774" calcext:value-type="float">
            <text:p>-5.65894997375774</text:p>
          </table:table-cell>
          <table:table-cell office:value-type="float" office:value="39.0680476363622" calcext:value-type="float">
            <text:p>39.0680476363622</text:p>
          </table:table-cell>
          <table:table-cell office:value-type="float" office:value="52.8732777456551" calcext:value-type="float">
            <text:p>52.873277745655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-5.59685665920943" calcext:value-type="float">
            <text:p>-5.59685665920943</text:p>
          </table:table-cell>
          <table:table-cell office:value-type="float" office:value="39.067116475604" calcext:value-type="float">
            <text:p>39.067116475604</text:p>
          </table:table-cell>
          <table:table-cell office:value-type="float" office:value="53.4176245619933" calcext:value-type="float">
            <text:p>53.417624561993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-5.53631681233775" calcext:value-type="float">
            <text:p>-5.53631681233775</text:p>
          </table:table-cell>
          <table:table-cell office:value-type="float" office:value="39.0691671807288" calcext:value-type="float">
            <text:p>39.0691671807288</text:p>
          </table:table-cell>
          <table:table-cell office:value-type="float" office:value="53.9589466859696" calcext:value-type="float">
            <text:p>53.9589466859696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-5.47728201061192" calcext:value-type="float">
            <text:p>-5.47728201061192</text:p>
          </table:table-cell>
          <table:table-cell office:value-type="float" office:value="39.0741776702078" calcext:value-type="float">
            <text:p>39.0741776702078</text:p>
          </table:table-cell>
          <table:table-cell office:value-type="float" office:value="54.4973003088646" calcext:value-type="float">
            <text:p>54.4973003088646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5.41970622355414" calcext:value-type="float">
            <text:p>-5.41970622355414</text:p>
          </table:table-cell>
          <table:table-cell office:value-type="float" office:value="39.0821287782731" calcext:value-type="float">
            <text:p>39.0821287782731</text:p>
          </table:table-cell>
          <table:table-cell office:value-type="float" office:value="55.0327382727231" calcext:value-type="float">
            <text:p>55.032738272723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5.36354568274677" calcext:value-type="float">
            <text:p>-5.36354568274677</text:p>
          </table:table-cell>
          <table:table-cell office:value-type="float" office:value="39.0930039918582" calcext:value-type="float">
            <text:p>39.0930039918582</text:p>
          </table:table-cell>
          <table:table-cell office:value-type="float" office:value="55.5653099218606" calcext:value-type="float">
            <text:p>55.5653099218606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5.30875875575495" calcext:value-type="float">
            <text:p>-5.30875875575495</text:p>
          </table:table-cell>
          <table:table-cell office:value-type="float" office:value="39.1067891728189" calcext:value-type="float">
            <text:p>39.1067891728189</text:p>
          </table:table-cell>
          <table:table-cell office:value-type="float" office:value="56.0950609739514" calcext:value-type="float">
            <text:p>56.0950609739514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-5.25530582377161" calcext:value-type="float">
            <text:p>-5.25530582377161</text:p>
          </table:table-cell>
          <table:table-cell office:value-type="float" office:value="39.1234722671393" calcext:value-type="float">
            <text:p>39.1234722671393</text:p>
          </table:table-cell>
          <table:table-cell office:value-type="float" office:value="56.6220334122628" calcext:value-type="float">
            <text:p>56.6220334122628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-5.20314916284398" calcext:value-type="float">
            <text:p>-5.20314916284398</text:p>
          </table:table-cell>
          <table:table-cell office:value-type="float" office:value="39.1430430029782" calcext:value-type="float">
            <text:p>39.1430430029782</text:p>
          </table:table-cell>
          <table:table-cell office:value-type="float" office:value="57.1462654004515" calcext:value-type="float">
            <text:p>57.146265400451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-5.15225282858803" calcext:value-type="float">
            <text:p>-5.15225282858803</text:p>
          </table:table-cell>
          <table:table-cell office:value-type="float" office:value="39.1654925795433" calcext:value-type="float">
            <text:p>39.1654925795433</text:p>
          </table:table-cell>
          <table:table-cell office:value-type="float" office:value="57.667791221164" calcext:value-type="float">
            <text:p>57.66779122116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-5.10258254433724" calcext:value-type="float">
            <text:p>-5.10258254433724</text:p>
          </table:table-cell>
          <table:table-cell office:value-type="float" office:value="39.1908133489046" calcext:value-type="float">
            <text:p>39.1908133489046</text:p>
          </table:table-cell>
          <table:table-cell office:value-type="float" office:value="58.1866412395161" calcext:value-type="float">
            <text:p>58.1866412395161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-5.05410559270817" calcext:value-type="float">
            <text:p>-5.05410559270817</text:p>
          </table:table-cell>
          <table:table-cell office:value-type="float" office:value="39.2189984929642" calcext:value-type="float">
            <text:p>39.2189984929642</text:p>
          </table:table-cell>
          <table:table-cell office:value-type="float" office:value="58.7028418923305" calcext:value-type="float">
            <text:p>58.7028418923305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-5.00679071059493" calcext:value-type="float">
            <text:p>-5.00679071059493</text:p>
          </table:table-cell>
          <table:table-cell office:value-type="float" office:value="39.2500416978942" calcext:value-type="float">
            <text:p>39.2500416978942</text:p>
          </table:table-cell>
          <table:table-cell office:value-type="float" office:value="59.2164157038202" calcext:value-type="float">
            <text:p>59.216415703820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-4.96060798763012" calcext:value-type="float">
            <text:p>-4.96060798763012</text:p>
          </table:table-cell>
          <table:table-cell office:value-type="float" office:value="39.2839368284228" calcext:value-type="float">
            <text:p>39.2839368284228</text:p>
          </table:table-cell>
          <table:table-cell office:value-type="float" office:value="59.727381328196" calcext:value-type="float">
            <text:p>59.72738132819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4.91552876817057" calcext:value-type="float">
            <text:p>-4.91552876817057</text:p>
          </table:table-cell>
          <table:table-cell office:value-type="float" office:value="39.3206776044174" calcext:value-type="float">
            <text:p>39.3206776044174</text:p>
          </table:table-cell>
          <table:table-cell office:value-type="float" office:value="60.235753619469" calcext:value-type="float">
            <text:p>60.235753619469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4.8715255568829" calcext:value-type="float">
            <text:p>-4.8715255568829</text:p>
          </table:table-cell>
          <table:table-cell office:value-type="float" office:value="39.3602572822466" calcext:value-type="float">
            <text:p>39.3602572822466</text:p>
          </table:table-cell>
          <table:table-cell office:value-type="float" office:value="60.7415437284951" calcext:value-type="float">
            <text:p>60.741543728495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-4.82857192801597" calcext:value-type="float">
            <text:p>-4.82857192801597</text:p>
          </table:table-cell>
          <table:table-cell office:value-type="float" office:value="39.4026683434315" calcext:value-type="float">
            <text:p>39.4026683434315</text:p>
          </table:table-cell>
          <table:table-cell office:value-type="float" office:value="61.2447592270882" calcext:value-type="float">
            <text:p>61.244759227088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4.78664243845666" calcext:value-type="float">
            <text:p>-4.78664243845666</text:p>
          </table:table-cell>
          <table:table-cell office:value-type="float" office:value="39.4479021931004" calcext:value-type="float">
            <text:p>39.4479021931004</text:p>
          </table:table-cell>
          <table:table-cell office:value-type="float" office:value="61.7454042588023" calcext:value-type="float">
            <text:p>61.7454042588023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4.74571254467052" calcext:value-type="float">
            <text:p>-4.74571254467052</text:p>
          </table:table-cell>
          <table:table-cell office:value-type="float" office:value="39.4959488707503" calcext:value-type="float">
            <text:p>39.4959488707503</text:p>
          </table:table-cell>
          <table:table-cell office:value-type="float" office:value="62.2434797157485" calcext:value-type="float">
            <text:p>62.243479715748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4.70575852363102" calcext:value-type="float">
            <text:p>-4.70575852363102</text:p>
          </table:table-cell>
          <table:table-cell office:value-type="float" office:value="39.5467967757816" calcext:value-type="float">
            <text:p>39.5467967757816</text:p>
          </table:table-cell>
          <table:table-cell office:value-type="float" office:value="62.7389834405845" calcext:value-type="float">
            <text:p>62.738983440584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4.66675739784036" calcext:value-type="float">
            <text:p>-4.66675739784036</text:p>
          </table:table-cell>
          <table:table-cell office:value-type="float" office:value="39.6004324102248" calcext:value-type="float">
            <text:p>39.6004324102248</text:p>
          </table:table-cell>
          <table:table-cell office:value-type="float" office:value="63.231910452581" calcext:value-type="float">
            <text:p>63.23191045258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4.62868686454138" calcext:value-type="float">
            <text:p>-4.62868686454138</text:p>
          </table:table-cell>
          <table:table-cell office:value-type="float" office:value="39.6568401410011" calcext:value-type="float">
            <text:p>39.6568401410011</text:p>
          </table:table-cell>
          <table:table-cell office:value-type="float" office:value="63.72225319644" calcext:value-type="float">
            <text:p>63.72225319644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-4.59152522921422" calcext:value-type="float">
            <text:p>-4.59152522921422</text:p>
          </table:table-cell>
          <table:table-cell office:value-type="float" office:value="39.7160019839687" calcext:value-type="float">
            <text:p>39.7160019839687</text:p>
          </table:table-cell>
          <table:table-cell office:value-type="float" office:value="64.2100018123089" calcext:value-type="float">
            <text:p>64.2100018123089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-4.55525134344287" calcext:value-type="float">
            <text:p>-4.55525134344287</text:p>
          </table:table-cell>
          <table:table-cell office:value-type="float" office:value="39.7778974118877" calcext:value-type="float">
            <text:p>39.7778974118877</text:p>
          </table:table-cell>
          <table:table-cell office:value-type="float" office:value="64.6951444252143" calcext:value-type="float">
            <text:p>64.695144425214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4.51984454722671" calcext:value-type="float">
            <text:p>-4.51984454722671</text:p>
          </table:table-cell>
          <table:table-cell office:value-type="float" office:value="39.8425031883051" calcext:value-type="float">
            <text:p>39.8425031883051</text:p>
          </table:table-cell>
          <table:table-cell office:value-type="float" office:value="65.1776674519212" calcext:value-type="float">
            <text:p>65.177667451921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-4.48528461579997" calcext:value-type="float">
            <text:p>-4.48528461579997</text:p>
          </table:table-cell>
          <table:table-cell office:value-type="float" office:value="39.9097932291975" calcext:value-type="float">
            <text:p>39.9097932291975</text:p>
          </table:table-cell>
          <table:table-cell office:value-type="float" office:value="65.6575559230133" calcext:value-type="float">
            <text:p>65.657555923013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-4.45155171100803" calcext:value-type="float">
            <text:p>-4.45155171100803</text:p>
          </table:table-cell>
          <table:table-cell office:value-type="float" office:value="39.9797384940369" calcext:value-type="float">
            <text:p>39.9797384940369</text:p>
          </table:table-cell>
          <table:table-cell office:value-type="float" office:value="66.1347938177931" calcext:value-type="float">
            <text:p>66.1347938177931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-4.41862633727444" calcext:value-type="float">
            <text:p>-4.41862633727444</text:p>
          </table:table-cell>
          <table:table-cell office:value-type="float" office:value="40.0523069077359" calcext:value-type="float">
            <text:p>40.0523069077359</text:p>
          </table:table-cell>
          <table:table-cell office:value-type="float" office:value="66.6093644094136" calcext:value-type="float">
            <text:p>66.609364409413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-4.38648930217568" calcext:value-type="float">
            <text:p>-4.38648930217568</text:p>
          </table:table-cell>
          <table:table-cell office:value-type="float" office:value="40.1274633147167" calcext:value-type="float">
            <text:p>40.1274633147167</text:p>
          </table:table-cell>
          <table:table-cell office:value-type="float" office:value="67.0812506174836" calcext:value-type="float">
            <text:p>67.081250617483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-4.35512168162328" calcext:value-type="float">
            <text:p>-4.35512168162328</text:p>
          </table:table-cell>
          <table:table-cell office:value-type="float" office:value="40.2051694660936" calcext:value-type="float">
            <text:p>40.2051694660936</text:p>
          </table:table-cell>
          <table:table-cell office:value-type="float" office:value="67.5504353652323" calcext:value-type="float">
            <text:p>67.55043536523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-4.32450478963379" calcext:value-type="float">
            <text:p>-4.32450478963379</text:p>
          </table:table-cell>
          <table:table-cell office:value-type="float" office:value="40.2853840407144" calcext:value-type="float">
            <text:p>40.2853840407144</text:p>
          </table:table-cell>
          <table:table-cell office:value-type="float" office:value="68.0169019381902" calcext:value-type="float">
            <text:p>68.0169019381902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-4.29462015264814" calcext:value-type="float">
            <text:p>-4.29462015264814</text:p>
          </table:table-cell>
          <table:table-cell office:value-type="float" office:value="40.3680627005094" calcext:value-type="float">
            <text:p>40.3680627005094</text:p>
          </table:table-cell>
          <table:table-cell office:value-type="float" office:value="68.480634341223" calcext:value-type="float">
            <text:p>68.48063434122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-4.26544948834122" calcext:value-type="float">
            <text:p>-4.26544948834122</text:p>
          </table:table-cell>
          <table:table-cell office:value-type="float" office:value="40.4531581803172" calcext:value-type="float">
            <text:p>40.4531581803172</text:p>
          </table:table-cell>
          <table:table-cell office:value-type="float" office:value="68.9416176506805" calcext:value-type="float">
            <text:p>68.9416176506805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4.2369746888423" calcext:value-type="float">
            <text:p>-4.2369746888423</text:p>
          </table:table-cell>
          <table:table-cell office:value-type="float" office:value="40.5406204120357" calcext:value-type="float">
            <text:p>40.5406204120357</text:p>
          </table:table-cell>
          <table:table-cell office:value-type="float" office:value="69.3998383583495" calcext:value-type="float">
            <text:p>69.399838358349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4.20917780826581" calcext:value-type="float">
            <text:p>-4.20917780826581</text:p>
          </table:table-cell>
          <table:table-cell office:value-type="float" office:value="40.6303966826352" calcext:value-type="float">
            <text:p>40.6303966826352</text:p>
          </table:table-cell>
          <table:table-cell office:value-type="float" office:value="69.8552847038797" calcext:value-type="float">
            <text:p>69.8552847038797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-4.1820410544308" calcext:value-type="float">
            <text:p>-4.1820410544308</text:p>
          </table:table-cell>
          <table:table-cell office:value-type="float" office:value="40.722431825235" calcext:value-type="float">
            <text:p>40.722431825235</text:p>
          </table:table-cell>
          <table:table-cell office:value-type="float" office:value="70.3079469923481" calcext:value-type="float">
            <text:p>70.3079469923481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-4.15554678462646" calcext:value-type="float">
            <text:p>-4.15554678462646</text:p>
          </table:table-cell>
          <table:table-cell office:value-type="float" office:value="40.8166684421114" calcext:value-type="float">
            <text:p>40.8166684421114</text:p>
          </table:table-cell>
          <table:table-cell office:value-type="float" office:value="70.7578178936592" calcext:value-type="float">
            <text:p>70.757817893659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-4.12967750525994" calcext:value-type="float">
            <text:p>-4.12967750525994</text:p>
          </table:table-cell>
          <table:table-cell office:value-type="float" office:value="40.9130471581676" calcext:value-type="float">
            <text:p>40.9130471581676</text:p>
          </table:table-cell>
          <table:table-cell office:value-type="float" office:value="71.2048927205526" calcext:value-type="float">
            <text:p>71.2048927205526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-4.10441587520188" calcext:value-type="float">
            <text:p>-4.10441587520188</text:p>
          </table:table-cell>
          <table:table-cell office:value-type="float" office:value="41.0115069030596" calcext:value-type="float">
            <text:p>41.0115069030596</text:p>
          </table:table-cell>
          <table:table-cell office:value-type="float" office:value="71.6491696820893" calcext:value-type="float">
            <text:p>71.649169682089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-4.07974471262556" calcext:value-type="float">
            <text:p>-4.07974471262556</text:p>
          </table:table-cell>
          <table:table-cell office:value-type="float" office:value="41.1119852198422" calcext:value-type="float">
            <text:p>41.1119852198422</text:p>
          </table:table-cell>
          <table:table-cell office:value-type="float" office:value="72.0906501096299" calcext:value-type="float">
            <text:p>72.0906501096299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-4.05564700511501" calcext:value-type="float">
            <text:p>-4.05564700511501</text:p>
          </table:table-cell>
          <table:table-cell office:value-type="float" office:value="41.2144185976731" calcext:value-type="float">
            <text:p>41.2144185976731</text:p>
          </table:table-cell>
          <table:table-cell office:value-type="float" office:value="72.5293386524939" calcext:value-type="float">
            <text:p>72.5293386524939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-4.03210592279987" calcext:value-type="float">
            <text:p>-4.03210592279987</text:p>
          </table:table-cell>
          <table:table-cell office:value-type="float" office:value="41.3187428258124" calcext:value-type="float">
            <text:p>41.3187428258124</text:p>
          </table:table-cell>
          <table:table-cell office:value-type="float" office:value="72.9652434407052" calcext:value-type="float">
            <text:p>72.965243440705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-4.00910483425618" calcext:value-type="float">
            <text:p>-4.00910483425618</text:p>
          </table:table-cell>
          <table:table-cell office:value-type="float" office:value="41.4248933658593" calcext:value-type="float">
            <text:p>41.4248933658593</text:p>
          </table:table-cell>
          <table:table-cell office:value-type="float" office:value="73.3983762124721" calcext:value-type="float">
            <text:p>73.3983762124721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-3.98662732489656" calcext:value-type="float">
            <text:p>-3.98662732489656</text:p>
          </table:table-cell>
          <table:table-cell office:value-type="float" office:value="41.532805738903" calcext:value-type="float">
            <text:p>41.532805738903</text:p>
          </table:table-cell>
          <table:table-cell office:value-type="float" office:value="73.8287524043365" calcext:value-type="float">
            <text:p>73.828752404336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3.96465721755764" calcext:value-type="float">
            <text:p>-3.96465721755764</text:p>
          </table:table-cell>
          <table:table-cell office:value-type="float" office:value="41.6424159240214" calcext:value-type="float">
            <text:p>41.6424159240214</text:p>
          </table:table-cell>
          <table:table-cell office:value-type="float" office:value="74.2563912022347" calcext:value-type="float">
            <text:p>74.256391202234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3.94317859497956" calcext:value-type="float">
            <text:p>-3.94317859497956</text:p>
          </table:table-cell>
          <table:table-cell office:value-type="float" office:value="41.7536607643585" calcext:value-type="float">
            <text:p>41.7536607643585</text:p>
          </table:table-cell>
          <table:table-cell office:value-type="float" office:value="74.6813155520627" calcext:value-type="float">
            <text:p>74.681315552062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3.92217582386012" calcext:value-type="float">
            <text:p>-3.92217582386012</text:p>
          </table:table-cell>
          <table:table-cell office:value-type="float" office:value="41.8664783768198" calcext:value-type="float">
            <text:p>41.8664783768198</text:p>
          </table:table-cell>
          <table:table-cell office:value-type="float" office:value="75.1035521286966" calcext:value-type="float">
            <text:p>75.1035521286966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-3.90163358015697" calcext:value-type="float">
            <text:p>-3.90163358015697</text:p>
          </table:table-cell>
          <table:table-cell office:value-type="float" office:value="41.9808085613043" calcext:value-type="float">
            <text:p>41.9808085613043</text:p>
          </table:table-cell>
          <table:table-cell office:value-type="float" office:value="75.5231312628148" calcext:value-type="float">
            <text:p>75.523131262814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3.88153687530278" calcext:value-type="float">
            <text:p>-3.88153687530278</text:p>
          </table:table-cell>
          <table:table-cell office:value-type="float" office:value="42.0965932052794" calcext:value-type="float">
            <text:p>42.0965932052794</text:p>
          </table:table-cell>
          <table:table-cell office:value-type="float" office:value="75.9400868252788" calcext:value-type="float">
            <text:p>75.94008682527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3.86187108299343" calcext:value-type="float">
            <text:p>-3.86187108299343</text:p>
          </table:table-cell>
          <table:table-cell office:value-type="float" office:value="42.2137766794534" calcext:value-type="float">
            <text:p>42.2137766794534</text:p>
          </table:table-cell>
          <table:table-cell office:value-type="float" office:value="76.3544560692419" calcext:value-type="float">
            <text:p>76.3544560692419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-3.84262196620576" calcext:value-type="float">
            <text:p>-3.84262196620576</text:p>
          </table:table-cell>
          <table:table-cell office:value-type="float" office:value="42.3323062202913" calcext:value-type="float">
            <text:p>42.3323062202913</text:p>
          </table:table-cell>
          <table:table-cell office:value-type="float" office:value="76.7662794305955" calcext:value-type="float">
            <text:p>76.7662794305955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3.82377570410104" calcext:value-type="float">
            <text:p>-3.82377570410104</text:p>
          </table:table-cell>
          <table:table-cell office:value-type="float" office:value="42.4521322951485" calcext:value-type="float">
            <text:p>42.4521322951485</text:p>
          </table:table-cell>
          <table:table-cell office:value-type="float" office:value="77.1756002877863" calcext:value-type="float">
            <text:p>77.1756002877863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-3.80531891847197" calcext:value-type="float">
            <text:p>-3.80531891847197</text:p>
          </table:table-cell>
          <table:table-cell office:value-type="float" office:value="42.5732089458788" calcext:value-type="float">
            <text:p>42.5732089458788</text:p>
          </table:table-cell>
          <table:table-cell office:value-type="float" office:value="77.5824646824793" calcext:value-type="float">
            <text:p>77.5824646824793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-3.78723869939609" calcext:value-type="float">
            <text:p>-3.78723869939609</text:p>
          </table:table-cell>
          <table:table-cell office:value-type="float" office:value="42.6954941068975" calcext:value-type="float">
            <text:p>42.6954941068975</text:p>
          </table:table-cell>
          <table:table-cell office:value-type="float" office:value="77.9869210029571" calcext:value-type="float">
            <text:p>77.986921002957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3.76952262976541" calcext:value-type="float">
            <text:p>-3.76952262976541</text:p>
          </table:table-cell>
          <table:table-cell office:value-type="float" office:value="42.8189498938551" calcext:value-type="float">
            <text:p>42.8189498938551</text:p>
          </table:table-cell>
          <table:table-cell office:value-type="float" office:value="78.3890196325666" calcext:value-type="float">
            <text:p>78.3890196325666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-3.75215880837256" calcext:value-type="float">
            <text:p>-3.75215880837256</text:p>
          </table:table-cell>
          <table:table-cell office:value-type="float" office:value="42.943542859281" calcext:value-type="float">
            <text:p>42.943542859281</text:p>
          </table:table-cell>
          <table:table-cell office:value-type="float" office:value="78.7888125659147" calcext:value-type="float">
            <text:p>78.788812565914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3.73513587124616" calcext:value-type="float">
            <text:p>-3.73513587124616</text:p>
          </table:table-cell>
          <table:table-cell office:value-type="float" office:value="43.0692442118214" calcext:value-type="float">
            <text:p>43.0692442118214</text:p>
          </table:table-cell>
          <table:table-cell office:value-type="float" office:value="79.1863529958926" calcext:value-type="float">
            <text:p>79.1863529958926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-3.7184430109443" calcext:value-type="float">
            <text:p>-3.7184430109443</text:p>
          </table:table-cell>
          <table:table-cell office:value-type="float" office:value="43.1960299959857" calcext:value-type="float">
            <text:p>43.1960299959857</text:p>
          </table:table-cell>
          <table:table-cell office:value-type="float" office:value="79.5816948749533" calcext:value-type="float">
            <text:p>79.5816948749533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-3.70206999353234" calcext:value-type="float">
            <text:p>-3.70206999353234</text:p>
          </table:table-cell>
          <table:table-cell office:value-type="float" office:value="43.3238812296389" calcext:value-type="float">
            <text:p>43.3238812296389</text:p>
          </table:table-cell>
          <table:table-cell office:value-type="float" office:value="79.9748924543856" calcext:value-type="float">
            <text:p>79.974892454385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-3.68600717299273" calcext:value-type="float">
            <text:p>-3.68600717299273</text:p>
          </table:table-cell>
          <table:table-cell office:value-type="float" office:value="43.4527839968486" calcext:value-type="float">
            <text:p>43.4527839968486</text:p>
          </table:table-cell>
          <table:table-cell office:value-type="float" office:value="80.3659998056102" calcext:value-type="float">
            <text:p>80.3659998056102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3.67024550283709" calcext:value-type="float">
            <text:p>-3.67024550283709</text:p>
          </table:table-cell>
          <table:table-cell office:value-type="float" office:value="43.5827294940771" calcext:value-type="float">
            <text:p>43.5827294940771</text:p>
          </table:table-cell>
          <table:table-cell office:value-type="float" office:value="80.7550703277761" calcext:value-type="float">
            <text:p>80.7550703277761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-3.65477654471603" calcext:value-type="float">
            <text:p>-3.65477654471603</text:p>
          </table:table-cell>
          <table:table-cell office:value-type="float" office:value="43.7137140281186" calcext:value-type="float">
            <text:p>43.7137140281186</text:p>
          </table:table-cell>
          <table:table-cell office:value-type="float" office:value="81.1421562461313" calcext:value-type="float">
            <text:p>81.1421562461313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-3.63959247384993" calcext:value-type="float">
            <text:p>-3.63959247384993</text:p>
          </table:table-cell>
          <table:table-cell office:value-type="float" office:value="43.8457389646241" calcext:value-type="float">
            <text:p>43.8457389646241</text:p>
          </table:table-cell>
          <table:table-cell office:value-type="float" office:value="81.5273081058208" calcext:value-type="float">
            <text:p>81.5273081058208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-3.62468608113218" calcext:value-type="float">
            <text:p>-3.62468608113218</text:p>
          </table:table-cell>
          <table:table-cell office:value-type="float" office:value="43.9788106264885" calcext:value-type="float">
            <text:p>43.9788106264885</text:p>
          </table:table-cell>
          <table:table-cell office:value-type="float" office:value="81.9105742658795" calcext:value-type="float">
            <text:p>81.910574265879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3.61005077178751" calcext:value-type="float">
            <text:p>-3.61005077178751</text:p>
          </table:table-cell>
          <table:table-cell office:value-type="float" office:value="44.1129401418413" calcext:value-type="float">
            <text:p>44.1129401418413</text:p>
          </table:table-cell>
          <table:table-cell office:value-type="float" office:value="82.2920003982699" calcext:value-type="float">
            <text:p>82.2920003982699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-3.59568056049953" calcext:value-type="float">
            <text:p>-3.59568056049953</text:p>
          </table:table-cell>
          <table:table-cell office:value-type="float" office:value="44.2481432418419" calcext:value-type="float">
            <text:p>44.2481432418419</text:p>
          </table:table-cell>
          <table:table-cell office:value-type="float" office:value="82.6716289968528" calcext:value-type="float">
            <text:p>82.6716289968528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-3.58157006295423" calcext:value-type="float">
            <text:p>-3.58157006295423</text:p>
          </table:table-cell>
          <table:table-cell office:value-type="float" office:value="44.38444000894" calcext:value-type="float">
            <text:p>44.38444000894</text:p>
          </table:table-cell>
          <table:table-cell office:value-type="float" office:value="83.0494989011672" calcext:value-type="float">
            <text:p>83.049498901167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-3.56771448377964" calcext:value-type="float">
            <text:p>-3.56771448377964</text:p>
          </table:table-cell>
          <table:table-cell office:value-type="float" office:value="44.5218545767285" calcext:value-type="float">
            <text:p>44.5218545767285</text:p>
          </table:table-cell>
          <table:table-cell office:value-type="float" office:value="83.4256448398511" calcext:value-type="float">
            <text:p>83.4256448398511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-3.55410960089534" calcext:value-type="float">
            <text:p>-3.55410960089534</text:p>
          </table:table-cell>
          <table:table-cell office:value-type="float" office:value="44.6604147829669" calcext:value-type="float">
            <text:p>44.6604147829669</text:p>
          </table:table-cell>
          <table:table-cell office:value-type="float" office:value="83.800096998436" calcext:value-type="float">
            <text:p>83.80009699843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-3.5407517463193" calcext:value-type="float">
            <text:p>-3.5407517463193</text:p>
          </table:table-cell>
          <table:table-cell office:value-type="float" office:value="44.8001517778029" calcext:value-type="float">
            <text:p>44.8001517778029</text:p>
          </table:table-cell>
          <table:table-cell office:value-type="float" office:value="84.1728806161201" calcext:value-type="float">
            <text:p>84.172880616120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-3.52763778351245" calcext:value-type="float">
            <text:p>-3.52763778351245</text:p>
          </table:table-cell>
          <table:table-cell office:value-type="float" office:value="44.9410995896455" calcext:value-type="float">
            <text:p>44.9410995896455</text:p>
          </table:table-cell>
          <table:table-cell office:value-type="float" office:value="84.5440156159523" calcext:value-type="float">
            <text:p>84.5440156159523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-3.51476508137433" calcext:value-type="float">
            <text:p>-3.51476508137433</text:p>
          </table:table-cell>
          <table:table-cell office:value-type="float" office:value="45.0832946515635" calcext:value-type="float">
            <text:p>45.0832946515635</text:p>
          </table:table-cell>
          <table:table-cell office:value-type="float" office:value="84.913516272646" calcext:value-type="float">
            <text:p>84.913516272646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-3.50213148503453" calcext:value-type="float">
            <text:p>-3.50213148503453</text:p>
          </table:table-cell>
          <table:table-cell office:value-type="float" office:value="45.226775291482" calcext:value-type="float">
            <text:p>45.226775291482</text:p>
          </table:table-cell>
          <table:table-cell office:value-type="float" office:value="85.2813909220047" calcext:value-type="float">
            <text:p>85.281390922004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3.48973528361528" calcext:value-type="float">
            <text:p>-3.48973528361528</text:p>
          </table:table-cell>
          <table:table-cell office:value-type="float" office:value="45.3715811898209" calcext:value-type="float">
            <text:p>45.3715811898209</text:p>
          </table:table-cell>
          <table:table-cell office:value-type="float" office:value="85.6476417156507" calcext:value-type="float">
            <text:p>85.64764171565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3.47757517516889" calcext:value-type="float">
            <text:p>-3.47757517516889</text:p>
          </table:table-cell>
          <table:table-cell office:value-type="float" office:value="45.5177528085775" calcext:value-type="float">
            <text:p>45.5177528085775</text:p>
          </table:table-cell>
          <table:table-cell office:value-type="float" office:value="86.012264424456" calcext:value-type="float">
            <text:p>86.012264424456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3.46565022902147" calcext:value-type="float">
            <text:p>-3.46565022902147</text:p>
          </table:table-cell>
          <table:table-cell office:value-type="float" office:value="45.6653307961834" calcext:value-type="float">
            <text:p>45.6653307961834</text:p>
          </table:table-cell>
          <table:table-cell office:value-type="float" office:value="86.3752482937145" calcext:value-type="float">
            <text:p>86.375248293714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-3.45395984577871" calcext:value-type="float">
            <text:p>-3.45395984577871</text:p>
          </table:table-cell>
          <table:table-cell office:value-type="float" office:value="45.8143553727661" calcext:value-type="float">
            <text:p>45.8143553727661</text:p>
          </table:table-cell>
          <table:table-cell office:value-type="float" office:value="86.7365759527419" calcext:value-type="float">
            <text:p>86.7365759527419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-3.44250371527274" calcext:value-type="float">
            <text:p>-3.44250371527274</text:p>
          </table:table-cell>
          <table:table-cell office:value-type="float" office:value="45.9648657007234" calcext:value-type="float">
            <text:p>45.9648657007234</text:p>
          </table:table-cell>
          <table:table-cell office:value-type="float" office:value="87.0962233811872" calcext:value-type="float">
            <text:p>87.0962233811872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3.43128177274926" calcext:value-type="float">
            <text:p>-3.43128177274926</text:p>
          </table:table-cell>
          <table:table-cell office:value-type="float" office:value="46.116899245759" calcext:value-type="float">
            <text:p>46.116899245759</text:p>
          </table:table-cell>
          <table:table-cell office:value-type="float" office:value="87.4541599339227" calcext:value-type="float">
            <text:p>87.454159933922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-3.42029415361201" calcext:value-type="float">
            <text:p>-3.42029415361201</text:p>
          </table:table-cell>
          <table:table-cell office:value-type="float" office:value="46.2704911337451" calcext:value-type="float">
            <text:p>46.2704911337451</text:p>
          </table:table-cell>
          <table:table-cell office:value-type="float" office:value="87.8103484259359" calcext:value-type="float">
            <text:p>87.8103484259359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-3.40954114705695" calcext:value-type="float">
            <text:p>-3.40954114705695</text:p>
          </table:table-cell>
          <table:table-cell office:value-type="float" office:value="46.4256735089544" calcext:value-type="float">
            <text:p>46.4256735089544</text:p>
          </table:table-cell>
          <table:table-cell office:value-type="float" office:value="88.1647452781816" calcext:value-type="float">
            <text:p>88.1647452781816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3.3990231489405" calcext:value-type="float">
            <text:p>-3.3990231489405</text:p>
          </table:table-cell>
          <table:table-cell office:value-type="float" office:value="46.5824748993453" calcext:value-type="float">
            <text:p>46.5824748993453</text:p>
          </table:table-cell>
          <table:table-cell office:value-type="float" office:value="88.5173007248678" calcext:value-type="float">
            <text:p>88.517300724867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-3.38874061423648" calcext:value-type="float">
            <text:p>-3.38874061423648</text:p>
          </table:table-cell>
          <table:table-cell office:value-type="float" office:value="46.7409195947047" calcext:value-type="float">
            <text:p>46.7409195947047</text:p>
          </table:table-cell>
          <table:table-cell office:value-type="float" office:value="88.8679590821467" calcext:value-type="float">
            <text:p>88.8679590821467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3.3786940094422" calcext:value-type="float">
            <text:p>-3.3786940094422</text:p>
          </table:table-cell>
          <table:table-cell office:value-type="float" office:value="46.9010270435007" calcext:value-type="float">
            <text:p>46.9010270435007</text:p>
          </table:table-cell>
          <table:table-cell office:value-type="float" office:value="89.2166590776545" calcext:value-type="float">
            <text:p>89.216659077654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3.3688837652988" calcext:value-type="float">
            <text:p>-3.3688837652988</text:p>
          </table:table-cell>
          <table:table-cell office:value-type="float" office:value="47.0628112743474" calcext:value-type="float">
            <text:p>47.0628112743474</text:p>
          </table:table-cell>
          <table:table-cell office:value-type="float" office:value="89.5633342398201" calcext:value-type="float">
            <text:p>89.5633342398201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-3.35931023019125" calcext:value-type="float">
            <text:p>-3.35931023019125</text:p>
          </table:table-cell>
          <table:table-cell office:value-type="float" office:value="47.2262803479442" calcext:value-type="float">
            <text:p>47.2262803479442</text:p>
          </table:table-cell>
          <table:table-cell office:value-type="float" office:value="89.9079133452983" calcext:value-type="float">
            <text:p>89.907913345298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-3.34997362459211" calcext:value-type="float">
            <text:p>-3.34997362459211</text:p>
          </table:table-cell>
          <table:table-cell office:value-type="float" office:value="47.3914358453079" calcext:value-type="float">
            <text:p>47.3914358453079</text:p>
          </table:table-cell>
          <table:table-cell office:value-type="float" office:value="90.250320922334" calcext:value-type="float">
            <text:p>90.25032092233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-3.3408739969078" calcext:value-type="float">
            <text:p>-3.3408739969078</text:p>
          </table:table-cell>
          <table:table-cell office:value-type="float" office:value="47.5582723979883" calcext:value-type="float">
            <text:p>47.5582723979883</text:p>
          </table:table-cell>
          <table:table-cell office:value-type="float" office:value="90.5904778073002" calcext:value-type="float">
            <text:p>90.5904778073002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-3.33201118107923" calcext:value-type="float">
            <text:p>-3.33201118107923</text:p>
          </table:table-cell>
          <table:table-cell office:value-type="float" office:value="47.7267772657963" calcext:value-type="float">
            <text:p>47.7267772657963</text:p>
          </table:table-cell>
          <table:table-cell office:value-type="float" office:value="90.9283017510662" calcext:value-type="float">
            <text:p>90.928301751066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3.32338475627847" calcext:value-type="float">
            <text:p>-3.32338475627847</text:p>
          </table:table-cell>
          <table:table-cell office:value-type="float" office:value="47.8969299673595" calcext:value-type="float">
            <text:p>47.8969299673595</text:p>
          </table:table-cell>
          <table:table-cell office:value-type="float" office:value="91.2637080713054" calcext:value-type="float">
            <text:p>91.2637080713054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3.31499400903003" calcext:value-type="float">
            <text:p>-3.31499400903003</text:p>
          </table:table-cell>
          <table:table-cell office:value-type="float" office:value="48.0687019685301" calcext:value-type="float">
            <text:p>48.0687019685301</text:p>
          </table:table-cell>
          <table:table-cell office:value-type="float" office:value="91.5966103462667" calcext:value-type="float">
            <text:p>91.5966103462667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-3.30683789807069" calcext:value-type="float">
            <text:p>-3.30683789807069</text:p>
          </table:table-cell>
          <table:table-cell office:value-type="float" office:value="48.2420564333426" calcext:value-type="float">
            <text:p>48.2420564333426</text:p>
          </table:table-cell>
          <table:table-cell office:value-type="float" office:value="91.926921144997" calcext:value-type="float">
            <text:p>91.92692114499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3.29891502224408" calcext:value-type="float">
            <text:p>-3.29891502224408</text:p>
          </table:table-cell>
          <table:table-cell office:value-type="float" office:value="48.4169480418173" calcext:value-type="float">
            <text:p>48.4169480418173</text:p>
          </table:table-cell>
          <table:table-cell office:value-type="float" office:value="92.2545527884504" calcext:value-type="float">
            <text:p>92.2545527884504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3.29122359170574" calcext:value-type="float">
            <text:p>-3.29122359170574</text:p>
          </table:table-cell>
          <table:table-cell office:value-type="float" office:value="48.5933228784393" calcext:value-type="float">
            <text:p>48.5933228784393</text:p>
          </table:table-cell>
          <table:table-cell office:value-type="float" office:value="92.5794181354274" calcext:value-type="float">
            <text:p>92.579418135427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3.28376140269358" calcext:value-type="float">
            <text:p>-3.28376140269358</text:p>
          </table:table-cell>
          <table:table-cell office:value-type="float" office:value="48.7711183946322" calcext:value-type="float">
            <text:p>48.7711183946322</text:p>
          </table:table-cell>
          <table:table-cell office:value-type="float" office:value="92.9014313867816" calcext:value-type="float">
            <text:p>92.9014313867816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-3.276525816093" calcext:value-type="float">
            <text:p>-3.276525816093</text:p>
          </table:table-cell>
          <table:table-cell office:value-type="float" office:value="48.9502634479438" calcext:value-type="float">
            <text:p>48.9502634479438</text:p>
          </table:table-cell>
          <table:table-cell office:value-type="float" office:value="93.2205089009109" calcext:value-type="float">
            <text:p>93.2205089009109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3.26951374000107" calcext:value-type="float">
            <text:p>-3.26951374000107</text:p>
          </table:table-cell>
          <table:table-cell office:value-type="float" office:value="49.1306784200316" calcext:value-type="float">
            <text:p>49.1306784200316</text:p>
          </table:table-cell>
          <table:table-cell office:value-type="float" office:value="93.5365700131432" calcext:value-type="float">
            <text:p>93.536570013143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-3.26272161646548" calcext:value-type="float">
            <text:p>-3.26272161646548</text:p>
          </table:table-cell>
          <table:table-cell office:value-type="float" office:value="49.3122754148253" calcext:value-type="float">
            <text:p>49.3122754148253</text:p>
          </table:table-cell>
          <table:table-cell office:value-type="float" office:value="93.8495378512921" calcext:value-type="float">
            <text:p>93.8495378512921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-3.2561454125442" calcext:value-type="float">
            <text:p>-3.2561454125442</text:p>
          </table:table-cell>
          <table:table-cell office:value-type="float" office:value="49.4949585374814" calcext:value-type="float">
            <text:p>49.4949585374814</text:p>
          </table:table-cell>
          <table:table-cell office:value-type="float" office:value="94.1593401393835" calcext:value-type="float">
            <text:p>94.159340139383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3.2497806158012" calcext:value-type="float">
            <text:p>-3.2497806158012</text:p>
          </table:table-cell>
          <table:table-cell office:value-type="float" office:value="49.6786242539581" calcext:value-type="float">
            <text:p>49.6786242539581</text:p>
          </table:table-cell>
          <table:table-cell office:value-type="float" office:value="94.4659099813514" calcext:value-type="float">
            <text:p>94.465909981351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-3.24362223431978" calcext:value-type="float">
            <text:p>-3.24362223431978</text:p>
          </table:table-cell>
          <table:table-cell office:value-type="float" office:value="49.863161830177" calcext:value-type="float">
            <text:p>49.863161830177</text:p>
          </table:table-cell>
          <table:table-cell office:value-type="float" office:value="94.769186616384" calcext:value-type="float">
            <text:p>94.769186616384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-3.23766480128196" calcext:value-type="float">
            <text:p>-3.23766480128196</text:p>
          </table:table-cell>
          <table:table-cell office:value-type="float" office:value="50.0484538488675" calcext:value-type="float">
            <text:p>50.0484538488675</text:p>
          </table:table-cell>
          <table:table-cell office:value-type="float" office:value="95.0691161375657" calcext:value-type="float">
            <text:p>95.0691161375657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-3.23190238412622" calcext:value-type="float">
            <text:p>-3.23190238412622</text:p>
          </table:table-cell>
          <table:table-cell office:value-type="float" office:value="50.2343768012893" calcext:value-type="float">
            <text:p>50.2343768012893</text:p>
          </table:table-cell>
          <table:table-cell office:value-type="float" office:value="95.3656521655302" calcext:value-type="float">
            <text:p>95.3656521655302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3.22632859826045" calcext:value-type="float">
            <text:p>-3.22632859826045</text:p>
          </table:table-cell>
          <table:table-cell office:value-type="float" office:value="50.4208017501147" calcext:value-type="float">
            <text:p>50.4208017501147</text:p>
          </table:table-cell>
          <table:table-cell office:value-type="float" office:value="95.658756469001" calcext:value-type="float">
            <text:p>95.6587564690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3.22093662526942" calcext:value-type="float">
            <text:p>-3.22093662526942</text:p>
          </table:table-cell>
          <table:table-cell office:value-type="float" office:value="50.6075950588358" calcext:value-type="float">
            <text:p>50.6075950588358</text:p>
          </table:table-cell>
          <table:table-cell office:value-type="float" office:value="95.9483995243653" calcext:value-type="float">
            <text:p>95.9483995243653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3.21571923551869" calcext:value-type="float">
            <text:p>-3.21571923551869</text:p>
          </table:table-cell>
          <table:table-cell office:value-type="float" office:value="50.7946191821627" calcext:value-type="float">
            <text:p>50.7946191821627</text:p>
          </table:table-cell>
          <table:table-cell office:value-type="float" office:value="96.23456100681" calcext:value-type="float">
            <text:p>96.2345610068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3.21066881501903" calcext:value-type="float">
            <text:p>-3.21066881501903</text:p>
          </table:table-cell>
          <table:table-cell office:value-type="float" office:value="50.9817335110094" calcext:value-type="float">
            <text:p>50.9817335110094</text:p>
          </table:table-cell>
          <table:table-cell office:value-type="float" office:value="96.5172302060331" calcext:value-type="float">
            <text:p>96.517230206033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-3.20577739637744" calcext:value-type="float">
            <text:p>-3.20577739637744</text:p>
          </table:table-cell>
          <table:table-cell office:value-type="float" office:value="51.1687952648221" calcext:value-type="float">
            <text:p>51.1687952648221</text:p>
          </table:table-cell>
          <table:table-cell office:value-type="float" office:value="96.7964063601371" calcext:value-type="float">
            <text:p>96.796406360137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-3.20103669362257" calcext:value-type="float">
            <text:p>-3.20103669362257</text:p>
          </table:table-cell>
          <table:table-cell office:value-type="float" office:value="51.3556604232294" calcext:value-type="float">
            <text:p>51.3556604232294</text:p>
          </table:table-cell>
          <table:table-cell office:value-type="float" office:value="97.0720989020176" calcext:value-type="float">
            <text:p>97.0720989020176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3.19643814065593" calcext:value-type="float">
            <text:p>-3.19643814065593</text:p>
          </table:table-cell>
          <table:table-cell office:value-type="float" office:value="51.5421846882895" calcext:value-type="float">
            <text:p>51.5421846882895</text:p>
          </table:table-cell>
          <table:table-cell office:value-type="float" office:value="97.3443276133541" calcext:value-type="float">
            <text:p>97.3443276133541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-3.19197293304299" calcext:value-type="float">
            <text:p>-3.19197293304299</text:p>
          </table:table-cell>
          <table:table-cell office:value-type="float" office:value="51.7282244679769" calcext:value-type="float">
            <text:p>51.7282244679769</text:p>
          </table:table-cell>
          <table:table-cell office:value-type="float" office:value="97.613122682202" calcext:value-type="float">
            <text:p>97.613122682202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-3.18763207282328" calcext:value-type="float">
            <text:p>-3.18763207282328</text:p>
          </table:table-cell>
          <table:table-cell office:value-type="float" office:value="51.913637871026" calcext:value-type="float">
            <text:p>51.913637871026</text:p>
          </table:table-cell>
          <table:table-cell office:value-type="float" office:value="97.8785246611717" calcext:value-type="float">
            <text:p>97.8785246611717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-3.18340641598498" calcext:value-type="float">
            <text:p>-3.18340641598498</text:p>
          </table:table-cell>
          <table:table-cell office:value-type="float" office:value="52.0982857028242" calcext:value-type="float">
            <text:p>52.0982857028242</text:p>
          </table:table-cell>
          <table:table-cell office:value-type="float" office:value="98.1405843242073" calcext:value-type="float">
            <text:p>98.1405843242073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3.17928672221698" calcext:value-type="float">
            <text:p>-3.17928672221698</text:p>
          </table:table-cell>
          <table:table-cell office:value-type="float" office:value="52.2820324517427" calcext:value-type="float">
            <text:p>52.2820324517427</text:p>
          </table:table-cell>
          <table:table-cell office:value-type="float" office:value="98.399362421108" calcext:value-type="float">
            <text:p>98.39936242110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3.17526370652277" calcext:value-type="float">
            <text:p>-3.17526370652277</text:p>
          </table:table-cell>
          <table:table-cell office:value-type="float" office:value="52.4647472551215" calcext:value-type="float">
            <text:p>52.4647472551215</text:p>
          </table:table-cell>
          <table:table-cell office:value-type="float" office:value="98.6549293300631" calcext:value-type="float">
            <text:p>98.6549293300631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-3.17132809225285" calcext:value-type="float">
            <text:p>-3.17132809225285</text:p>
          </table:table-cell>
          <table:table-cell office:value-type="float" office:value="52.6463048340707" calcext:value-type="float">
            <text:p>52.6463048340707</text:p>
          </table:table-cell>
          <table:table-cell office:value-type="float" office:value="98.9073646096608" calcext:value-type="float">
            <text:p>98.9073646096608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3.16747066508847" calcext:value-type="float">
            <text:p>-3.16747066508847</text:p>
          </table:table-cell>
          <table:table-cell office:value-type="float" office:value="52.8265863863446" calcext:value-type="float">
            <text:p>52.8265863863446</text:p>
          </table:table-cell>
          <table:table-cell office:value-type="float" office:value="99.156756453024" calcext:value-type="float">
            <text:p>99.156756453024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-3.16368232749028" calcext:value-type="float">
            <text:p>-3.16368232749028</text:p>
          </table:table-cell>
          <table:table-cell office:value-type="float" office:value="53.005480426783" calcext:value-type="float">
            <text:p>53.005480426783</text:p>
          </table:table-cell>
          <table:table-cell office:value-type="float" office:value="99.4032010478919" calcext:value-type="float">
            <text:p>99.4032010478919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-3.15995415310748" calcext:value-type="float">
            <text:p>-3.15995415310748</text:p>
          </table:table-cell>
          <table:table-cell office:value-type="float" office:value="53.182883565162" calcext:value-type="float">
            <text:p>53.182883565162</text:p>
          </table:table-cell>
          <table:table-cell office:value-type="float" office:value="99.6468018476469" calcext:value-type="float">
            <text:p>99.646801847646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-3.156277440632" calcext:value-type="float">
            <text:p>-3.156277440632</text:p>
          </table:table-cell>
          <table:table-cell office:value-type="float" office:value="53.3587012118128" calcext:value-type="float">
            <text:p>53.3587012118128</text:p>
          </table:table-cell>
          <table:table-cell office:value-type="float" office:value="99.8876687593851" calcext:value-type="float">
            <text:p>99.887668759385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-3.15264376657426" calcext:value-type="float">
            <text:p>-3.15264376657426</text:p>
          </table:table-cell>
          <table:table-cell office:value-type="float" office:value="53.5328482019917" calcext:value-type="float">
            <text:p>53.5328482019917</text:p>
          </table:table-cell>
          <table:table-cell office:value-type="float" office:value="100.125917256202" calcext:value-type="float">
            <text:p>100.125917256202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-3.14904503643339" calcext:value-type="float">
            <text:p>-3.14904503643339</text:p>
          </table:table-cell>
          <table:table-cell office:value-type="float" office:value="53.7052493307157" calcext:value-type="float">
            <text:p>53.7052493307157</text:p>
          </table:table-cell>
          <table:table-cell office:value-type="float" office:value="100.361667421849" calcext:value-type="float">
            <text:p>100.361667421849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-3.14547353373836" calcext:value-type="float">
            <text:p>-3.14547353373836</text:p>
          </table:table-cell>
          <table:table-cell office:value-type="float" office:value="53.8758397906583" calcext:value-type="float">
            <text:p>53.8758397906583</text:p>
          </table:table-cell>
          <table:table-cell office:value-type="float" office:value="100.595042936811" calcext:value-type="float">
            <text:p>100.595042936811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-3.14192196644272" calcext:value-type="float">
            <text:p>-3.14192196644272</text:p>
          </table:table-cell>
          <table:table-cell office:value-type="float" office:value="54.0445655066339" calcext:value-type="float">
            <text:p>54.0445655066339</text:p>
          </table:table-cell>
          <table:table-cell office:value-type="float" office:value="100.826170015669" calcext:value-type="float">
            <text:p>100.82617001566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3.13838351016896" calcext:value-type="float">
            <text:p>-3.13838351016896</text:p>
          </table:table-cell>
          <table:table-cell office:value-type="float" office:value="54.2113833612456" calcext:value-type="float">
            <text:p>54.2113833612456</text:p>
          </table:table-cell>
          <table:table-cell office:value-type="float" office:value="101.055176306284" calcext:value-type="float">
            <text:p>101.055176306284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-3.13485184781676" calcext:value-type="float">
            <text:p>-3.13485184781676</text:p>
          </table:table-cell>
          <table:table-cell office:value-type="float" office:value="54.3762613073685" calcext:value-type="float">
            <text:p>54.3762613073685</text:p>
          </table:table-cell>
          <table:table-cell office:value-type="float" office:value="101.282189761941" calcext:value-type="float">
            <text:p>101.282189761941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-3.13132120507299" calcext:value-type="float">
            <text:p>-3.13132120507299</text:p>
          </table:table-cell>
          <table:table-cell office:value-type="float" office:value="54.5391783643185" calcext:value-type="float">
            <text:p>54.5391783643185</text:p>
          </table:table-cell>
          <table:table-cell office:value-type="float" office:value="101.507337498005" calcext:value-type="float">
            <text:p>101.507337498005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-3.12778638139063" calcext:value-type="float">
            <text:p>-3.12778638139063</text:p>
          </table:table-cell>
          <table:table-cell office:value-type="float" office:value="54.7001244957322" calcext:value-type="float">
            <text:p>54.7001244957322</text:p>
          </table:table-cell>
          <table:table-cell office:value-type="float" office:value="101.730744644993" calcext:value-type="float">
            <text:p>101.730744644993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3.12424277603726" calcext:value-type="float">
            <text:p>-3.12424277603726</text:p>
          </table:table-cell>
          <table:table-cell office:value-type="float" office:value="54.8591003684204" calcext:value-type="float">
            <text:p>54.8591003684204</text:p>
          </table:table-cell>
          <table:table-cell office:value-type="float" office:value="101.952533210147" calcext:value-type="float">
            <text:p>101.95253321014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3.12068640885407" calcext:value-type="float">
            <text:p>-3.12068640885407</text:p>
          </table:table-cell>
          <table:table-cell office:value-type="float" office:value="55.0161169926867" calcext:value-type="float">
            <text:p>55.0161169926867</text:p>
          </table:table-cell>
          <table:table-cell office:value-type="float" office:value="102.172820959655" calcext:value-type="float">
            <text:p>102.17282095965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-3.11711393540938" calcext:value-type="float">
            <text:p>-3.11711393540938</text:p>
          </table:table-cell>
          <table:table-cell office:value-type="float" office:value="55.1711952458173" calcext:value-type="float">
            <text:p>55.1711952458173</text:p>
          </table:table-cell>
          <table:table-cell office:value-type="float" office:value="102.391720333605" calcext:value-type="float">
            <text:p>102.391720333605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3.11352265627868" calcext:value-type="float">
            <text:p>-3.11352265627868</text:p>
          </table:table-cell>
          <table:table-cell office:value-type="float" office:value="55.3243652816614" calcext:value-type="float">
            <text:p>55.3243652816614</text:p>
          </table:table-cell>
          <table:table-cell office:value-type="float" office:value="102.60933740559" calcext:value-type="float">
            <text:p>102.60933740559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3.10991052023622" calcext:value-type="float">
            <text:p>-3.10991052023622</text:p>
          </table:table-cell>
          <table:table-cell office:value-type="float" office:value="55.4756658303967" calcext:value-type="float">
            <text:p>55.4756658303967</text:p>
          </table:table-cell>
          <table:table-cell office:value-type="float" office:value="102.825770898548" calcext:value-type="float">
            <text:p>102.825770898548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-3.10627612119628" calcext:value-type="float">
            <text:p>-3.10627612119628</text:p>
          </table:table-cell>
          <table:table-cell office:value-type="float" office:value="55.6251433936884" calcext:value-type="float">
            <text:p>55.6251433936884</text:p>
          </table:table-cell>
          <table:table-cell office:value-type="float" office:value="103.041111268059" calcext:value-type="float">
            <text:p>103.04111126805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-3.10261868880305" calcext:value-type="float">
            <text:p>-3.10261868880305</text:p>
          </table:table-cell>
          <table:table-cell office:value-type="float" office:value="55.7728513415624" calcext:value-type="float">
            <text:p>55.7728513415624</text:p>
          </table:table-cell>
          <table:table-cell office:value-type="float" office:value="103.255439863772" calcext:value-type="float">
            <text:p>103.255439863772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-3.09893807262515" calcext:value-type="float">
            <text:p>-3.09893807262515</text:p>
          </table:table-cell>
          <table:table-cell office:value-type="float" office:value="55.9188489183039" calcext:value-type="float">
            <text:p>55.9188489183039</text:p>
          </table:table-cell>
          <table:table-cell office:value-type="float" office:value="103.468828179053" calcext:value-type="float">
            <text:p>103.468828179053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3.09523471997497" calcext:value-type="float">
            <text:p>-3.09523471997497</text:p>
          </table:table-cell>
          <table:table-cell office:value-type="float" office:value="56.0632001656815" calcext:value-type="float">
            <text:p>56.0632001656815</text:p>
          </table:table-cell>
          <table:table-cell office:value-type="float" office:value="103.681337198245" calcext:value-type="float">
            <text:p>103.68133719824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3.09150964743391" calcext:value-type="float">
            <text:p>-3.09150964743391</text:p>
          </table:table-cell>
          <table:table-cell office:value-type="float" office:value="56.2059727726718" calcext:value-type="float">
            <text:p>56.2059727726718</text:p>
          </table:table-cell>
          <table:table-cell office:value-type="float" office:value="103.893016850176" calcext:value-type="float">
            <text:p>103.893016850176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-3.08776440622769" calcext:value-type="float">
            <text:p>-3.08776440622769</text:p>
          </table:table-cell>
          <table:table-cell office:value-type="float" office:value="56.3472368616875" calcext:value-type="float">
            <text:p>56.3472368616875</text:p>
          </table:table-cell>
          <table:table-cell office:value-type="float" office:value="104.103905575716" calcext:value-type="float">
            <text:p>104.10390557571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3.08400104165839" calcext:value-type="float">
            <text:p>-3.08400104165839</text:p>
          </table:table-cell>
          <table:table-cell office:value-type="float" office:value="56.4870637220614" calcext:value-type="float">
            <text:p>56.4870637220614</text:p>
          </table:table-cell>
          <table:table-cell office:value-type="float" office:value="104.314030016257" calcext:value-type="float">
            <text:p>104.314030016257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-3.08022204686061" calcext:value-type="float">
            <text:p>-3.08022204686061</text:p>
          </table:table-cell>
          <table:table-cell office:value-type="float" office:value="56.625524502213" calcext:value-type="float">
            <text:p>56.625524502213</text:p>
          </table:table-cell>
          <table:table-cell office:value-type="float" office:value="104.523404829082" calcext:value-type="float">
            <text:p>104.523404829082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-3.07643031120863" calcext:value-type="float">
            <text:p>-3.07643031120863</text:p>
          </table:table-cell>
          <table:table-cell office:value-type="float" office:value="56.7626888725197" calcext:value-type="float">
            <text:p>56.7626888725197</text:p>
          </table:table-cell>
          <table:table-cell office:value-type="float" office:value="104.73203263453" calcext:value-type="float">
            <text:p>104.7320326345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-3.07262906375828" calcext:value-type="float">
            <text:p>-3.07262906375828</text:p>
          </table:table-cell>
          <table:table-cell office:value-type="float" office:value="56.8986236714379" calcext:value-type="float">
            <text:p>56.8986236714379</text:p>
          </table:table-cell>
          <table:table-cell office:value-type="float" office:value="104.939904098852" calcext:value-type="float">
            <text:p>104.939904098852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-3.06882181216131" calcext:value-type="float">
            <text:p>-3.06882181216131</text:p>
          </table:table-cell>
          <table:table-cell office:value-type="float" office:value="57.0333915478607" calcext:value-type="float">
            <text:p>57.0333915478607</text:p>
          </table:table-cell>
          <table:table-cell office:value-type="float" office:value="105.146998155518" calcext:value-type="float">
            <text:p>105.14699815551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3.06501227754176" calcext:value-type="float">
            <text:p>-3.06501227754176</text:p>
          </table:table-cell>
          <table:table-cell office:value-type="float" office:value="57.1670496130785" calcext:value-type="float">
            <text:p>57.1670496130785</text:p>
          </table:table-cell>
          <table:table-cell office:value-type="float" office:value="105.353282366603" calcext:value-type="float">
            <text:p>105.353282366603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-3.06120432586848" calcext:value-type="float">
            <text:p>-3.06120432586848</text:p>
          </table:table-cell>
          <table:table-cell office:value-type="float" office:value="57.2996481159521" calcext:value-type="float">
            <text:p>57.2996481159521</text:p>
          </table:table-cell>
          <table:table-cell office:value-type="float" office:value="105.558713424721" calcext:value-type="float">
            <text:p>105.558713424721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-3.05740189640307" calcext:value-type="float">
            <text:p>-3.05740189640307</text:p>
          </table:table-cell>
          <table:table-cell office:value-type="float" office:value="57.4312291551594" calcext:value-type="float">
            <text:p>57.4312291551594</text:p>
          </table:table-cell>
          <table:table-cell office:value-type="float" office:value="105.763237794704" calcext:value-type="float">
            <text:p>105.763237794704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3.05360892783912" calcext:value-type="float">
            <text:p>-3.05360892783912</text:p>
          </table:table-cell>
          <table:table-cell office:value-type="float" office:value="57.5618254424416" calcext:value-type="float">
            <text:p>57.5618254424416</text:p>
          </table:table-cell>
          <table:table-cell office:value-type="float" office:value="105.966792493017" calcext:value-type="float">
            <text:p>105.966792493017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3.04982928278172" calcext:value-type="float">
            <text:p>-3.04982928278172</text:p>
          </table:table-cell>
          <table:table-cell office:value-type="float" office:value="57.6914591308061" calcext:value-type="float">
            <text:p>57.6914591308061</text:p>
          </table:table-cell>
          <table:table-cell office:value-type="float" office:value="106.169306001576" calcext:value-type="float">
            <text:p>106.1693060015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3.04606667124516" calcext:value-type="float">
            <text:p>-3.04606667124516</text:p>
          </table:table-cell>
          <table:table-cell office:value-type="float" office:value="57.8201407215522" calcext:value-type="float">
            <text:p>57.8201407215522</text:p>
          </table:table-cell>
          <table:table-cell office:value-type="float" office:value="106.370699311321" calcext:value-type="float">
            <text:p>106.370699311321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3.04232457386856" calcext:value-type="float">
            <text:p>-3.04232457386856</text:p>
          </table:table-cell>
          <table:table-cell office:value-type="float" office:value="57.9478680637895" calcext:value-type="float">
            <text:p>57.9478680637895</text:p>
          </table:table-cell>
          <table:table-cell office:value-type="float" office:value="106.570887089542" calcext:value-type="float">
            <text:p>106.570887089542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-3.03860616556749" calcext:value-type="float">
            <text:p>-3.03860616556749</text:p>
          </table:table-cell>
          <table:table-cell office:value-type="float" office:value="58.0746254598059" calcext:value-type="float">
            <text:p>58.0746254598059</text:p>
          </table:table-cell>
          <table:table-cell office:value-type="float" office:value="106.769778963591" calcext:value-type="float">
            <text:p>106.769778963591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3.03491424035" calcext:value-type="float">
            <text:p>-3.03491424035</text:p>
          </table:table-cell>
          <table:table-cell office:value-type="float" office:value="58.2003828891773" calcext:value-type="float">
            <text:p>58.2003828891773</text:p>
          </table:table-cell>
          <table:table-cell office:value-type="float" office:value="106.967280912207" calcext:value-type="float">
            <text:p>106.967280912207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-3.03125113803347" calcext:value-type="float">
            <text:p>-3.03125113803347</text:p>
          </table:table-cell>
          <table:table-cell office:value-type="float" office:value="58.3250953639737" calcext:value-type="float">
            <text:p>58.3250953639737</text:p>
          </table:table-cell>
          <table:table-cell office:value-type="float" office:value="107.163296754302" calcext:value-type="float">
            <text:p>107.16329675430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-3.02761867359764" calcext:value-type="float">
            <text:p>-3.02761867359764</text:p>
          </table:table-cell>
          <table:table-cell office:value-type="float" office:value="58.4487024266364" calcext:value-type="float">
            <text:p>58.4487024266364</text:p>
          </table:table-cell>
          <table:table-cell office:value-type="float" office:value="107.357729723652" calcext:value-type="float">
            <text:p>107.357729723652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-3.02401806990489" calcext:value-type="float">
            <text:p>-3.02401806990489</text:p>
          </table:table-cell>
          <table:table-cell office:value-type="float" office:value="58.5711278012605" calcext:value-type="float">
            <text:p>58.5711278012605</text:p>
          </table:table-cell>
          <table:table-cell office:value-type="float" office:value="107.550484116604" calcext:value-type="float">
            <text:p>107.550484116604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3.02044989450838" calcext:value-type="float">
            <text:p>-3.02044989450838</text:p>
          </table:table-cell>
          <table:table-cell office:value-type="float" office:value="58.6922792079473" calcext:value-type="float">
            <text:p>58.6922792079473</text:p>
          </table:table-cell>
          <table:table-cell office:value-type="float" office:value="107.741466998514" calcext:value-type="float">
            <text:p>107.74146699851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3.01691400125078" calcext:value-type="float">
            <text:p>-3.01691400125078</text:p>
          </table:table-cell>
          <table:table-cell office:value-type="float" office:value="58.8120483486844" calcext:value-type="float">
            <text:p>58.8120483486844</text:p>
          </table:table-cell>
          <table:table-cell office:value-type="float" office:value="107.930589953447" calcext:value-type="float">
            <text:p>107.930589953447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3.013409477336" calcext:value-type="float">
            <text:p>-3.013409477336</text:p>
          </table:table-cell>
          <table:table-cell office:value-type="float" office:value="58.930311071817" calcext:value-type="float">
            <text:p>58.930311071817</text:p>
          </table:table-cell>
          <table:table-cell office:value-type="float" office:value="108.117770860422" calcext:value-type="float">
            <text:p>108.11777086042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-3.00993459652697" calcext:value-type="float">
            <text:p>-3.00993459652697</text:p>
          </table:table-cell>
          <table:table-cell office:value-type="float" office:value="59.0469277206222" calcext:value-type="float">
            <text:p>59.0469277206222</text:p>
          </table:table-cell>
          <table:table-cell office:value-type="float" office:value="108.302935678406" calcext:value-type="float">
            <text:p>108.302935678406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-3.00648677908976" calcext:value-type="float">
            <text:p>-3.00648677908976</text:p>
          </table:table-cell>
          <table:table-cell office:value-type="float" office:value="59.1617436697565" calcext:value-type="float">
            <text:p>59.1617436697565</text:p>
          </table:table-cell>
          <table:table-cell office:value-type="float" office:value="108.486020221354" calcext:value-type="float">
            <text:p>108.486020221354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-3.0030625590652" calcext:value-type="float">
            <text:p>-3.0030625590652</text:p>
          </table:table-cell>
          <table:table-cell office:value-type="float" office:value="59.2745900514744" calcext:value-type="float">
            <text:p>59.2745900514744</text:p>
          </table:table-cell>
          <table:table-cell office:value-type="float" office:value="108.666971903743" calcext:value-type="float">
            <text:p>108.66697190374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-2.99965755940347" calcext:value-type="float">
            <text:p>-2.99965755940347</text:p>
          </table:table-cell>
          <table:table-cell office:value-type="float" office:value="59.3852846714561" calcext:value-type="float">
            <text:p>59.3852846714561</text:p>
          </table:table-cell>
          <table:table-cell office:value-type="float" office:value="108.845751436509" calcext:value-type="float">
            <text:p>108.845751436509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-2.99626647544744" calcext:value-type="float">
            <text:p>-2.99626647544744</text:p>
          </table:table-cell>
          <table:table-cell office:value-type="float" office:value="59.4936331119319" calcext:value-type="float">
            <text:p>59.4936331119319</text:p>
          </table:table-cell>
          <table:table-cell office:value-type="float" office:value="109.022334452846" calcext:value-type="float">
            <text:p>109.02233445284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2.9928830671934" calcext:value-type="float">
            <text:p>-2.9928830671934</text:p>
          </table:table-cell>
          <table:table-cell office:value-type="float" office:value="59.5994300175109" calcext:value-type="float">
            <text:p>59.5994300175109</text:p>
          </table:table-cell>
          <table:table-cell office:value-type="float" office:value="109.196713043249" calcext:value-type="float">
            <text:p>109.19671304324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2.98950016069656" calcext:value-type="float">
            <text:p>-2.98950016069656</text:p>
          </table:table-cell>
          <table:table-cell office:value-type="float" office:value="59.7024605567678" calcext:value-type="float">
            <text:p>59.7024605567678</text:p>
          </table:table-cell>
          <table:table-cell office:value-type="float" office:value="109.368897179251" calcext:value-type="float">
            <text:p>109.368897179251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-2.98610965892039" calcext:value-type="float">
            <text:p>-2.98610965892039</text:p>
          </table:table-cell>
          <table:table-cell office:value-type="float" office:value="59.8025020502438" calcext:value-type="float">
            <text:p>59.8025020502438</text:p>
          </table:table-cell>
          <table:table-cell office:value-type="float" office:value="109.538916005746" calcext:value-type="float">
            <text:p>109.538916005746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-2.98270256225637" calcext:value-type="float">
            <text:p>-2.98270256225637</text:p>
          </table:table-cell>
          <table:table-cell office:value-type="float" office:value="59.8993257531173" calcext:value-type="float">
            <text:p>59.8993257531173</text:p>
          </table:table-cell>
          <table:table-cell office:value-type="float" office:value="109.706818982484" calcext:value-type="float">
            <text:p>109.706818982484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-2.97926899886166" calcext:value-type="float">
            <text:p>-2.97926899886166</text:p>
          </table:table-cell>
          <table:table-cell office:value-type="float" office:value="59.9926987784324" calcext:value-type="float">
            <text:p>59.9926987784324</text:p>
          </table:table-cell>
          <table:table-cell office:value-type="float" office:value="109.872676856368" calcext:value-type="float">
            <text:p>109.87267685636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-2.97579826487945" calcext:value-type="float">
            <text:p>-2.97579826487945</text:p>
          </table:table-cell>
          <table:table-cell office:value-type="float" office:value="60.082386144484" calcext:value-type="float">
            <text:p>60.082386144484</text:p>
          </table:table-cell>
          <table:table-cell office:value-type="float" office:value="110.036582447478" calcext:value-type="float">
            <text:p>110.036582447478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-2.97227887451751" calcext:value-type="float">
            <text:p>-2.97227887451751</text:p>
          </table:table-cell>
          <table:table-cell office:value-type="float" office:value="60.1681529277938" calcext:value-type="float">
            <text:p>60.1681529277938</text:p>
          </table:table-cell>
          <table:table-cell office:value-type="float" office:value="110.198651233443" calcext:value-type="float">
            <text:p>110.198651233443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-2.96869861986811" calcext:value-type="float">
            <text:p>-2.96869861986811</text:p>
          </table:table-cell>
          <table:table-cell office:value-type="float" office:value="60.2497665011447" calcext:value-type="float">
            <text:p>60.2497665011447</text:p>
          </table:table-cell>
          <table:table-cell office:value-type="float" office:value="110.359021718693" calcext:value-type="float">
            <text:p>110.359021718693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-2.96504464025588" calcext:value-type="float">
            <text:p>-2.96504464025588</text:p>
          </table:table-cell>
          <table:table-cell office:value-type="float" office:value="60.326998834343" calcext:value-type="float">
            <text:p>60.326998834343</text:p>
          </table:table-cell>
          <table:table-cell office:value-type="float" office:value="110.517855577362" calcext:value-type="float">
            <text:p>110.51785557736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-2.96130350080021" calcext:value-type="float">
            <text:p>-2.96130350080021</text:p>
          </table:table-cell>
          <table:table-cell office:value-type="float" office:value="60.3996288339248" calcext:value-type="float">
            <text:p>60.3996288339248</text:p>
          </table:table-cell>
          <table:table-cell office:value-type="float" office:value="110.675337561091" calcext:value-type="float">
            <text:p>110.67533756109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2.95746127977599" calcext:value-type="float">
            <text:p>-2.95746127977599</text:p>
          </table:table-cell>
          <table:table-cell office:value-type="float" office:value="60.467444696784" calcext:value-type="float">
            <text:p>60.467444696784</text:p>
          </table:table-cell>
          <table:table-cell office:value-type="float" office:value="110.831675165668" calcext:value-type="float">
            <text:p>110.831675165668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2.95350366425365" calcext:value-type="float">
            <text:p>-2.95350366425365</text:p>
          </table:table-cell>
          <table:table-cell office:value-type="float" office:value="60.5302462518775" calcext:value-type="float">
            <text:p>60.5302462518775</text:p>
          </table:table-cell>
          <table:table-cell office:value-type="float" office:value="110.987098053296" calcext:value-type="float">
            <text:p>110.987098053296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-2.94941605339369" calcext:value-type="float">
            <text:p>-2.94941605339369</text:p>
          </table:table-cell>
          <table:table-cell office:value-type="float" office:value="60.587847263667" calcext:value-type="float">
            <text:p>60.587847263667</text:p>
          </table:table-cell>
          <table:table-cell office:value-type="float" office:value="111.1418572303" calcext:value-type="float">
            <text:p>111.141857230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-2.94518366866833" calcext:value-type="float">
            <text:p>-2.94518366866833</text:p>
          </table:table-cell>
          <table:table-cell office:value-type="float" office:value="60.6400776708454" calcext:value-type="float">
            <text:p>60.6400776708454</text:p>
          </table:table-cell>
          <table:table-cell office:value-type="float" office:value="111.296223983093" calcext:value-type="float">
            <text:p>111.296223983093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-2.94079167018041" calcext:value-type="float">
            <text:p>-2.94079167018041</text:p>
          </table:table-cell>
          <table:table-cell office:value-type="float" office:value="60.6867857342155" calcext:value-type="float">
            <text:p>60.6867857342155</text:p>
          </table:table-cell>
          <table:table-cell office:value-type="float" office:value="111.450488578341" calcext:value-type="float">
            <text:p>111.45048857834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-2.93622527815227" calcext:value-type="float">
            <text:p>-2.93622527815227</text:p>
          </table:table-cell>
          <table:table-cell office:value-type="float" office:value="60.7278400682762" calcext:value-type="float">
            <text:p>60.7278400682762</text:p>
          </table:table-cell>
          <table:table-cell office:value-type="float" office:value="111.604958736244" calcext:value-type="float">
            <text:p>111.604958736244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-2.93146989856324" calcext:value-type="float">
            <text:p>-2.93146989856324</text:p>
          </table:table-cell>
          <table:table-cell office:value-type="float" office:value="60.763131532151" calcext:value-type="float">
            <text:p>60.763131532151</text:p>
          </table:table-cell>
          <table:table-cell office:value-type="float" office:value="111.759957888792" calcext:value-type="float">
            <text:p>111.759957888792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2.92651125182825" calcext:value-type="float">
            <text:p>-2.92651125182825</text:p>
          </table:table-cell>
          <table:table-cell office:value-type="float" office:value="60.792574956956" calcext:value-type="float">
            <text:p>60.792574956956</text:p>
          </table:table-cell>
          <table:table-cell office:value-type="float" office:value="111.915823237599" calcext:value-type="float">
            <text:p>111.915823237599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-2.92133550333192" calcext:value-type="float">
            <text:p>-2.92133550333192</text:p>
          </table:table-cell>
          <table:table-cell office:value-type="float" office:value="60.8161106885092" calcext:value-type="float">
            <text:p>60.8161106885092</text:p>
          </table:table-cell>
          <table:table-cell office:value-type="float" office:value="112.07290362844" calcext:value-type="float">
            <text:p>112.07290362844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-2.91592939456279" calcext:value-type="float">
            <text:p>-2.91592939456279</text:p>
          </table:table-cell>
          <table:table-cell office:value-type="float" office:value="60.8337059263556" calcext:value-type="float">
            <text:p>60.8337059263556</text:p>
          </table:table-cell>
          <table:table-cell office:value-type="float" office:value="112.2315572619" calcext:value-type="float">
            <text:p>112.231557261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-2.9102803735383" calcext:value-type="float">
            <text:p>-2.9102803735383</text:p>
          </table:table-cell>
          <table:table-cell office:value-type="float" office:value="60.8453558424866" calcext:value-type="float">
            <text:p>60.8453558424866</text:p>
          </table:table-cell>
          <table:table-cell office:value-type="float" office:value="112.392149261481" calcext:value-type="float">
            <text:p>112.392149261481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-2.90437672316295" calcext:value-type="float">
            <text:p>-2.90437672316295</text:p>
          </table:table-cell>
          <table:table-cell office:value-type="float" office:value="60.8510844656414" calcext:value-type="float">
            <text:p>60.8510844656414</text:p>
          </table:table-cell>
          <table:table-cell office:value-type="float" office:value="112.55504912217" calcext:value-type="float">
            <text:p>112.55504912217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-2.89820768613717" calcext:value-type="float">
            <text:p>-2.89820768613717</text:p>
          </table:table-cell>
          <table:table-cell office:value-type="float" office:value="60.8509453198326" calcext:value-type="float">
            <text:p>60.8509453198326</text:p>
          </table:table-cell>
          <table:table-cell office:value-type="float" office:value="112.720628063688" calcext:value-type="float">
            <text:p>112.720628063688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2.89176358501803" calcext:value-type="float">
            <text:p>-2.89176358501803</text:p>
          </table:table-cell>
          <table:table-cell office:value-type="float" office:value="60.8450218085271" calcext:value-type="float">
            <text:p>60.8450218085271</text:p>
          </table:table-cell>
          <table:table-cell office:value-type="float" office:value="112.889256313557" calcext:value-type="float">
            <text:p>112.88925631355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-2.88503593603759" calcext:value-type="float">
            <text:p>-2.88503593603759</text:p>
          </table:table-cell>
          <table:table-cell office:value-type="float" office:value="60.8334273387548" calcext:value-type="float">
            <text:p>60.8334273387548</text:p>
          </table:table-cell>
          <table:table-cell office:value-type="float" office:value="113.061300345619" calcext:value-type="float">
            <text:p>113.06130034561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-2.87801755530452" calcext:value-type="float">
            <text:p>-2.87801755530452</text:p>
          </table:table-cell>
          <table:table-cell office:value-type="float" office:value="60.8163051822205" calcext:value-type="float">
            <text:p>60.8163051822205</text:p>
          </table:table-cell>
          <table:table-cell office:value-type="float" office:value="113.237120099787" calcext:value-type="float">
            <text:p>113.237120099787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-2.87070265605495" calcext:value-type="float">
            <text:p>-2.87070265605495</text:p>
          </table:table-cell>
          <table:table-cell office:value-type="float" office:value="60.7938280732392" calcext:value-type="float">
            <text:p>60.7938280732392</text:p>
          </table:table-cell>
          <table:table-cell office:value-type="float" office:value="113.417066208596" calcext:value-type="float">
            <text:p>113.417066208596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2.86308693567384" calcext:value-type="float">
            <text:p>-2.86308693567384</text:p>
          </table:table-cell>
          <table:table-cell office:value-type="float" office:value="60.7661975458929" calcext:value-type="float">
            <text:p>60.7661975458929</text:p>
          </table:table-cell>
          <table:table-cell office:value-type="float" office:value="113.601477255596" calcext:value-type="float">
            <text:p>113.601477255596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-2.85516765128553" calcext:value-type="float">
            <text:p>-2.85516765128553</text:p>
          </table:table-cell>
          <table:table-cell office:value-type="float" office:value="60.7336430152625" calcext:value-type="float">
            <text:p>60.7336430152625</text:p>
          </table:table-cell>
          <table:table-cell office:value-type="float" office:value="113.790677089805" calcext:value-type="float">
            <text:p>113.790677089805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2.84694368280253" calcext:value-type="float">
            <text:p>-2.84694368280253</text:p>
          </table:table-cell>
          <table:table-cell office:value-type="float" office:value="60.6964206097611" calcext:value-type="float">
            <text:p>60.6964206097611</text:p>
          </table:table-cell>
          <table:table-cell office:value-type="float" office:value="113.984972219397" calcext:value-type="float">
            <text:p>113.98497221939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2.83841558243387" calcext:value-type="float">
            <text:p>-2.83841558243387</text:p>
          </table:table-cell>
          <table:table-cell office:value-type="float" office:value="60.6548117636309" calcext:value-type="float">
            <text:p>60.6548117636309</text:p>
          </table:table-cell>
          <table:table-cell office:value-type="float" office:value="114.184649306486" calcext:value-type="float">
            <text:p>114.184649306486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2.8295856097753" calcext:value-type="float">
            <text:p>-2.8295856097753</text:p>
          </table:table-cell>
          <table:table-cell office:value-type="float" office:value="60.6091215803181" calcext:value-type="float">
            <text:p>60.6091215803181</text:p>
          </table:table-cell>
          <table:table-cell office:value-type="float" office:value="114.38997278354" calcext:value-type="float">
            <text:p>114.38997278354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-2.82045775174592" calcext:value-type="float">
            <text:p>-2.82045775174592</text:p>
          </table:table-cell>
          <table:table-cell office:value-type="float" office:value="60.5596769789812" calcext:value-type="float">
            <text:p>60.5596769789812</text:p>
          </table:table-cell>
          <table:table-cell office:value-type="float" office:value="114.601182610348" calcext:value-type="float">
            <text:p>114.601182610348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-2.81103772678328" calcext:value-type="float">
            <text:p>-2.81103772678328</text:p>
          </table:table-cell>
          <table:table-cell office:value-type="float" office:value="60.5068246375308" calcext:value-type="float">
            <text:p>60.5068246375308</text:p>
          </table:table-cell>
          <table:table-cell office:value-type="float" office:value="114.818492188983" calcext:value-type="float">
            <text:p>114.818492188983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-2.80133297287112" calcext:value-type="float">
            <text:p>-2.80133297287112</text:p>
          </table:table-cell>
          <table:table-cell office:value-type="float" office:value="60.450928746603" calcext:value-type="float">
            <text:p>60.450928746603</text:p>
          </table:table-cell>
          <table:table-cell office:value-type="float" office:value="115.042086452583" calcext:value-type="float">
            <text:p>115.04208645258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2.79135261913962" calcext:value-type="float">
            <text:p>-2.79135261913962</text:p>
          </table:table-cell>
          <table:table-cell office:value-type="float" office:value="60.3923685895438" calcext:value-type="float">
            <text:p>60.3923685895438</text:p>
          </table:table-cell>
          <table:table-cell office:value-type="float" office:value="115.27212014227" calcext:value-type="float">
            <text:p>115.27212014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4T22:51:44.202000000</dc:date>
    <meta:editing-duration>PT9M14S</meta:editing-duration>
    <meta:editing-cycles>3</meta:editing-cycles>
    <meta:generator>LibreOffice/7.3.5.2$Windows_X86_64 LibreOffice_project/184fe81b8c8c30d8b5082578aee2fed2ea847c01</meta:generator>
    <meta:document-statistic meta:table-count="2" meta:cell-count="401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98cm" svg:height="12.542cm" xlink:href=".." xlink:type="simple" chart:class="chart:scatter" chart:column-mapping="0 1 2" chart:style-name="ch1">
        <chart:legend chart:legend-position="end" svg:x="17.864cm" svg:y="5.717cm" style:legend-expansion="high" chart:style-name="ch2"/>
        <chart:plot-area chart:style-name="ch3" table:cell-range-address="openEMS_simulation_s11_dB.A1:openEMS_simulation_s11_dB.B502 OriginalExample_s11_dB.B1:OriginalExample_s11_dB.B502" chart:data-source-has-labels="row" svg:x="0.445cm" svg:y="0.25cm" svg:width="16.974cm" svg:height="12.042cm">
          <chart:coordinate-region svg:x="1.204cm" svg:y="0.452cm" svg:width="15.832cm" svg:height="11.63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enEMS_simulation_s11_dB.B2:openEMS_simulation_s11_dB.B502" chart:label-cell-address="openEMS_simulation_s11_dB.B1:openEMS_simulation_s11_dB.B1" chart:class="chart:scatter">
            <chart:domain table:cell-range-address="openEMS_simulation_s11_dB.A2:openEMS_simulation_s11_dB.A502"/>
            <chart:data-point chart:repeated="501"/>
          </chart:series>
          <chart:series chart:style-name="ch10" chart:values-cell-range-address="OriginalExample_s11_dB.B2:OriginalExample_s11_dB.B502" chart:label-cell-address="OriginalExample_s11_dB.B1:OriginalExample_s11_dB.B1" chart:class="chart:scatter">
            <chart:domain table:cell-range-address="OriginalExample_s11_dB.A2:OriginalExample_s11_dB.A502"/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11 (dB)</text:p>
                <draw:g>
                  <svg:desc>openEMS_simulation_s11_dB.B1:openEMS_simulation_s11_dB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11 (dB) example 2</text:p>
                <draw:g>
                  <svg:desc>OriginalExample_s11_dB.B1:OriginalExample_s11_d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openEMS_simulation_s11_dB.A2:openEMS_simulation_s11_dB.A502</svg:desc>
                </draw:g>
              </table:table-cell>
              <table:table-cell office:value-type="float" office:value="-0.629013410096368">
                <text:p>-0.629013410096368</text:p>
                <draw:g>
                  <svg:desc>openEMS_simulation_s11_dB.B2:openEMS_simulation_s11_dB.B502</svg:desc>
                </draw:g>
              </table:table-cell>
              <table:table-cell office:value-type="float" office:value="1500">
                <text:p>1500</text:p>
                <draw:g>
                  <svg:desc>OriginalExample_s11_dB.A2:OriginalExample_s11_dB.A502</svg:desc>
                </draw:g>
              </table:table-cell>
              <table:table-cell office:value-type="float" office:value="-0.44948631397587">
                <text:p>-0.44948631397587</text:p>
                <draw:g>
                  <svg:desc>OriginalExample_s11_dB.B2:OriginalExample_s11_dB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4">
                <text:p>1504</text:p>
              </table:table-cell>
              <table:table-cell office:value-type="float" office:value="-0.630948490697284">
                <text:p>-0.630948490697284</text:p>
              </table:table-cell>
              <table:table-cell office:value-type="float" office:value="1504">
                <text:p>1504</text:p>
              </table:table-cell>
              <table:table-cell office:value-type="float" office:value="-0.452463611431976">
                <text:p>-0.452463611431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8">
                <text:p>1508</text:p>
              </table:table-cell>
              <table:table-cell office:value-type="float" office:value="-0.632133732182925">
                <text:p>-0.632133732182925</text:p>
              </table:table-cell>
              <table:table-cell office:value-type="float" office:value="1508">
                <text:p>1508</text:p>
              </table:table-cell>
              <table:table-cell office:value-type="float" office:value="-0.455440571608261">
                <text:p>-0.455440571608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2">
                <text:p>1512</text:p>
              </table:table-cell>
              <table:table-cell office:value-type="float" office:value="-0.632600373044442">
                <text:p>-0.632600373044442</text:p>
              </table:table-cell>
              <table:table-cell office:value-type="float" office:value="1512">
                <text:p>1512</text:p>
              </table:table-cell>
              <table:table-cell office:value-type="float" office:value="-0.458417904534703">
                <text:p>-0.458417904534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6">
                <text:p>1516</text:p>
              </table:table-cell>
              <table:table-cell office:value-type="float" office:value="-0.632381614760321">
                <text:p>-0.632381614760321</text:p>
              </table:table-cell>
              <table:table-cell office:value-type="float" office:value="1516">
                <text:p>1516</text:p>
              </table:table-cell>
              <table:table-cell office:value-type="float" office:value="-0.461396682464829">
                <text:p>-0.461396682464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0">
                <text:p>1520</text:p>
              </table:table-cell>
              <table:table-cell office:value-type="float" office:value="-0.631512414641511">
                <text:p>-0.631512414641511</text:p>
              </table:table-cell>
              <table:table-cell office:value-type="float" office:value="1520">
                <text:p>1520</text:p>
              </table:table-cell>
              <table:table-cell office:value-type="float" office:value="-0.464378343489872">
                <text:p>-0.464378343489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4">
                <text:p>1524</text:p>
              </table:table-cell>
              <table:table-cell office:value-type="float" office:value="-0.630029277889689">
                <text:p>-0.630029277889689</text:p>
              </table:table-cell>
              <table:table-cell office:value-type="float" office:value="1524">
                <text:p>1524</text:p>
              </table:table-cell>
              <table:table-cell office:value-type="float" office:value="-0.467364692114827">
                <text:p>-0.467364692114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8">
                <text:p>1528</text:p>
              </table:table-cell>
              <table:table-cell office:value-type="float" office:value="-0.627970050351723">
                <text:p>-0.627970050351723</text:p>
              </table:table-cell>
              <table:table-cell office:value-type="float" office:value="1528">
                <text:p>1528</text:p>
              </table:table-cell>
              <table:table-cell office:value-type="float" office:value="-0.470357896823791">
                <text:p>-0.470357896823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2">
                <text:p>1532</text:p>
              </table:table-cell>
              <table:table-cell office:value-type="float" office:value="-0.625373713361704">
                <text:p>-0.625373713361704</text:p>
              </table:table-cell>
              <table:table-cell office:value-type="float" office:value="1532">
                <text:p>1532</text:p>
              </table:table-cell>
              <table:table-cell office:value-type="float" office:value="-0.473360484691908">
                <text:p>-0.473360484691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6">
                <text:p>1536</text:p>
              </table:table-cell>
              <table:table-cell office:value-type="float" office:value="-0.622280181958988">
                <text:p>-0.622280181958988</text:p>
              </table:table-cell>
              <table:table-cell office:value-type="float" office:value="1536">
                <text:p>1536</text:p>
              </table:table-cell>
              <table:table-cell office:value-type="float" office:value="-0.476375333126663">
                <text:p>-0.476375333126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0">
                <text:p>1540</text:p>
              </table:table-cell>
              <table:table-cell office:value-type="float" office:value="-0.618730107657096">
                <text:p>-0.618730107657096</text:p>
              </table:table-cell>
              <table:table-cell office:value-type="float" office:value="1540">
                <text:p>1540</text:p>
              </table:table-cell>
              <table:table-cell office:value-type="float" office:value="-0.479405658850283">
                <text:p>-0.479405658850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4">
                <text:p>1544</text:p>
              </table:table-cell>
              <table:table-cell office:value-type="float" office:value="-0.614764686819066">
                <text:p>-0.614764686819066</text:p>
              </table:table-cell>
              <table:table-cell office:value-type="float" office:value="1544">
                <text:p>1544</text:p>
              </table:table-cell>
              <table:table-cell office:value-type="float" office:value="-0.482455004258793">
                <text:p>-0.482455004258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">
                <text:p>1548</text:p>
              </table:table-cell>
              <table:table-cell office:value-type="float" office:value="-0.610425475569179">
                <text:p>-0.610425475569179</text:p>
              </table:table-cell>
              <table:table-cell office:value-type="float" office:value="1548">
                <text:p>1548</text:p>
              </table:table-cell>
              <table:table-cell office:value-type="float" office:value="-0.485527221316807">
                <text:p>-0.485527221316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2">
                <text:p>1552</text:p>
              </table:table-cell>
              <table:table-cell office:value-type="float" office:value="-0.605754212046145">
                <text:p>-0.605754212046145</text:p>
              </table:table-cell>
              <table:table-cell office:value-type="float" office:value="1552">
                <text:p>1552</text:p>
              </table:table-cell>
              <table:table-cell office:value-type="float" office:value="-0.488626453169835">
                <text:p>-0.488626453169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6">
                <text:p>1556</text:p>
              </table:table-cell>
              <table:table-cell office:value-type="float" office:value="-0.600792646675829">
                <text:p>-0.600792646675829</text:p>
              </table:table-cell>
              <table:table-cell office:value-type="float" office:value="1556">
                <text:p>1556</text:p>
              </table:table-cell>
              <table:table-cell office:value-type="float" office:value="-0.491757113673688">
                <text:p>-0.491757113673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0">
                <text:p>1560</text:p>
              </table:table-cell>
              <table:table-cell office:value-type="float" office:value="-0.595582381017737">
                <text:p>-0.595582381017737</text:p>
              </table:table-cell>
              <table:table-cell office:value-type="float" office:value="1560">
                <text:p>1560</text:p>
              </table:table-cell>
              <table:table-cell office:value-type="float" office:value="-0.494923865059091">
                <text:p>-0.494923865059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4">
                <text:p>1564</text:p>
              </table:table-cell>
              <table:table-cell office:value-type="float" office:value="-0.590164715621028">
                <text:p>-0.590164715621028</text:p>
              </table:table-cell>
              <table:table-cell office:value-type="float" office:value="1564">
                <text:p>1564</text:p>
              </table:table-cell>
              <table:table-cell office:value-type="float" office:value="-0.498131593962857">
                <text:p>-0.49813159396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8">
                <text:p>1568</text:p>
              </table:table-cell>
              <table:table-cell office:value-type="float" office:value="-0.584580507210349">
                <text:p>-0.584580507210349</text:p>
              </table:table-cell>
              <table:table-cell office:value-type="float" office:value="1568">
                <text:p>1568</text:p>
              </table:table-cell>
              <table:table-cell office:value-type="float" office:value="-0.501385386069873">
                <text:p>-0.501385386069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">
                <text:p>1572</text:p>
              </table:table-cell>
              <table:table-cell office:value-type="float" office:value="-0.578870035415319">
                <text:p>-0.578870035415319</text:p>
              </table:table-cell>
              <table:table-cell office:value-type="float" office:value="1572">
                <text:p>1572</text:p>
              </table:table-cell>
              <table:table-cell office:value-type="float" office:value="-0.50469049961848">
                <text:p>-0.50469049961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6">
                <text:p>1576</text:p>
              </table:table-cell>
              <table:table-cell office:value-type="float" office:value="-0.57307287915786">
                <text:p>-0.57307287915786</text:p>
              </table:table-cell>
              <table:table-cell office:value-type="float" office:value="1576">
                <text:p>1576</text:p>
              </table:table-cell>
              <table:table-cell office:value-type="float" office:value="-0.508052338028704">
                <text:p>-0.508052338028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0">
                <text:p>1580</text:p>
              </table:table-cell>
              <table:table-cell office:value-type="float" office:value="-0.567227802720088">
                <text:p>-0.567227802720088</text:p>
              </table:table-cell>
              <table:table-cell office:value-type="float" office:value="1580">
                <text:p>1580</text:p>
              </table:table-cell>
              <table:table-cell office:value-type="float" office:value="-0.511476421916677">
                <text:p>-0.511476421916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4">
                <text:p>1584</text:p>
              </table:table-cell>
              <table:table-cell office:value-type="float" office:value="-0.56137265143387">
                <text:p>-0.56137265143387</text:p>
              </table:table-cell>
              <table:table-cell office:value-type="float" office:value="1584">
                <text:p>1584</text:p>
              </table:table-cell>
              <table:table-cell office:value-type="float" office:value="-0.514968360759174">
                <text:p>-0.514968360759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8">
                <text:p>1588</text:p>
              </table:table-cell>
              <table:table-cell office:value-type="float" office:value="-0.555544256859784">
                <text:p>-0.555544256859784</text:p>
              </table:table-cell>
              <table:table-cell office:value-type="float" office:value="1588">
                <text:p>1588</text:p>
              </table:table-cell>
              <table:table-cell office:value-type="float" office:value="-0.518533824471176">
                <text:p>-0.518533824471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2">
                <text:p>1592</text:p>
              </table:table-cell>
              <table:table-cell office:value-type="float" office:value="-0.549778351259352">
                <text:p>-0.549778351259352</text:p>
              </table:table-cell>
              <table:table-cell office:value-type="float" office:value="1592">
                <text:p>1592</text:p>
              </table:table-cell>
              <table:table-cell office:value-type="float" office:value="-0.52217851515468">
                <text:p>-0.52217851515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-0.544109491110221">
                <text:p>-0.544109491110221</text:p>
              </table:table-cell>
              <table:table-cell office:value-type="float" office:value="1596">
                <text:p>1596</text:p>
              </table:table-cell>
              <table:table-cell office:value-type="float" office:value="-0.525908139271967">
                <text:p>-0.525908139271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">
                <text:p>1600</text:p>
              </table:table-cell>
              <table:table-cell office:value-type="float" office:value="-0.53857098936765">
                <text:p>-0.53857098936765</text:p>
              </table:table-cell>
              <table:table-cell office:value-type="float" office:value="1600">
                <text:p>1600</text:p>
              </table:table-cell>
              <table:table-cell office:value-type="float" office:value="-0.529728380486126">
                <text:p>-0.529728380486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4">
                <text:p>1604</text:p>
              </table:table-cell>
              <table:table-cell office:value-type="float" office:value="-0.533194856138397">
                <text:p>-0.533194856138397</text:p>
              </table:table-cell>
              <table:table-cell office:value-type="float" office:value="1604">
                <text:p>1604</text:p>
              </table:table-cell>
              <table:table-cell office:value-type="float" office:value="-0.533644873402997">
                <text:p>-0.533644873402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">
                <text:p>1608</text:p>
              </table:table-cell>
              <table:table-cell office:value-type="float" office:value="-0.5280117474041">
                <text:p>-0.5280117474041</text:p>
              </table:table-cell>
              <table:table-cell office:value-type="float" office:value="1608">
                <text:p>1608</text:p>
              </table:table-cell>
              <table:table-cell office:value-type="float" office:value="-0.537663178435395">
                <text:p>-0.537663178435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2">
                <text:p>1612</text:p>
              </table:table-cell>
              <table:table-cell office:value-type="float" office:value="-0.523050921408837">
                <text:p>-0.523050921408837</text:p>
              </table:table-cell>
              <table:table-cell office:value-type="float" office:value="1612">
                <text:p>1612</text:p>
              </table:table-cell>
              <table:table-cell office:value-type="float" office:value="-0.54178875799623">
                <text:p>-0.54178875799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6">
                <text:p>1616</text:p>
              </table:table-cell>
              <table:table-cell office:value-type="float" office:value="-0.518340202310514">
                <text:p>-0.518340202310514</text:p>
              </table:table-cell>
              <table:table-cell office:value-type="float" office:value="1616">
                <text:p>1616</text:p>
              </table:table-cell>
              <table:table-cell office:value-type="float" office:value="-0.546026954212811">
                <text:p>-0.546026954212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0">
                <text:p>1620</text:p>
              </table:table-cell>
              <table:table-cell office:value-type="float" office:value="-0.513905950687457">
                <text:p>-0.513905950687457</text:p>
              </table:table-cell>
              <table:table-cell office:value-type="float" office:value="1620">
                <text:p>1620</text:p>
              </table:table-cell>
              <table:table-cell office:value-type="float" office:value="-0.550382968336906">
                <text:p>-0.550382968336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4">
                <text:p>1624</text:p>
              </table:table-cell>
              <table:table-cell office:value-type="float" office:value="-0.509773040487256">
                <text:p>-0.509773040487256</text:p>
              </table:table-cell>
              <table:table-cell office:value-type="float" office:value="1624">
                <text:p>1624</text:p>
              </table:table-cell>
              <table:table-cell office:value-type="float" office:value="-0.554861842008527">
                <text:p>-0.554861842008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8">
                <text:p>1628</text:p>
              </table:table-cell>
              <table:table-cell office:value-type="float" office:value="-0.505964842007645">
                <text:p>-0.505964842007645</text:p>
              </table:table-cell>
              <table:table-cell office:value-type="float" office:value="1628">
                <text:p>1628</text:p>
              </table:table-cell>
              <table:table-cell office:value-type="float" office:value="-0.559468440511734">
                <text:p>-0.559468440511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2">
                <text:p>1632</text:p>
              </table:table-cell>
              <table:table-cell office:value-type="float" office:value="-0.502503210504268">
                <text:p>-0.502503210504268</text:p>
              </table:table-cell>
              <table:table-cell office:value-type="float" office:value="1632">
                <text:p>1632</text:p>
              </table:table-cell>
              <table:table-cell office:value-type="float" office:value="-0.56420743814304">
                <text:p>-0.56420743814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6">
                <text:p>1636</text:p>
              </table:table-cell>
              <table:table-cell office:value-type="float" office:value="-0.499408480030185">
                <text:p>-0.499408480030185</text:p>
              </table:table-cell>
              <table:table-cell office:value-type="float" office:value="1636">
                <text:p>1636</text:p>
              </table:table-cell>
              <table:table-cell office:value-type="float" office:value="-0.569083305791864">
                <text:p>-0.569083305791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0">
                <text:p>1640</text:p>
              </table:table-cell>
              <table:table-cell office:value-type="float" office:value="-0.49669946212469">
                <text:p>-0.49669946212469</text:p>
              </table:table-cell>
              <table:table-cell office:value-type="float" office:value="1640">
                <text:p>1640</text:p>
              </table:table-cell>
              <table:table-cell office:value-type="float" office:value="-0.574100300814014">
                <text:p>-0.574100300814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4">
                <text:p>1644</text:p>
              </table:table-cell>
              <table:table-cell office:value-type="float" office:value="-0.494393448984188">
                <text:p>-0.494393448984188</text:p>
              </table:table-cell>
              <table:table-cell office:value-type="float" office:value="1644">
                <text:p>1644</text:p>
              </table:table-cell>
              <table:table-cell office:value-type="float" office:value="-0.579262459257856">
                <text:p>-0.579262459257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8">
                <text:p>1648</text:p>
              </table:table-cell>
              <table:table-cell office:value-type="float" office:value="-0.49250622076486">
                <text:p>-0.49250622076486</text:p>
              </table:table-cell>
              <table:table-cell office:value-type="float" office:value="1648">
                <text:p>1648</text:p>
              </table:table-cell>
              <table:table-cell office:value-type="float" office:value="-0.584573590483666">
                <text:p>-0.584573590483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2">
                <text:p>1652</text:p>
              </table:table-cell>
              <table:table-cell office:value-type="float" office:value="-0.491052056686548">
                <text:p>-0.491052056686548</text:p>
              </table:table-cell>
              <table:table-cell office:value-type="float" office:value="1652">
                <text:p>1652</text:p>
              </table:table-cell>
              <table:table-cell office:value-type="float" office:value="-0.590037274195914">
                <text:p>-0.590037274195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6">
                <text:p>1656</text:p>
              </table:table-cell>
              <table:table-cell office:value-type="float" office:value="-0.490043749626056">
                <text:p>-0.490043749626056</text:p>
              </table:table-cell>
              <table:table-cell office:value-type="float" office:value="1656">
                <text:p>1656</text:p>
              </table:table-cell>
              <table:table-cell office:value-type="float" office:value="-0.595656859889243">
                <text:p>-0.595656859889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0">
                <text:p>1660</text:p>
              </table:table-cell>
              <table:table-cell office:value-type="float" office:value="-0.489492623910059">
                <text:p>-0.489492623910059</text:p>
              </table:table-cell>
              <table:table-cell office:value-type="float" office:value="1660">
                <text:p>1660</text:p>
              </table:table-cell>
              <table:table-cell office:value-type="float" office:value="-0.601435468688738">
                <text:p>-0.601435468688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4">
                <text:p>1664</text:p>
              </table:table-cell>
              <table:table-cell office:value-type="float" office:value="-0.489408556037771">
                <text:p>-0.489408556037771</text:p>
              </table:table-cell>
              <table:table-cell office:value-type="float" office:value="1664">
                <text:p>1664</text:p>
              </table:table-cell>
              <table:table-cell office:value-type="float" office:value="-0.607375997546709">
                <text:p>-0.607375997546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8">
                <text:p>1668</text:p>
              </table:table-cell>
              <table:table-cell office:value-type="float" office:value="-0.489799998085745">
                <text:p>-0.489799998085745</text:p>
              </table:table-cell>
              <table:table-cell office:value-type="float" office:value="1668">
                <text:p>1668</text:p>
              </table:table-cell>
              <table:table-cell office:value-type="float" office:value="-0.613481125739795">
                <text:p>-0.613481125739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72">
                <text:p>1672</text:p>
              </table:table-cell>
              <table:table-cell office:value-type="float" office:value="-0.490674003567551">
                <text:p>-0.490674003567551</text:p>
              </table:table-cell>
              <table:table-cell office:value-type="float" office:value="1672">
                <text:p>1672</text:p>
              </table:table-cell>
              <table:table-cell office:value-type="float" office:value="-0.619753323592049">
                <text:p>-0.619753323592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6">
                <text:p>1676</text:p>
              </table:table-cell>
              <table:table-cell office:value-type="float" office:value="-0.492036255541861">
                <text:p>-0.492036255541861</text:p>
              </table:table-cell>
              <table:table-cell office:value-type="float" office:value="1676">
                <text:p>1676</text:p>
              </table:table-cell>
              <table:table-cell office:value-type="float" office:value="-0.626194863333362">
                <text:p>-0.626194863333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0">
                <text:p>1680</text:p>
              </table:table-cell>
              <table:table-cell office:value-type="float" office:value="-0.493891096782871">
                <text:p>-0.493891096782871</text:p>
              </table:table-cell>
              <table:table-cell office:value-type="float" office:value="1680">
                <text:p>1680</text:p>
              </table:table-cell>
              <table:table-cell office:value-type="float" office:value="-0.63280783198576">
                <text:p>-0.63280783198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84">
                <text:p>1684</text:p>
              </table:table-cell>
              <table:table-cell office:value-type="float" office:value="-0.496241561845522">
                <text:p>-0.496241561845522</text:p>
              </table:table-cell>
              <table:table-cell office:value-type="float" office:value="1684">
                <text:p>1684</text:p>
              </table:table-cell>
              <table:table-cell office:value-type="float" office:value="-0.639594146155609">
                <text:p>-0.639594146155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8">
                <text:p>1688</text:p>
              </table:table-cell>
              <table:table-cell office:value-type="float" office:value="-0.499089410877056">
                <text:p>-0.499089410877056</text:p>
              </table:table-cell>
              <table:table-cell office:value-type="float" office:value="1688">
                <text:p>1688</text:p>
              </table:table-cell>
              <table:table-cell office:value-type="float" office:value="-0.646555568594663">
                <text:p>-0.646555568594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2">
                <text:p>1692</text:p>
              </table:table-cell>
              <table:table-cell office:value-type="float" office:value="-0.502435165043068">
                <text:p>-0.502435165043068</text:p>
              </table:table-cell>
              <table:table-cell office:value-type="float" office:value="1692">
                <text:p>1692</text:p>
              </table:table-cell>
              <table:table-cell office:value-type="float" office:value="-0.65369372638079">
                <text:p>-0.65369372638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6">
                <text:p>1696</text:p>
              </table:table-cell>
              <table:table-cell office:value-type="float" office:value="-0.506278143452882">
                <text:p>-0.506278143452882</text:p>
              </table:table-cell>
              <table:table-cell office:value-type="float" office:value="1696">
                <text:p>1696</text:p>
              </table:table-cell>
              <table:table-cell office:value-type="float" office:value="-0.661010130556203">
                <text:p>-0.661010130556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0">
                <text:p>1700</text:p>
              </table:table-cell>
              <table:table-cell office:value-type="float" office:value="-0.510616501483568">
                <text:p>-0.510616501483568</text:p>
              </table:table-cell>
              <table:table-cell office:value-type="float" office:value="1700">
                <text:p>1700</text:p>
              </table:table-cell>
              <table:table-cell office:value-type="float" office:value="-0.668506197050792">
                <text:p>-0.668506197050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4">
                <text:p>1704</text:p>
              </table:table-cell>
              <table:table-cell office:value-type="float" office:value="-0.515447270415722">
                <text:p>-0.515447270415722</text:p>
              </table:table-cell>
              <table:table-cell office:value-type="float" office:value="1704">
                <text:p>1704</text:p>
              </table:table-cell>
              <table:table-cell office:value-type="float" office:value="-0.676183268708702">
                <text:p>-0.676183268708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8">
                <text:p>1708</text:p>
              </table:table-cell>
              <table:table-cell office:value-type="float" office:value="-0.520766398306636">
                <text:p>-0.520766398306636</text:p>
              </table:table-cell>
              <table:table-cell office:value-type="float" office:value="1708">
                <text:p>1708</text:p>
              </table:table-cell>
              <table:table-cell office:value-type="float" office:value="-0.684042638228034">
                <text:p>-0.684042638228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2">
                <text:p>1712</text:p>
              </table:table-cell>
              <table:table-cell office:value-type="float" office:value="-0.526568792037003">
                <text:p>-0.526568792037003</text:p>
              </table:table-cell>
              <table:table-cell office:value-type="float" office:value="1712">
                <text:p>1712</text:p>
              </table:table-cell>
              <table:table-cell office:value-type="float" office:value="-0.692085571816575">
                <text:p>-0.692085571816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6">
                <text:p>1716</text:p>
              </table:table-cell>
              <table:table-cell office:value-type="float" office:value="-0.532848360477429">
                <text:p>-0.532848360477429</text:p>
              </table:table-cell>
              <table:table-cell office:value-type="float" office:value="1716">
                <text:p>1716</text:p>
              </table:table-cell>
              <table:table-cell office:value-type="float" office:value="-0.700313333362222">
                <text:p>-0.70031333336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20">
                <text:p>1720</text:p>
              </table:table-cell>
              <table:table-cell office:value-type="float" office:value="-0.539598058728701">
                <text:p>-0.539598058728701</text:p>
              </table:table-cell>
              <table:table-cell office:value-type="float" office:value="1720">
                <text:p>1720</text:p>
              </table:table-cell>
              <table:table-cell office:value-type="float" office:value="-0.708727208911993">
                <text:p>-0.708727208911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24">
                <text:p>1724</text:p>
              </table:table-cell>
              <table:table-cell office:value-type="float" office:value="-0.546809933397216">
                <text:p>-0.546809933397216</text:p>
              </table:table-cell>
              <table:table-cell office:value-type="float" office:value="1724">
                <text:p>1724</text:p>
              </table:table-cell>
              <table:table-cell office:value-type="float" office:value="-0.717328531252437">
                <text:p>-0.717328531252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28">
                <text:p>1728</text:p>
              </table:table-cell>
              <table:table-cell office:value-type="float" office:value="-0.554475168871825">
                <text:p>-0.554475168871825</text:p>
              </table:table-cell>
              <table:table-cell office:value-type="float" office:value="1728">
                <text:p>1728</text:p>
              </table:table-cell>
              <table:table-cell office:value-type="float" office:value="-0.726118704383545">
                <text:p>-0.726118704383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2">
                <text:p>1732</text:p>
              </table:table-cell>
              <table:table-cell office:value-type="float" office:value="-0.562584134572928">
                <text:p>-0.562584134572928</text:p>
              </table:table-cell>
              <table:table-cell office:value-type="float" office:value="1732">
                <text:p>1732</text:p>
              </table:table-cell>
              <table:table-cell office:value-type="float" office:value="-0.735099227679357">
                <text:p>-0.735099227679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6">
                <text:p>1736</text:p>
              </table:table-cell>
              <table:table-cell office:value-type="float" office:value="-0.571126433147466">
                <text:p>-0.571126433147466</text:p>
              </table:table-cell>
              <table:table-cell office:value-type="float" office:value="1736">
                <text:p>1736</text:p>
              </table:table-cell>
              <table:table-cell office:value-type="float" office:value="-0.744271719532214">
                <text:p>-0.744271719532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0">
                <text:p>1740</text:p>
              </table:table-cell>
              <table:table-cell office:value-type="float" office:value="-0.580090949584642">
                <text:p>-0.580090949584642</text:p>
              </table:table-cell>
              <table:table-cell office:value-type="float" office:value="1740">
                <text:p>1740</text:p>
              </table:table-cell>
              <table:table-cell office:value-type="float" office:value="-0.753637940281395">
                <text:p>-0.75363794028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4">
                <text:p>1744</text:p>
              </table:table-cell>
              <table:table-cell office:value-type="float" office:value="-0.589465901228003">
                <text:p>-0.589465901228003</text:p>
              </table:table-cell>
              <table:table-cell office:value-type="float" office:value="1744">
                <text:p>1744</text:p>
              </table:table-cell>
              <table:table-cell office:value-type="float" office:value="-0.763199814234175">
                <text:p>-0.763199814234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8">
                <text:p>1748</text:p>
              </table:table-cell>
              <table:table-cell office:value-type="float" office:value="-0.599238888658107">
                <text:p>-0.599238888658107</text:p>
              </table:table-cell>
              <table:table-cell office:value-type="float" office:value="1748">
                <text:p>1748</text:p>
              </table:table-cell>
              <table:table-cell office:value-type="float" office:value="-0.772959450594795">
                <text:p>-0.77295945059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2">
                <text:p>1752</text:p>
              </table:table-cell>
              <table:table-cell office:value-type="float" office:value="-0.609396947418521">
                <text:p>-0.609396947418521</text:p>
              </table:table-cell>
              <table:table-cell office:value-type="float" office:value="1752">
                <text:p>1752</text:p>
              </table:table-cell>
              <table:table-cell office:value-type="float" office:value="-0.782919163127007">
                <text:p>-0.782919163127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6">
                <text:p>1756</text:p>
              </table:table-cell>
              <table:table-cell office:value-type="float" office:value="-0.619926600554115">
                <text:p>-0.619926600554115</text:p>
              </table:table-cell>
              <table:table-cell office:value-type="float" office:value="1756">
                <text:p>1756</text:p>
              </table:table-cell>
              <table:table-cell office:value-type="float" office:value="-0.793081488386567">
                <text:p>-0.793081488386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0">
                <text:p>1760</text:p>
              </table:table-cell>
              <table:table-cell office:value-type="float" office:value="-0.630813911927246">
                <text:p>-0.630813911927246</text:p>
              </table:table-cell>
              <table:table-cell office:value-type="float" office:value="1760">
                <text:p>1760</text:p>
              </table:table-cell>
              <table:table-cell office:value-type="float" office:value="-0.803449202373612">
                <text:p>-0.8034492023736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">
                <text:p>1764</text:p>
              </table:table-cell>
              <table:table-cell office:value-type="float" office:value="-0.64204454027157">
                <text:p>-0.64204454027157</text:p>
              </table:table-cell>
              <table:table-cell office:value-type="float" office:value="1764">
                <text:p>1764</text:p>
              </table:table-cell>
              <table:table-cell office:value-type="float" office:value="-0.81402533546807">
                <text:p>-0.814025335468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8">
                <text:p>1768</text:p>
              </table:table-cell>
              <table:table-cell office:value-type="float" office:value="-0.653603793937969">
                <text:p>-0.653603793937969</text:p>
              </table:table-cell>
              <table:table-cell office:value-type="float" office:value="1768">
                <text:p>1768</text:p>
              </table:table-cell>
              <table:table-cell office:value-type="float" office:value="-0.824813185527398">
                <text:p>-0.824813185527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2">
                <text:p>1772</text:p>
              </table:table-cell>
              <table:table-cell office:value-type="float" office:value="-0.665476686279994">
                <text:p>-0.665476686279994</text:p>
              </table:table-cell>
              <table:table-cell office:value-type="float" office:value="1772">
                <text:p>1772</text:p>
              </table:table-cell>
              <table:table-cell office:value-type="float" office:value="-0.83581632904208">
                <text:p>-0.83581632904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-0.6776479916189">
                <text:p>-0.6776479916189</text:p>
              </table:table-cell>
              <table:table-cell office:value-type="float" office:value="1776">
                <text:p>1776</text:p>
              </table:table-cell>
              <table:table-cell office:value-type="float" office:value="-0.847038630262018">
                <text:p>-0.847038630262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0">
                <text:p>1780</text:p>
              </table:table-cell>
              <table:table-cell office:value-type="float" office:value="-0.690102301720562">
                <text:p>-0.690102301720562</text:p>
              </table:table-cell>
              <table:table-cell office:value-type="float" office:value="1780">
                <text:p>1780</text:p>
              </table:table-cell>
              <table:table-cell office:value-type="float" office:value="-0.858484248225263">
                <text:p>-0.858484248225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4">
                <text:p>1784</text:p>
              </table:table-cell>
              <table:table-cell office:value-type="float" office:value="-0.702824082708088">
                <text:p>-0.702824082708088</text:p>
              </table:table-cell>
              <table:table-cell office:value-type="float" office:value="1784">
                <text:p>1784</text:p>
              </table:table-cell>
              <table:table-cell office:value-type="float" office:value="-0.870157641639797">
                <text:p>-0.870157641639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8">
                <text:p>1788</text:p>
              </table:table-cell>
              <table:table-cell office:value-type="float" office:value="-0.715797732325112">
                <text:p>-0.715797732325112</text:p>
              </table:table-cell>
              <table:table-cell office:value-type="float" office:value="1788">
                <text:p>1788</text:p>
              </table:table-cell>
              <table:table-cell office:value-type="float" office:value="-0.882063571588471">
                <text:p>-0.882063571588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92">
                <text:p>1792</text:p>
              </table:table-cell>
              <table:table-cell office:value-type="float" office:value="-0.729007637455915">
                <text:p>-0.729007637455915</text:p>
              </table:table-cell>
              <table:table-cell office:value-type="float" office:value="1792">
                <text:p>1792</text:p>
              </table:table-cell>
              <table:table-cell office:value-type="float" office:value="-0.894207102047035">
                <text:p>-0.894207102047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96">
                <text:p>1796</text:p>
              </table:table-cell>
              <table:table-cell office:value-type="float" office:value="-0.742438231799494">
                <text:p>-0.742438231799494</text:p>
              </table:table-cell>
              <table:table-cell office:value-type="float" office:value="1796">
                <text:p>1796</text:p>
              </table:table-cell>
              <table:table-cell office:value-type="float" office:value="-0.906593598225676">
                <text:p>-0.906593598225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-0.756074053585541">
                <text:p>-0.756074053585541</text:p>
              </table:table-cell>
              <table:table-cell office:value-type="float" office:value="1800">
                <text:p>1800</text:p>
              </table:table-cell>
              <table:table-cell office:value-type="float" office:value="-0.919228722763945">
                <text:p>-0.919228722763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4">
                <text:p>1804</text:p>
              </table:table-cell>
              <table:table-cell office:value-type="float" office:value="-0.769899803211511">
                <text:p>-0.769899803211511</text:p>
              </table:table-cell>
              <table:table-cell office:value-type="float" office:value="1804">
                <text:p>1804</text:p>
              </table:table-cell>
              <table:table-cell office:value-type="float" office:value="-0.932118429828929">
                <text:p>-0.932118429828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8">
                <text:p>1808</text:p>
              </table:table-cell>
              <table:table-cell office:value-type="float" office:value="-0.783900400671571">
                <text:p>-0.783900400671571</text:p>
              </table:table-cell>
              <table:table-cell office:value-type="float" office:value="1808">
                <text:p>1808</text:p>
              </table:table-cell>
              <table:table-cell office:value-type="float" office:value="-0.94526895718622">
                <text:p>-0.94526895718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2">
                <text:p>1812</text:p>
              </table:table-cell>
              <table:table-cell office:value-type="float" office:value="-0.798061042639823">
                <text:p>-0.798061042639823</text:p>
              </table:table-cell>
              <table:table-cell office:value-type="float" office:value="1812">
                <text:p>1812</text:p>
              </table:table-cell>
              <table:table-cell office:value-type="float" office:value="-0.958686816331327">
                <text:p>-0.958686816331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6">
                <text:p>1816</text:p>
              </table:table-cell>
              <table:table-cell office:value-type="float" office:value="-0.812367259063075">
                <text:p>-0.812367259063075</text:p>
              </table:table-cell>
              <table:table-cell office:value-type="float" office:value="1816">
                <text:p>1816</text:p>
              </table:table-cell>
              <table:table-cell office:value-type="float" office:value="-0.97237878078783">
                <text:p>-0.97237878078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0">
                <text:p>1820</text:p>
              </table:table-cell>
              <table:table-cell office:value-type="float" office:value="-0.826804969111328">
                <text:p>-0.826804969111328</text:p>
              </table:table-cell>
              <table:table-cell office:value-type="float" office:value="1820">
                <text:p>1820</text:p>
              </table:table-cell>
              <table:table-cell office:value-type="float" office:value="-0.986351872695321">
                <text:p>-0.986351872695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4">
                <text:p>1824</text:p>
              </table:table-cell>
              <table:table-cell office:value-type="float" office:value="-0.841360536328361">
                <text:p>-0.841360536328361</text:p>
              </table:table-cell>
              <table:table-cell office:value-type="float" office:value="1824">
                <text:p>1824</text:p>
              </table:table-cell>
              <table:table-cell office:value-type="float" office:value="-1.00061334782645">
                <text:p>-1.00061334782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8">
                <text:p>1828</text:p>
              </table:table-cell>
              <table:table-cell office:value-type="float" office:value="-0.856020822819946">
                <text:p>-0.856020822819946</text:p>
              </table:table-cell>
              <table:table-cell office:value-type="float" office:value="1828">
                <text:p>1828</text:p>
              </table:table-cell>
              <table:table-cell office:value-type="float" office:value="-1.01517067918726">
                <text:p>-1.01517067918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2">
                <text:p>1832</text:p>
              </table:table-cell>
              <table:table-cell office:value-type="float" office:value="-0.870773242313075">
                <text:p>-0.870773242313075</text:p>
              </table:table-cell>
              <table:table-cell office:value-type="float" office:value="1832">
                <text:p>1832</text:p>
              </table:table-cell>
              <table:table-cell office:value-type="float" office:value="-1.03003153936866">
                <text:p>-1.03003153936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6">
                <text:p>1836</text:p>
              </table:table-cell>
              <table:table-cell office:value-type="float" office:value="-0.885605811917251">
                <text:p>-0.885605811917251</text:p>
              </table:table-cell>
              <table:table-cell office:value-type="float" office:value="1836">
                <text:p>1836</text:p>
              </table:table-cell>
              <table:table-cell office:value-type="float" office:value="-1.04520378182923">
                <text:p>-1.04520378182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0">
                <text:p>1840</text:p>
              </table:table-cell>
              <table:table-cell office:value-type="float" office:value="-0.900507202417289">
                <text:p>-0.900507202417289</text:p>
              </table:table-cell>
              <table:table-cell office:value-type="float" office:value="1840">
                <text:p>1840</text:p>
              </table:table-cell>
              <table:table-cell office:value-type="float" office:value="-1.06069542130006">
                <text:p>-1.06069542130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4">
                <text:p>1844</text:p>
              </table:table-cell>
              <table:table-cell office:value-type="float" office:value="-0.915466786927165">
                <text:p>-0.915466786927165</text:p>
              </table:table-cell>
              <table:table-cell office:value-type="float" office:value="1844">
                <text:p>1844</text:p>
              </table:table-cell>
              <table:table-cell office:value-type="float" office:value="-1.07651461351255">
                <text:p>-1.07651461351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48">
                <text:p>1848</text:p>
              </table:table-cell>
              <table:table-cell office:value-type="float" office:value="-0.930474687735922">
                <text:p>-0.930474687735922</text:p>
              </table:table-cell>
              <table:table-cell office:value-type="float" office:value="1848">
                <text:p>1848</text:p>
              </table:table-cell>
              <table:table-cell office:value-type="float" office:value="-1.09266963445672">
                <text:p>-1.09266963445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2">
                <text:p>1852</text:p>
              </table:table-cell>
              <table:table-cell office:value-type="float" office:value="-0.945521821179523">
                <text:p>-0.945521821179523</text:p>
              </table:table-cell>
              <table:table-cell office:value-type="float" office:value="1852">
                <text:p>1852</text:p>
              </table:table-cell>
              <table:table-cell office:value-type="float" office:value="-1.10916885938492">
                <text:p>-1.109168859384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56">
                <text:p>1856</text:p>
              </table:table-cell>
              <table:table-cell office:value-type="float" office:value="-0.960599940377039">
                <text:p>-0.960599940377039</text:p>
              </table:table-cell>
              <table:table-cell office:value-type="float" office:value="1856">
                <text:p>1856</text:p>
              </table:table-cell>
              <table:table-cell office:value-type="float" office:value="-1.12602074177976">
                <text:p>-1.12602074177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0">
                <text:p>1860</text:p>
              </table:table-cell>
              <table:table-cell office:value-type="float" office:value="-0.975701675675603">
                <text:p>-0.975701675675603</text:p>
              </table:table-cell>
              <table:table-cell office:value-type="float" office:value="1860">
                <text:p>1860</text:p>
              </table:table-cell>
              <table:table-cell office:value-type="float" office:value="-1.14323379250869">
                <text:p>-1.14323379250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4">
                <text:p>1864</text:p>
              </table:table-cell>
              <table:table-cell office:value-type="float" office:value="-0.990820572655793">
                <text:p>-0.990820572655793</text:p>
              </table:table-cell>
              <table:table-cell office:value-type="float" office:value="1864">
                <text:p>1864</text:p>
              </table:table-cell>
              <table:table-cell office:value-type="float" office:value="-1.16081655938882">
                <text:p>-1.16081655938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8">
                <text:p>1868</text:p>
              </table:table-cell>
              <table:table-cell office:value-type="float" office:value="-1.00595112755867">
                <text:p>-1.00595112755867</text:p>
              </table:table-cell>
              <table:table-cell office:value-type="float" office:value="1868">
                <text:p>1868</text:p>
              </table:table-cell>
              <table:table-cell office:value-type="float" office:value="-1.17877760738591">
                <text:p>-1.1787776073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2">
                <text:p>1872</text:p>
              </table:table-cell>
              <table:table-cell office:value-type="float" office:value="-1.02108882000536">
                <text:p>-1.02108882000536</text:p>
              </table:table-cell>
              <table:table-cell office:value-type="float" office:value="1872">
                <text:p>1872</text:p>
              </table:table-cell>
              <table:table-cell office:value-type="float" office:value="-1.19712549966992">
                <text:p>-1.197125499669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76">
                <text:p>1876</text:p>
              </table:table-cell>
              <table:table-cell office:value-type="float" office:value="-1.03623014289278">
                <text:p>-1.03623014289278</text:p>
              </table:table-cell>
              <table:table-cell office:value-type="float" office:value="1876">
                <text:p>1876</text:p>
              </table:table-cell>
              <table:table-cell office:value-type="float" office:value="-1.21586877974626">
                <text:p>-1.2158687797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80">
                <text:p>1880</text:p>
              </table:table-cell>
              <table:table-cell office:value-type="float" office:value="-1.05137262936137">
                <text:p>-1.05137262936137</text:p>
              </table:table-cell>
              <table:table-cell office:value-type="float" office:value="1880">
                <text:p>1880</text:p>
              </table:table-cell>
              <table:table-cell office:value-type="float" office:value="-1.23501595487831">
                <text:p>-1.235015954878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84">
                <text:p>1884</text:p>
              </table:table-cell>
              <table:table-cell office:value-type="float" office:value="-1.06651487674542">
                <text:p>-1.06651487674542</text:p>
              </table:table-cell>
              <table:table-cell office:value-type="float" office:value="1884">
                <text:p>1884</text:p>
              </table:table-cell>
              <table:table-cell office:value-type="float" office:value="-1.25457548101021">
                <text:p>-1.25457548101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88">
                <text:p>1888</text:p>
              </table:table-cell>
              <table:table-cell office:value-type="float" office:value="-1.08165656743188">
                <text:p>-1.08165656743188</text:p>
              </table:table-cell>
              <table:table-cell office:value-type="float" office:value="1888">
                <text:p>1888</text:p>
              </table:table-cell>
              <table:table-cell office:value-type="float" office:value="-1.27455574939276">
                <text:p>-1.27455574939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92">
                <text:p>1892</text:p>
              </table:table-cell>
              <table:table-cell office:value-type="float" office:value="-1.09679848656951">
                <text:p>-1.09679848656951</text:p>
              </table:table-cell>
              <table:table-cell office:value-type="float" office:value="1892">
                <text:p>1892</text:p>
              </table:table-cell>
              <table:table-cell office:value-type="float" office:value="-1.29496507510675">
                <text:p>-1.29496507510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96">
                <text:p>1896</text:p>
              </table:table-cell>
              <table:table-cell office:value-type="float" office:value="-1.11194253658728">
                <text:p>-1.11194253658728</text:p>
              </table:table-cell>
              <table:table-cell office:value-type="float" office:value="1896">
                <text:p>1896</text:p>
              </table:table-cell>
              <table:table-cell office:value-type="float" office:value="-1.31581168766875">
                <text:p>-1.3158116876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0">
                <text:p>1900</text:p>
              </table:table-cell>
              <table:table-cell office:value-type="float" office:value="-1.12709174849841">
                <text:p>-1.12709174849841</text:p>
              </table:table-cell>
              <table:table-cell office:value-type="float" office:value="1900">
                <text:p>1900</text:p>
              </table:table-cell>
              <table:table-cell office:value-type="float" office:value="-1.33710372389389">
                <text:p>-1.337103723893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4">
                <text:p>1904</text:p>
              </table:table-cell>
              <table:table-cell office:value-type="float" office:value="-1.1422502899844">
                <text:p>-1.1422502899844</text:p>
              </table:table-cell>
              <table:table-cell office:value-type="float" office:value="1904">
                <text:p>1904</text:p>
              </table:table-cell>
              <table:table-cell office:value-type="float" office:value="-1.35884922317906">
                <text:p>-1.35884922317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8">
                <text:p>1908</text:p>
              </table:table-cell>
              <table:table-cell office:value-type="float" office:value="-1.15742347027132">
                <text:p>-1.15742347027132</text:p>
              </table:table-cell>
              <table:table-cell office:value-type="float" office:value="1908">
                <text:p>1908</text:p>
              </table:table-cell>
              <table:table-cell office:value-type="float" office:value="-1.38105612535718">
                <text:p>-1.381056125357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12">
                <text:p>1912</text:p>
              </table:table-cell>
              <table:table-cell office:value-type="float" office:value="-1.17261774182882">
                <text:p>-1.17261774182882</text:p>
              </table:table-cell>
              <table:table-cell office:value-type="float" office:value="1912">
                <text:p>1912</text:p>
              </table:table-cell>
              <table:table-cell office:value-type="float" office:value="-1.40373227125989">
                <text:p>-1.403732271259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6">
                <text:p>1916</text:p>
              </table:table-cell>
              <table:table-cell office:value-type="float" office:value="-1.18784069894033">
                <text:p>-1.18784069894033</text:p>
              </table:table-cell>
              <table:table-cell office:value-type="float" office:value="1916">
                <text:p>1916</text:p>
              </table:table-cell>
              <table:table-cell office:value-type="float" office:value="-1.42688540611209">
                <text:p>-1.42688540611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0">
                <text:p>1920</text:p>
              </table:table-cell>
              <table:table-cell office:value-type="float" office:value="-1.2031010732105">
                <text:p>-1.2031010732105</text:p>
              </table:table-cell>
              <table:table-cell office:value-type="float" office:value="1920">
                <text:p>1920</text:p>
              </table:table-cell>
              <table:table-cell office:value-type="float" office:value="-1.45052318586638">
                <text:p>-1.450523185866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4">
                <text:p>1924</text:p>
              </table:table-cell>
              <table:table-cell office:value-type="float" office:value="-1.21840872609252">
                <text:p>-1.21840872609252</text:p>
              </table:table-cell>
              <table:table-cell office:value-type="float" office:value="1924">
                <text:p>1924</text:p>
              </table:table-cell>
              <table:table-cell office:value-type="float" office:value="-1.47465318657006">
                <text:p>-1.47465318657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8">
                <text:p>1928</text:p>
              </table:table-cell>
              <table:table-cell office:value-type="float" office:value="-1.2337746385352">
                <text:p>-1.2337746385352</text:p>
              </table:table-cell>
              <table:table-cell office:value-type="float" office:value="1928">
                <text:p>1928</text:p>
              </table:table-cell>
              <table:table-cell office:value-type="float" office:value="-1.49928291684084">
                <text:p>-1.49928291684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32">
                <text:p>1932</text:p>
              </table:table-cell>
              <table:table-cell office:value-type="float" office:value="-1.24921089786421">
                <text:p>-1.24921089786421</text:p>
              </table:table-cell>
              <table:table-cell office:value-type="float" office:value="1932">
                <text:p>1932</text:p>
              </table:table-cell>
              <table:table-cell office:value-type="float" office:value="-1.52441983351027">
                <text:p>-1.524419833510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36">
                <text:p>1936</text:p>
              </table:table-cell>
              <table:table-cell office:value-type="float" office:value="-1.26473068202696">
                <text:p>-1.26473068202696</text:p>
              </table:table-cell>
              <table:table-cell office:value-type="float" office:value="1936">
                <text:p>1936</text:p>
              </table:table-cell>
              <table:table-cell office:value-type="float" office:value="-1.55007136047671">
                <text:p>-1.550071360476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40">
                <text:p>1940</text:p>
              </table:table-cell>
              <table:table-cell office:value-type="float" office:value="-1.28034824134365">
                <text:p>-1.28034824134365</text:p>
              </table:table-cell>
              <table:table-cell office:value-type="float" office:value="1940">
                <text:p>1940</text:p>
              </table:table-cell>
              <table:table-cell office:value-type="float" office:value="-1.57624491079144">
                <text:p>-1.57624491079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44">
                <text:p>1944</text:p>
              </table:table-cell>
              <table:table-cell office:value-type="float" office:value="-1.29607887791908">
                <text:p>-1.29607887791908</text:p>
              </table:table-cell>
              <table:table-cell office:value-type="float" office:value="1944">
                <text:p>1944</text:p>
              </table:table-cell>
              <table:table-cell office:value-type="float" office:value="-1.60294791198305">
                <text:p>-1.60294791198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48">
                <text:p>1948</text:p>
              </table:table-cell>
              <table:table-cell office:value-type="float" office:value="-1.31193892288073">
                <text:p>-1.31193892288073</text:p>
              </table:table-cell>
              <table:table-cell office:value-type="float" office:value="1948">
                <text:p>1948</text:p>
              </table:table-cell>
              <table:table-cell office:value-type="float" office:value="-1.63018783460692">
                <text:p>-1.630187834606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2">
                <text:p>1952</text:p>
              </table:table-cell>
              <table:table-cell office:value-type="float" office:value="-1.32794571161752">
                <text:p>-1.32794571161752</text:p>
              </table:table-cell>
              <table:table-cell office:value-type="float" office:value="1952">
                <text:p>1952</text:p>
              </table:table-cell>
              <table:table-cell office:value-type="float" office:value="-1.65797222398751">
                <text:p>-1.65797222398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56">
                <text:p>1956</text:p>
              </table:table-cell>
              <table:table-cell office:value-type="float" office:value="-1.34411755720188">
                <text:p>-1.34411755720188</text:p>
              </table:table-cell>
              <table:table-cell office:value-type="float" office:value="1956">
                <text:p>1956</text:p>
              </table:table-cell>
              <table:table-cell office:value-type="float" office:value="-1.6863087351023">
                <text:p>-1.6863087351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60">
                <text:p>1960</text:p>
              </table:table-cell>
              <table:table-cell office:value-type="float" office:value="-1.36047372218364">
                <text:p>-1.36047372218364</text:p>
              </table:table-cell>
              <table:table-cell office:value-type="float" office:value="1960">
                <text:p>1960</text:p>
              </table:table-cell>
              <table:table-cell office:value-type="float" office:value="-1.71520517053726">
                <text:p>-1.715205170537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4">
                <text:p>1964</text:p>
              </table:table-cell>
              <table:table-cell office:value-type="float" office:value="-1.37703438894933">
                <text:p>-1.37703438894933</text:p>
              </table:table-cell>
              <table:table-cell office:value-type="float" office:value="1964">
                <text:p>1964</text:p>
              </table:table-cell>
              <table:table-cell office:value-type="float" office:value="-1.74466952142516">
                <text:p>-1.74466952142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68">
                <text:p>1968</text:p>
              </table:table-cell>
              <table:table-cell office:value-type="float" office:value="-1.39382062884349">
                <text:p>-1.39382062884349</text:p>
              </table:table-cell>
              <table:table-cell office:value-type="float" office:value="1968">
                <text:p>1968</text:p>
              </table:table-cell>
              <table:table-cell office:value-type="float" office:value="-1.77471001125925">
                <text:p>-1.77471001125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72">
                <text:p>1972</text:p>
              </table:table-cell>
              <table:table-cell office:value-type="float" office:value="-1.41085437025039">
                <text:p>-1.41085437025039</text:p>
              </table:table-cell>
              <table:table-cell office:value-type="float" office:value="1972">
                <text:p>1972</text:p>
              </table:table-cell>
              <table:table-cell office:value-type="float" office:value="-1.80533514245707">
                <text:p>-1.80533514245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6">
                <text:p>1976</text:p>
              </table:table-cell>
              <table:table-cell office:value-type="float" office:value="-1.42815836583469">
                <text:p>-1.42815836583469</text:p>
              </table:table-cell>
              <table:table-cell office:value-type="float" office:value="1976">
                <text:p>1976</text:p>
              </table:table-cell>
              <table:table-cell office:value-type="float" office:value="-1.8365537455316">
                <text:p>-1.8365537455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80">
                <text:p>1980</text:p>
              </table:table-cell>
              <table:table-cell office:value-type="float" office:value="-1.44575615913873">
                <text:p>-1.44575615913873</text:p>
              </table:table-cell>
              <table:table-cell office:value-type="float" office:value="1980">
                <text:p>1980</text:p>
              </table:table-cell>
              <table:table-cell office:value-type="float" office:value="-1.86837503071015">
                <text:p>-1.86837503071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84">
                <text:p>1984</text:p>
              </table:table-cell>
              <table:table-cell office:value-type="float" office:value="-1.46367205073127">
                <text:p>-1.46367205073127</text:p>
              </table:table-cell>
              <table:table-cell office:value-type="float" office:value="1984">
                <text:p>1984</text:p>
              </table:table-cell>
              <table:table-cell office:value-type="float" office:value="-1.90080864182599">
                <text:p>-1.900808641825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88">
                <text:p>1988</text:p>
              </table:table-cell>
              <table:table-cell office:value-type="float" office:value="-1.48193106409889">
                <text:p>-1.48193106409889</text:p>
              </table:table-cell>
              <table:table-cell office:value-type="float" office:value="1988">
                <text:p>1988</text:p>
              </table:table-cell>
              <table:table-cell office:value-type="float" office:value="-1.93386471229253">
                <text:p>-1.93386471229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2">
                <text:p>1992</text:p>
              </table:table-cell>
              <table:table-cell office:value-type="float" office:value="-1.50055891146663">
                <text:p>-1.50055891146663</text:p>
              </table:table-cell>
              <table:table-cell office:value-type="float" office:value="1992">
                <text:p>1992</text:p>
              </table:table-cell>
              <table:table-cell office:value-type="float" office:value="-1.96755392295718">
                <text:p>-1.96755392295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6">
                <text:p>1996</text:p>
              </table:table-cell>
              <table:table-cell office:value-type="float" office:value="-1.5195819597282">
                <text:p>-1.5195819597282</text:p>
              </table:table-cell>
              <table:table-cell office:value-type="float" office:value="1996">
                <text:p>1996</text:p>
              </table:table-cell>
              <table:table-cell office:value-type="float" office:value="-2.00188756161955">
                <text:p>-2.001887561619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  <table:table-cell office:value-type="float" office:value="-1.53902719665924">
                <text:p>-1.53902719665924</text:p>
              </table:table-cell>
              <table:table-cell office:value-type="float" office:value="2000">
                <text:p>2000</text:p>
              </table:table-cell>
              <table:table-cell office:value-type="float" office:value="-2.03687758398883">
                <text:p>-2.03687758398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4">
                <text:p>2004</text:p>
              </table:table-cell>
              <table:table-cell office:value-type="float" office:value="-1.55892219757972">
                <text:p>-1.55892219757972</text:p>
              </table:table-cell>
              <table:table-cell office:value-type="float" office:value="2004">
                <text:p>2004</text:p>
              </table:table-cell>
              <table:table-cell office:value-type="float" office:value="-2.07253667584692">
                <text:p>-2.07253667584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8">
                <text:p>2008</text:p>
              </table:table-cell>
              <table:table-cell office:value-type="float" office:value="-1.57929509262275">
                <text:p>-1.57929509262275</text:p>
              </table:table-cell>
              <table:table-cell office:value-type="float" office:value="2008">
                <text:p>2008</text:p>
              </table:table-cell>
              <table:table-cell office:value-type="float" office:value="-2.10887831617711">
                <text:p>-2.108878316177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2">
                <text:p>2012</text:p>
              </table:table-cell>
              <table:table-cell office:value-type="float" office:value="-1.60017453475852">
                <text:p>-1.60017453475852</text:p>
              </table:table-cell>
              <table:table-cell office:value-type="float" office:value="2012">
                <text:p>2012</text:p>
              </table:table-cell>
              <table:table-cell office:value-type="float" office:value="-2.14591684101477">
                <text:p>-2.14591684101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-1.62158966871235">
                <text:p>-1.62158966871235</text:p>
              </table:table-cell>
              <table:table-cell office:value-type="float" office:value="2016">
                <text:p>2016</text:p>
              </table:table-cell>
              <table:table-cell office:value-type="float" office:value="-2.18366750777392">
                <text:p>-2.18366750777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0">
                <text:p>2020</text:p>
              </table:table-cell>
              <table:table-cell office:value-type="float" office:value="-1.64357010090614">
                <text:p>-1.64357010090614</text:p>
              </table:table-cell>
              <table:table-cell office:value-type="float" office:value="2020">
                <text:p>2020</text:p>
              </table:table-cell>
              <table:table-cell office:value-type="float" office:value="-2.2221465598051">
                <text:p>-2.2221465598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4">
                <text:p>2024</text:p>
              </table:table-cell>
              <table:table-cell office:value-type="float" office:value="-1.66614587054265">
                <text:p>-1.66614587054265</text:p>
              </table:table-cell>
              <table:table-cell office:value-type="float" office:value="2024">
                <text:p>2024</text:p>
              </table:table-cell>
              <table:table-cell office:value-type="float" office:value="-2.26137129094261">
                <text:p>-2.26137129094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8">
                <text:p>2028</text:p>
              </table:table-cell>
              <table:table-cell office:value-type="float" office:value="-1.68934742194168">
                <text:p>-1.68934742194168</text:p>
              </table:table-cell>
              <table:table-cell office:value-type="float" office:value="2028">
                <text:p>2028</text:p>
              </table:table-cell>
              <table:table-cell office:value-type="float" office:value="-2.30136010980571">
                <text:p>-2.301360109805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32">
                <text:p>2032</text:p>
              </table:table-cell>
              <table:table-cell office:value-type="float" office:value="-1.71320557822711">
                <text:p>-1.71320557822711</text:p>
              </table:table-cell>
              <table:table-cell office:value-type="float" office:value="2032">
                <text:p>2032</text:p>
              </table:table-cell>
              <table:table-cell office:value-type="float" office:value="-2.34213260362712">
                <text:p>-2.34213260362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6">
                <text:p>2036</text:p>
              </table:table-cell>
              <table:table-cell office:value-type="float" office:value="-1.73775151645394">
                <text:p>-1.73775151645394</text:p>
              </table:table-cell>
              <table:table-cell office:value-type="float" office:value="2036">
                <text:p>2036</text:p>
              </table:table-cell>
              <table:table-cell office:value-type="float" office:value="-2.38370960139337">
                <text:p>-2.383709601393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0">
                <text:p>2040</text:p>
              </table:table-cell>
              <table:table-cell office:value-type="float" office:value="-1.76301674425407">
                <text:p>-1.76301674425407</text:p>
              </table:table-cell>
              <table:table-cell office:value-type="float" office:value="2040">
                <text:p>2040</text:p>
              </table:table-cell>
              <table:table-cell office:value-type="float" office:value="-2.42611323609666">
                <text:p>-2.426113236096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4">
                <text:p>2044</text:p>
              </table:table-cell>
              <table:table-cell office:value-type="float" office:value="-1.78903307807039">
                <text:p>-1.78903307807039</text:p>
              </table:table-cell>
              <table:table-cell office:value-type="float" office:value="2044">
                <text:p>2044</text:p>
              </table:table-cell>
              <table:table-cell office:value-type="float" office:value="-2.46936700591456">
                <text:p>-2.46936700591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8">
                <text:p>2048</text:p>
              </table:table-cell>
              <table:table-cell office:value-type="float" office:value="-1.81583262303891">
                <text:p>-1.81583262303891</text:p>
              </table:table-cell>
              <table:table-cell office:value-type="float" office:value="2048">
                <text:p>2048</text:p>
              </table:table-cell>
              <table:table-cell office:value-type="float" office:value="-2.51349583415428">
                <text:p>-2.51349583415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52">
                <text:p>2052</text:p>
              </table:table-cell>
              <table:table-cell office:value-type="float" office:value="-1.84344775456996">
                <text:p>-1.84344775456996</text:p>
              </table:table-cell>
              <table:table-cell office:value-type="float" office:value="2052">
                <text:p>2052</text:p>
              </table:table-cell>
              <table:table-cell office:value-type="float" office:value="-2.55852612782069">
                <text:p>-2.558526127820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6">
                <text:p>2056</text:p>
              </table:table-cell>
              <table:table-cell office:value-type="float" office:value="-1.87191110167069">
                <text:p>-1.87191110167069</text:p>
              </table:table-cell>
              <table:table-cell office:value-type="float" office:value="2056">
                <text:p>2056</text:p>
              </table:table-cell>
              <table:table-cell office:value-type="float" office:value="-2.60448583469278">
                <text:p>-2.604485834692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0">
                <text:p>2060</text:p>
              </table:table-cell>
              <table:table-cell office:value-type="float" office:value="-1.90125553204325">
                <text:p>-1.90125553204325</text:p>
              </table:table-cell>
              <table:table-cell office:value-type="float" office:value="2060">
                <text:p>2060</text:p>
              </table:table-cell>
              <table:table-cell office:value-type="float" office:value="-2.65140449882087">
                <text:p>-2.65140449882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4">
                <text:p>2064</text:p>
              </table:table-cell>
              <table:table-cell office:value-type="float" office:value="-1.93151413898488">
                <text:p>-1.93151413898488</text:p>
              </table:table-cell>
              <table:table-cell office:value-type="float" office:value="2064">
                <text:p>2064</text:p>
              </table:table-cell>
              <table:table-cell office:value-type="float" office:value="-2.69931331438698">
                <text:p>-2.699313314386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8">
                <text:p>2068</text:p>
              </table:table-cell>
              <table:table-cell office:value-type="float" office:value="-1.96272023010958">
                <text:p>-1.96272023010958</text:p>
              </table:table-cell>
              <table:table-cell office:value-type="float" office:value="2068">
                <text:p>2068</text:p>
              </table:table-cell>
              <table:table-cell office:value-type="float" office:value="-2.74824517790303">
                <text:p>-2.74824517790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2">
                <text:p>2072</text:p>
              </table:table-cell>
              <table:table-cell office:value-type="float" office:value="-1.99490731790407">
                <text:p>-1.99490731790407</text:p>
              </table:table-cell>
              <table:table-cell office:value-type="float" office:value="2072">
                <text:p>2072</text:p>
              </table:table-cell>
              <table:table-cell office:value-type="float" office:value="-2.79823473875551">
                <text:p>-2.79823473875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6">
                <text:p>2076</text:p>
              </table:table-cell>
              <table:table-cell office:value-type="float" office:value="-2.02810911212479">
                <text:p>-2.02810911212479</text:p>
              </table:table-cell>
              <table:table-cell office:value-type="float" office:value="2076">
                <text:p>2076</text:p>
              </table:table-cell>
              <table:table-cell office:value-type="float" office:value="-2.84931844814169">
                <text:p>-2.84931844814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80">
                <text:p>2080</text:p>
              </table:table-cell>
              <table:table-cell office:value-type="float" office:value="-2.06235951403729">
                <text:p>-2.06235951403729</text:p>
              </table:table-cell>
              <table:table-cell office:value-type="float" office:value="2080">
                <text:p>2080</text:p>
              </table:table-cell>
              <table:table-cell office:value-type="float" office:value="-2.90153460647924">
                <text:p>-2.90153460647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84">
                <text:p>2084</text:p>
              </table:table-cell>
              <table:table-cell office:value-type="float" office:value="-2.09769261249424">
                <text:p>-2.09769261249424</text:p>
              </table:table-cell>
              <table:table-cell office:value-type="float" office:value="2084">
                <text:p>2084</text:p>
              </table:table-cell>
              <table:table-cell office:value-type="float" office:value="-2.95492340941053">
                <text:p>-2.95492340941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88">
                <text:p>2088</text:p>
              </table:table-cell>
              <table:table-cell office:value-type="float" office:value="-2.13414268184393">
                <text:p>-2.13414268184393</text:p>
              </table:table-cell>
              <table:table-cell office:value-type="float" office:value="2088">
                <text:p>2088</text:p>
              </table:table-cell>
              <table:table-cell office:value-type="float" office:value="-3.00952699256273">
                <text:p>-3.00952699256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92">
                <text:p>2092</text:p>
              </table:table-cell>
              <table:table-cell office:value-type="float" office:value="-2.17174418165737">
                <text:p>-2.17174418165737</text:p>
              </table:table-cell>
              <table:table-cell office:value-type="float" office:value="2092">
                <text:p>2092</text:p>
              </table:table-cell>
              <table:table-cell office:value-type="float" office:value="-3.065389475266">
                <text:p>-3.0653894752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6">
                <text:p>2096</text:p>
              </table:table-cell>
              <table:table-cell office:value-type="float" office:value="-2.21053175825814">
                <text:p>-2.21053175825814</text:p>
              </table:table-cell>
              <table:table-cell office:value-type="float" office:value="2096">
                <text:p>2096</text:p>
              </table:table-cell>
              <table:table-cell office:value-type="float" office:value="-3.12255700347375">
                <text:p>-3.12255700347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0">
                <text:p>2100</text:p>
              </table:table-cell>
              <table:table-cell office:value-type="float" office:value="-2.25054024803687">
                <text:p>-2.25054024803687</text:p>
              </table:table-cell>
              <table:table-cell office:value-type="float" office:value="2100">
                <text:p>2100</text:p>
              </table:table-cell>
              <table:table-cell office:value-type="float" office:value="-3.18107779217182">
                <text:p>-3.18107779217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04">
                <text:p>2104</text:p>
              </table:table-cell>
              <table:table-cell office:value-type="float" office:value="-2.29180468252913">
                <text:p>-2.29180468252913</text:p>
              </table:table-cell>
              <table:table-cell office:value-type="float" office:value="2104">
                <text:p>2104</text:p>
              </table:table-cell>
              <table:table-cell office:value-type="float" office:value="-3.24100216760683">
                <text:p>-3.241002167606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08">
                <text:p>2108</text:p>
              </table:table-cell>
              <table:table-cell office:value-type="float" office:value="-2.33436029523335">
                <text:p>-2.33436029523335</text:p>
              </table:table-cell>
              <table:table-cell office:value-type="float" office:value="2108">
                <text:p>2108</text:p>
              </table:table-cell>
              <table:table-cell office:value-type="float" office:value="-3.30238260970736">
                <text:p>-3.302382609707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12">
                <text:p>2112</text:p>
              </table:table-cell>
              <table:table-cell office:value-type="float" office:value="-2.37824253014395">
                <text:p>-2.37824253014395</text:p>
              </table:table-cell>
              <table:table-cell office:value-type="float" office:value="2112">
                <text:p>2112</text:p>
              </table:table-cell>
              <table:table-cell office:value-type="float" office:value="-3.36527379511673">
                <text:p>-3.365273795116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16">
                <text:p>2116</text:p>
              </table:table-cell>
              <table:table-cell office:value-type="float" office:value="-2.4234870519727">
                <text:p>-2.4234870519727</text:p>
              </table:table-cell>
              <table:table-cell office:value-type="float" office:value="2116">
                <text:p>2116</text:p>
              </table:table-cell>
              <table:table-cell office:value-type="float" office:value="-3.42973264130104">
                <text:p>-3.42973264130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20">
                <text:p>2120</text:p>
              </table:table-cell>
              <table:table-cell office:value-type="float" office:value="-2.47012975803053">
                <text:p>-2.47012975803053</text:p>
              </table:table-cell>
              <table:table-cell office:value-type="float" office:value="2120">
                <text:p>2120</text:p>
              </table:table-cell>
              <table:table-cell office:value-type="float" office:value="-3.49581835224201">
                <text:p>-3.495818352242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24">
                <text:p>2124</text:p>
              </table:table-cell>
              <table:table-cell office:value-type="float" office:value="-2.51820679174051">
                <text:p>-2.51820679174051</text:p>
              </table:table-cell>
              <table:table-cell office:value-type="float" office:value="2124">
                <text:p>2124</text:p>
              </table:table-cell>
              <table:table-cell office:value-type="float" office:value="-3.56359246627144">
                <text:p>-3.56359246627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28">
                <text:p>2128</text:p>
              </table:table-cell>
              <table:table-cell office:value-type="float" office:value="-2.5677545577517">
                <text:p>-2.5677545577517</text:p>
              </table:table-cell>
              <table:table-cell office:value-type="float" office:value="2128">
                <text:p>2128</text:p>
              </table:table-cell>
              <table:table-cell office:value-type="float" office:value="-3.63311890665205">
                <text:p>-3.633118906652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32">
                <text:p>2132</text:p>
              </table:table-cell>
              <table:table-cell office:value-type="float" office:value="-2.61880973862274">
                <text:p>-2.61880973862274</text:p>
              </table:table-cell>
              <table:table-cell office:value-type="float" office:value="2132">
                <text:p>2132</text:p>
              </table:table-cell>
              <table:table-cell office:value-type="float" office:value="-3.70446403555945">
                <text:p>-3.70446403555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36">
                <text:p>2136</text:p>
              </table:table-cell>
              <table:table-cell office:value-type="float" office:value="-2.67140931304273">
                <text:p>-2.67140931304273</text:p>
              </table:table-cell>
              <table:table-cell office:value-type="float" office:value="2136">
                <text:p>2136</text:p>
              </table:table-cell>
              <table:table-cell office:value-type="float" office:value="-3.77769671217195">
                <text:p>-3.77769671217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40">
                <text:p>2140</text:p>
              </table:table-cell>
              <table:table-cell office:value-type="float" office:value="-2.72559057555599">
                <text:p>-2.72559057555599</text:p>
              </table:table-cell>
              <table:table-cell office:value-type="float" office:value="2140">
                <text:p>2140</text:p>
              </table:table-cell>
              <table:table-cell office:value-type="float" office:value="-3.85288835562928">
                <text:p>-3.852888355629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4">
                <text:p>2144</text:p>
              </table:table-cell>
              <table:table-cell office:value-type="float" office:value="-2.78139115775569">
                <text:p>-2.78139115775569</text:p>
              </table:table-cell>
              <table:table-cell office:value-type="float" office:value="2144">
                <text:p>2144</text:p>
              </table:table-cell>
              <table:table-cell office:value-type="float" office:value="-3.93011301367908">
                <text:p>-3.930113013679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48">
                <text:p>2148</text:p>
              </table:table-cell>
              <table:table-cell office:value-type="float" office:value="-2.83884905090983">
                <text:p>-2.83884905090983</text:p>
              </table:table-cell>
              <table:table-cell office:value-type="float" office:value="2148">
                <text:p>2148</text:p>
              </table:table-cell>
              <table:table-cell office:value-type="float" office:value="-4.00944743789217">
                <text:p>-4.00944743789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52">
                <text:p>2152</text:p>
              </table:table-cell>
              <table:table-cell office:value-type="float" office:value="-2.89800262998056">
                <text:p>-2.89800262998056</text:p>
              </table:table-cell>
              <table:table-cell office:value-type="float" office:value="2152">
                <text:p>2152</text:p>
              </table:table-cell>
              <table:table-cell office:value-type="float" office:value="-4.09097116639349">
                <text:p>-4.090971166393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56">
                <text:p>2156</text:p>
              </table:table-cell>
              <table:table-cell office:value-type="float" office:value="-2.95889067899558">
                <text:p>-2.95889067899558</text:p>
              </table:table-cell>
              <table:table-cell office:value-type="float" office:value="2156">
                <text:p>2156</text:p>
              </table:table-cell>
              <table:table-cell office:value-type="float" office:value="-4.17476661512941">
                <text:p>-4.17476661512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0">
                <text:p>2160</text:p>
              </table:table-cell>
              <table:table-cell office:value-type="float" office:value="-3.02155241772643">
                <text:p>-3.02155241772643</text:p>
              </table:table-cell>
              <table:table-cell office:value-type="float" office:value="2160">
                <text:p>2160</text:p>
              </table:table-cell>
              <table:table-cell office:value-type="float" office:value="-4.26091917877083">
                <text:p>-4.260919178770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4">
                <text:p>2164</text:p>
              </table:table-cell>
              <table:table-cell office:value-type="float" office:value="-3.08602752962441">
                <text:p>-3.08602752962441</text:p>
              </table:table-cell>
              <table:table-cell office:value-type="float" office:value="2164">
                <text:p>2164</text:p>
              </table:table-cell>
              <table:table-cell office:value-type="float" office:value="-4.34951734244072">
                <text:p>-4.34951734244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8">
                <text:p>2168</text:p>
              </table:table-cell>
              <table:table-cell office:value-type="float" office:value="-3.15235619095961">
                <text:p>-3.15235619095961</text:p>
              </table:table-cell>
              <table:table-cell office:value-type="float" office:value="2168">
                <text:p>2168</text:p>
              </table:table-cell>
              <table:table-cell office:value-type="float" office:value="-4.44065280555273">
                <text:p>-4.440652805552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2">
                <text:p>2172</text:p>
              </table:table-cell>
              <table:table-cell office:value-type="float" office:value="-3.22057910110165">
                <text:p>-3.22057910110165</text:p>
              </table:table-cell>
              <table:table-cell office:value-type="float" office:value="2172">
                <text:p>2172</text:p>
              </table:table-cell>
              <table:table-cell office:value-type="float" office:value="-4.53442061915822">
                <text:p>-4.534420619158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76">
                <text:p>2176</text:p>
              </table:table-cell>
              <table:table-cell office:value-type="float" office:value="-3.2907375138726">
                <text:p>-3.2907375138726</text:p>
              </table:table-cell>
              <table:table-cell office:value-type="float" office:value="2176">
                <text:p>2176</text:p>
              </table:table-cell>
              <table:table-cell office:value-type="float" office:value="-4.63091933832357">
                <text:p>-4.63091933832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80">
                <text:p>2180</text:p>
              </table:table-cell>
              <table:table-cell office:value-type="float" office:value="-3.36287326989289">
                <text:p>-3.36287326989289</text:p>
              </table:table-cell>
              <table:table-cell office:value-type="float" office:value="2180">
                <text:p>2180</text:p>
              </table:table-cell>
              <table:table-cell office:value-type="float" office:value="-4.73025119120021">
                <text:p>-4.73025119120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84">
                <text:p>2184</text:p>
              </table:table-cell>
              <table:table-cell office:value-type="float" office:value="-3.43702882982838">
                <text:p>-3.43702882982838</text:p>
              </table:table-cell>
              <table:table-cell office:value-type="float" office:value="2184">
                <text:p>2184</text:p>
              </table:table-cell>
              <table:table-cell office:value-type="float" office:value="-4.83252226661051">
                <text:p>-4.832522266610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-3.51324730843297">
                <text:p>-3.51324730843297</text:p>
              </table:table-cell>
              <table:table-cell office:value-type="float" office:value="2188">
                <text:p>2188</text:p>
              </table:table-cell>
              <table:table-cell office:value-type="float" office:value="-4.93784272215456">
                <text:p>-4.937842722154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92">
                <text:p>2192</text:p>
              </table:table-cell>
              <table:table-cell office:value-type="float" office:value="-3.59157250926273">
                <text:p>-3.59157250926273</text:p>
              </table:table-cell>
              <table:table-cell office:value-type="float" office:value="2192">
                <text:p>2192</text:p>
              </table:table-cell>
              <table:table-cell office:value-type="float" office:value="-5.04632701505197">
                <text:p>-5.04632701505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96">
                <text:p>2196</text:p>
              </table:table-cell>
              <table:table-cell office:value-type="float" office:value="-3.67204895991747">
                <text:p>-3.67204895991747</text:p>
              </table:table-cell>
              <table:table-cell office:value-type="float" office:value="2196">
                <text:p>2196</text:p>
              </table:table-cell>
              <table:table-cell office:value-type="float" office:value="-5.15809415817164">
                <text:p>-5.158094158171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00">
                <text:p>2200</text:p>
              </table:table-cell>
              <table:table-cell office:value-type="float" office:value="-3.75472194764012">
                <text:p>-3.75472194764012</text:p>
              </table:table-cell>
              <table:table-cell office:value-type="float" office:value="2200">
                <text:p>2200</text:p>
              </table:table-cell>
              <table:table-cell office:value-type="float" office:value="-5.27326800397672">
                <text:p>-5.273268003976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04">
                <text:p>2204</text:p>
              </table:table-cell>
              <table:table-cell office:value-type="float" office:value="-3.83963755507494">
                <text:p>-3.83963755507494</text:p>
              </table:table-cell>
              <table:table-cell office:value-type="float" office:value="2204">
                <text:p>2204</text:p>
              </table:table-cell>
              <table:table-cell office:value-type="float" office:value="-5.39197755942822">
                <text:p>-5.391977559428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08">
                <text:p>2208</text:p>
              </table:table-cell>
              <table:table-cell office:value-type="float" office:value="-3.92684269595042">
                <text:p>-3.92684269595042</text:p>
              </table:table-cell>
              <table:table-cell office:value-type="float" office:value="2208">
                <text:p>2208</text:p>
              </table:table-cell>
              <table:table-cell office:value-type="float" office:value="-5.51435733525423">
                <text:p>-5.51435733525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12">
                <text:p>2212</text:p>
              </table:table-cell>
              <table:table-cell office:value-type="float" office:value="-4.0163851504111">
                <text:p>-4.0163851504111</text:p>
              </table:table-cell>
              <table:table-cell office:value-type="float" office:value="2212">
                <text:p>2212</text:p>
              </table:table-cell>
              <table:table-cell office:value-type="float" office:value="-5.64054773341232">
                <text:p>-5.64054773341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16">
                <text:p>2216</text:p>
              </table:table-cell>
              <table:table-cell office:value-type="float" office:value="-4.10831359967358">
                <text:p>-4.10831359967358</text:p>
              </table:table-cell>
              <table:table-cell office:value-type="float" office:value="2216">
                <text:p>2216</text:p>
              </table:table-cell>
              <table:table-cell office:value-type="float" office:value="-5.77069547705939">
                <text:p>-5.77069547705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20">
                <text:p>2220</text:p>
              </table:table-cell>
              <table:table-cell office:value-type="float" office:value="-4.20267765962385">
                <text:p>-4.20267765962385</text:p>
              </table:table-cell>
              <table:table-cell office:value-type="float" office:value="2220">
                <text:p>2220</text:p>
              </table:table-cell>
              <table:table-cell office:value-type="float" office:value="-5.90495408790667">
                <text:p>-5.90495408790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24">
                <text:p>2224</text:p>
              </table:table-cell>
              <table:table-cell office:value-type="float" office:value="-4.29952791290543">
                <text:p>-4.29952791290543</text:p>
              </table:table-cell>
              <table:table-cell office:value-type="float" office:value="2224">
                <text:p>2224</text:p>
              </table:table-cell>
              <table:table-cell office:value-type="float" office:value="-6.04348441649377">
                <text:p>-6.043484416493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28">
                <text:p>2228</text:p>
              </table:table-cell>
              <table:table-cell office:value-type="float" office:value="-4.39891593896685">
                <text:p>-4.39891593896685</text:p>
              </table:table-cell>
              <table:table-cell office:value-type="float" office:value="2228">
                <text:p>2228</text:p>
              </table:table-cell>
              <table:table-cell office:value-type="float" office:value="-6.18645523167769">
                <text:p>-6.186455231677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32">
                <text:p>2232</text:p>
              </table:table-cell>
              <table:table-cell office:value-type="float" office:value="-4.50089434144337">
                <text:p>-4.50089434144337</text:p>
              </table:table-cell>
              <table:table-cell office:value-type="float" office:value="2232">
                <text:p>2232</text:p>
              </table:table-cell>
              <table:table-cell office:value-type="float" office:value="-6.3340438765241">
                <text:p>-6.3340438765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36">
                <text:p>2236</text:p>
              </table:table-cell>
              <table:table-cell office:value-type="float" office:value="-4.60551677213652">
                <text:p>-4.60551677213652</text:p>
              </table:table-cell>
              <table:table-cell office:value-type="float" office:value="2236">
                <text:p>2236</text:p>
              </table:table-cell>
              <table:table-cell office:value-type="float" office:value="-6.48643699882908">
                <text:p>-6.48643699882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40">
                <text:p>2240</text:p>
              </table:table-cell>
              <table:table-cell office:value-type="float" office:value="-4.71283795072486">
                <text:p>-4.71283795072486</text:p>
              </table:table-cell>
              <table:table-cell office:value-type="float" office:value="2240">
                <text:p>2240</text:p>
              </table:table-cell>
              <table:table-cell office:value-type="float" office:value="-6.6438313657217">
                <text:p>-6.6438313657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44">
                <text:p>2244</text:p>
              </table:table-cell>
              <table:table-cell office:value-type="float" office:value="-4.82291367918664">
                <text:p>-4.82291367918664</text:p>
              </table:table-cell>
              <table:table-cell office:value-type="float" office:value="2244">
                <text:p>2244</text:p>
              </table:table-cell>
              <table:table-cell office:value-type="float" office:value="-6.80643477323437">
                <text:p>-6.806434773234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48">
                <text:p>2248</text:p>
              </table:table-cell>
              <table:table-cell office:value-type="float" office:value="-4.93580084973489">
                <text:p>-4.93580084973489</text:p>
              </table:table-cell>
              <table:table-cell office:value-type="float" office:value="2248">
                <text:p>2248</text:p>
              </table:table-cell>
              <table:table-cell office:value-type="float" office:value="-6.97446706342205">
                <text:p>-6.974467063422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2">
                <text:p>2252</text:p>
              </table:table-cell>
              <table:table-cell office:value-type="float" office:value="-5.05155744485504">
                <text:p>-5.05155744485504</text:p>
              </table:table-cell>
              <table:table-cell office:value-type="float" office:value="2252">
                <text:p>2252</text:p>
              </table:table-cell>
              <table:table-cell office:value-type="float" office:value="-7.14816126361636">
                <text:p>-7.148161263616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56">
                <text:p>2256</text:p>
              </table:table-cell>
              <table:table-cell office:value-type="float" office:value="-5.17024252778713">
                <text:p>-5.17024252778713</text:p>
              </table:table-cell>
              <table:table-cell office:value-type="float" office:value="2256">
                <text:p>2256</text:p>
              </table:table-cell>
              <table:table-cell office:value-type="float" office:value="-7.32776486477854">
                <text:p>-7.327764864778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60">
                <text:p>2260</text:p>
              </table:table-cell>
              <table:table-cell office:value-type="float" office:value="-5.29191622150434">
                <text:p>-5.29191622150434</text:p>
              </table:table-cell>
              <table:table-cell office:value-type="float" office:value="2260">
                <text:p>2260</text:p>
              </table:table-cell>
              <table:table-cell office:value-type="float" office:value="-7.51354125874812">
                <text:p>-7.513541258748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4">
                <text:p>2264</text:p>
              </table:table-cell>
              <table:table-cell office:value-type="float" office:value="-5.41663967389773">
                <text:p>-5.41663967389773</text:p>
              </table:table-cell>
              <table:table-cell office:value-type="float" office:value="2264">
                <text:p>2264</text:p>
              </table:table-cell>
              <table:table-cell office:value-type="float" office:value="-7.70577135756742">
                <text:p>-7.705771357567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68">
                <text:p>2268</text:p>
              </table:table-cell>
              <table:table-cell office:value-type="float" office:value="-5.54447500647661">
                <text:p>-5.54447500647661</text:p>
              </table:table-cell>
              <table:table-cell office:value-type="float" office:value="2268">
                <text:p>2268</text:p>
              </table:table-cell>
              <table:table-cell office:value-type="float" office:value="-7.90475542212066">
                <text:p>-7.904755422120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72">
                <text:p>2272</text:p>
              </table:table-cell>
              <table:table-cell office:value-type="float" office:value="-5.67548524342369">
                <text:p>-5.67548524342369</text:p>
              </table:table-cell>
              <table:table-cell office:value-type="float" office:value="2272">
                <text:p>2272</text:p>
              </table:table-cell>
              <table:table-cell office:value-type="float" office:value="-8.11081513221185">
                <text:p>-8.11081513221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76">
                <text:p>2276</text:p>
              </table:table-cell>
              <table:table-cell office:value-type="float" office:value="-5.80973421729144">
                <text:p>-5.80973421729144</text:p>
              </table:table-cell>
              <table:table-cell office:value-type="float" office:value="2276">
                <text:p>2276</text:p>
              </table:table-cell>
              <table:table-cell office:value-type="float" office:value="-8.3242959361101">
                <text:p>-8.3242959361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80">
                <text:p>2280</text:p>
              </table:table-cell>
              <table:table-cell office:value-type="float" office:value="-5.94728644697807">
                <text:p>-5.94728644697807</text:p>
              </table:table-cell>
              <table:table-cell office:value-type="float" office:value="2280">
                <text:p>2280</text:p>
              </table:table-cell>
              <table:table-cell office:value-type="float" office:value="-8.54556972475821">
                <text:p>-8.545569724758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84">
                <text:p>2284</text:p>
              </table:table-cell>
              <table:table-cell office:value-type="float" office:value="-6.08820698286115">
                <text:p>-6.08820698286115</text:p>
              </table:table-cell>
              <table:table-cell office:value-type="float" office:value="2284">
                <text:p>2284</text:p>
              </table:table-cell>
              <table:table-cell office:value-type="float" office:value="-8.77503788457641">
                <text:p>-8.775037884576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88">
                <text:p>2288</text:p>
              </table:table-cell>
              <table:table-cell office:value-type="float" office:value="-6.2325612130743">
                <text:p>-6.2325612130743</text:p>
              </table:table-cell>
              <table:table-cell office:value-type="float" office:value="2288">
                <text:p>2288</text:p>
              </table:table-cell>
              <table:table-cell office:value-type="float" office:value="-9.01313479349136">
                <text:p>-9.01313479349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92">
                <text:p>2292</text:p>
              </table:table-cell>
              <table:table-cell office:value-type="float" office:value="-6.38041462386708">
                <text:p>-6.38041462386708</text:p>
              </table:table-cell>
              <table:table-cell office:value-type="float" office:value="2292">
                <text:p>2292</text:p>
              </table:table-cell>
              <table:table-cell office:value-type="float" office:value="-9.26033183798213">
                <text:p>-9.26033183798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96">
                <text:p>2296</text:p>
              </table:table-cell>
              <table:table-cell office:value-type="float" office:value="-6.53183250576185">
                <text:p>-6.53183250576185</text:p>
              </table:table-cell>
              <table:table-cell office:value-type="float" office:value="2296">
                <text:p>2296</text:p>
              </table:table-cell>
              <table:table-cell office:value-type="float" office:value="-9.51714204520688">
                <text:p>-9.517142045206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00">
                <text:p>2300</text:p>
              </table:table-cell>
              <table:table-cell office:value-type="float" office:value="-6.68687959578952">
                <text:p>-6.68687959578952</text:p>
              </table:table-cell>
              <table:table-cell office:value-type="float" office:value="2300">
                <text:p>2300</text:p>
              </table:table-cell>
              <table:table-cell office:value-type="float" office:value="-9.78412544449392">
                <text:p>-9.78412544449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04">
                <text:p>2304</text:p>
              </table:table-cell>
              <table:table-cell office:value-type="float" office:value="-6.84561964440828">
                <text:p>-6.84561964440828</text:p>
              </table:table-cell>
              <table:table-cell office:value-type="float" office:value="2304">
                <text:p>2304</text:p>
              </table:table-cell>
              <table:table-cell office:value-type="float" office:value="-10.0618952977361">
                <text:p>-10.0618952977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8">
                <text:p>2308</text:p>
              </table:table-cell>
              <table:table-cell office:value-type="float" office:value="-7.00811489375624">
                <text:p>-7.00811489375624</text:p>
              </table:table-cell>
              <table:table-cell office:value-type="float" office:value="2308">
                <text:p>2308</text:p>
              </table:table-cell>
              <table:table-cell office:value-type="float" office:value="-10.3511253699453">
                <text:p>-10.3511253699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2">
                <text:p>2312</text:p>
              </table:table-cell>
              <table:table-cell office:value-type="float" office:value="-7.17442545161252">
                <text:p>-7.17442545161252</text:p>
              </table:table-cell>
              <table:table-cell office:value-type="float" office:value="2312">
                <text:p>2312</text:p>
              </table:table-cell>
              <table:table-cell office:value-type="float" office:value="-10.6525584512746">
                <text:p>-10.6525584512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16">
                <text:p>2316</text:p>
              </table:table-cell>
              <table:table-cell office:value-type="float" office:value="-7.34460854280016">
                <text:p>-7.34460854280016</text:p>
              </table:table-cell>
              <table:table-cell office:value-type="float" office:value="2316">
                <text:p>2316</text:p>
              </table:table-cell>
              <table:table-cell office:value-type="float" office:value="-10.9670163926784">
                <text:p>-10.96701639267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20">
                <text:p>2320</text:p>
              </table:table-cell>
              <table:table-cell office:value-type="float" office:value="-7.51871761670883">
                <text:p>-7.51871761670883</text:p>
              </table:table-cell>
              <table:table-cell office:value-type="float" office:value="2320">
                <text:p>2320</text:p>
              </table:table-cell>
              <table:table-cell office:value-type="float" office:value="-11.2954119823376">
                <text:p>-11.29541198233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24">
                <text:p>2324</text:p>
              </table:table-cell>
              <table:table-cell office:value-type="float" office:value="-7.6968012860979">
                <text:p>-7.6968012860979</text:p>
              </table:table-cell>
              <table:table-cell office:value-type="float" office:value="2324">
                <text:p>2324</text:p>
              </table:table-cell>
              <table:table-cell office:value-type="float" office:value="-11.6387630734123">
                <text:p>-11.6387630734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28">
                <text:p>2328</text:p>
              </table:table-cell>
              <table:table-cell office:value-type="float" office:value="-7.87890206831347">
                <text:p>-7.87890206831347</text:p>
              </table:table-cell>
              <table:table-cell office:value-type="float" office:value="2328">
                <text:p>2328</text:p>
              </table:table-cell>
              <table:table-cell office:value-type="float" office:value="-11.9982094814446">
                <text:p>-11.9982094814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32">
                <text:p>2332</text:p>
              </table:table-cell>
              <table:table-cell office:value-type="float" office:value="-8.06505489547646">
                <text:p>-8.06505489547646</text:p>
              </table:table-cell>
              <table:table-cell office:value-type="float" office:value="2332">
                <text:p>2332</text:p>
              </table:table-cell>
              <table:table-cell office:value-type="float" office:value="-12.3750333096625">
                <text:p>-12.3750333096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36">
                <text:p>2336</text:p>
              </table:table-cell>
              <table:table-cell office:value-type="float" office:value="-8.2552853550486">
                <text:p>-8.2552853550486</text:p>
              </table:table-cell>
              <table:table-cell office:value-type="float" office:value="2336">
                <text:p>2336</text:p>
              </table:table-cell>
              <table:table-cell office:value-type="float" office:value="-12.7706835429852">
                <text:p>-12.77068354298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40">
                <text:p>2340</text:p>
              </table:table-cell>
              <table:table-cell office:value-type="float" office:value="-8.4496076164553">
                <text:p>-8.4496076164553</text:p>
              </table:table-cell>
              <table:table-cell office:value-type="float" office:value="2340">
                <text:p>2340</text:p>
              </table:table-cell>
              <table:table-cell office:value-type="float" office:value="-13.1868059906186">
                <text:p>-13.18680599061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44">
                <text:p>2344</text:p>
              </table:table-cell>
              <table:table-cell office:value-type="float" office:value="-8.64802199318224">
                <text:p>-8.64802199318224</text:p>
              </table:table-cell>
              <table:table-cell office:value-type="float" office:value="2344">
                <text:p>2344</text:p>
              </table:table-cell>
              <table:table-cell office:value-type="float" office:value="-13.6252799709902">
                <text:p>-13.6252799709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48">
                <text:p>2348</text:p>
              </table:table-cell>
              <table:table-cell office:value-type="float" office:value="-8.85051208306533">
                <text:p>-8.85051208306533</text:p>
              </table:table-cell>
              <table:table-cell office:value-type="float" office:value="2348">
                <text:p>2348</text:p>
              </table:table-cell>
              <table:table-cell office:value-type="float" office:value="-14.0882635446922">
                <text:p>-14.0882635446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52">
                <text:p>2352</text:p>
              </table:table-cell>
              <table:table-cell office:value-type="float" office:value="-9.05704142256228">
                <text:p>-9.05704142256228</text:p>
              </table:table-cell>
              <table:table-cell office:value-type="float" office:value="2352">
                <text:p>2352</text:p>
              </table:table-cell>
              <table:table-cell office:value-type="float" office:value="-14.5782496392776">
                <text:p>-14.5782496392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56">
                <text:p>2356</text:p>
              </table:table-cell>
              <table:table-cell office:value-type="float" office:value="-9.26754958396005">
                <text:p>-9.26754958396005</text:p>
              </table:table-cell>
              <table:table-cell office:value-type="float" office:value="2356">
                <text:p>2356</text:p>
              </table:table-cell>
              <table:table-cell office:value-type="float" office:value="-15.098136104374">
                <text:p>-15.098136104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60">
                <text:p>2360</text:p>
              </table:table-cell>
              <table:table-cell office:value-type="float" office:value="-9.48194763826872">
                <text:p>-9.48194763826872</text:p>
              </table:table-cell>
              <table:table-cell office:value-type="float" office:value="2360">
                <text:p>2360</text:p>
              </table:table-cell>
              <table:table-cell office:value-type="float" office:value="-15.6513136086726">
                <text:p>-15.6513136086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64">
                <text:p>2364</text:p>
              </table:table-cell>
              <table:table-cell office:value-type="float" office:value="-9.70011290177931">
                <text:p>-9.70011290177931</text:p>
              </table:table-cell>
              <table:table-cell office:value-type="float" office:value="2364">
                <text:p>2364</text:p>
              </table:table-cell>
              <table:table-cell office:value-type="float" office:value="-16.2417763270799">
                <text:p>-16.24177632707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8">
                <text:p>2368</text:p>
              </table:table-cell>
              <table:table-cell office:value-type="float" office:value="-9.92188288209431">
                <text:p>-9.92188288209431</text:p>
              </table:table-cell>
              <table:table-cell office:value-type="float" office:value="2368">
                <text:p>2368</text:p>
              </table:table-cell>
              <table:table-cell office:value-type="float" office:value="-16.8742614403364">
                <text:p>-16.87426144033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2">
                <text:p>2372</text:p>
              </table:table-cell>
              <table:table-cell office:value-type="float" office:value="-10.147048341536">
                <text:p>-10.147048341536</text:p>
              </table:table-cell>
              <table:table-cell office:value-type="float" office:value="2372">
                <text:p>2372</text:p>
              </table:table-cell>
              <table:table-cell office:value-type="float" office:value="-17.554424153805">
                <text:p>-17.554424153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6">
                <text:p>2376</text:p>
              </table:table-cell>
              <table:table-cell office:value-type="float" office:value="-10.3753454044945">
                <text:p>-10.3753454044945</text:p>
              </table:table-cell>
              <table:table-cell office:value-type="float" office:value="2376">
                <text:p>2376</text:p>
              </table:table-cell>
              <table:table-cell office:value-type="float" office:value="-18.2890540324947">
                <text:p>-18.28905403249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80">
                <text:p>2380</text:p>
              </table:table-cell>
              <table:table-cell office:value-type="float" office:value="-10.6064466535755">
                <text:p>-10.6064466535755</text:p>
              </table:table-cell>
              <table:table-cell office:value-type="float" office:value="2380">
                <text:p>2380</text:p>
              </table:table-cell>
              <table:table-cell office:value-type="float" office:value="-19.0863327477852">
                <text:p>-19.0863327477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84">
                <text:p>2384</text:p>
              </table:table-cell>
              <table:table-cell office:value-type="float" office:value="-10.8399511913654">
                <text:p>-10.8399511913654</text:p>
              </table:table-cell>
              <table:table-cell office:value-type="float" office:value="2384">
                <text:p>2384</text:p>
              </table:table-cell>
              <table:table-cell office:value-type="float" office:value="-19.9561144855628">
                <text:p>-19.95611448556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8">
                <text:p>2388</text:p>
              </table:table-cell>
              <table:table-cell office:value-type="float" office:value="-11.0753736952888">
                <text:p>-11.0753736952888</text:p>
              </table:table-cell>
              <table:table-cell office:value-type="float" office:value="2388">
                <text:p>2388</text:p>
              </table:table-cell>
              <table:table-cell office:value-type="float" office:value="-20.910156358109">
                <text:p>-20.9101563581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2">
                <text:p>2392</text:p>
              </table:table-cell>
              <table:table-cell office:value-type="float" office:value="-11.3121325684704">
                <text:p>-11.3121325684704</text:p>
              </table:table-cell>
              <table:table-cell office:value-type="float" office:value="2392">
                <text:p>2392</text:p>
              </table:table-cell>
              <table:table-cell office:value-type="float" office:value="-21.9620788240242">
                <text:p>-21.96207882402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6">
                <text:p>2396</text:p>
              </table:table-cell>
              <table:table-cell office:value-type="float" office:value="-11.5495373965518">
                <text:p>-11.5495373965518</text:p>
              </table:table-cell>
              <table:table-cell office:value-type="float" office:value="2396">
                <text:p>2396</text:p>
              </table:table-cell>
              <table:table-cell office:value-type="float" office:value="-23.1264376509085">
                <text:p>-23.12643765090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0">
                <text:p>2400</text:p>
              </table:table-cell>
              <table:table-cell office:value-type="float" office:value="-11.7867760660611">
                <text:p>-11.7867760660611</text:p>
              </table:table-cell>
              <table:table-cell office:value-type="float" office:value="2400">
                <text:p>2400</text:p>
              </table:table-cell>
              <table:table-cell office:value-type="float" office:value="-24.4152149553211">
                <text:p>-24.41521495532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04">
                <text:p>2404</text:p>
              </table:table-cell>
              <table:table-cell office:value-type="float" office:value="-12.0229020900795">
                <text:p>-12.0229020900795</text:p>
              </table:table-cell>
              <table:table-cell office:value-type="float" office:value="2404">
                <text:p>2404</text:p>
              </table:table-cell>
              <table:table-cell office:value-type="float" office:value="-25.8272230799337">
                <text:p>-25.82722307993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08">
                <text:p>2408</text:p>
              </table:table-cell>
              <table:table-cell office:value-type="float" office:value="-12.2568229243604">
                <text:p>-12.2568229243604</text:p>
              </table:table-cell>
              <table:table-cell office:value-type="float" office:value="2408">
                <text:p>2408</text:p>
              </table:table-cell>
              <table:table-cell office:value-type="float" office:value="-27.3194786571049">
                <text:p>-27.3194786571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12">
                <text:p>2412</text:p>
              </table:table-cell>
              <table:table-cell office:value-type="float" office:value="-12.4872903381612">
                <text:p>-12.4872903381612</text:p>
              </table:table-cell>
              <table:table-cell office:value-type="float" office:value="2412">
                <text:p>2412</text:p>
              </table:table-cell>
              <table:table-cell office:value-type="float" office:value="-28.7423366538677">
                <text:p>-28.7423366538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6">
                <text:p>2416</text:p>
              </table:table-cell>
              <table:table-cell office:value-type="float" office:value="-12.7128942146773">
                <text:p>-12.7128942146773</text:p>
              </table:table-cell>
              <table:table-cell office:value-type="float" office:value="2416">
                <text:p>2416</text:p>
              </table:table-cell>
              <table:table-cell office:value-type="float" office:value="-29.7558733288367">
                <text:p>-29.75587332883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0">
                <text:p>2420</text:p>
              </table:table-cell>
              <table:table-cell office:value-type="float" office:value="-12.9320614661449">
                <text:p>-12.9320614661449</text:p>
              </table:table-cell>
              <table:table-cell office:value-type="float" office:value="2420">
                <text:p>2420</text:p>
              </table:table-cell>
              <table:table-cell office:value-type="float" office:value="-29.9275587094749">
                <text:p>-29.92755870947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24">
                <text:p>2424</text:p>
              </table:table-cell>
              <table:table-cell office:value-type="float" office:value="-13.1430620075738">
                <text:p>-13.1430620075738</text:p>
              </table:table-cell>
              <table:table-cell office:value-type="float" office:value="2424">
                <text:p>2424</text:p>
              </table:table-cell>
              <table:table-cell office:value-type="float" office:value="-29.1731561141828">
                <text:p>-29.17315611418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8">
                <text:p>2428</text:p>
              </table:table-cell>
              <table:table-cell office:value-type="float" office:value="-13.3440238659585">
                <text:p>-13.3440238659585</text:p>
              </table:table-cell>
              <table:table-cell office:value-type="float" office:value="2428">
                <text:p>2428</text:p>
              </table:table-cell>
              <table:table-cell office:value-type="float" office:value="-27.8701402998961">
                <text:p>-27.8701402998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2">
                <text:p>2432</text:p>
              </table:table-cell>
              <table:table-cell office:value-type="float" office:value="-13.5329594123363">
                <text:p>-13.5329594123363</text:p>
              </table:table-cell>
              <table:table-cell office:value-type="float" office:value="2432">
                <text:p>2432</text:p>
              </table:table-cell>
              <table:table-cell office:value-type="float" office:value="-26.4153384831728">
                <text:p>-26.41533848317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6">
                <text:p>2436</text:p>
              </table:table-cell>
              <table:table-cell office:value-type="float" office:value="-13.7078042855743">
                <text:p>-13.7078042855743</text:p>
              </table:table-cell>
              <table:table-cell office:value-type="float" office:value="2436">
                <text:p>2436</text:p>
              </table:table-cell>
              <table:table-cell office:value-type="float" office:value="-25.0101610830563">
                <text:p>-25.01016108305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0">
                <text:p>2440</text:p>
              </table:table-cell>
              <table:table-cell office:value-type="float" office:value="-13.8664697365524">
                <text:p>-13.8664697365524</text:p>
              </table:table-cell>
              <table:table-cell office:value-type="float" office:value="2440">
                <text:p>2440</text:p>
              </table:table-cell>
              <table:table-cell office:value-type="float" office:value="-23.7214648332639">
                <text:p>-23.7214648332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44">
                <text:p>2444</text:p>
              </table:table-cell>
              <table:table-cell office:value-type="float" office:value="-14.0069078179485">
                <text:p>-14.0069078179485</text:p>
              </table:table-cell>
              <table:table-cell office:value-type="float" office:value="2444">
                <text:p>2444</text:p>
              </table:table-cell>
              <table:table-cell office:value-type="float" office:value="-22.5589540885717">
                <text:p>-22.5589540885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8">
                <text:p>2448</text:p>
              </table:table-cell>
              <table:table-cell office:value-type="float" office:value="-14.1271871325803">
                <text:p>-14.1271871325803</text:p>
              </table:table-cell>
              <table:table-cell office:value-type="float" office:value="2448">
                <text:p>2448</text:p>
              </table:table-cell>
              <table:table-cell office:value-type="float" office:value="-21.5130191141406">
                <text:p>-21.51301911414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2">
                <text:p>2452</text:p>
              </table:table-cell>
              <table:table-cell office:value-type="float" office:value="-14.2255749200064">
                <text:p>-14.2255749200064</text:p>
              </table:table-cell>
              <table:table-cell office:value-type="float" office:value="2452">
                <text:p>2452</text:p>
              </table:table-cell>
              <table:table-cell office:value-type="float" office:value="-20.5693035773039">
                <text:p>-20.5693035773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6">
                <text:p>2456</text:p>
              </table:table-cell>
              <table:table-cell office:value-type="float" office:value="-14.300619435843">
                <text:p>-14.300619435843</text:p>
              </table:table-cell>
              <table:table-cell office:value-type="float" office:value="2456">
                <text:p>2456</text:p>
              </table:table-cell>
              <table:table-cell office:value-type="float" office:value="-19.7137094865346">
                <text:p>-19.71370948653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60">
                <text:p>2460</text:p>
              </table:table-cell>
              <table:table-cell office:value-type="float" office:value="-14.351225287721">
                <text:p>-14.351225287721</text:p>
              </table:table-cell>
              <table:table-cell office:value-type="float" office:value="2460">
                <text:p>2460</text:p>
              </table:table-cell>
              <table:table-cell office:value-type="float" office:value="-18.9338587163945">
                <text:p>-18.9338587163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64">
                <text:p>2464</text:p>
              </table:table-cell>
              <table:table-cell office:value-type="float" office:value="-14.3767140580282">
                <text:p>-14.3767140580282</text:p>
              </table:table-cell>
              <table:table-cell office:value-type="float" office:value="2464">
                <text:p>2464</text:p>
              </table:table-cell>
              <table:table-cell office:value-type="float" office:value="-18.2193101109605">
                <text:p>-18.2193101109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68">
                <text:p>2468</text:p>
              </table:table-cell>
              <table:table-cell office:value-type="float" office:value="-14.3768634432509">
                <text:p>-14.3768634432509</text:p>
              </table:table-cell>
              <table:table-cell office:value-type="float" office:value="2468">
                <text:p>2468</text:p>
              </table:table-cell>
              <table:table-cell office:value-type="float" office:value="-17.5613775881097">
                <text:p>-17.56137758810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2">
                <text:p>2472</text:p>
              </table:table-cell>
              <table:table-cell office:value-type="float" office:value="-14.3519202758531">
                <text:p>-14.3519202758531</text:p>
              </table:table-cell>
              <table:table-cell office:value-type="float" office:value="2472">
                <text:p>2472</text:p>
              </table:table-cell>
              <table:table-cell office:value-type="float" office:value="-16.9528532431062">
                <text:p>-16.9528532431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6">
                <text:p>2476</text:p>
              </table:table-cell>
              <table:table-cell office:value-type="float" office:value="-14.3025858430552">
                <text:p>-14.3025858430552</text:p>
              </table:table-cell>
              <table:table-cell office:value-type="float" office:value="2476">
                <text:p>2476</text:p>
              </table:table-cell>
              <table:table-cell office:value-type="float" office:value="-16.3877391229758">
                <text:p>-16.38773912297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0">
                <text:p>2480</text:p>
              </table:table-cell>
              <table:table-cell office:value-type="float" office:value="-14.2299752885271">
                <text:p>-14.2299752885271</text:p>
              </table:table-cell>
              <table:table-cell office:value-type="float" office:value="2480">
                <text:p>2480</text:p>
              </table:table-cell>
              <table:table-cell office:value-type="float" office:value="-15.8610176448371">
                <text:p>-15.86101764483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4">
                <text:p>2484</text:p>
              </table:table-cell>
              <table:table-cell office:value-type="float" office:value="-14.1355558909768">
                <text:p>-14.1355558909768</text:p>
              </table:table-cell>
              <table:table-cell office:value-type="float" office:value="2484">
                <text:p>2484</text:p>
              </table:table-cell>
              <table:table-cell office:value-type="float" office:value="-15.3684643424992">
                <text:p>-15.36846434249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8">
                <text:p>2488</text:p>
              </table:table-cell>
              <table:table-cell office:value-type="float" office:value="-14.0210710809306">
                <text:p>-14.0210710809306</text:p>
              </table:table-cell>
              <table:table-cell office:value-type="float" office:value="2488">
                <text:p>2488</text:p>
              </table:table-cell>
              <table:table-cell office:value-type="float" office:value="-14.9064981498783">
                <text:p>-14.90649814987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2">
                <text:p>2492</text:p>
              </table:table-cell>
              <table:table-cell office:value-type="float" office:value="-13.8884578787563">
                <text:p>-13.8884578787563</text:p>
              </table:table-cell>
              <table:table-cell office:value-type="float" office:value="2492">
                <text:p>2492</text:p>
              </table:table-cell>
              <table:table-cell office:value-type="float" office:value="-14.4720625327661">
                <text:p>-14.47206253276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6">
                <text:p>2496</text:p>
              </table:table-cell>
              <table:table-cell office:value-type="float" office:value="-13.7397650352994">
                <text:p>-13.7397650352994</text:p>
              </table:table-cell>
              <table:table-cell office:value-type="float" office:value="2496">
                <text:p>2496</text:p>
              </table:table-cell>
              <table:table-cell office:value-type="float" office:value="-14.0625311599547">
                <text:p>-14.06253115995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-13.5770778209392">
                <text:p>-13.5770778209392</text:p>
              </table:table-cell>
              <table:table-cell office:value-type="float" office:value="2500">
                <text:p>2500</text:p>
              </table:table-cell>
              <table:table-cell office:value-type="float" office:value="-13.675632826817">
                <text:p>-13.6756328268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4">
                <text:p>2504</text:p>
              </table:table-cell>
              <table:table-cell office:value-type="float" office:value="-13.4024535655627">
                <text:p>-13.4024535655627</text:p>
              </table:table-cell>
              <table:table-cell office:value-type="float" office:value="2504">
                <text:p>2504</text:p>
              </table:table-cell>
              <table:table-cell office:value-type="float" office:value="-13.309391414817">
                <text:p>-13.3093914148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8">
                <text:p>2508</text:p>
              </table:table-cell>
              <table:table-cell office:value-type="float" office:value="-13.2178701240501">
                <text:p>-13.2178701240501</text:p>
              </table:table-cell>
              <table:table-cell office:value-type="float" office:value="2508">
                <text:p>2508</text:p>
              </table:table-cell>
              <table:table-cell office:value-type="float" office:value="-12.9620775986467">
                <text:p>-12.96207759864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2">
                <text:p>2512</text:p>
              </table:table-cell>
              <table:table-cell office:value-type="float" office:value="-13.0251877504638">
                <text:p>-13.0251877504638</text:p>
              </table:table-cell>
              <table:table-cell office:value-type="float" office:value="2512">
                <text:p>2512</text:p>
              </table:table-cell>
              <table:table-cell office:value-type="float" office:value="-12.6321697609034">
                <text:p>-12.63216976090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6">
                <text:p>2516</text:p>
              </table:table-cell>
              <table:table-cell office:value-type="float" office:value="-12.826123588327">
                <text:p>-12.826123588327</text:p>
              </table:table-cell>
              <table:table-cell office:value-type="float" office:value="2516">
                <text:p>2516</text:p>
              </table:table-cell>
              <table:table-cell office:value-type="float" office:value="-12.3183221575027">
                <text:p>-12.31832215750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20">
                <text:p>2520</text:p>
              </table:table-cell>
              <table:table-cell office:value-type="float" office:value="-12.622237171579">
                <text:p>-12.622237171579</text:p>
              </table:table-cell>
              <table:table-cell office:value-type="float" office:value="2520">
                <text:p>2520</text:p>
              </table:table-cell>
              <table:table-cell office:value-type="float" office:value="-12.0193388246893">
                <text:p>-12.01933882468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24">
                <text:p>2524</text:p>
              </table:table-cell>
              <table:table-cell office:value-type="float" office:value="-12.4149249351427">
                <text:p>-12.4149249351427</text:p>
              </table:table-cell>
              <table:table-cell office:value-type="float" office:value="2524">
                <text:p>2524</text:p>
              </table:table-cell>
              <table:table-cell office:value-type="float" office:value="-11.7341520598804">
                <text:p>-11.7341520598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28">
                <text:p>2528</text:p>
              </table:table-cell>
              <table:table-cell office:value-type="float" office:value="-12.205421661024">
                <text:p>-12.205421661024</text:p>
              </table:table-cell>
              <table:table-cell office:value-type="float" office:value="2528">
                <text:p>2528</text:p>
              </table:table-cell>
              <table:table-cell office:value-type="float" office:value="-11.4618045685488">
                <text:p>-11.4618045685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32">
                <text:p>2532</text:p>
              </table:table-cell>
              <table:table-cell office:value-type="float" office:value="-11.9948069289284">
                <text:p>-11.9948069289284</text:p>
              </table:table-cell>
              <table:table-cell office:value-type="float" office:value="2532">
                <text:p>2532</text:p>
              </table:table-cell>
              <table:table-cell office:value-type="float" office:value="-11.2014345676752">
                <text:p>-11.2014345676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36">
                <text:p>2536</text:p>
              </table:table-cell>
              <table:table-cell office:value-type="float" office:value="-11.7840149042555">
                <text:p>-11.7840149042555</text:p>
              </table:table-cell>
              <table:table-cell office:value-type="float" office:value="2536">
                <text:p>2536</text:p>
              </table:table-cell>
              <table:table-cell office:value-type="float" office:value="-10.9522632880981">
                <text:p>-10.95226328809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40">
                <text:p>2540</text:p>
              </table:table-cell>
              <table:table-cell office:value-type="float" office:value="-11.5738461077515">
                <text:p>-11.5738461077515</text:p>
              </table:table-cell>
              <table:table-cell office:value-type="float" office:value="2540">
                <text:p>2540</text:p>
              </table:table-cell>
              <table:table-cell office:value-type="float" office:value="-10.7135844348245">
                <text:p>-10.71358443482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44">
                <text:p>2544</text:p>
              </table:table-cell>
              <table:table-cell office:value-type="float" office:value="-11.3649801206075">
                <text:p>-11.3649801206075</text:p>
              </table:table-cell>
              <table:table-cell office:value-type="float" office:value="2544">
                <text:p>2544</text:p>
              </table:table-cell>
              <table:table-cell office:value-type="float" office:value="-10.4847552545871">
                <text:p>-10.48475525458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48">
                <text:p>2548</text:p>
              </table:table-cell>
              <table:table-cell office:value-type="float" office:value="-11.157988457531">
                <text:p>-11.157988457531</text:p>
              </table:table-cell>
              <table:table-cell office:value-type="float" office:value="2548">
                <text:p>2548</text:p>
              </table:table-cell>
              <table:table-cell office:value-type="float" office:value="-10.2651889300502">
                <text:p>-10.26518893005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52">
                <text:p>2552</text:p>
              </table:table-cell>
              <table:table-cell office:value-type="float" office:value="-10.9533470748819">
                <text:p>-10.9533470748819</text:p>
              </table:table-cell>
              <table:table-cell office:value-type="float" office:value="2552">
                <text:p>2552</text:p>
              </table:table-cell>
              <table:table-cell office:value-type="float" office:value="-10.0543480748728">
                <text:p>-10.05434807487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6">
                <text:p>2556</text:p>
              </table:table-cell>
              <table:table-cell office:value-type="float" office:value="-10.7514481683059">
                <text:p>-10.7514481683059</text:p>
              </table:table-cell>
              <table:table-cell office:value-type="float" office:value="2556">
                <text:p>2556</text:p>
              </table:table-cell>
              <table:table-cell office:value-type="float" office:value="-9.8517391469118">
                <text:p>-9.85173914691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60">
                <text:p>2560</text:p>
              </table:table-cell>
              <table:table-cell office:value-type="float" office:value="-10.5526110574149">
                <text:p>-10.5526110574149</text:p>
              </table:table-cell>
              <table:table-cell office:value-type="float" office:value="2560">
                <text:p>2560</text:p>
              </table:table-cell>
              <table:table-cell office:value-type="float" office:value="-9.65690763090188">
                <text:p>-9.65690763090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64">
                <text:p>2564</text:p>
              </table:table-cell>
              <table:table-cell office:value-type="float" office:value="-10.3570920599969">
                <text:p>-10.3570920599969</text:p>
              </table:table-cell>
              <table:table-cell office:value-type="float" office:value="2564">
                <text:p>2564</text:p>
              </table:table-cell>
              <table:table-cell office:value-type="float" office:value="-9.46943386901274">
                <text:p>-9.469433869012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68">
                <text:p>2568</text:p>
              </table:table-cell>
              <table:table-cell office:value-type="float" office:value="-10.1650933319829">
                <text:p>-10.1650933319829</text:p>
              </table:table-cell>
              <table:table-cell office:value-type="float" office:value="2568">
                <text:p>2568</text:p>
              </table:table-cell>
              <table:table-cell office:value-type="float" office:value="-9.28892943931601">
                <text:p>-9.28892943931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72">
                <text:p>2572</text:p>
              </table:table-cell>
              <table:table-cell office:value-type="float" office:value="-9.97677069876616">
                <text:p>-9.97677069876616</text:p>
              </table:table-cell>
              <table:table-cell office:value-type="float" office:value="2572">
                <text:p>2572</text:p>
              </table:table-cell>
              <table:table-cell office:value-type="float" office:value="-9.11503399957104">
                <text:p>-9.11503399957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76">
                <text:p>2576</text:p>
              </table:table-cell>
              <table:table-cell office:value-type="float" office:value="-9.79224053446522">
                <text:p>-9.79224053446522</text:p>
              </table:table-cell>
              <table:table-cell office:value-type="float" office:value="2576">
                <text:p>2576</text:p>
              </table:table-cell>
              <table:table-cell office:value-type="float" office:value="-8.94741252777197">
                <text:p>-8.947412527771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80">
                <text:p>2580</text:p>
              </table:table-cell>
              <table:table-cell office:value-type="float" office:value="-9.61158576333579">
                <text:p>-9.61158576333579</text:p>
              </table:table-cell>
              <table:table-cell office:value-type="float" office:value="2580">
                <text:p>2580</text:p>
              </table:table-cell>
              <table:table-cell office:value-type="float" office:value="-8.78575290228324">
                <text:p>-8.785752902283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84">
                <text:p>2584</text:p>
              </table:table-cell>
              <table:table-cell office:value-type="float" office:value="-9.43486106571718">
                <text:p>-9.43486106571718</text:p>
              </table:table-cell>
              <table:table-cell office:value-type="float" office:value="2584">
                <text:p>2584</text:p>
              </table:table-cell>
              <table:table-cell office:value-type="float" office:value="-8.62976377367654">
                <text:p>-8.629763773676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8">
                <text:p>2588</text:p>
              </table:table-cell>
              <table:table-cell office:value-type="float" office:value="-9.26209737268013">
                <text:p>-9.26209737268013</text:p>
              </table:table-cell>
              <table:table-cell office:value-type="float" office:value="2588">
                <text:p>2588</text:p>
              </table:table-cell>
              <table:table-cell office:value-type="float" office:value="-8.47917268798467">
                <text:p>-8.479172687984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92">
                <text:p>2592</text:p>
              </table:table-cell>
              <table:table-cell office:value-type="float" office:value="-9.09330573117601">
                <text:p>-9.09330573117601</text:p>
              </table:table-cell>
              <table:table-cell office:value-type="float" office:value="2592">
                <text:p>2592</text:p>
              </table:table-cell>
              <table:table-cell office:value-type="float" office:value="-8.33372442734547">
                <text:p>-8.333724427345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96">
                <text:p>2596</text:p>
              </table:table-cell>
              <table:table-cell office:value-type="float" office:value="-8.92848061659864">
                <text:p>-8.92848061659864</text:p>
              </table:table-cell>
              <table:table-cell office:value-type="float" office:value="2596">
                <text:p>2596</text:p>
              </table:table-cell>
              <table:table-cell office:value-type="float" office:value="-8.19317953917676">
                <text:p>-8.193179539176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00">
                <text:p>2600</text:p>
              </table:table-cell>
              <table:table-cell office:value-type="float" office:value="-8.76760276341001">
                <text:p>-8.76760276341001</text:p>
              </table:table-cell>
              <table:table-cell office:value-type="float" office:value="2600">
                <text:p>2600</text:p>
              </table:table-cell>
              <table:table-cell office:value-type="float" office:value="-8.05731302931317">
                <text:p>-8.057313029313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4">
                <text:p>2604</text:p>
              </table:table-cell>
              <table:table-cell office:value-type="float" office:value="-8.6106415776293">
                <text:p>-8.6106415776293</text:p>
              </table:table-cell>
              <table:table-cell office:value-type="float" office:value="2604">
                <text:p>2604</text:p>
              </table:table-cell>
              <table:table-cell office:value-type="float" office:value="-7.92591319810755">
                <text:p>-7.925913198107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08">
                <text:p>2608</text:p>
              </table:table-cell>
              <table:table-cell office:value-type="float" office:value="-8.45755718805972">
                <text:p>-8.45755718805972</text:p>
              </table:table-cell>
              <table:table-cell office:value-type="float" office:value="2608">
                <text:p>2608</text:p>
              </table:table-cell>
              <table:table-cell office:value-type="float" office:value="-7.79878060148822">
                <text:p>-7.798780601488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12">
                <text:p>2612</text:p>
              </table:table-cell>
              <table:table-cell office:value-type="float" office:value="-8.30830218645354">
                <text:p>-8.30830218645354</text:p>
              </table:table-cell>
              <table:table-cell office:value-type="float" office:value="2612">
                <text:p>2612</text:p>
              </table:table-cell>
              <table:table-cell office:value-type="float" office:value="-7.6757271214707">
                <text:p>-7.67572712147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16">
                <text:p>2616</text:p>
              </table:table-cell>
              <table:table-cell office:value-type="float" office:value="-8.16282310058469">
                <text:p>-8.16282310058469</text:p>
              </table:table-cell>
              <table:table-cell office:value-type="float" office:value="2616">
                <text:p>2616</text:p>
              </table:table-cell>
              <table:table-cell office:value-type="float" office:value="-7.55657513273739">
                <text:p>-7.556575132737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20">
                <text:p>2620</text:p>
              </table:table-cell>
              <table:table-cell office:value-type="float" office:value="-8.02106163850562">
                <text:p>-8.02106163850562</text:p>
              </table:table-cell>
              <table:table-cell office:value-type="float" office:value="2620">
                <text:p>2620</text:p>
              </table:table-cell>
              <table:table-cell office:value-type="float" office:value="-7.44115675368528">
                <text:p>-7.441156753685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24">
                <text:p>2624</text:p>
              </table:table-cell>
              <table:table-cell office:value-type="float" office:value="-7.88295573715032">
                <text:p>-7.88295573715032</text:p>
              </table:table-cell>
              <table:table-cell office:value-type="float" office:value="2624">
                <text:p>2624</text:p>
              </table:table-cell>
              <table:table-cell office:value-type="float" office:value="-7.32931317185986">
                <text:p>-7.32931317185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28">
                <text:p>2628</text:p>
              </table:table-cell>
              <table:table-cell office:value-type="float" office:value="-7.74844044390462">
                <text:p>-7.74844044390462</text:p>
              </table:table-cell>
              <table:table-cell office:value-type="float" office:value="2628">
                <text:p>2628</text:p>
              </table:table-cell>
              <table:table-cell office:value-type="float" office:value="-7.22089403498626">
                <text:p>-7.220894034986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32">
                <text:p>2632</text:p>
              </table:table-cell>
              <table:table-cell office:value-type="float" office:value="-7.61744865577089">
                <text:p>-7.61744865577089</text:p>
              </table:table-cell>
              <table:table-cell office:value-type="float" office:value="2632">
                <text:p>2632</text:p>
              </table:table-cell>
              <table:table-cell office:value-type="float" office:value="-7.11575689991414">
                <text:p>-7.115756899914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36">
                <text:p>2636</text:p>
              </table:table-cell>
              <table:table-cell office:value-type="float" office:value="-7.48991173726655">
                <text:p>-7.48991173726655</text:p>
              </table:table-cell>
              <table:table-cell office:value-type="float" office:value="2636">
                <text:p>2636</text:p>
              </table:table-cell>
              <table:table-cell office:value-type="float" office:value="-7.01376673274201">
                <text:p>-7.013766732742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0">
                <text:p>2640</text:p>
              </table:table-cell>
              <table:table-cell office:value-type="float" office:value="-7.36576003516859">
                <text:p>-7.36576003516859</text:p>
              </table:table-cell>
              <table:table-cell office:value-type="float" office:value="2640">
                <text:p>2640</text:p>
              </table:table-cell>
              <table:table-cell office:value-type="float" office:value="-6.91479545420363">
                <text:p>-6.914795454203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44">
                <text:p>2644</text:p>
              </table:table-cell>
              <table:table-cell office:value-type="float" office:value="-7.24492330559885">
                <text:p>-7.24492330559885</text:p>
              </table:table-cell>
              <table:table-cell office:value-type="float" office:value="2644">
                <text:p>2644</text:p>
              </table:table-cell>
              <table:table-cell office:value-type="float" office:value="-6.81872152510625">
                <text:p>-6.81872152510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48">
                <text:p>2648</text:p>
              </table:table-cell>
              <table:table-cell office:value-type="float" office:value="-7.12733106669132">
                <text:p>-7.12733106669132</text:p>
              </table:table-cell>
              <table:table-cell office:value-type="float" office:value="2648">
                <text:p>2648</text:p>
              </table:table-cell>
              <table:table-cell office:value-type="float" office:value="-6.72542956722412">
                <text:p>-6.72542956722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52">
                <text:p>2652</text:p>
              </table:table-cell>
              <table:table-cell office:value-type="float" office:value="-7.01291288814654">
                <text:p>-7.01291288814654</text:p>
              </table:table-cell>
              <table:table-cell office:value-type="float" office:value="2652">
                <text:p>2652</text:p>
              </table:table-cell>
              <table:table-cell office:value-type="float" office:value="-6.63481001558479">
                <text:p>-6.634810015584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56">
                <text:p>2656</text:p>
              </table:table-cell>
              <table:table-cell office:value-type="float" office:value="-6.90159862731937">
                <text:p>-6.90159862731937</text:p>
              </table:table-cell>
              <table:table-cell office:value-type="float" office:value="2656">
                <text:p>2656</text:p>
              </table:table-cell>
              <table:table-cell office:value-type="float" office:value="-6.54675879855337">
                <text:p>-6.546758798553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60">
                <text:p>2660</text:p>
              </table:table-cell>
              <table:table-cell office:value-type="float" office:value="-6.79331862006738">
                <text:p>-6.79331862006738</text:p>
              </table:table-cell>
              <table:table-cell office:value-type="float" office:value="2660">
                <text:p>2660</text:p>
              </table:table-cell>
              <table:table-cell office:value-type="float" office:value="-6.46117704253111">
                <text:p>-6.46117704253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4">
                <text:p>2664</text:p>
              </table:table-cell>
              <table:table-cell office:value-type="float" office:value="-6.68800383337423">
                <text:p>-6.68800383337423</text:p>
              </table:table-cell>
              <table:table-cell office:value-type="float" office:value="2664">
                <text:p>2664</text:p>
              </table:table-cell>
              <table:table-cell office:value-type="float" office:value="-6.37797079844565">
                <text:p>-6.377970798445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68">
                <text:p>2668</text:p>
              </table:table-cell>
              <table:table-cell office:value-type="float" office:value="-6.58558598572741">
                <text:p>-6.58558598572741</text:p>
              </table:table-cell>
              <table:table-cell office:value-type="float" office:value="2668">
                <text:p>2668</text:p>
              </table:table-cell>
              <table:table-cell office:value-type="float" office:value="-6.29705078753133">
                <text:p>-6.297050787531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72">
                <text:p>2672</text:p>
              </table:table-cell>
              <table:table-cell office:value-type="float" office:value="-6.48599764034757">
                <text:p>-6.48599764034757</text:p>
              </table:table-cell>
              <table:table-cell office:value-type="float" office:value="2672">
                <text:p>2672</text:p>
              </table:table-cell>
              <table:table-cell office:value-type="float" office:value="-6.21833216418218">
                <text:p>-6.218332164182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76">
                <text:p>2676</text:p>
              </table:table-cell>
              <table:table-cell office:value-type="float" office:value="-6.38917227561361">
                <text:p>-6.38917227561361</text:p>
              </table:table-cell>
              <table:table-cell office:value-type="float" office:value="2676">
                <text:p>2676</text:p>
              </table:table-cell>
              <table:table-cell office:value-type="float" office:value="-6.14173429391374">
                <text:p>-6.141734293913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80">
                <text:p>2680</text:p>
              </table:table-cell>
              <table:table-cell office:value-type="float" office:value="-6.29504433638718">
                <text:p>-6.29504433638718</text:p>
              </table:table-cell>
              <table:table-cell office:value-type="float" office:value="2680">
                <text:p>2680</text:p>
              </table:table-cell>
              <table:table-cell office:value-type="float" office:value="-6.06718054469701">
                <text:p>-6.067180544697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84">
                <text:p>2684</text:p>
              </table:table-cell>
              <table:table-cell office:value-type="float" office:value="-6.20354926939335">
                <text:p>-6.20354926939335</text:p>
              </table:table-cell>
              <table:table-cell office:value-type="float" office:value="2684">
                <text:p>2684</text:p>
              </table:table-cell>
              <table:table-cell office:value-type="float" office:value="-5.99459809013109">
                <text:p>-5.994598090131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88">
                <text:p>2688</text:p>
              </table:table-cell>
              <table:table-cell office:value-type="float" office:value="-6.11462354535007">
                <text:p>-6.11462354535007</text:p>
              </table:table-cell>
              <table:table-cell office:value-type="float" office:value="2688">
                <text:p>2688</text:p>
              </table:table-cell>
              <table:table-cell office:value-type="float" office:value="-5.92391772310444">
                <text:p>-5.923917723104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92">
                <text:p>2692</text:p>
              </table:table-cell>
              <table:table-cell office:value-type="float" office:value="-6.02820467014169">
                <text:p>-6.02820467014169</text:p>
              </table:table-cell>
              <table:table-cell office:value-type="float" office:value="2692">
                <text:p>2692</text:p>
              </table:table-cell>
              <table:table-cell office:value-type="float" office:value="-5.85507367875993">
                <text:p>-5.855073678759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96">
                <text:p>2696</text:p>
              </table:table-cell>
              <table:table-cell office:value-type="float" office:value="-5.944231186995">
                <text:p>-5.944231186995</text:p>
              </table:table-cell>
              <table:table-cell office:value-type="float" office:value="2696">
                <text:p>2696</text:p>
              </table:table-cell>
              <table:table-cell office:value-type="float" office:value="-5.78800346572805">
                <text:p>-5.788003465728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00">
                <text:p>2700</text:p>
              </table:table-cell>
              <table:table-cell office:value-type="float" office:value="-5.86264267132862">
                <text:p>-5.86264267132862</text:p>
              </table:table-cell>
              <table:table-cell office:value-type="float" office:value="2700">
                <text:p>2700</text:p>
              </table:table-cell>
              <table:table-cell office:value-type="float" office:value="-5.72264770472782">
                <text:p>-5.722647704727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04">
                <text:p>2704</text:p>
              </table:table-cell>
              <table:table-cell office:value-type="float" office:value="-5.78337971970141">
                <text:p>-5.78337971970141</text:p>
              </table:table-cell>
              <table:table-cell office:value-type="float" office:value="2704">
                <text:p>2704</text:p>
              </table:table-cell>
              <table:table-cell office:value-type="float" office:value="-5.65894997375774">
                <text:p>-5.658949973757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08">
                <text:p>2708</text:p>
              </table:table-cell>
              <table:table-cell office:value-type="float" office:value="-5.70638393407681">
                <text:p>-5.70638393407681</text:p>
              </table:table-cell>
              <table:table-cell office:value-type="float" office:value="2708">
                <text:p>2708</text:p>
              </table:table-cell>
              <table:table-cell office:value-type="float" office:value="-5.59685665920943">
                <text:p>-5.59685665920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12">
                <text:p>2712</text:p>
              </table:table-cell>
              <table:table-cell office:value-type="float" office:value="-5.63159790244275">
                <text:p>-5.63159790244275</text:p>
              </table:table-cell>
              <table:table-cell office:value-type="float" office:value="2712">
                <text:p>2712</text:p>
              </table:table-cell>
              <table:table-cell office:value-type="float" office:value="-5.53631681233775">
                <text:p>-5.536316812337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16">
                <text:p>2716</text:p>
              </table:table-cell>
              <table:table-cell office:value-type="float" office:value="-5.55896517667402">
                <text:p>-5.55896517667402</text:p>
              </table:table-cell>
              <table:table-cell office:value-type="float" office:value="2716">
                <text:p>2716</text:p>
              </table:table-cell>
              <table:table-cell office:value-type="float" office:value="-5.47728201061192">
                <text:p>-5.477282010611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20">
                <text:p>2720</text:p>
              </table:table-cell>
              <table:table-cell office:value-type="float" office:value="-5.48843024839544">
                <text:p>-5.48843024839544</text:p>
              </table:table-cell>
              <table:table-cell office:value-type="float" office:value="2720">
                <text:p>2720</text:p>
              </table:table-cell>
              <table:table-cell office:value-type="float" office:value="-5.41970622355414">
                <text:p>-5.419706223554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24">
                <text:p>2724</text:p>
              </table:table-cell>
              <table:table-cell office:value-type="float" office:value="-5.41993852349338">
                <text:p>-5.41993852349338</text:p>
              </table:table-cell>
              <table:table-cell office:value-type="float" office:value="2724">
                <text:p>2724</text:p>
              </table:table-cell>
              <table:table-cell office:value-type="float" office:value="-5.36354568274677">
                <text:p>-5.363545682746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8">
                <text:p>2728</text:p>
              </table:table-cell>
              <table:table-cell office:value-type="float" office:value="-5.3534362958293">
                <text:p>-5.3534362958293</text:p>
              </table:table-cell>
              <table:table-cell office:value-type="float" office:value="2728">
                <text:p>2728</text:p>
              </table:table-cell>
              <table:table-cell office:value-type="float" office:value="-5.30875875575495">
                <text:p>-5.308758755754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2">
                <text:p>2732</text:p>
              </table:table-cell>
              <table:table-cell office:value-type="float" office:value="-5.28887072062755">
                <text:p>-5.28887072062755</text:p>
              </table:table-cell>
              <table:table-cell office:value-type="float" office:value="2732">
                <text:p>2732</text:p>
              </table:table-cell>
              <table:table-cell office:value-type="float" office:value="-5.25530582377161">
                <text:p>-5.255305823771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36">
                <text:p>2736</text:p>
              </table:table-cell>
              <table:table-cell office:value-type="float" office:value="-5.22618978794213">
                <text:p>-5.22618978794213</text:p>
              </table:table-cell>
              <table:table-cell office:value-type="float" office:value="2736">
                <text:p>2736</text:p>
              </table:table-cell>
              <table:table-cell office:value-type="float" office:value="-5.20314916284398">
                <text:p>-5.20314916284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40">
                <text:p>2740</text:p>
              </table:table-cell>
              <table:table-cell office:value-type="float" office:value="-5.16534229654695">
                <text:p>-5.16534229654695</text:p>
              </table:table-cell>
              <table:table-cell office:value-type="float" office:value="2740">
                <text:p>2740</text:p>
              </table:table-cell>
              <table:table-cell office:value-type="float" office:value="-5.15225282858803">
                <text:p>-5.152252828588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44">
                <text:p>2744</text:p>
              </table:table-cell>
              <table:table-cell office:value-type="float" office:value="-5.10627782854395">
                <text:p>-5.10627782854395</text:p>
              </table:table-cell>
              <table:table-cell office:value-type="float" office:value="2744">
                <text:p>2744</text:p>
              </table:table-cell>
              <table:table-cell office:value-type="float" office:value="-5.10258254433724">
                <text:p>-5.102582544337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48">
                <text:p>2748</text:p>
              </table:table-cell>
              <table:table-cell office:value-type="float" office:value="-5.04894672494037">
                <text:p>-5.04894672494037</text:p>
              </table:table-cell>
              <table:table-cell office:value-type="float" office:value="2748">
                <text:p>2748</text:p>
              </table:table-cell>
              <table:table-cell office:value-type="float" office:value="-5.05410559270817">
                <text:p>-5.05410559270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52">
                <text:p>2752</text:p>
              </table:table-cell>
              <table:table-cell office:value-type="float" office:value="-4.99330006240823">
                <text:p>-4.99330006240823</text:p>
              </table:table-cell>
              <table:table-cell office:value-type="float" office:value="2752">
                <text:p>2752</text:p>
              </table:table-cell>
              <table:table-cell office:value-type="float" office:value="-5.00679071059493">
                <text:p>-5.006790710594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56">
                <text:p>2756</text:p>
              </table:table-cell>
              <table:table-cell office:value-type="float" office:value="-4.93928963140729">
                <text:p>-4.93928963140729</text:p>
              </table:table-cell>
              <table:table-cell office:value-type="float" office:value="2756">
                <text:p>2756</text:p>
              </table:table-cell>
              <table:table-cell office:value-type="float" office:value="-4.96060798763012">
                <text:p>-4.96060798763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60">
                <text:p>2760</text:p>
              </table:table-cell>
              <table:table-cell office:value-type="float" office:value="-4.88686791582429">
                <text:p>-4.88686791582429</text:p>
              </table:table-cell>
              <table:table-cell office:value-type="float" office:value="2760">
                <text:p>2760</text:p>
              </table:table-cell>
              <table:table-cell office:value-type="float" office:value="-4.91552876817057">
                <text:p>-4.915528768170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64">
                <text:p>2764</text:p>
              </table:table-cell>
              <table:table-cell office:value-type="float" office:value="-4.83598807425689">
                <text:p>-4.83598807425689</text:p>
              </table:table-cell>
              <table:table-cell office:value-type="float" office:value="2764">
                <text:p>2764</text:p>
              </table:table-cell>
              <table:table-cell office:value-type="float" office:value="-4.8715255568829">
                <text:p>-4.87152555688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68">
                <text:p>2768</text:p>
              </table:table-cell>
              <table:table-cell office:value-type="float" office:value="-4.78660392304889">
                <text:p>-4.78660392304889</text:p>
              </table:table-cell>
              <table:table-cell office:value-type="float" office:value="2768">
                <text:p>2768</text:p>
              </table:table-cell>
              <table:table-cell office:value-type="float" office:value="-4.82857192801597">
                <text:p>-4.828571928015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72">
                <text:p>2772</text:p>
              </table:table-cell>
              <table:table-cell office:value-type="float" office:value="-4.73866992116455">
                <text:p>-4.73866992116455</text:p>
              </table:table-cell>
              <table:table-cell office:value-type="float" office:value="2772">
                <text:p>2772</text:p>
              </table:table-cell>
              <table:table-cell office:value-type="float" office:value="-4.78664243845666">
                <text:p>-4.786642438456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76">
                <text:p>2776</text:p>
              </table:table-cell>
              <table:table-cell office:value-type="float" office:value="-4.69214115697246">
                <text:p>-4.69214115697246</text:p>
              </table:table-cell>
              <table:table-cell office:value-type="float" office:value="2776">
                <text:p>2776</text:p>
              </table:table-cell>
              <table:table-cell office:value-type="float" office:value="-4.74571254467052">
                <text:p>-4.745712544670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80">
                <text:p>2780</text:p>
              </table:table-cell>
              <table:table-cell office:value-type="float" office:value="-4.64697333699393">
                <text:p>-4.64697333699393</text:p>
              </table:table-cell>
              <table:table-cell office:value-type="float" office:value="2780">
                <text:p>2780</text:p>
              </table:table-cell>
              <table:table-cell office:value-type="float" office:value="-4.70575852363102">
                <text:p>-4.70575852363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84">
                <text:p>2784</text:p>
              </table:table-cell>
              <table:table-cell office:value-type="float" office:value="-4.60312277665728">
                <text:p>-4.60312277665728</text:p>
              </table:table-cell>
              <table:table-cell office:value-type="float" office:value="2784">
                <text:p>2784</text:p>
              </table:table-cell>
              <table:table-cell office:value-type="float" office:value="-4.66675739784036">
                <text:p>-4.666757397840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88">
                <text:p>2788</text:p>
              </table:table-cell>
              <table:table-cell office:value-type="float" office:value="-4.56054639308581">
                <text:p>-4.56054639308581</text:p>
              </table:table-cell>
              <table:table-cell office:value-type="float" office:value="2788">
                <text:p>2788</text:p>
              </table:table-cell>
              <table:table-cell office:value-type="float" office:value="-4.62868686454138">
                <text:p>-4.62868686454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92">
                <text:p>2792</text:p>
              </table:table-cell>
              <table:table-cell office:value-type="float" office:value="-4.51920169993549">
                <text:p>-4.51920169993549</text:p>
              </table:table-cell>
              <table:table-cell office:value-type="float" office:value="2792">
                <text:p>2792</text:p>
              </table:table-cell>
              <table:table-cell office:value-type="float" office:value="-4.59152522921422">
                <text:p>-4.591525229214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96">
                <text:p>2796</text:p>
              </table:table-cell>
              <table:table-cell office:value-type="float" office:value="-4.47904680428696">
                <text:p>-4.47904680428696</text:p>
              </table:table-cell>
              <table:table-cell office:value-type="float" office:value="2796">
                <text:p>2796</text:p>
              </table:table-cell>
              <table:table-cell office:value-type="float" office:value="-4.55525134344287">
                <text:p>-4.555251343442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00">
                <text:p>2800</text:p>
              </table:table-cell>
              <table:table-cell office:value-type="float" office:value="-4.44004040558511">
                <text:p>-4.44004040558511</text:p>
              </table:table-cell>
              <table:table-cell office:value-type="float" office:value="2800">
                <text:p>2800</text:p>
              </table:table-cell>
              <table:table-cell office:value-type="float" office:value="-4.51984454722671">
                <text:p>-4.51984454722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04">
                <text:p>2804</text:p>
              </table:table-cell>
              <table:table-cell office:value-type="float" office:value="-4.40214179660941">
                <text:p>-4.40214179660941</text:p>
              </table:table-cell>
              <table:table-cell office:value-type="float" office:value="2804">
                <text:p>2804</text:p>
              </table:table-cell>
              <table:table-cell office:value-type="float" office:value="-4.48528461579997">
                <text:p>-4.485284615799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8">
                <text:p>2808</text:p>
              </table:table-cell>
              <table:table-cell office:value-type="float" office:value="-4.3653108664473">
                <text:p>-4.3653108664473</text:p>
              </table:table-cell>
              <table:table-cell office:value-type="float" office:value="2808">
                <text:p>2808</text:p>
              </table:table-cell>
              <table:table-cell office:value-type="float" office:value="-4.45155171100803">
                <text:p>-4.45155171100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12">
                <text:p>2812</text:p>
              </table:table-cell>
              <table:table-cell office:value-type="float" office:value="-4.32950810543348">
                <text:p>-4.32950810543348</text:p>
              </table:table-cell>
              <table:table-cell office:value-type="float" office:value="2812">
                <text:p>2812</text:p>
              </table:table-cell>
              <table:table-cell office:value-type="float" office:value="-4.41862633727444">
                <text:p>-4.418626337274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16">
                <text:p>2816</text:p>
              </table:table-cell>
              <table:table-cell office:value-type="float" office:value="-4.29469461200728">
                <text:p>-4.29469461200728</text:p>
              </table:table-cell>
              <table:table-cell office:value-type="float" office:value="2816">
                <text:p>2816</text:p>
              </table:table-cell>
              <table:table-cell office:value-type="float" office:value="-4.38648930217568">
                <text:p>-4.386489302175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20">
                <text:p>2820</text:p>
              </table:table-cell>
              <table:table-cell office:value-type="float" office:value="-4.26083210143073">
                <text:p>-4.26083210143073</text:p>
              </table:table-cell>
              <table:table-cell office:value-type="float" office:value="2820">
                <text:p>2820</text:p>
              </table:table-cell>
              <table:table-cell office:value-type="float" office:value="-4.35512168162328">
                <text:p>-4.355121681623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24">
                <text:p>2824</text:p>
              </table:table-cell>
              <table:table-cell office:value-type="float" office:value="-4.2278829163004">
                <text:p>-4.2278829163004</text:p>
              </table:table-cell>
              <table:table-cell office:value-type="float" office:value="2824">
                <text:p>2824</text:p>
              </table:table-cell>
              <table:table-cell office:value-type="float" office:value="-4.32450478963379">
                <text:p>-4.324504789633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28">
                <text:p>2828</text:p>
              </table:table-cell>
              <table:table-cell office:value-type="float" office:value="-4.19581003877567">
                <text:p>-4.19581003877567</text:p>
              </table:table-cell>
              <table:table-cell office:value-type="float" office:value="2828">
                <text:p>2828</text:p>
              </table:table-cell>
              <table:table-cell office:value-type="float" office:value="-4.29462015264814">
                <text:p>-4.294620152648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32">
                <text:p>2832</text:p>
              </table:table-cell>
              <table:table-cell office:value-type="float" office:value="-4.16457710443695">
                <text:p>-4.16457710443695</text:p>
              </table:table-cell>
              <table:table-cell office:value-type="float" office:value="2832">
                <text:p>2832</text:p>
              </table:table-cell>
              <table:table-cell office:value-type="float" office:value="-4.26544948834122">
                <text:p>-4.26544948834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36">
                <text:p>2836</text:p>
              </table:table-cell>
              <table:table-cell office:value-type="float" office:value="-4.1341484176778">
                <text:p>-4.1341484176778</text:p>
              </table:table-cell>
              <table:table-cell office:value-type="float" office:value="2836">
                <text:p>2836</text:p>
              </table:table-cell>
              <table:table-cell office:value-type="float" office:value="-4.2369746888423">
                <text:p>-4.23697468884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40">
                <text:p>2840</text:p>
              </table:table-cell>
              <table:table-cell office:value-type="float" office:value="-4.10448896852518">
                <text:p>-4.10448896852518</text:p>
              </table:table-cell>
              <table:table-cell office:value-type="float" office:value="2840">
                <text:p>2840</text:p>
              </table:table-cell>
              <table:table-cell office:value-type="float" office:value="-4.20917780826581">
                <text:p>-4.209177808265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44">
                <text:p>2844</text:p>
              </table:table-cell>
              <table:table-cell office:value-type="float" office:value="-4.07556445077298">
                <text:p>-4.07556445077298</text:p>
              </table:table-cell>
              <table:table-cell office:value-type="float" office:value="2844">
                <text:p>2844</text:p>
              </table:table-cell>
              <table:table-cell office:value-type="float" office:value="-4.1820410544308">
                <text:p>-4.18204105443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48">
                <text:p>2848</text:p>
              </table:table-cell>
              <table:table-cell office:value-type="float" office:value="-4.04734128130535">
                <text:p>-4.04734128130535</text:p>
              </table:table-cell>
              <table:table-cell office:value-type="float" office:value="2848">
                <text:p>2848</text:p>
              </table:table-cell>
              <table:table-cell office:value-type="float" office:value="-4.15554678462646">
                <text:p>-4.155546784626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52">
                <text:p>2852</text:p>
              </table:table-cell>
              <table:table-cell office:value-type="float" office:value="-4.01978662047718">
                <text:p>-4.01978662047718</text:p>
              </table:table-cell>
              <table:table-cell office:value-type="float" office:value="2852">
                <text:p>2852</text:p>
              </table:table-cell>
              <table:table-cell office:value-type="float" office:value="-4.12967750525994">
                <text:p>-4.129677505259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56">
                <text:p>2856</text:p>
              </table:table-cell>
              <table:table-cell office:value-type="float" office:value="-3.99286839341109">
                <text:p>-3.99286839341109</text:p>
              </table:table-cell>
              <table:table-cell office:value-type="float" office:value="2856">
                <text:p>2856</text:p>
              </table:table-cell>
              <table:table-cell office:value-type="float" office:value="-4.10441587520188">
                <text:p>-4.104415875201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60">
                <text:p>2860</text:p>
              </table:table-cell>
              <table:table-cell office:value-type="float" office:value="-3.96655531206275">
                <text:p>-3.96655531206275</text:p>
              </table:table-cell>
              <table:table-cell office:value-type="float" office:value="2860">
                <text:p>2860</text:p>
              </table:table-cell>
              <table:table-cell office:value-type="float" office:value="-4.07974471262556">
                <text:p>-4.07974471262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64">
                <text:p>2864</text:p>
              </table:table-cell>
              <table:table-cell office:value-type="float" office:value="-3.94081689789859">
                <text:p>-3.94081689789859</text:p>
              </table:table-cell>
              <table:table-cell office:value-type="float" office:value="2864">
                <text:p>2864</text:p>
              </table:table-cell>
              <table:table-cell office:value-type="float" office:value="-4.05564700511501">
                <text:p>-4.055647005115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68">
                <text:p>2868</text:p>
              </table:table-cell>
              <table:table-cell office:value-type="float" office:value="-3.9156235050241">
                <text:p>-3.9156235050241</text:p>
              </table:table-cell>
              <table:table-cell office:value-type="float" office:value="2868">
                <text:p>2868</text:p>
              </table:table-cell>
              <table:table-cell office:value-type="float" office:value="-4.03210592279987">
                <text:p>-4.032105922799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72">
                <text:p>2872</text:p>
              </table:table-cell>
              <table:table-cell office:value-type="float" office:value="-3.89094634359441">
                <text:p>-3.89094634359441</text:p>
              </table:table-cell>
              <table:table-cell office:value-type="float" office:value="2872">
                <text:p>2872</text:p>
              </table:table-cell>
              <table:table-cell office:value-type="float" office:value="-4.00910483425618">
                <text:p>-4.009104834256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76">
                <text:p>2876</text:p>
              </table:table-cell>
              <table:table-cell office:value-type="float" office:value="-3.86675750333443">
                <text:p>-3.86675750333443</text:p>
              </table:table-cell>
              <table:table-cell office:value-type="float" office:value="2876">
                <text:p>2876</text:p>
              </table:table-cell>
              <table:table-cell office:value-type="float" office:value="-3.98662732489656">
                <text:p>-3.98662732489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80">
                <text:p>2880</text:p>
              </table:table-cell>
              <table:table-cell office:value-type="float" office:value="-3.84302997699126">
                <text:p>-3.84302997699126</text:p>
              </table:table-cell>
              <table:table-cell office:value-type="float" office:value="2880">
                <text:p>2880</text:p>
              </table:table-cell>
              <table:table-cell office:value-type="float" office:value="-3.96465721755764">
                <text:p>-3.964657217557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">
                <text:p>2884</text:p>
              </table:table-cell>
              <table:table-cell office:value-type="float" office:value="-3.81973768353905">
                <text:p>-3.81973768353905</text:p>
              </table:table-cell>
              <table:table-cell office:value-type="float" office:value="2884">
                <text:p>2884</text:p>
              </table:table-cell>
              <table:table-cell office:value-type="float" office:value="-3.94317859497956">
                <text:p>-3.943178594979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88">
                <text:p>2888</text:p>
              </table:table-cell>
              <table:table-cell office:value-type="float" office:value="-3.79685549095375">
                <text:p>-3.79685549095375</text:p>
              </table:table-cell>
              <table:table-cell office:value-type="float" office:value="2888">
                <text:p>2888</text:p>
              </table:table-cell>
              <table:table-cell office:value-type="float" office:value="-3.92217582386012">
                <text:p>-3.922175823860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92">
                <text:p>2892</text:p>
              </table:table-cell>
              <table:table-cell office:value-type="float" office:value="-3.7743592383751">
                <text:p>-3.7743592383751</text:p>
              </table:table-cell>
              <table:table-cell office:value-type="float" office:value="2892">
                <text:p>2892</text:p>
              </table:table-cell>
              <table:table-cell office:value-type="float" office:value="-3.90163358015697">
                <text:p>-3.901633580156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96">
                <text:p>2896</text:p>
              </table:table-cell>
              <table:table-cell office:value-type="float" office:value="-3.75222575747275">
                <text:p>-3.75222575747275</text:p>
              </table:table-cell>
              <table:table-cell office:value-type="float" office:value="2896">
                <text:p>2896</text:p>
              </table:table-cell>
              <table:table-cell office:value-type="float" office:value="-3.88153687530278">
                <text:p>-3.881536875302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00">
                <text:p>2900</text:p>
              </table:table-cell>
              <table:table-cell office:value-type="float" office:value="-3.73043289283551">
                <text:p>-3.73043289283551</text:p>
              </table:table-cell>
              <table:table-cell office:value-type="float" office:value="2900">
                <text:p>2900</text:p>
              </table:table-cell>
              <table:table-cell office:value-type="float" office:value="-3.86187108299343">
                <text:p>-3.861871082993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04">
                <text:p>2904</text:p>
              </table:table-cell>
              <table:table-cell office:value-type="float" office:value="-3.70895952120532">
                <text:p>-3.70895952120532</text:p>
              </table:table-cell>
              <table:table-cell office:value-type="float" office:value="2904">
                <text:p>2904</text:p>
              </table:table-cell>
              <table:table-cell office:value-type="float" office:value="-3.84262196620576">
                <text:p>-3.842621966205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08">
                <text:p>2908</text:p>
              </table:table-cell>
              <table:table-cell office:value-type="float" office:value="-3.68778556938145">
                <text:p>-3.68778556938145</text:p>
              </table:table-cell>
              <table:table-cell office:value-type="float" office:value="2908">
                <text:p>2908</text:p>
              </table:table-cell>
              <table:table-cell office:value-type="float" office:value="-3.82377570410104">
                <text:p>-3.823775704101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12">
                <text:p>2912</text:p>
              </table:table-cell>
              <table:table-cell office:value-type="float" office:value="-3.66689203062623">
                <text:p>-3.66689203062623</text:p>
              </table:table-cell>
              <table:table-cell office:value-type="float" office:value="2912">
                <text:p>2912</text:p>
              </table:table-cell>
              <table:table-cell office:value-type="float" office:value="-3.80531891847197">
                <text:p>-3.80531891847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16">
                <text:p>2916</text:p>
              </table:table-cell>
              <table:table-cell office:value-type="float" office:value="-3.64626097940995">
                <text:p>-3.64626097940995</text:p>
              </table:table-cell>
              <table:table-cell office:value-type="float" office:value="2916">
                <text:p>2916</text:p>
              </table:table-cell>
              <table:table-cell office:value-type="float" office:value="-3.78723869939609">
                <text:p>-3.787238699396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0">
                <text:p>2920</text:p>
              </table:table-cell>
              <table:table-cell office:value-type="float" office:value="-3.62587558434054">
                <text:p>-3.62587558434054</text:p>
              </table:table-cell>
              <table:table-cell office:value-type="float" office:value="2920">
                <text:p>2920</text:p>
              </table:table-cell>
              <table:table-cell office:value-type="float" office:value="-3.76952262976541">
                <text:p>-3.769522629765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4">
                <text:p>2924</text:p>
              </table:table-cell>
              <table:table-cell office:value-type="float" office:value="-3.60572011913328">
                <text:p>-3.60572011913328</text:p>
              </table:table-cell>
              <table:table-cell office:value-type="float" office:value="2924">
                <text:p>2924</text:p>
              </table:table-cell>
              <table:table-cell office:value-type="float" office:value="-3.75215880837256">
                <text:p>-3.75215880837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28">
                <text:p>2928</text:p>
              </table:table-cell>
              <table:table-cell office:value-type="float" office:value="-3.58577997148508">
                <text:p>-3.58577997148508</text:p>
              </table:table-cell>
              <table:table-cell office:value-type="float" office:value="2928">
                <text:p>2928</text:p>
              </table:table-cell>
              <table:table-cell office:value-type="float" office:value="-3.73513587124616">
                <text:p>-3.735135871246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32">
                <text:p>2932</text:p>
              </table:table-cell>
              <table:table-cell office:value-type="float" office:value="-3.56604164973057">
                <text:p>-3.56604164973057</text:p>
              </table:table-cell>
              <table:table-cell office:value-type="float" office:value="2932">
                <text:p>2932</text:p>
              </table:table-cell>
              <table:table-cell office:value-type="float" office:value="-3.7184430109443">
                <text:p>-3.71844301094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36">
                <text:p>2936</text:p>
              </table:table-cell>
              <table:table-cell office:value-type="float" office:value="-3.54649278716848">
                <text:p>-3.54649278716848</text:p>
              </table:table-cell>
              <table:table-cell office:value-type="float" office:value="2936">
                <text:p>2936</text:p>
              </table:table-cell>
              <table:table-cell office:value-type="float" office:value="-3.70206999353234">
                <text:p>-3.702069993532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40">
                <text:p>2940</text:p>
              </table:table-cell>
              <table:table-cell office:value-type="float" office:value="-3.52712214396096">
                <text:p>-3.52712214396096</text:p>
              </table:table-cell>
              <table:table-cell office:value-type="float" office:value="2940">
                <text:p>2940</text:p>
              </table:table-cell>
              <table:table-cell office:value-type="float" office:value="-3.68600717299273">
                <text:p>-3.686007172992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44">
                <text:p>2944</text:p>
              </table:table-cell>
              <table:table-cell office:value-type="float" office:value="-3.50791960652173">
                <text:p>-3.50791960652173</text:p>
              </table:table-cell>
              <table:table-cell office:value-type="float" office:value="2944">
                <text:p>2944</text:p>
              </table:table-cell>
              <table:table-cell office:value-type="float" office:value="-3.67024550283709">
                <text:p>-3.670245502837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48">
                <text:p>2948</text:p>
              </table:table-cell>
              <table:table-cell office:value-type="float" office:value="-3.48887618432451">
                <text:p>-3.48887618432451</text:p>
              </table:table-cell>
              <table:table-cell office:value-type="float" office:value="2948">
                <text:p>2948</text:p>
              </table:table-cell>
              <table:table-cell office:value-type="float" office:value="-3.65477654471603">
                <text:p>-3.654776544716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52">
                <text:p>2952</text:p>
              </table:table-cell>
              <table:table-cell office:value-type="float" office:value="-3.46998400407776">
                <text:p>-3.46998400407776</text:p>
              </table:table-cell>
              <table:table-cell office:value-type="float" office:value="2952">
                <text:p>2952</text:p>
              </table:table-cell>
              <table:table-cell office:value-type="float" office:value="-3.63959247384993">
                <text:p>-3.639592473849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56">
                <text:p>2956</text:p>
              </table:table-cell>
              <table:table-cell office:value-type="float" office:value="-3.4512363012276">
                <text:p>-3.4512363012276</text:p>
              </table:table-cell>
              <table:table-cell office:value-type="float" office:value="2956">
                <text:p>2956</text:p>
              </table:table-cell>
              <table:table-cell office:value-type="float" office:value="-3.62468608113218">
                <text:p>-3.624686081132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60">
                <text:p>2960</text:p>
              </table:table-cell>
              <table:table-cell office:value-type="float" office:value="-3.43262740876655">
                <text:p>-3.43262740876655</text:p>
              </table:table-cell>
              <table:table-cell office:value-type="float" office:value="2960">
                <text:p>2960</text:p>
              </table:table-cell>
              <table:table-cell office:value-type="float" office:value="-3.61005077178751">
                <text:p>-3.610050771787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64">
                <text:p>2964</text:p>
              </table:table-cell>
              <table:table-cell office:value-type="float" office:value="-3.41415274334148">
                <text:p>-3.41415274334148</text:p>
              </table:table-cell>
              <table:table-cell office:value-type="float" office:value="2964">
                <text:p>2964</text:p>
              </table:table-cell>
              <table:table-cell office:value-type="float" office:value="-3.59568056049953">
                <text:p>-3.595680560499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68">
                <text:p>2968</text:p>
              </table:table-cell>
              <table:table-cell office:value-type="float" office:value="-3.39580878867016">
                <text:p>-3.39580878867016</text:p>
              </table:table-cell>
              <table:table-cell office:value-type="float" office:value="2968">
                <text:p>2968</text:p>
              </table:table-cell>
              <table:table-cell office:value-type="float" office:value="-3.58157006295423">
                <text:p>-3.581570062954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72">
                <text:p>2972</text:p>
              </table:table-cell>
              <table:table-cell office:value-type="float" office:value="-3.37759307629099">
                <text:p>-3.37759307629099</text:p>
              </table:table-cell>
              <table:table-cell office:value-type="float" office:value="2972">
                <text:p>2972</text:p>
              </table:table-cell>
              <table:table-cell office:value-type="float" office:value="-3.56771448377964">
                <text:p>-3.567714483779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76">
                <text:p>2976</text:p>
              </table:table-cell>
              <table:table-cell office:value-type="float" office:value="-3.35950416368586">
                <text:p>-3.35950416368586</text:p>
              </table:table-cell>
              <table:table-cell office:value-type="float" office:value="2976">
                <text:p>2976</text:p>
              </table:table-cell>
              <table:table-cell office:value-type="float" office:value="-3.55410960089534">
                <text:p>-3.554109600895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80">
                <text:p>2980</text:p>
              </table:table-cell>
              <table:table-cell office:value-type="float" office:value="-3.34154160983038">
                <text:p>-3.34154160983038</text:p>
              </table:table-cell>
              <table:table-cell office:value-type="float" office:value="2980">
                <text:p>2980</text:p>
              </table:table-cell>
              <table:table-cell office:value-type="float" office:value="-3.5407517463193">
                <text:p>-3.54075174631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84">
                <text:p>2984</text:p>
              </table:table-cell>
              <table:table-cell office:value-type="float" office:value="-3.32370594824001">
                <text:p>-3.32370594824001</text:p>
              </table:table-cell>
              <table:table-cell office:value-type="float" office:value="2984">
                <text:p>2984</text:p>
              </table:table-cell>
              <table:table-cell office:value-type="float" office:value="-3.52763778351245">
                <text:p>-3.527637783512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88">
                <text:p>2988</text:p>
              </table:table-cell>
              <table:table-cell office:value-type="float" office:value="-3.30599865759313">
                <text:p>-3.30599865759313</text:p>
              </table:table-cell>
              <table:table-cell office:value-type="float" office:value="2988">
                <text:p>2988</text:p>
              </table:table-cell>
              <table:table-cell office:value-type="float" office:value="-3.51476508137433">
                <text:p>-3.514765081374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92">
                <text:p>2992</text:p>
              </table:table-cell>
              <table:table-cell office:value-type="float" office:value="-3.28842213002492">
                <text:p>-3.28842213002492</text:p>
              </table:table-cell>
              <table:table-cell office:value-type="float" office:value="2992">
                <text:p>2992</text:p>
              </table:table-cell>
              <table:table-cell office:value-type="float" office:value="-3.50213148503453">
                <text:p>-3.502131485034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6">
                <text:p>2996</text:p>
              </table:table-cell>
              <table:table-cell office:value-type="float" office:value="-3.27097963719649">
                <text:p>-3.27097963719649</text:p>
              </table:table-cell>
              <table:table-cell office:value-type="float" office:value="2996">
                <text:p>2996</text:p>
              </table:table-cell>
              <table:table-cell office:value-type="float" office:value="-3.48973528361528">
                <text:p>-3.48973528361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0">
                <text:p>3000</text:p>
              </table:table-cell>
              <table:table-cell office:value-type="float" office:value="-3.25367529425405">
                <text:p>-3.25367529425405</text:p>
              </table:table-cell>
              <table:table-cell office:value-type="float" office:value="3000">
                <text:p>3000</text:p>
              </table:table-cell>
              <table:table-cell office:value-type="float" office:value="-3.47757517516889">
                <text:p>-3.477575175168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04">
                <text:p>3004</text:p>
              </table:table-cell>
              <table:table-cell office:value-type="float" office:value="-3.23651402180181">
                <text:p>-3.23651402180181</text:p>
              </table:table-cell>
              <table:table-cell office:value-type="float" office:value="3004">
                <text:p>3004</text:p>
              </table:table-cell>
              <table:table-cell office:value-type="float" office:value="-3.46565022902147">
                <text:p>-3.465650229021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08">
                <text:p>3008</text:p>
              </table:table-cell>
              <table:table-cell office:value-type="float" office:value="-3.21950150601985">
                <text:p>-3.21950150601985</text:p>
              </table:table-cell>
              <table:table-cell office:value-type="float" office:value="3008">
                <text:p>3008</text:p>
              </table:table-cell>
              <table:table-cell office:value-type="float" office:value="-3.45395984577871">
                <text:p>-3.453959845778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12">
                <text:p>3012</text:p>
              </table:table-cell>
              <table:table-cell office:value-type="float" office:value="-3.20264415706454">
                <text:p>-3.20264415706454</text:p>
              </table:table-cell>
              <table:table-cell office:value-type="float" office:value="3012">
                <text:p>3012</text:p>
              </table:table-cell>
              <table:table-cell office:value-type="float" office:value="-3.44250371527274">
                <text:p>-3.442503715272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16">
                <text:p>3016</text:p>
              </table:table-cell>
              <table:table-cell office:value-type="float" office:value="-3.18594906589463">
                <text:p>-3.18594906589463</text:p>
              </table:table-cell>
              <table:table-cell office:value-type="float" office:value="3016">
                <text:p>3016</text:p>
              </table:table-cell>
              <table:table-cell office:value-type="float" office:value="-3.43128177274926">
                <text:p>-3.431281772749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20">
                <text:p>3020</text:p>
              </table:table-cell>
              <table:table-cell office:value-type="float" office:value="-3.16942395966934">
                <text:p>-3.16942395966934</text:p>
              </table:table-cell>
              <table:table-cell office:value-type="float" office:value="3020">
                <text:p>3020</text:p>
              </table:table-cell>
              <table:table-cell office:value-type="float" office:value="-3.42029415361201">
                <text:p>-3.420294153612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24">
                <text:p>3024</text:p>
              </table:table-cell>
              <table:table-cell office:value-type="float" office:value="-3.15307715586804">
                <text:p>-3.15307715586804</text:p>
              </table:table-cell>
              <table:table-cell office:value-type="float" office:value="3024">
                <text:p>3024</text:p>
              </table:table-cell>
              <table:table-cell office:value-type="float" office:value="-3.40954114705695">
                <text:p>-3.409541147056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28">
                <text:p>3028</text:p>
              </table:table-cell>
              <table:table-cell office:value-type="float" office:value="-3.13691751528199">
                <text:p>-3.13691751528199</text:p>
              </table:table-cell>
              <table:table-cell office:value-type="float" office:value="3028">
                <text:p>3028</text:p>
              </table:table-cell>
              <table:table-cell office:value-type="float" office:value="-3.3990231489405">
                <text:p>-3.3990231489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32">
                <text:p>3032</text:p>
              </table:table-cell>
              <table:table-cell office:value-type="float" office:value="-3.1209543940292">
                <text:p>-3.1209543940292</text:p>
              </table:table-cell>
              <table:table-cell office:value-type="float" office:value="3032">
                <text:p>3032</text:p>
              </table:table-cell>
              <table:table-cell office:value-type="float" office:value="-3.38874061423648">
                <text:p>-3.388740614236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36">
                <text:p>3036</text:p>
              </table:table-cell>
              <table:table-cell office:value-type="float" office:value="-3.10519759474196">
                <text:p>-3.10519759474196</text:p>
              </table:table-cell>
              <table:table-cell office:value-type="float" office:value="3036">
                <text:p>3036</text:p>
              </table:table-cell>
              <table:table-cell office:value-type="float" office:value="-3.3786940094422">
                <text:p>-3.37869400944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40">
                <text:p>3040</text:p>
              </table:table-cell>
              <table:table-cell office:value-type="float" office:value="-3.08965731707538">
                <text:p>-3.08965731707538</text:p>
              </table:table-cell>
              <table:table-cell office:value-type="float" office:value="3040">
                <text:p>3040</text:p>
              </table:table-cell>
              <table:table-cell office:value-type="float" office:value="-3.3688837652988">
                <text:p>-3.36888376529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44">
                <text:p>3044</text:p>
              </table:table-cell>
              <table:table-cell office:value-type="float" office:value="-3.07434410768147">
                <text:p>-3.07434410768147</text:p>
              </table:table-cell>
              <table:table-cell office:value-type="float" office:value="3044">
                <text:p>3044</text:p>
              </table:table-cell>
              <table:table-cell office:value-type="float" office:value="-3.35931023019125">
                <text:p>-3.35931023019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8">
                <text:p>3048</text:p>
              </table:table-cell>
              <table:table-cell office:value-type="float" office:value="-3.05926880979003">
                <text:p>-3.05926880979003</text:p>
              </table:table-cell>
              <table:table-cell office:value-type="float" office:value="3048">
                <text:p>3048</text:p>
              </table:table-cell>
              <table:table-cell office:value-type="float" office:value="-3.34997362459211">
                <text:p>-3.34997362459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52">
                <text:p>3052</text:p>
              </table:table-cell>
              <table:table-cell office:value-type="float" office:value="-3.04444251253267">
                <text:p>-3.04444251253267</text:p>
              </table:table-cell>
              <table:table-cell office:value-type="float" office:value="3052">
                <text:p>3052</text:p>
              </table:table-cell>
              <table:table-cell office:value-type="float" office:value="-3.3408739969078">
                <text:p>-3.34087399690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56">
                <text:p>3056</text:p>
              </table:table-cell>
              <table:table-cell office:value-type="float" office:value="-3.02987650014082">
                <text:p>-3.02987650014082</text:p>
              </table:table-cell>
              <table:table-cell office:value-type="float" office:value="3056">
                <text:p>3056</text:p>
              </table:table-cell>
              <table:table-cell office:value-type="float" office:value="-3.33201118107923">
                <text:p>-3.332011181079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60">
                <text:p>3060</text:p>
              </table:table-cell>
              <table:table-cell office:value-type="float" office:value="-3.01558220114316">
                <text:p>-3.01558220114316</text:p>
              </table:table-cell>
              <table:table-cell office:value-type="float" office:value="3060">
                <text:p>3060</text:p>
              </table:table-cell>
              <table:table-cell office:value-type="float" office:value="-3.32338475627847">
                <text:p>-3.323384756278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64">
                <text:p>3064</text:p>
              </table:table-cell>
              <table:table-cell office:value-type="float" office:value="-3.00157113768066">
                <text:p>-3.00157113768066</text:p>
              </table:table-cell>
              <table:table-cell office:value-type="float" office:value="3064">
                <text:p>3064</text:p>
              </table:table-cell>
              <table:table-cell office:value-type="float" office:value="-3.31499400903003">
                <text:p>-3.314994009030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68">
                <text:p>3068</text:p>
              </table:table-cell>
              <table:table-cell office:value-type="float" office:value="-2.98785487505151">
                <text:p>-2.98785487505151</text:p>
              </table:table-cell>
              <table:table-cell office:value-type="float" office:value="3068">
                <text:p>3068</text:p>
              </table:table-cell>
              <table:table-cell office:value-type="float" office:value="-3.30683789807069">
                <text:p>-3.306837898070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72">
                <text:p>3072</text:p>
              </table:table-cell>
              <table:table-cell office:value-type="float" office:value="-2.9744449715904">
                <text:p>-2.9744449715904</text:p>
              </table:table-cell>
              <table:table-cell office:value-type="float" office:value="3072">
                <text:p>3072</text:p>
              </table:table-cell>
              <table:table-cell office:value-type="float" office:value="-3.29891502224408">
                <text:p>-3.29891502224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76">
                <text:p>3076</text:p>
              </table:table-cell>
              <table:table-cell office:value-type="float" office:value="-2.96135292898023">
                <text:p>-2.96135292898023</text:p>
              </table:table-cell>
              <table:table-cell office:value-type="float" office:value="3076">
                <text:p>3076</text:p>
              </table:table-cell>
              <table:table-cell office:value-type="float" office:value="-3.29122359170574">
                <text:p>-3.291223591705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80">
                <text:p>3080</text:p>
              </table:table-cell>
              <table:table-cell office:value-type="float" office:value="-2.94859014308618">
                <text:p>-2.94859014308618</text:p>
              </table:table-cell>
              <table:table-cell office:value-type="float" office:value="3080">
                <text:p>3080</text:p>
              </table:table-cell>
              <table:table-cell office:value-type="float" office:value="-3.28376140269358">
                <text:p>-3.283761402693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84">
                <text:p>3084</text:p>
              </table:table-cell>
              <table:table-cell office:value-type="float" office:value="-2.93616785539581">
                <text:p>-2.93616785539581</text:p>
              </table:table-cell>
              <table:table-cell office:value-type="float" office:value="3084">
                <text:p>3084</text:p>
              </table:table-cell>
              <table:table-cell office:value-type="float" office:value="-3.276525816093">
                <text:p>-3.2765258160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88">
                <text:p>3088</text:p>
              </table:table-cell>
              <table:table-cell office:value-type="float" office:value="-2.92409710514116">
                <text:p>-2.92409710514116</text:p>
              </table:table-cell>
              <table:table-cell office:value-type="float" office:value="3088">
                <text:p>3088</text:p>
              </table:table-cell>
              <table:table-cell office:value-type="float" office:value="-3.26951374000107">
                <text:p>-3.2695137400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92">
                <text:p>3092</text:p>
              </table:table-cell>
              <table:table-cell office:value-type="float" office:value="-2.91238868217264">
                <text:p>-2.91238868217264</text:p>
              </table:table-cell>
              <table:table-cell office:value-type="float" office:value="3092">
                <text:p>3092</text:p>
              </table:table-cell>
              <table:table-cell office:value-type="float" office:value="-3.26272161646548">
                <text:p>-3.262721616465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96">
                <text:p>3096</text:p>
              </table:table-cell>
              <table:table-cell office:value-type="float" office:value="-2.9010530806476">
                <text:p>-2.9010530806476</text:p>
              </table:table-cell>
              <table:table-cell office:value-type="float" office:value="3096">
                <text:p>3096</text:p>
              </table:table-cell>
              <table:table-cell office:value-type="float" office:value="-3.2561454125442">
                <text:p>-3.25614541254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00">
                <text:p>3100</text:p>
              </table:table-cell>
              <table:table-cell office:value-type="float" office:value="-2.89010045359074">
                <text:p>-2.89010045359074</text:p>
              </table:table-cell>
              <table:table-cell office:value-type="float" office:value="3100">
                <text:p>3100</text:p>
              </table:table-cell>
              <table:table-cell office:value-type="float" office:value="-3.2497806158012">
                <text:p>-3.24978061580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04">
                <text:p>3104</text:p>
              </table:table-cell>
              <table:table-cell office:value-type="float" office:value="-2.87954056837819">
                <text:p>-2.87954056837819</text:p>
              </table:table-cell>
              <table:table-cell office:value-type="float" office:value="3104">
                <text:p>3104</text:p>
              </table:table-cell>
              <table:table-cell office:value-type="float" office:value="-3.24362223431978">
                <text:p>-3.243622234319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08">
                <text:p>3108</text:p>
              </table:table-cell>
              <table:table-cell office:value-type="float" office:value="-2.86938276319184">
                <text:p>-2.86938276319184</text:p>
              </table:table-cell>
              <table:table-cell office:value-type="float" office:value="3108">
                <text:p>3108</text:p>
              </table:table-cell>
              <table:table-cell office:value-type="float" office:value="-3.23766480128196">
                <text:p>-3.237664801281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12">
                <text:p>3112</text:p>
              </table:table-cell>
              <table:table-cell office:value-type="float" office:value="-2.85963590448629">
                <text:p>-2.85963590448629</text:p>
              </table:table-cell>
              <table:table-cell office:value-type="float" office:value="3112">
                <text:p>3112</text:p>
              </table:table-cell>
              <table:table-cell office:value-type="float" office:value="-3.23190238412622">
                <text:p>-3.231902384126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16">
                <text:p>3116</text:p>
              </table:table-cell>
              <table:table-cell office:value-type="float" office:value="-2.85030834550745">
                <text:p>-2.85030834550745</text:p>
              </table:table-cell>
              <table:table-cell office:value-type="float" office:value="3116">
                <text:p>3116</text:p>
              </table:table-cell>
              <table:table-cell office:value-type="float" office:value="-3.22632859826045">
                <text:p>-3.22632859826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20">
                <text:p>3120</text:p>
              </table:table-cell>
              <table:table-cell office:value-type="float" office:value="-2.84140788589848">
                <text:p>-2.84140788589848</text:p>
              </table:table-cell>
              <table:table-cell office:value-type="float" office:value="3120">
                <text:p>3120</text:p>
              </table:table-cell>
              <table:table-cell office:value-type="float" office:value="-3.22093662526942">
                <text:p>-3.220936625269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24">
                <text:p>3124</text:p>
              </table:table-cell>
              <table:table-cell office:value-type="float" office:value="-2.83294173242681">
                <text:p>-2.83294173242681</text:p>
              </table:table-cell>
              <table:table-cell office:value-type="float" office:value="3124">
                <text:p>3124</text:p>
              </table:table-cell>
              <table:table-cell office:value-type="float" office:value="-3.21571923551869">
                <text:p>-3.215719235518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28">
                <text:p>3128</text:p>
              </table:table-cell>
              <table:table-cell office:value-type="float" office:value="-2.82491646086488">
                <text:p>-2.82491646086488</text:p>
              </table:table-cell>
              <table:table-cell office:value-type="float" office:value="3128">
                <text:p>3128</text:p>
              </table:table-cell>
              <table:table-cell office:value-type="float" office:value="-3.21066881501903">
                <text:p>-3.210668815019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32">
                <text:p>3132</text:p>
              </table:table-cell>
              <table:table-cell office:value-type="float" office:value="-2.81733797905614">
                <text:p>-2.81733797905614</text:p>
              </table:table-cell>
              <table:table-cell office:value-type="float" office:value="3132">
                <text:p>3132</text:p>
              </table:table-cell>
              <table:table-cell office:value-type="float" office:value="-3.20577739637744">
                <text:p>-3.205777396377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36">
                <text:p>3136</text:p>
              </table:table-cell>
              <table:table-cell office:value-type="float" office:value="-2.81021149119848">
                <text:p>-2.81021149119848</text:p>
              </table:table-cell>
              <table:table-cell office:value-type="float" office:value="3136">
                <text:p>3136</text:p>
              </table:table-cell>
              <table:table-cell office:value-type="float" office:value="-3.20103669362257">
                <text:p>-3.201036693622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40">
                <text:p>3140</text:p>
              </table:table-cell>
              <table:table-cell office:value-type="float" office:value="-2.80354146337842">
                <text:p>-2.80354146337842</text:p>
              </table:table-cell>
              <table:table-cell office:value-type="float" office:value="3140">
                <text:p>3140</text:p>
              </table:table-cell>
              <table:table-cell office:value-type="float" office:value="-3.19643814065593">
                <text:p>-3.196438140655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44">
                <text:p>3144</text:p>
              </table:table-cell>
              <table:table-cell office:value-type="float" office:value="-2.79733159039109">
                <text:p>-2.79733159039109</text:p>
              </table:table-cell>
              <table:table-cell office:value-type="float" office:value="3144">
                <text:p>3144</text:p>
              </table:table-cell>
              <table:table-cell office:value-type="float" office:value="-3.19197293304299">
                <text:p>-3.191972933042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48">
                <text:p>3148</text:p>
              </table:table-cell>
              <table:table-cell office:value-type="float" office:value="-2.79158476388377">
                <text:p>-2.79158476388377</text:p>
              </table:table-cell>
              <table:table-cell office:value-type="float" office:value="3148">
                <text:p>3148</text:p>
              </table:table-cell>
              <table:table-cell office:value-type="float" office:value="-3.18763207282328">
                <text:p>-3.187632072823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52">
                <text:p>3152</text:p>
              </table:table-cell>
              <table:table-cell office:value-type="float" office:value="-2.78630304186485">
                <text:p>-2.78630304186485</text:p>
              </table:table-cell>
              <table:table-cell office:value-type="float" office:value="3152">
                <text:p>3152</text:p>
              </table:table-cell>
              <table:table-cell office:value-type="float" office:value="-3.18340641598498">
                <text:p>-3.183406415984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56">
                <text:p>3156</text:p>
              </table:table-cell>
              <table:table-cell office:value-type="float" office:value="-2.78148761962357">
                <text:p>-2.78148761962357</text:p>
              </table:table-cell>
              <table:table-cell office:value-type="float" office:value="3156">
                <text:p>3156</text:p>
              </table:table-cell>
              <table:table-cell office:value-type="float" office:value="-3.17928672221698">
                <text:p>-3.179286722216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60">
                <text:p>3160</text:p>
              </table:table-cell>
              <table:table-cell office:value-type="float" office:value="-2.77713880211195">
                <text:p>-2.77713880211195</text:p>
              </table:table-cell>
              <table:table-cell office:value-type="float" office:value="3160">
                <text:p>3160</text:p>
              </table:table-cell>
              <table:table-cell office:value-type="float" office:value="-3.17526370652277">
                <text:p>-3.175263706522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64">
                <text:p>3164</text:p>
              </table:table-cell>
              <table:table-cell office:value-type="float" office:value="-2.77325597784529">
                <text:p>-2.77325597784529</text:p>
              </table:table-cell>
              <table:table-cell office:value-type="float" office:value="3164">
                <text:p>3164</text:p>
              </table:table-cell>
              <table:table-cell office:value-type="float" office:value="-3.17132809225285">
                <text:p>-3.171328092252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68">
                <text:p>3168</text:p>
              </table:table-cell>
              <table:table-cell office:value-type="float" office:value="-2.76983759438523">
                <text:p>-2.76983759438523</text:p>
              </table:table-cell>
              <table:table-cell office:value-type="float" office:value="3168">
                <text:p>3168</text:p>
              </table:table-cell>
              <table:table-cell office:value-type="float" office:value="-3.16747066508847">
                <text:p>-3.167470665088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72">
                <text:p>3172</text:p>
              </table:table-cell>
              <table:table-cell office:value-type="float" office:value="-2.76688113547518">
                <text:p>-2.76688113547518</text:p>
              </table:table-cell>
              <table:table-cell office:value-type="float" office:value="3172">
                <text:p>3172</text:p>
              </table:table-cell>
              <table:table-cell office:value-type="float" office:value="-3.16368232749028">
                <text:p>-3.163682327490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76">
                <text:p>3176</text:p>
              </table:table-cell>
              <table:table-cell office:value-type="float" office:value="-2.764383099907">
                <text:p>-2.764383099907</text:p>
              </table:table-cell>
              <table:table-cell office:value-type="float" office:value="3176">
                <text:p>3176</text:p>
              </table:table-cell>
              <table:table-cell office:value-type="float" office:value="-3.15995415310748">
                <text:p>-3.159954153107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80">
                <text:p>3180</text:p>
              </table:table-cell>
              <table:table-cell office:value-type="float" office:value="-2.76233898220508">
                <text:p>-2.76233898220508</text:p>
              </table:table-cell>
              <table:table-cell office:value-type="float" office:value="3180">
                <text:p>3180</text:p>
              </table:table-cell>
              <table:table-cell office:value-type="float" office:value="-3.156277440632">
                <text:p>-3.1562774406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84">
                <text:p>3184</text:p>
              </table:table-cell>
              <table:table-cell office:value-type="float" office:value="-2.76074325522317">
                <text:p>-2.76074325522317</text:p>
              </table:table-cell>
              <table:table-cell office:value-type="float" office:value="3184">
                <text:p>3184</text:p>
              </table:table-cell>
              <table:table-cell office:value-type="float" office:value="-3.15264376657426">
                <text:p>-3.152643766574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88">
                <text:p>3188</text:p>
              </table:table-cell>
              <table:table-cell office:value-type="float" office:value="-2.75958935475765">
                <text:p>-2.75958935475765</text:p>
              </table:table-cell>
              <table:table-cell office:value-type="float" office:value="3188">
                <text:p>3188</text:p>
              </table:table-cell>
              <table:table-cell office:value-type="float" office:value="-3.14904503643339">
                <text:p>-3.149045036433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192">
                <text:p>3192</text:p>
              </table:table-cell>
              <table:table-cell office:value-type="float" office:value="-2.7588696662912">
                <text:p>-2.7588696662912</text:p>
              </table:table-cell>
              <table:table-cell office:value-type="float" office:value="3192">
                <text:p>3192</text:p>
              </table:table-cell>
              <table:table-cell office:value-type="float" office:value="-3.14547353373836">
                <text:p>-3.145473533738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96">
                <text:p>3196</text:p>
              </table:table-cell>
              <table:table-cell office:value-type="float" office:value="-2.75857551398839">
                <text:p>-2.75857551398839</text:p>
              </table:table-cell>
              <table:table-cell office:value-type="float" office:value="3196">
                <text:p>3196</text:p>
              </table:table-cell>
              <table:table-cell office:value-type="float" office:value="-3.14192196644272">
                <text:p>-3.141921966442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00">
                <text:p>3200</text:p>
              </table:table-cell>
              <table:table-cell office:value-type="float" office:value="-2.75869715207581">
                <text:p>-2.75869715207581</text:p>
              </table:table-cell>
              <table:table-cell office:value-type="float" office:value="3200">
                <text:p>3200</text:p>
              </table:table-cell>
              <table:table-cell office:value-type="float" office:value="-3.13838351016896">
                <text:p>-3.138383510168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04">
                <text:p>3204</text:p>
              </table:table-cell>
              <table:table-cell office:value-type="float" office:value="-2.75922375874677">
                <text:p>-2.75922375874677</text:p>
              </table:table-cell>
              <table:table-cell office:value-type="float" office:value="3204">
                <text:p>3204</text:p>
              </table:table-cell>
              <table:table-cell office:value-type="float" office:value="-3.13485184781676">
                <text:p>-3.134851847816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08">
                <text:p>3208</text:p>
              </table:table-cell>
              <table:table-cell office:value-type="float" office:value="-2.76014343274036">
                <text:p>-2.76014343274036</text:p>
              </table:table-cell>
              <table:table-cell office:value-type="float" office:value="3208">
                <text:p>3208</text:p>
              </table:table-cell>
              <table:table-cell office:value-type="float" office:value="-3.13132120507299">
                <text:p>-3.131321205072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12">
                <text:p>3212</text:p>
              </table:table-cell>
              <table:table-cell office:value-type="float" office:value="-2.7614431927524">
                <text:p>-2.7614431927524</text:p>
              </table:table-cell>
              <table:table-cell office:value-type="float" office:value="3212">
                <text:p>3212</text:p>
              </table:table-cell>
              <table:table-cell office:value-type="float" office:value="-3.12778638139063">
                <text:p>-3.127786381390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16">
                <text:p>3216</text:p>
              </table:table-cell>
              <table:table-cell office:value-type="float" office:value="-2.76310897984338">
                <text:p>-2.76310897984338</text:p>
              </table:table-cell>
              <table:table-cell office:value-type="float" office:value="3216">
                <text:p>3216</text:p>
              </table:table-cell>
              <table:table-cell office:value-type="float" office:value="-3.12424277603726">
                <text:p>-3.124242776037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20">
                <text:p>3220</text:p>
              </table:table-cell>
              <table:table-cell office:value-type="float" office:value="-2.7651256630151">
                <text:p>-2.7651256630151</text:p>
              </table:table-cell>
              <table:table-cell office:value-type="float" office:value="3220">
                <text:p>3220</text:p>
              </table:table-cell>
              <table:table-cell office:value-type="float" office:value="-3.12068640885407">
                <text:p>-3.120686408854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24">
                <text:p>3224</text:p>
              </table:table-cell>
              <table:table-cell office:value-type="float" office:value="-2.76747704813311">
                <text:p>-2.76747704813311</text:p>
              </table:table-cell>
              <table:table-cell office:value-type="float" office:value="3224">
                <text:p>3224</text:p>
              </table:table-cell>
              <table:table-cell office:value-type="float" office:value="-3.11711393540938">
                <text:p>-3.117113935409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28">
                <text:p>3228</text:p>
              </table:table-cell>
              <table:table-cell office:value-type="float" office:value="-2.770145890377">
                <text:p>-2.770145890377</text:p>
              </table:table-cell>
              <table:table-cell office:value-type="float" office:value="3228">
                <text:p>3228</text:p>
              </table:table-cell>
              <table:table-cell office:value-type="float" office:value="-3.11352265627868">
                <text:p>-3.113522656278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32">
                <text:p>3232</text:p>
              </table:table-cell>
              <table:table-cell office:value-type="float" office:value="-2.77311391040197">
                <text:p>-2.77311391040197</text:p>
              </table:table-cell>
              <table:table-cell office:value-type="float" office:value="3232">
                <text:p>3232</text:p>
              </table:table-cell>
              <table:table-cell office:value-type="float" office:value="-3.10991052023622">
                <text:p>-3.109910520236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236">
                <text:p>3236</text:p>
              </table:table-cell>
              <table:table-cell office:value-type="float" office:value="-2.77636181439712">
                <text:p>-2.77636181439712</text:p>
              </table:table-cell>
              <table:table-cell office:value-type="float" office:value="3236">
                <text:p>3236</text:p>
              </table:table-cell>
              <table:table-cell office:value-type="float" office:value="-3.10627612119628">
                <text:p>-3.106276121196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40">
                <text:p>3240</text:p>
              </table:table-cell>
              <table:table-cell office:value-type="float" office:value="-2.77986931822476">
                <text:p>-2.77986931822476</text:p>
              </table:table-cell>
              <table:table-cell office:value-type="float" office:value="3240">
                <text:p>3240</text:p>
              </table:table-cell>
              <table:table-cell office:value-type="float" office:value="-3.10261868880305">
                <text:p>-3.102618688803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44">
                <text:p>3244</text:p>
              </table:table-cell>
              <table:table-cell office:value-type="float" office:value="-2.78361517582057">
                <text:p>-2.78361517582057</text:p>
              </table:table-cell>
              <table:table-cell office:value-type="float" office:value="3244">
                <text:p>3244</text:p>
              </table:table-cell>
              <table:table-cell office:value-type="float" office:value="-3.09893807262515">
                <text:p>-3.098938072625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48">
                <text:p>3248</text:p>
              </table:table-cell>
              <table:table-cell office:value-type="float" office:value="-2.78757721203006">
                <text:p>-2.78757721203006</text:p>
              </table:table-cell>
              <table:table-cell office:value-type="float" office:value="3248">
                <text:p>3248</text:p>
              </table:table-cell>
              <table:table-cell office:value-type="float" office:value="-3.09523471997497">
                <text:p>-3.09523471997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52">
                <text:p>3252</text:p>
              </table:table-cell>
              <table:table-cell office:value-type="float" office:value="-2.79173236004729">
                <text:p>-2.79173236004729</text:p>
              </table:table-cell>
              <table:table-cell office:value-type="float" office:value="3252">
                <text:p>3252</text:p>
              </table:table-cell>
              <table:table-cell office:value-type="float" office:value="-3.09150964743391">
                <text:p>-3.091509647433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56">
                <text:p>3256</text:p>
              </table:table-cell>
              <table:table-cell office:value-type="float" office:value="-2.79605670361005">
                <text:p>-2.79605670361005</text:p>
              </table:table-cell>
              <table:table-cell office:value-type="float" office:value="3256">
                <text:p>3256</text:p>
              </table:table-cell>
              <table:table-cell office:value-type="float" office:value="-3.08776440622769">
                <text:p>-3.087764406227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60">
                <text:p>3260</text:p>
              </table:table-cell>
              <table:table-cell office:value-type="float" office:value="-2.80052552409222">
                <text:p>-2.80052552409222</text:p>
              </table:table-cell>
              <table:table-cell office:value-type="float" office:value="3260">
                <text:p>3260</text:p>
              </table:table-cell>
              <table:table-cell office:value-type="float" office:value="-3.08400104165839">
                <text:p>-3.084001041658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64">
                <text:p>3264</text:p>
              </table:table-cell>
              <table:table-cell office:value-type="float" office:value="-2.80511335261417">
                <text:p>-2.80511335261417</text:p>
              </table:table-cell>
              <table:table-cell office:value-type="float" office:value="3264">
                <text:p>3264</text:p>
              </table:table-cell>
              <table:table-cell office:value-type="float" office:value="-3.08022204686061">
                <text:p>-3.080222046860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268">
                <text:p>3268</text:p>
              </table:table-cell>
              <table:table-cell office:value-type="float" office:value="-2.80979402727187">
                <text:p>-2.80979402727187</text:p>
              </table:table-cell>
              <table:table-cell office:value-type="float" office:value="3268">
                <text:p>3268</text:p>
              </table:table-cell>
              <table:table-cell office:value-type="float" office:value="-3.07643031120863">
                <text:p>-3.076430311208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72">
                <text:p>3272</text:p>
              </table:table-cell>
              <table:table-cell office:value-type="float" office:value="-2.81454075555981">
                <text:p>-2.81454075555981</text:p>
              </table:table-cell>
              <table:table-cell office:value-type="float" office:value="3272">
                <text:p>3272</text:p>
              </table:table-cell>
              <table:table-cell office:value-type="float" office:value="-3.07262906375828">
                <text:p>-3.072629063758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276">
                <text:p>3276</text:p>
              </table:table-cell>
              <table:table-cell office:value-type="float" office:value="-2.81932618203295">
                <text:p>-2.81932618203295</text:p>
              </table:table-cell>
              <table:table-cell office:value-type="float" office:value="3276">
                <text:p>3276</text:p>
              </table:table-cell>
              <table:table-cell office:value-type="float" office:value="-3.06882181216131">
                <text:p>-3.06882181216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280">
                <text:p>3280</text:p>
              </table:table-cell>
              <table:table-cell office:value-type="float" office:value="-2.82412246122182">
                <text:p>-2.82412246122182</text:p>
              </table:table-cell>
              <table:table-cell office:value-type="float" office:value="3280">
                <text:p>3280</text:p>
              </table:table-cell>
              <table:table-cell office:value-type="float" office:value="-3.06501227754176">
                <text:p>-3.065012277541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84">
                <text:p>3284</text:p>
              </table:table-cell>
              <table:table-cell office:value-type="float" office:value="-2.8289013357769">
                <text:p>-2.8289013357769</text:p>
              </table:table-cell>
              <table:table-cell office:value-type="float" office:value="3284">
                <text:p>3284</text:p>
              </table:table-cell>
              <table:table-cell office:value-type="float" office:value="-3.06120432586848">
                <text:p>-3.061204325868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88">
                <text:p>3288</text:p>
              </table:table-cell>
              <table:table-cell office:value-type="float" office:value="-2.83363421977936">
                <text:p>-2.83363421977936</text:p>
              </table:table-cell>
              <table:table-cell office:value-type="float" office:value="3288">
                <text:p>3288</text:p>
              </table:table-cell>
              <table:table-cell office:value-type="float" office:value="-3.05740189640307">
                <text:p>-3.05740189640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92">
                <text:p>3292</text:p>
              </table:table-cell>
              <table:table-cell office:value-type="float" office:value="-2.83829228711119">
                <text:p>-2.83829228711119</text:p>
              </table:table-cell>
              <table:table-cell office:value-type="float" office:value="3292">
                <text:p>3292</text:p>
              </table:table-cell>
              <table:table-cell office:value-type="float" office:value="-3.05360892783912">
                <text:p>-3.053608927839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96">
                <text:p>3296</text:p>
              </table:table-cell>
              <table:table-cell office:value-type="float" office:value="-2.8428465647313">
                <text:p>-2.8428465647313</text:p>
              </table:table-cell>
              <table:table-cell office:value-type="float" office:value="3296">
                <text:p>3296</text:p>
              </table:table-cell>
              <table:table-cell office:value-type="float" office:value="-3.04982928278172">
                <text:p>-3.049829282781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00">
                <text:p>3300</text:p>
              </table:table-cell>
              <table:table-cell office:value-type="float" office:value="-2.8472680306545">
                <text:p>-2.8472680306545</text:p>
              </table:table-cell>
              <table:table-cell office:value-type="float" office:value="3300">
                <text:p>3300</text:p>
              </table:table-cell>
              <table:table-cell office:value-type="float" office:value="-3.04606667124516">
                <text:p>-3.046066671245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304">
                <text:p>3304</text:p>
              </table:table-cell>
              <table:table-cell office:value-type="float" office:value="-2.85152771637793">
                <text:p>-2.85152771637793</text:p>
              </table:table-cell>
              <table:table-cell office:value-type="float" office:value="3304">
                <text:p>3304</text:p>
              </table:table-cell>
              <table:table-cell office:value-type="float" office:value="-3.04232457386856">
                <text:p>-3.042324573868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08">
                <text:p>3308</text:p>
              </table:table-cell>
              <table:table-cell office:value-type="float" office:value="-2.8555968134461">
                <text:p>-2.8555968134461</text:p>
              </table:table-cell>
              <table:table-cell office:value-type="float" office:value="3308">
                <text:p>3308</text:p>
              </table:table-cell>
              <table:table-cell office:value-type="float" office:value="-3.03860616556749">
                <text:p>-3.038606165567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12">
                <text:p>3312</text:p>
              </table:table-cell>
              <table:table-cell office:value-type="float" office:value="-2.85944678378944">
                <text:p>-2.85944678378944</text:p>
              </table:table-cell>
              <table:table-cell office:value-type="float" office:value="3312">
                <text:p>3312</text:p>
              </table:table-cell>
              <table:table-cell office:value-type="float" office:value="-3.03491424035">
                <text:p>-3.034914240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16">
                <text:p>3316</text:p>
              </table:table-cell>
              <table:table-cell office:value-type="float" office:value="-2.86304947341582">
                <text:p>-2.86304947341582</text:p>
              </table:table-cell>
              <table:table-cell office:value-type="float" office:value="3316">
                <text:p>3316</text:p>
              </table:table-cell>
              <table:table-cell office:value-type="float" office:value="-3.03125113803347">
                <text:p>-3.031251138033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20">
                <text:p>3320</text:p>
              </table:table-cell>
              <table:table-cell office:value-type="float" office:value="-2.86637722897858">
                <text:p>-2.86637722897858</text:p>
              </table:table-cell>
              <table:table-cell office:value-type="float" office:value="3320">
                <text:p>3320</text:p>
              </table:table-cell>
              <table:table-cell office:value-type="float" office:value="-3.02761867359764">
                <text:p>-3.027618673597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24">
                <text:p>3324</text:p>
              </table:table-cell>
              <table:table-cell office:value-type="float" office:value="-2.86940301668829">
                <text:p>-2.86940301668829</text:p>
              </table:table-cell>
              <table:table-cell office:value-type="float" office:value="3324">
                <text:p>3324</text:p>
              </table:table-cell>
              <table:table-cell office:value-type="float" office:value="-3.02401806990489">
                <text:p>-3.024018069904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28">
                <text:p>3328</text:p>
              </table:table-cell>
              <table:table-cell office:value-type="float" office:value="-2.87210054298422">
                <text:p>-2.87210054298422</text:p>
              </table:table-cell>
              <table:table-cell office:value-type="float" office:value="3328">
                <text:p>3328</text:p>
              </table:table-cell>
              <table:table-cell office:value-type="float" office:value="-3.02044989450838">
                <text:p>-3.02044989450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32">
                <text:p>3332</text:p>
              </table:table-cell>
              <table:table-cell office:value-type="float" office:value="-2.87444437632834">
                <text:p>-2.87444437632834</text:p>
              </table:table-cell>
              <table:table-cell office:value-type="float" office:value="3332">
                <text:p>3332</text:p>
              </table:table-cell>
              <table:table-cell office:value-type="float" office:value="-3.01691400125078">
                <text:p>-3.016914001250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36">
                <text:p>3336</text:p>
              </table:table-cell>
              <table:table-cell office:value-type="float" office:value="-2.87641006944005">
                <text:p>-2.87641006944005</text:p>
              </table:table-cell>
              <table:table-cell office:value-type="float" office:value="3336">
                <text:p>3336</text:p>
              </table:table-cell>
              <table:table-cell office:value-type="float" office:value="-3.013409477336">
                <text:p>-3.0134094773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40">
                <text:p>3340</text:p>
              </table:table-cell>
              <table:table-cell office:value-type="float" office:value="-2.87797428124609">
                <text:p>-2.87797428124609</text:p>
              </table:table-cell>
              <table:table-cell office:value-type="float" office:value="3340">
                <text:p>3340</text:p>
              </table:table-cell>
              <table:table-cell office:value-type="float" office:value="-3.00993459652697">
                <text:p>-3.009934596526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44">
                <text:p>3344</text:p>
              </table:table-cell>
              <table:table-cell office:value-type="float" office:value="-2.87911489778394">
                <text:p>-2.87911489778394</text:p>
              </table:table-cell>
              <table:table-cell office:value-type="float" office:value="3344">
                <text:p>3344</text:p>
              </table:table-cell>
              <table:table-cell office:value-type="float" office:value="-3.00648677908976">
                <text:p>-3.006486779089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48">
                <text:p>3348</text:p>
              </table:table-cell>
              <table:table-cell office:value-type="float" office:value="-2.87981115126733">
                <text:p>-2.87981115126733</text:p>
              </table:table-cell>
              <table:table-cell office:value-type="float" office:value="3348">
                <text:p>3348</text:p>
              </table:table-cell>
              <table:table-cell office:value-type="float" office:value="-3.0030625590652">
                <text:p>-3.00306255906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52">
                <text:p>3352</text:p>
              </table:table-cell>
              <table:table-cell office:value-type="float" office:value="-2.88004373649926">
                <text:p>-2.88004373649926</text:p>
              </table:table-cell>
              <table:table-cell office:value-type="float" office:value="3352">
                <text:p>3352</text:p>
              </table:table-cell>
              <table:table-cell office:value-type="float" office:value="-2.99965755940347">
                <text:p>-2.999657559403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356">
                <text:p>3356</text:p>
              </table:table-cell>
              <table:table-cell office:value-type="float" office:value="-2.87979492380405">
                <text:p>-2.87979492380405</text:p>
              </table:table-cell>
              <table:table-cell office:value-type="float" office:value="3356">
                <text:p>3356</text:p>
              </table:table-cell>
              <table:table-cell office:value-type="float" office:value="-2.99626647544744">
                <text:p>-2.996266475447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60">
                <text:p>3360</text:p>
              </table:table-cell>
              <table:table-cell office:value-type="float" office:value="-2.87904866764462">
                <text:p>-2.87904866764462</text:p>
              </table:table-cell>
              <table:table-cell office:value-type="float" office:value="3360">
                <text:p>3360</text:p>
              </table:table-cell>
              <table:table-cell office:value-type="float" office:value="-2.9928830671934">
                <text:p>-2.99288306719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64">
                <text:p>3364</text:p>
              </table:table-cell>
              <table:table-cell office:value-type="float" office:value="-2.87779071009484">
                <text:p>-2.87779071009484</text:p>
              </table:table-cell>
              <table:table-cell office:value-type="float" office:value="3364">
                <text:p>3364</text:p>
              </table:table-cell>
              <table:table-cell office:value-type="float" office:value="-2.98950016069656">
                <text:p>-2.989500160696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368">
                <text:p>3368</text:p>
              </table:table-cell>
              <table:table-cell office:value-type="float" office:value="-2.87600867835144">
                <text:p>-2.87600867835144</text:p>
              </table:table-cell>
              <table:table-cell office:value-type="float" office:value="3368">
                <text:p>3368</text:p>
              </table:table-cell>
              <table:table-cell office:value-type="float" office:value="-2.98610965892039">
                <text:p>-2.986109658920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72">
                <text:p>3372</text:p>
              </table:table-cell>
              <table:table-cell office:value-type="float" office:value="-2.87369217549386">
                <text:p>-2.87369217549386</text:p>
              </table:table-cell>
              <table:table-cell office:value-type="float" office:value="3372">
                <text:p>3372</text:p>
              </table:table-cell>
              <table:table-cell office:value-type="float" office:value="-2.98270256225637">
                <text:p>-2.982702562256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376">
                <text:p>3376</text:p>
              </table:table-cell>
              <table:table-cell office:value-type="float" office:value="-2.87083286373403">
                <text:p>-2.87083286373403</text:p>
              </table:table-cell>
              <table:table-cell office:value-type="float" office:value="3376">
                <text:p>3376</text:p>
              </table:table-cell>
              <table:table-cell office:value-type="float" office:value="-2.97926899886166">
                <text:p>-2.979268998861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80">
                <text:p>3380</text:p>
              </table:table-cell>
              <table:table-cell office:value-type="float" office:value="-2.8674245394441">
                <text:p>-2.8674245394441</text:p>
              </table:table-cell>
              <table:table-cell office:value-type="float" office:value="3380">
                <text:p>3380</text:p>
              </table:table-cell>
              <table:table-cell office:value-type="float" office:value="-2.97579826487945">
                <text:p>-2.975798264879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84">
                <text:p>3384</text:p>
              </table:table-cell>
              <table:table-cell office:value-type="float" office:value="-2.86346319930187">
                <text:p>-2.86346319930187</text:p>
              </table:table-cell>
              <table:table-cell office:value-type="float" office:value="3384">
                <text:p>3384</text:p>
              </table:table-cell>
              <table:table-cell office:value-type="float" office:value="-2.97227887451751">
                <text:p>-2.972278874517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88">
                <text:p>3388</text:p>
              </table:table-cell>
              <table:table-cell office:value-type="float" office:value="-2.85894709695914">
                <text:p>-2.85894709695914</text:p>
              </table:table-cell>
              <table:table-cell office:value-type="float" office:value="3388">
                <text:p>3388</text:p>
              </table:table-cell>
              <table:table-cell office:value-type="float" office:value="-2.96869861986811">
                <text:p>-2.968698619868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92">
                <text:p>3392</text:p>
              </table:table-cell>
              <table:table-cell office:value-type="float" office:value="-2.85387678970668">
                <text:p>-2.85387678970668</text:p>
              </table:table-cell>
              <table:table-cell office:value-type="float" office:value="3392">
                <text:p>3392</text:p>
              </table:table-cell>
              <table:table-cell office:value-type="float" office:value="-2.96504464025588">
                <text:p>-2.965044640255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96">
                <text:p>3396</text:p>
              </table:table-cell>
              <table:table-cell office:value-type="float" office:value="-2.848255174691">
                <text:p>-2.848255174691</text:p>
              </table:table-cell>
              <table:table-cell office:value-type="float" office:value="3396">
                <text:p>3396</text:p>
              </table:table-cell>
              <table:table-cell office:value-type="float" office:value="-2.96130350080021">
                <text:p>-2.961303500800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400">
                <text:p>3400</text:p>
              </table:table-cell>
              <table:table-cell office:value-type="float" office:value="-2.84208751432148">
                <text:p>-2.84208751432148</text:p>
              </table:table-cell>
              <table:table-cell office:value-type="float" office:value="3400">
                <text:p>3400</text:p>
              </table:table-cell>
              <table:table-cell office:value-type="float" office:value="-2.95746127977599">
                <text:p>-2.957461279775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04">
                <text:p>3404</text:p>
              </table:table-cell>
              <table:table-cell office:value-type="float" office:value="-2.83538145059528">
                <text:p>-2.83538145059528</text:p>
              </table:table-cell>
              <table:table-cell office:value-type="float" office:value="3404">
                <text:p>3404</text:p>
              </table:table-cell>
              <table:table-cell office:value-type="float" office:value="-2.95350366425365">
                <text:p>-2.953503664253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08">
                <text:p>3408</text:p>
              </table:table-cell>
              <table:table-cell office:value-type="float" office:value="-2.82814700816392">
                <text:p>-2.82814700816392</text:p>
              </table:table-cell>
              <table:table-cell office:value-type="float" office:value="3408">
                <text:p>3408</text:p>
              </table:table-cell>
              <table:table-cell office:value-type="float" office:value="-2.94941605339369">
                <text:p>-2.949416053393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12">
                <text:p>3412</text:p>
              </table:table-cell>
              <table:table-cell office:value-type="float" office:value="-2.82039658605683">
                <text:p>-2.82039658605683</text:p>
              </table:table-cell>
              <table:table-cell office:value-type="float" office:value="3412">
                <text:p>3412</text:p>
              </table:table-cell>
              <table:table-cell office:value-type="float" office:value="-2.94518366866833">
                <text:p>-2.945183668668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16">
                <text:p>3416</text:p>
              </table:table-cell>
              <table:table-cell office:value-type="float" office:value="-2.81214493807619">
                <text:p>-2.81214493807619</text:p>
              </table:table-cell>
              <table:table-cell office:value-type="float" office:value="3416">
                <text:p>3416</text:p>
              </table:table-cell>
              <table:table-cell office:value-type="float" office:value="-2.94079167018041">
                <text:p>-2.940791670180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20">
                <text:p>3420</text:p>
              </table:table-cell>
              <table:table-cell office:value-type="float" office:value="-2.80340914197129">
                <text:p>-2.80340914197129</text:p>
              </table:table-cell>
              <table:table-cell office:value-type="float" office:value="3420">
                <text:p>3420</text:p>
              </table:table-cell>
              <table:table-cell office:value-type="float" office:value="-2.93622527815227">
                <text:p>-2.936225278152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24">
                <text:p>3424</text:p>
              </table:table-cell>
              <table:table-cell office:value-type="float" office:value="-2.79420855759155">
                <text:p>-2.79420855759155</text:p>
              </table:table-cell>
              <table:table-cell office:value-type="float" office:value="3424">
                <text:p>3424</text:p>
              </table:table-cell>
              <table:table-cell office:value-type="float" office:value="-2.93146989856324">
                <text:p>-2.931469898563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28">
                <text:p>3428</text:p>
              </table:table-cell>
              <table:table-cell office:value-type="float" office:value="-2.78456477430794">
                <text:p>-2.78456477430794</text:p>
              </table:table-cell>
              <table:table-cell office:value-type="float" office:value="3428">
                <text:p>3428</text:p>
              </table:table-cell>
              <table:table-cell office:value-type="float" office:value="-2.92651125182825">
                <text:p>-2.926511251828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32">
                <text:p>3432</text:p>
              </table:table-cell>
              <table:table-cell office:value-type="float" office:value="-2.77450154807373">
                <text:p>-2.77450154807373</text:p>
              </table:table-cell>
              <table:table-cell office:value-type="float" office:value="3432">
                <text:p>3432</text:p>
              </table:table-cell>
              <table:table-cell office:value-type="float" office:value="-2.92133550333192">
                <text:p>-2.921335503331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36">
                <text:p>3436</text:p>
              </table:table-cell>
              <table:table-cell office:value-type="float" office:value="-2.76404472857131">
                <text:p>-2.76404472857131</text:p>
              </table:table-cell>
              <table:table-cell office:value-type="float" office:value="3436">
                <text:p>3436</text:p>
              </table:table-cell>
              <table:table-cell office:value-type="float" office:value="-2.91592939456279">
                <text:p>-2.915929394562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40">
                <text:p>3440</text:p>
              </table:table-cell>
              <table:table-cell office:value-type="float" office:value="-2.75322217696198">
                <text:p>-2.75322217696198</text:p>
              </table:table-cell>
              <table:table-cell office:value-type="float" office:value="3440">
                <text:p>3440</text:p>
              </table:table-cell>
              <table:table-cell office:value-type="float" office:value="-2.9102803735383">
                <text:p>-2.91028037353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44">
                <text:p>3444</text:p>
              </table:table-cell>
              <table:table-cell office:value-type="float" office:value="-2.74206367481201">
                <text:p>-2.74206367481201</text:p>
              </table:table-cell>
              <table:table-cell office:value-type="float" office:value="3444">
                <text:p>3444</text:p>
              </table:table-cell>
              <table:table-cell office:value-type="float" office:value="-2.90437672316295">
                <text:p>-2.904376723162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48">
                <text:p>3448</text:p>
              </table:table-cell>
              <table:table-cell office:value-type="float" office:value="-2.73060082482133">
                <text:p>-2.73060082482133</text:p>
              </table:table-cell>
              <table:table-cell office:value-type="float" office:value="3448">
                <text:p>3448</text:p>
              </table:table-cell>
              <table:table-cell office:value-type="float" office:value="-2.89820768613717">
                <text:p>-2.898207686137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52">
                <text:p>3452</text:p>
              </table:table-cell>
              <table:table-cell office:value-type="float" office:value="-2.71886694401824">
                <text:p>-2.71886694401824</text:p>
              </table:table-cell>
              <table:table-cell office:value-type="float" office:value="3452">
                <text:p>3452</text:p>
              </table:table-cell>
              <table:table-cell office:value-type="float" office:value="-2.89176358501803">
                <text:p>-2.891763585018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56">
                <text:p>3456</text:p>
              </table:table-cell>
              <table:table-cell office:value-type="float" office:value="-2.7068969501152">
                <text:p>-2.7068969501152</text:p>
              </table:table-cell>
              <table:table-cell office:value-type="float" office:value="3456">
                <text:p>3456</text:p>
              </table:table-cell>
              <table:table-cell office:value-type="float" office:value="-2.88503593603759">
                <text:p>-2.885035936037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60">
                <text:p>3460</text:p>
              </table:table-cell>
              <table:table-cell office:value-type="float" office:value="-2.69472724173681">
                <text:p>-2.69472724173681</text:p>
              </table:table-cell>
              <table:table-cell office:value-type="float" office:value="3460">
                <text:p>3460</text:p>
              </table:table-cell>
              <table:table-cell office:value-type="float" office:value="-2.87801755530452">
                <text:p>-2.878017555304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64">
                <text:p>3464</text:p>
              </table:table-cell>
              <table:table-cell office:value-type="float" office:value="-2.68239557324232">
                <text:p>-2.68239557324232</text:p>
              </table:table-cell>
              <table:table-cell office:value-type="float" office:value="3464">
                <text:p>3464</text:p>
              </table:table-cell>
              <table:table-cell office:value-type="float" office:value="-2.87070265605495">
                <text:p>-2.870702656054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68">
                <text:p>3468</text:p>
              </table:table-cell>
              <table:table-cell office:value-type="float" office:value="-2.66994092485956">
                <text:p>-2.66994092485956</text:p>
              </table:table-cell>
              <table:table-cell office:value-type="float" office:value="3468">
                <text:p>3468</text:p>
              </table:table-cell>
              <table:table-cell office:value-type="float" office:value="-2.86308693567384">
                <text:p>-2.863086935673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72">
                <text:p>3472</text:p>
              </table:table-cell>
              <table:table-cell office:value-type="float" office:value="-2.6574033688384">
                <text:p>-2.6574033688384</text:p>
              </table:table-cell>
              <table:table-cell office:value-type="float" office:value="3472">
                <text:p>3472</text:p>
              </table:table-cell>
              <table:table-cell office:value-type="float" office:value="-2.85516765128553">
                <text:p>-2.855167651285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76">
                <text:p>3476</text:p>
              </table:table-cell>
              <table:table-cell office:value-type="float" office:value="-2.64482393230653">
                <text:p>-2.64482393230653</text:p>
              </table:table-cell>
              <table:table-cell office:value-type="float" office:value="3476">
                <text:p>3476</text:p>
              </table:table-cell>
              <table:table-cell office:value-type="float" office:value="-2.84694368280253">
                <text:p>-2.846943682802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80">
                <text:p>3480</text:p>
              </table:table-cell>
              <table:table-cell office:value-type="float" office:value="-2.6322444574853">
                <text:p>-2.6322444574853</text:p>
              </table:table-cell>
              <table:table-cell office:value-type="float" office:value="3480">
                <text:p>3480</text:p>
              </table:table-cell>
              <table:table-cell office:value-type="float" office:value="-2.83841558243387">
                <text:p>-2.838415582433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84">
                <text:p>3484</text:p>
              </table:table-cell>
              <table:table-cell office:value-type="float" office:value="-2.61970745987973">
                <text:p>-2.61970745987973</text:p>
              </table:table-cell>
              <table:table-cell office:value-type="float" office:value="3484">
                <text:p>3484</text:p>
              </table:table-cell>
              <table:table-cell office:value-type="float" office:value="-2.8295856097753">
                <text:p>-2.8295856097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8">
                <text:p>3488</text:p>
              </table:table-cell>
              <table:table-cell office:value-type="float" office:value="-2.6072559850173">
                <text:p>-2.6072559850173</text:p>
              </table:table-cell>
              <table:table-cell office:value-type="float" office:value="3488">
                <text:p>3488</text:p>
              </table:table-cell>
              <table:table-cell office:value-type="float" office:value="-2.82045775174592">
                <text:p>-2.820457751745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92">
                <text:p>3492</text:p>
              </table:table-cell>
              <table:table-cell office:value-type="float" office:value="-2.59493346425555">
                <text:p>-2.59493346425555</text:p>
              </table:table-cell>
              <table:table-cell office:value-type="float" office:value="3492">
                <text:p>3492</text:p>
              </table:table-cell>
              <table:table-cell office:value-type="float" office:value="-2.81103772678328">
                <text:p>-2.811037726783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96">
                <text:p>3496</text:p>
              </table:table-cell>
              <table:table-cell office:value-type="float" office:value="-2.58278357012533">
                <text:p>-2.58278357012533</text:p>
              </table:table-cell>
              <table:table-cell office:value-type="float" office:value="3496">
                <text:p>3496</text:p>
              </table:table-cell>
              <table:table-cell office:value-type="float" office:value="-2.80133297287112">
                <text:p>-2.80133297287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00">
                <text:p>3500</text:p>
              </table:table-cell>
              <table:table-cell office:value-type="float" office:value="-2.57085007161505">
                <text:p>-2.57085007161505</text:p>
              </table:table-cell>
              <table:table-cell office:value-type="float" office:value="3500">
                <text:p>3500</text:p>
              </table:table-cell>
              <table:table-cell office:value-type="float" office:value="-2.79135261913962">
                <text:p>-2.7913526191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